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3.8_20_GeV_20_Summary">
      <style:table-properties table:display="true" style:writing-mode="lr-tb"/>
    </style:style>
    <style:style style:name="ta2" style:family="table" style:master-page-name="PageStyle_5f_0p5_5f_3p8">
      <style:table-properties table:display="true" style:writing-mode="lr-tb"/>
    </style:style>
    <style:style style:name="ta3" style:family="table" style:master-page-name="PageStyle_5f_4.9_20_GeV_20_Summary">
      <style:table-properties table:display="true" style:writing-mode="lr-tb"/>
    </style:style>
    <style:style style:name="ta4" style:family="table" style:master-page-name="PageStyle_5f_0p5_5f_4p9">
      <style:table-properties table:display="true" style:writing-mode="lr-tb"/>
    </style:style>
    <style:style style:name="ta5" style:family="table" style:master-page-name="PageStyle_5f_Time_20_of_20_runs_20_3p8">
      <style:table-properties table:display="false" style:writing-mode="lr-tb"/>
    </style:style>
    <style:style style:name="ta6" style:family="table" style:master-page-name="PageStyle_5f_Time_20_of_20_runs_20_49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66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8 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8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6.79deg LH2</text:p>
          </table:table-cell>
          <table:table-cell table:style-name="ce11"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6" office:value-type="string" calcext:value-type="string">
            <text:p>@ 12uA (mC)</text:p>
          </table:table-cell>
          <table:table-cell table:style-name="ce11" table:formula="of:=[$0p5_3p8.C11]" office:value-type="float" office:value="159.1" calcext:value-type="float">
            <text:p>159.1</text:p>
          </table:table-cell>
          <table:table-cell table:style-name="ce11" table:formula="of:=[$0p5_3p8.D11]" office:value-type="float" office:value="14760" calcext:value-type="float">
            <text:p>14760.0</text:p>
          </table:table-cell>
          <table:table-cell table:style-name="ce11" table:formula="of:=[$0p5_3p8.F11]" office:value-type="float" office:value="14940" calcext:value-type="float">
            <text:p>14940.0</text:p>
          </table:table-cell>
          <table:table-cell table:style-name="ce11"/>
          <table:table-cell table:style-name="ce18" table:formula="of:=[.D7]/3600/[.E20]" office:value-type="percentage" office:value="0.0363716038562664" calcext:value-type="percentage">
            <text:p>3.6%</text:p>
          </table:table-cell>
          <table:table-cell table:style-name="ce20"/>
          <table:table-cell table:style-name="ce11" table:formula="of:=[$0p5_3p8.C11]" office:value-type="float" office:value="159.1" calcext:value-type="float">
            <text:p>159.1</text:p>
          </table:table-cell>
          <table:table-cell table:style-name="ce24" table:formula="of:=[.B7]/[.G20]" office:value-type="percentage" office:value="0.0221331886537846" calcext:value-type="percentage">
            <text:p>2.2%</text:p>
          </table:table-cell>
          <table:table-cell table:style-name="ce24" table:formula="of:=[.I7]/[.F7]" office:value-type="percentage" office:value="0.608529355517307" calcext:value-type="percentage">
            <text:p>60.9%</text:p>
          </table:table-cell>
          <table:table-cell/>
          <table:table-cell table:style-name="ce27" office:value-type="float" office:value="255" calcext:value-type="float">
            <text:p>255</text:p>
          </table:table-cell>
          <table:table-cell table:style-name="ce24" table:formula="of:=[.L7]/[.K20]" office:value-type="percentage" office:value="0.0310407790626902" calcext:value-type="percentage">
            <text:p>3.1%</text:p>
          </table:table-cell>
          <table:table-cell table:style-name="ce29" table:formula="of:=[.M7]/[.I7]" office:value-type="percentage" office:value="1.40245400462813" calcext:value-type="percentage">
            <text:p>140.2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24]" office:value-type="float" office:value="576.21" calcext:value-type="float">
            <text:p>576.2</text:p>
          </table:table-cell>
          <table:table-cell table:style-name="ce11" table:formula="of:=[$0p5_3p8.D24]" office:value-type="float" office:value="36941" calcext:value-type="float">
            <text:p>36941.0</text:p>
          </table:table-cell>
          <table:table-cell table:style-name="ce11" table:formula="of:=[$0p5_3p8.F24]" office:value-type="float" office:value="39391" calcext:value-type="float">
            <text:p>39391.0</text:p>
          </table:table-cell>
          <table:table-cell table:style-name="ce11"/>
          <table:table-cell table:style-name="ce18" table:formula="of:=[.D9]/3600/[.E20]" office:value-type="percentage" office:value="0.0958978478917129" calcext:value-type="percentage">
            <text:p>9.6%</text:p>
          </table:table-cell>
          <table:table-cell table:style-name="ce20"/>
          <table:table-cell table:style-name="ce11" table:formula="of:=[$0p5_3p8.C24]" office:value-type="float" office:value="576.21" calcext:value-type="float">
            <text:p>576.2</text:p>
          </table:table-cell>
          <table:table-cell table:style-name="ce24" table:formula="of:=[.B9]/[.G20]" office:value-type="percentage" office:value="0.0801594257334836" calcext:value-type="percentage">
            <text:p>8.0%</text:p>
          </table:table-cell>
          <table:table-cell table:style-name="ce24" table:formula="of:=[.I9]/[.F9]" office:value-type="percentage" office:value="0.835883468667607" calcext:value-type="percentage">
            <text:p>83.6%</text:p>
          </table:table-cell>
          <table:table-cell/>
          <table:table-cell table:style-name="ce27" office:value-type="float" office:value="854" calcext:value-type="float">
            <text:p>854</text:p>
          </table:table-cell>
          <table:table-cell table:style-name="ce24" table:formula="of:=[.L9]/[.K20]" office:value-type="percentage" office:value="0.103956177723676" calcext:value-type="percentage">
            <text:p>10.4%</text:p>
          </table:table-cell>
          <table:table-cell table:style-name="ce29" table:formula="of:=[.M9]/[.I9]" office:value-type="percentage" office:value="1.29686779530224" calcext:value-type="percentage">
            <text:p>129.7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8uA (mC)</text:p>
          </table:table-cell>
          <table:table-cell table:style-name="ce11" table:formula="of:=[$0p5_3p8.C39]" office:value-type="float" office:value="720.61" calcext:value-type="float">
            <text:p>720.6</text:p>
          </table:table-cell>
          <table:table-cell table:style-name="ce11" table:formula="of:=[$0p5_3p8.D39]" office:value-type="float" office:value="45780" calcext:value-type="float">
            <text:p>45780.0</text:p>
          </table:table-cell>
          <table:table-cell table:style-name="ce11" table:formula="of:=[$0p5_3p8.F39]" office:value-type="float" office:value="46260" calcext:value-type="float">
            <text:p>46260.0</text:p>
          </table:table-cell>
          <table:table-cell table:style-name="ce11"/>
          <table:table-cell table:style-name="ce18" table:formula="of:=[.D11]/3600/[.E20]" office:value-type="percentage" office:value="0.11262050832603" calcext:value-type="percentage">
            <text:p>11.3%</text:p>
          </table:table-cell>
          <table:table-cell table:style-name="ce20"/>
          <table:table-cell table:style-name="ce11" table:formula="of:=[$0p5_3p8.C39]" office:value-type="float" office:value="720.61" calcext:value-type="float">
            <text:p>720.6</text:p>
          </table:table-cell>
          <table:table-cell table:style-name="ce24" table:formula="of:=[.B11]/[.G20]" office:value-type="percentage" office:value="0.100247624612217" calcext:value-type="percentage">
            <text:p>10.0%</text:p>
          </table:table-cell>
          <table:table-cell table:style-name="ce24" table:formula="of:=[.I11]/[.F11]" office:value-type="percentage" office:value="0.890136495583966" calcext:value-type="percentage">
            <text:p>89.0%</text:p>
          </table:table-cell>
          <table:table-cell/>
          <table:table-cell table:style-name="ce27" office:value-type="float" office:value="968" calcext:value-type="float">
            <text:p>968</text:p>
          </table:table-cell>
          <table:table-cell table:style-name="ce24" table:formula="of:=[.L11]/[.K20]" office:value-type="percentage" office:value="0.117833231892879" calcext:value-type="percentage">
            <text:p>11.8%</text:p>
          </table:table-cell>
          <table:table-cell table:style-name="ce29" table:formula="of:=[.M11]/[.I11]" office:value-type="percentage" office:value="1.17542168553806" calcext:value-type="percentage">
            <text:p>117.5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0uA (mC)</text:p>
          </table:table-cell>
          <table:table-cell table:style-name="ce11" table:formula="of:=[$0p5_3p8.C48]" office:value-type="float" office:value="375.416" calcext:value-type="float">
            <text:p>375.4</text:p>
          </table:table-cell>
          <table:table-cell table:style-name="ce11" table:formula="of:=[$0p5_3p8.D48]" office:value-type="float" office:value="20520" calcext:value-type="float">
            <text:p>20520.0</text:p>
          </table:table-cell>
          <table:table-cell table:style-name="ce11" table:formula="of:=[$0p5_3p8.F48]" office:value-type="float" office:value="21840" calcext:value-type="float">
            <text:p>21840.0</text:p>
          </table:table-cell>
          <table:table-cell table:style-name="ce11"/>
          <table:table-cell table:style-name="ce18" table:formula="of:=[.D13]/3600/[.E20]" office:value-type="percentage" office:value="0.0531697341513292" calcext:value-type="percentage">
            <text:p>5.3%</text:p>
          </table:table-cell>
          <table:table-cell table:style-name="ce20"/>
          <table:table-cell table:style-name="ce11" table:formula="of:=[$0p5_3p8.C48]" office:value-type="float" office:value="375.416" calcext:value-type="float">
            <text:p>375.4</text:p>
          </table:table-cell>
          <table:table-cell table:style-name="ce24" table:formula="of:=[.B13]/[.G20]" office:value-type="percentage" office:value="0.0522259783258907" calcext:value-type="percentage">
            <text:p>5.2%</text:p>
          </table:table-cell>
          <table:table-cell table:style-name="ce24" table:formula="of:=[.I13]/[.F13]" office:value-type="percentage" office:value="0.982250130821559" calcext:value-type="percentage">
            <text:p>98.2%</text:p>
          </table:table-cell>
          <table:table-cell/>
          <table:table-cell table:style-name="ce27" office:value-type="float" office:value="471" calcext:value-type="float">
            <text:p>471</text:p>
          </table:table-cell>
          <table:table-cell table:style-name="ce24" table:formula="of:=[.L13]/[.K20]" office:value-type="percentage" office:value="0.057334144856969" calcext:value-type="percentage">
            <text:p>5.7%</text:p>
          </table:table-cell>
          <table:table-cell table:style-name="ce29" table:formula="of:=[.M13]/[.I13]" office:value-type="percentage" office:value="1.09780891990578" calcext:value-type="percentage">
            <text:p>109.8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60]" office:value-type="float" office:value="822.88" calcext:value-type="float">
            <text:p>822.9</text:p>
          </table:table-cell>
          <table:table-cell table:style-name="ce11" table:formula="of:=[$0p5_3p8.D60]" office:value-type="float" office:value="35737" calcext:value-type="float">
            <text:p>35737.0</text:p>
          </table:table-cell>
          <table:table-cell table:style-name="ce11" table:formula="of:=[$0p5_3p8.F60]" office:value-type="float" office:value="36998" calcext:value-type="float">
            <text:p>36998.0</text:p>
          </table:table-cell>
          <table:table-cell table:style-name="ce11"/>
          <table:table-cell table:style-name="ce18" table:formula="of:=[.D15]/3600/[.E20]" office:value-type="percentage" office:value="0.0900720615444542" calcext:value-type="percentage">
            <text:p>9.0%</text:p>
          </table:table-cell>
          <table:table-cell table:style-name="ce20"/>
          <table:table-cell table:style-name="ce11" table:formula="of:=[$0p5_3p8.C60]" office:value-type="float" office:value="822.88" calcext:value-type="float">
            <text:p>822.9</text:p>
          </table:table-cell>
          <table:table-cell table:style-name="ce24" table:formula="of:=[.B15]/[.G20]" office:value-type="percentage" office:value="0.114474910618644" calcext:value-type="percentage">
            <text:p>11.4%</text:p>
          </table:table-cell>
          <table:table-cell table:style-name="ce24" table:formula="of:=[.I15]/[.F15]" office:value-type="percentage" office:value="1.27092584155128" calcext:value-type="percentage">
            <text:p>127.1%</text:p>
          </table:table-cell>
          <table:table-cell/>
          <table:table-cell table:style-name="ce27" office:value-type="float" office:value="951" calcext:value-type="float">
            <text:p>951</text:p>
          </table:table-cell>
          <table:table-cell table:style-name="ce24" table:formula="of:=[.L15]/[.K20]" office:value-type="percentage" office:value="0.115763846622033" calcext:value-type="percentage">
            <text:p>11.6%</text:p>
          </table:table-cell>
          <table:table-cell table:style-name="ce29" table:formula="of:=[.M15]/[.I15]" office:value-type="percentage" office:value="1.01125955020557" calcext:value-type="percentage">
            <text:p>101.1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11" table:formula="of:=[$0p5_3p8.D72]" office:value-type="float" office:value="34535" calcext:value-type="float">
            <text:p>34535.0</text:p>
          </table:table-cell>
          <table:table-cell table:style-name="ce11" table:formula="of:=[$0p5_3p8.F72]" office:value-type="float" office:value="34878" calcext:value-type="float">
            <text:p>34878.0</text:p>
          </table:table-cell>
          <table:table-cell table:style-name="ce11"/>
          <table:table-cell table:style-name="ce18" table:formula="of:=[.D17]/3600/[.E20]" office:value-type="percentage" office:value="0.0849108968740871" calcext:value-type="percentage">
            <text:p>8.5%</text:p>
          </table:table-cell>
          <table:table-cell table:style-name="ce20"/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24" table:formula="of:=[.B17]/[.G20]" office:value-type="percentage" office:value="0.149092274946789" calcext:value-type="percentage">
            <text:p>14.9%</text:p>
          </table:table-cell>
          <table:table-cell table:style-name="ce24" table:formula="of:=[.I17]/[.F17]" office:value-type="percentage" office:value="1.75586739082352" calcext:value-type="percentage">
            <text:p>175.6%</text:p>
          </table:table-cell>
          <table:table-cell/>
          <table:table-cell table:style-name="ce27" office:value-type="float" office:value="1062" calcext:value-type="float">
            <text:p>1062</text:p>
          </table:table-cell>
          <table:table-cell table:style-name="ce24" table:formula="of:=[.L17]/[.K20]" office:value-type="percentage" office:value="0.129275715155204" calcext:value-type="percentage">
            <text:p>12.9%</text:p>
          </table:table-cell>
          <table:table-cell table:style-name="ce29" table:formula="of:=[.M17]/[.I17]" office:value-type="percentage" office:value="0.867085267840622" calcext:value-type="percentage">
            <text:p>86.7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77]" office:value-type="float" office:value="327.8" calcext:value-type="float">
            <text:p>327.8</text:p>
          </table:table-cell>
          <table:table-cell table:style-name="ce11" table:formula="of:=[$0p5_3p8.D77]" office:value-type="float" office:value="9587" calcext:value-type="float">
            <text:p>9587.0</text:p>
          </table:table-cell>
          <table:table-cell table:style-name="ce11" table:formula="of:=[$0p5_3p8.F77]" office:value-type="float" office:value="9689" calcext:value-type="float">
            <text:p>9689.0</text:p>
          </table:table-cell>
          <table:table-cell table:style-name="ce11"/>
          <table:table-cell table:style-name="ce18" table:formula="of:=[.D19]/3600/[.E20]" office:value-type="percentage" office:value="0.0235879832505599" calcext:value-type="percentage">
            <text:p>2.4%</text:p>
          </table:table-cell>
          <table:table-cell table:style-name="ce20"/>
          <table:table-cell table:style-name="ce11" table:formula="of:=[$0p5_3p8.C77]" office:value-type="float" office:value="327.8" calcext:value-type="float">
            <text:p>327.8</text:p>
          </table:table-cell>
          <table:table-cell table:style-name="ce24" table:formula="of:=[.B19]/[.G20]" office:value-type="percentage" office:value="0.0456018808341332" calcext:value-type="percentage">
            <text:p>4.6%</text:p>
          </table:table-cell>
          <table:table-cell table:style-name="ce24" table:formula="of:=[.I19]/[.F19]" office:value-type="percentage" office:value="1.93326747563511" calcext:value-type="percentage">
            <text:p>193.3%</text:p>
          </table:table-cell>
          <table:table-cell/>
          <table:table-cell table:style-name="ce27" office:value-type="float" office:value="354" calcext:value-type="float">
            <text:p>354</text:p>
          </table:table-cell>
          <table:table-cell table:style-name="ce24" table:formula="of:=[.L19]/[.K20]" office:value-type="percentage" office:value="0.0430919050517346" calcext:value-type="percentage">
            <text:p>4.3%</text:p>
          </table:table-cell>
          <table:table-cell table:style-name="ce29" table:formula="of:=[.M19]/[.I19]" office:value-type="percentage" office:value="0.944958941682074" calcext:value-type="percentage">
            <text:p>94.5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7:.D19])" office:value-type="float" office:value="203996" calcext:value-type="float">
            <text:p>203996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20]/3600/[.E20]" office:value-type="percentage" office:value="0.49663063589444" calcext:value-type="percentage">
            <text:p>49.7%</text:p>
          </table:table-cell>
          <table:table-cell table:style-name="ce21" table:formula="of:=(([.E20]*60*60)*(0.000035)*1000)/2" office:value-type="float" office:value="7188.3" calcext:value-type="float">
            <text:p>7188.3</text:p>
          </table:table-cell>
          <table:table-cell table:style-name="ce22" table:formula="of:=SUM([.H7:.H19])" office:value-type="float" office:value="4053.736" calcext:value-type="float">
            <text:p>4053.7</text:p>
          </table:table-cell>
          <table:table-cell table:style-name="ce25" table:formula="of:=[.H20]/[.G20]" office:value-type="percentage" office:value="0.563935283724942" calcext:value-type="percentage">
            <text:p>56.4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7:.L19])" office:value-type="float" office:value="4915" calcext:value-type="float">
            <text:p>4915</text:p>
          </table:table-cell>
          <table:table-cell table:style-name="ce25" table:formula="of:=[.L20]/[.K20]" office:value-type="percentage" office:value="0.598295800365186" calcext:value-type="percentage">
            <text:p>59.8%</text:p>
          </table:table-cell>
          <table:table-cell table:style-name="ce30"/>
          <table:table-cell table:style-name="ce23" table:number-columns-repeated="3"/>
          <table:table-cell table:style-name="ce25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Dummy</text:p>
          </table:table-cell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12" table:formula="of:=[$0p5_3p8.D85]" office:value-type="float" office:value="15720" calcext:value-type="float">
            <text:p>15720.0</text:p>
          </table:table-cell>
          <table:table-cell table:style-name="ce12" table:formula="of:=[$0p5_3p8.F85]" office:value-type="float" office:value="19260" calcext:value-type="float">
            <text:p>192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23]/3600/[.E23]" office:value-type="percentage" office:value="0.694805194805195" calcext:value-type="percentage">
            <text:p>69.5%</text:p>
          </table:table-cell>
          <table:table-cell table:style-name="ce21" table:formula="of:=(([.E23]*60*60)*(0.000035)*1000)/2" office:value-type="float" office:value="485.1" calcext:value-type="float">
            <text:p>485.1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25" table:formula="of:=[.B23]/[.G23]" office:value-type="percentage" office:value="0.856998556998557" calcext:value-type="percentage">
            <text:p>85.7%</text:p>
          </table:table-cell>
          <table:table-cell table:style-name="ce25" table:formula="of:=[.I23]/[.F23]" office:value-type="percentage" office:value="1.23343717549325" calcext:value-type="percentage">
            <text:p>123.3%</text:p>
          </table:table-cell>
          <table:table-cell table:style-name="ce23" table:number-columns-repeated="2"/>
          <table:table-cell table:style-name="ce25"/>
          <table:table-cell table:style-name="ce30"/>
          <table:table-cell table:style-name="ce23" table:number-columns-repeated="3"/>
          <table:table-cell table:style-name="ce19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7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LH2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113]" office:value-type="float" office:value="2077.08" calcext:value-type="float">
            <text:p>2077.1</text:p>
          </table:table-cell>
          <table:table-cell table:style-name="ce11" table:formula="of:=[$0p5_3p8.D113]" office:value-type="float" office:value="50760" calcext:value-type="float">
            <text:p>50760.0</text:p>
          </table:table-cell>
          <table:table-cell table:style-name="ce11" table:formula="of:=[$0p5_3p8.F113]" office:value-type="float" office:value="51360" calcext:value-type="float">
            <text:p>51360.0</text:p>
          </table:table-cell>
          <table:table-cell table:style-name="ce11"/>
          <table:table-cell table:style-name="ce18" table:formula="of:=[.D26]/3600/[.E33]" office:value-type="percentage" office:value="0.125036517674555" calcext:value-type="percentage">
            <text:p>12.5%</text:p>
          </table:table-cell>
          <table:table-cell table:style-name="ce20"/>
          <table:table-cell table:style-name="ce11" table:formula="of:=[$0p5_3p8.C113]" office:value-type="float" office:value="2077.08" calcext:value-type="float">
            <text:p>2077.1</text:p>
          </table:table-cell>
          <table:table-cell table:style-name="ce24" table:formula="of:=[.B26]/[.G33]" office:value-type="percentage" office:value="0.288952881766203" calcext:value-type="percentage">
            <text:p>28.9%</text:p>
          </table:table-cell>
          <table:table-cell table:style-name="ce24" table:formula="of:=[.I26]/[.F26]" office:value-type="percentage" office:value="2.3109479305741" calcext:value-type="percentage">
            <text:p>231.1%</text:p>
          </table:table-cell>
          <table:table-cell/>
          <table:table-cell table:style-name="ce27" office:value-type="float" office:value="2430" calcext:value-type="float">
            <text:p>2430</text:p>
          </table:table-cell>
          <table:table-cell table:style-name="ce24" table:formula="of:=[.L26]/[.K33]" office:value-type="percentage" office:value="0.295800365185636" calcext:value-type="percentage">
            <text:p>29.6%</text:p>
          </table:table-cell>
          <table:table-cell table:style-name="ce29" table:formula="of:=[.M26]/[.I26]" office:value-type="percentage" office:value="1.02369757788044" calcext:value-type="percentage">
            <text:p>102.4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121]" office:value-type="float" office:value="691.054" calcext:value-type="float">
            <text:p>691.1</text:p>
          </table:table-cell>
          <table:table-cell table:style-name="ce11" table:formula="of:=[$0p5_3p8.D121]" office:value-type="float" office:value="24420" calcext:value-type="float">
            <text:p>24420.0</text:p>
          </table:table-cell>
          <table:table-cell table:style-name="ce11" table:formula="of:=[$0p5_3p8.F121]" office:value-type="float" office:value="25500" calcext:value-type="float">
            <text:p>25500.0</text:p>
          </table:table-cell>
          <table:table-cell table:style-name="ce11"/>
          <table:table-cell table:style-name="ce18" table:formula="of:=[.D28]/3600/[.E33]" office:value-type="percentage" office:value="0.0620800467426234" calcext:value-type="percentage">
            <text:p>6.2%</text:p>
          </table:table-cell>
          <table:table-cell table:style-name="ce20"/>
          <table:table-cell table:style-name="ce11" table:formula="of:=[$0p5_3p8.C121]" office:value-type="float" office:value="691.054" calcext:value-type="float">
            <text:p>691.1</text:p>
          </table:table-cell>
          <table:table-cell table:style-name="ce24" table:formula="of:=[.B28]/[.G33]" office:value-type="percentage" office:value="0.0961359431298082" calcext:value-type="percentage">
            <text:p>9.6%</text:p>
          </table:table-cell>
          <table:table-cell table:style-name="ce24" table:formula="of:=[.I28]/[.F28]" office:value-type="percentage" office:value="1.54858039215686" calcext:value-type="percentage">
            <text:p>154.9%</text:p>
          </table:table-cell>
          <table:table-cell/>
          <table:table-cell table:style-name="ce27" office:value-type="float" office:value="804" calcext:value-type="float">
            <text:p>804</text:p>
          </table:table-cell>
          <table:table-cell table:style-name="ce24" table:formula="of:=[.L28]/[.K33]" office:value-type="percentage" office:value="0.0978697504564821" calcext:value-type="percentage">
            <text:p>9.8%</text:p>
          </table:table-cell>
          <table:table-cell table:style-name="ce29" table:formula="of:=[.M28]/[.I28]" office:value-type="percentage" office:value="1.01803495415167" calcext:value-type="percentage">
            <text:p>101.8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40uA (mC)</text:p>
          </table:table-cell>
          <table:table-cell table:style-name="ce11" table:formula="of:=[$0p5_3p8.C143]" office:value-type="float" office:value="2118.13" calcext:value-type="float">
            <text:p>2118.1</text:p>
          </table:table-cell>
          <table:table-cell table:style-name="ce11" table:formula="of:=[$0p5_3p8.D143]" office:value-type="float" office:value="21720" calcext:value-type="float">
            <text:p>21720.0</text:p>
          </table:table-cell>
          <table:table-cell table:style-name="ce11" table:formula="of:=[$0p5_3p8.F143]" office:value-type="float" office:value="28980" calcext:value-type="float">
            <text:p>28980.0</text:p>
          </table:table-cell>
          <table:table-cell table:style-name="ce11"/>
          <table:table-cell table:style-name="ce18" table:formula="of:=[.D30]/3600/[.E33]" office:value-type="percentage" office:value="0.0705521472392638" calcext:value-type="percentage">
            <text:p>7.1%</text:p>
          </table:table-cell>
          <table:table-cell table:style-name="ce20"/>
          <table:table-cell table:style-name="ce11" table:formula="of:=[$0p5_3p8.C143]" office:value-type="float" office:value="2118.13" calcext:value-type="float">
            <text:p>2118.1</text:p>
          </table:table-cell>
          <table:table-cell table:style-name="ce24" table:formula="of:=[.B30]/[.G33]" office:value-type="percentage" office:value="0.294663550491771" calcext:value-type="percentage">
            <text:p>29.5%</text:p>
          </table:table-cell>
          <table:table-cell table:style-name="ce24" table:formula="of:=[.I30]/[.F30]" office:value-type="percentage" office:value="4.17653554175293" calcext:value-type="percentage">
            <text:p>417.7%</text:p>
          </table:table-cell>
          <table:table-cell/>
          <table:table-cell table:style-name="ce27" office:value-type="float" office:value="2235" calcext:value-type="float">
            <text:p>2235</text:p>
          </table:table-cell>
          <table:table-cell table:style-name="ce24" table:formula="of:=[.L30]/[.K33]" office:value-type="percentage" office:value="0.272063298843579" calcext:value-type="percentage">
            <text:p>27.2%</text:p>
          </table:table-cell>
          <table:table-cell table:style-name="ce29" table:formula="of:=[.M30]/[.I30]" office:value-type="percentage" office:value="0.923301502305004" calcext:value-type="percentage">
            <text:p>92.3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50uA (mC)</text:p>
          </table:table-cell>
          <table:table-cell table:style-name="ce11" table:formula="of:=[$0p5_3p8.C163]" office:value-type="float" office:value="2695.31" calcext:value-type="float">
            <text:p>2695.3</text:p>
          </table:table-cell>
          <table:table-cell table:style-name="ce11" table:formula="of:=[$0p5_3p8.D163]" office:value-type="float" office:value="45780" calcext:value-type="float">
            <text:p>45780.0</text:p>
          </table:table-cell>
          <table:table-cell table:style-name="ce11" table:formula="of:=[$0p5_3p8.F163]" office:value-type="float" office:value="46860" calcext:value-type="float">
            <text:p>46860.0</text:p>
          </table:table-cell>
          <table:table-cell table:style-name="ce11"/>
          <table:table-cell table:style-name="ce18" table:formula="of:=[.D32]/3600/[.E33]" office:value-type="percentage" office:value="0.114081215308209" calcext:value-type="percentage">
            <text:p>11.4%</text:p>
          </table:table-cell>
          <table:table-cell table:style-name="ce20"/>
          <table:table-cell table:style-name="ce11" table:formula="of:=[$0p5_3p8.C163]" office:value-type="float" office:value="2695.31" calcext:value-type="float">
            <text:p>2695.3</text:p>
          </table:table-cell>
          <table:table-cell table:style-name="ce24" table:formula="of:=[.B32]/[.G33]" office:value-type="percentage" office:value="0.374957917727418" calcext:value-type="percentage">
            <text:p>37.5%</text:p>
          </table:table-cell>
          <table:table-cell table:style-name="ce24" table:formula="of:=[.I32]/[.F32]" office:value-type="percentage" office:value="3.28676300225596" calcext:value-type="percentage">
            <text:p>328.7%</text:p>
          </table:table-cell>
          <table:table-cell/>
          <table:table-cell table:style-name="ce27" office:value-type="float" office:value="2862" calcext:value-type="float">
            <text:p>2862</text:p>
          </table:table-cell>
          <table:table-cell table:style-name="ce24" table:formula="of:=[.L32]/[.K33]" office:value-type="percentage" office:value="0.348387096774194" calcext:value-type="percentage">
            <text:p>34.8%</text:p>
          </table:table-cell>
          <table:table-cell table:style-name="ce29" table:formula="of:=[.M32]/[.I32]" office:value-type="percentage" office:value="0.929136525201901" calcext:value-type="percentage">
            <text:p>92.9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6:.D32])" office:value-type="float" office:value="152700" calcext:value-type="float">
            <text:p>15270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33]/3600/[.E33]" office:value-type="percentage" office:value="0.371749926964651" calcext:value-type="percentage">
            <text:p>37.2%</text:p>
          </table:table-cell>
          <table:table-cell table:style-name="ce21" table:formula="of:=(([.E33]*60*60)*(0.000035)*1000)/2" office:value-type="float" office:value="7188.3" calcext:value-type="float">
            <text:p>7188.3</text:p>
          </table:table-cell>
          <table:table-cell table:style-name="ce22" table:formula="of:=SUM([.H26:.H32])" office:value-type="float" office:value="7581.574" calcext:value-type="float">
            <text:p>7581.6</text:p>
          </table:table-cell>
          <table:table-cell table:style-name="ce25" table:formula="of:=[.H33]/[.G33]" office:value-type="percentage" office:value="1.0547102931152" calcext:value-type="percentage">
            <text:p>105.5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26:.L32])" office:value-type="float" office:value="8331" calcext:value-type="float">
            <text:p>8331</text:p>
          </table:table-cell>
          <table:table-cell table:style-name="ce25" table:formula="of:=[.L33]/[.K33]" office:value-type="percentage" office:value="1.01412051125989" calcext:value-type="percentage">
            <text:p>101.4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9.79deg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170]" office:value-type="float" office:value="624.82" calcext:value-type="float">
            <text:p>624.8</text:p>
          </table:table-cell>
          <table:table-cell table:style-name="ce12" table:formula="of:=[$0p5_3p8.D170]" office:value-type="float" office:value="10440" calcext:value-type="float">
            <text:p>10440.0</text:p>
          </table:table-cell>
          <table:table-cell table:style-name="ce12" table:formula="of:=[$0p5_3p8.F170]" office:value-type="float" office:value="10560" calcext:value-type="float">
            <text:p>105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36]/3600/[.E36]" office:value-type="percentage" office:value="0.380952380952381" calcext:value-type="percentage">
            <text:p>38.1%</text:p>
          </table:table-cell>
          <table:table-cell table:style-name="ce21" table:formula="of:=(([.E36]*60*60)*(0.000035)*1000)/2" office:value-type="float" office:value="485.1" calcext:value-type="float">
            <text:p>485.1</text:p>
          </table:table-cell>
          <table:table-cell table:style-name="ce12" table:formula="of:=[$0p5_3p8.C170]" office:value-type="float" office:value="624.82" calcext:value-type="float">
            <text:p>624.8</text:p>
          </table:table-cell>
          <table:table-cell table:style-name="ce25" table:formula="of:=[.B36]/[.G36]" office:value-type="percentage" office:value="1.28802308802309" calcext:value-type="percentage">
            <text:p>128.8%</text:p>
          </table:table-cell>
          <table:table-cell table:style-name="ce25" table:formula="of:=[.I36]/[.F36]" office:value-type="percentage" office:value="3.38106060606061" calcext:value-type="percentage">
            <text:p>338.1%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79deg PT2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/>
          <table:table-cell table:style-name="ce27" office:value-type="string" calcext:value-type="string">
            <text:p>(Includes part 1)</text:p>
          </table:table-cell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196]+[.B9]" office:value-type="float" office:value="1552.096" calcext:value-type="float">
            <text:p>1552.1</text:p>
          </table:table-cell>
          <table:table-cell table:style-name="ce11" table:formula="of:=[$0p5_3p8.D196]" office:value-type="float" office:value="0" calcext:value-type="float">
            <text:p>0.0</text:p>
          </table:table-cell>
          <table:table-cell table:style-name="ce11" table:formula="of:=[$0p5_3p8.F196]" office:value-type="float" office:value="0" calcext:value-type="float">
            <text:p>0.0</text:p>
          </table:table-cell>
          <table:table-cell table:style-name="ce11"/>
          <table:table-cell table:style-name="ce18" table:formula="of:=[.D39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196]" office:value-type="float" office:value="975.886" calcext:value-type="float">
            <text:p>975.9</text:p>
          </table:table-cell>
          <table:table-cell table:style-name="ce24" table:formula="of:=[.B39]/[.G45]" office:value-type="percentage" office:value="0.215919758496446" calcext:value-type="percentage">
            <text:p>21.6%</text:p>
          </table:table-cell>
          <table:table-cell table:style-name="ce24" table:formula="of:=[.I39]/[.F39]" office:value-type="string" office:string-value="" calcext:value-type="error">
            <text:p>#DIV/0!</text:p>
          </table:table-cell>
          <table:table-cell/>
          <table:table-cell table:style-name="ce27" office:value-type="float" office:value="1536" calcext:value-type="float">
            <text:p>1536</text:p>
          </table:table-cell>
          <table:table-cell table:style-name="ce24" table:formula="of:=[.L39]/[.K45]" office:value-type="percentage" office:value="0.186975045648205" calcext:value-type="percentage">
            <text:p>18.7%</text:p>
          </table:table-cell>
          <table:table-cell table:style-name="ce29" table:formula="of:=[.M39]/[.I39]" office:value-type="percentage" office:value="0.865946900599569" calcext:value-type="percentage">
            <text:p>86.6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218]+[.B15]" office:value-type="float" office:value="2235.08" calcext:value-type="float">
            <text:p>2235.1</text:p>
          </table:table-cell>
          <table:table-cell table:style-name="ce11" table:formula="of:=[$0p5_3p8.D218]" office:value-type="float" office:value="0" calcext:value-type="float">
            <text:p>0.0</text:p>
          </table:table-cell>
          <table:table-cell table:style-name="ce11" table:formula="of:=[$0p5_3p8.F218]" office:value-type="float" office:value="0" calcext:value-type="float">
            <text:p>0.0</text:p>
          </table:table-cell>
          <table:table-cell table:style-name="ce11"/>
          <table:table-cell table:style-name="ce18" table:formula="of:=[.D41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218]" office:value-type="float" office:value="1412.2" calcext:value-type="float">
            <text:p>1412.2</text:p>
          </table:table-cell>
          <table:table-cell table:style-name="ce24" table:formula="of:=[.B41]/[.G45]" office:value-type="percentage" office:value="0.310933043974236" calcext:value-type="percentage">
            <text:p>31.1%</text:p>
          </table:table-cell>
          <table:table-cell table:style-name="ce24" table:formula="of:=[.I41]/[.F41]" office:value-type="string" office:string-value="" calcext:value-type="error">
            <text:p>#DIV/0!</text:p>
          </table:table-cell>
          <table:table-cell/>
          <table:table-cell table:style-name="ce27" office:value-type="float" office:value="1980" calcext:value-type="float">
            <text:p>1980</text:p>
          </table:table-cell>
          <table:table-cell table:style-name="ce24" table:formula="of:=[.L41]/[.K45]" office:value-type="percentage" office:value="0.241022519780889" calcext:value-type="percentage">
            <text:p>24.1%</text:p>
          </table:table-cell>
          <table:table-cell table:style-name="ce29" table:formula="of:=[.M41]/[.I41]" office:value-type="percentage" office:value="0.775158911064016" calcext:value-type="percentage">
            <text:p>77.5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239]+[.B17]" office:value-type="float" office:value="2580.58" calcext:value-type="float">
            <text:p>2580.6</text:p>
          </table:table-cell>
          <table:table-cell table:style-name="ce11" table:formula="of:=[$0p5_3p8.D239]" office:value-type="float" office:value="0" calcext:value-type="float">
            <text:p>0.0</text:p>
          </table:table-cell>
          <table:table-cell table:style-name="ce11" table:formula="of:=[$0p5_3p8.F239]" office:value-type="float" office:value="0" calcext:value-type="float">
            <text:p>0.0</text:p>
          </table:table-cell>
          <table:table-cell table:style-name="ce11"/>
          <table:table-cell table:style-name="ce18" table:formula="of:=[.D43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239]" office:value-type="float" office:value="1508.86" calcext:value-type="float">
            <text:p>1508.9</text:p>
          </table:table-cell>
          <table:table-cell table:style-name="ce24" table:formula="of:=[.B43]/[.G45]" office:value-type="percentage" office:value="0.358997259435472" calcext:value-type="percentage">
            <text:p>35.9%</text:p>
          </table:table-cell>
          <table:table-cell table:style-name="ce24" table:formula="of:=[.I43]/[.F43]" office:value-type="string" office:string-value="" calcext:value-type="error">
            <text:p>#DIV/0!</text:p>
          </table:table-cell>
          <table:table-cell/>
          <table:table-cell table:style-name="ce27" office:value-type="float" office:value="1854" calcext:value-type="float">
            <text:p>1854</text:p>
          </table:table-cell>
          <table:table-cell table:style-name="ce24" table:formula="of:=[.L43]/[.K45]" office:value-type="percentage" office:value="0.225684723067559" calcext:value-type="percentage">
            <text:p>22.6%</text:p>
          </table:table-cell>
          <table:table-cell table:style-name="ce29" table:formula="of:=[.M43]/[.I43]" office:value-type="percentage" office:value="0.628653052734865" calcext:value-type="percentage">
            <text:p>62.9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39:.D44])" office:value-type="float" office:value="0" calcext:value-type="float">
            <text:p>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45]/3600/[.E45]" office:value-type="percentage" office:value="0" calcext:value-type="percentage">
            <text:p>0.0%</text:p>
          </table:table-cell>
          <table:table-cell table:style-name="ce21" table:formula="of:=(([.E45]*60*60)*(0.000035)*1000)/2" office:value-type="float" office:value="7188.3" calcext:value-type="float">
            <text:p>7188.3</text:p>
          </table:table-cell>
          <table:table-cell table:style-name="ce22" table:formula="of:=SUM([.H39:.H44])" office:value-type="float" office:value="3896.946" calcext:value-type="float">
            <text:p>3896.9</text:p>
          </table:table-cell>
          <table:table-cell table:style-name="ce25" table:formula="of:=[.H45]/[.G45]" office:value-type="percentage" office:value="0.542123450607237" calcext:value-type="percentage">
            <text:p>54.2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39:.L44])" office:value-type="float" office:value="5370" calcext:value-type="float">
            <text:p>5370</text:p>
          </table:table-cell>
          <table:table-cell table:style-name="ce25" table:formula="of:=[.L45]/[.K45]" office:value-type="percentage" office:value="0.653682288496652" calcext:value-type="percentage">
            <text:p>65.4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 office:value-type="string" calcext:value-type="string">
            <text:p>Grand total (Part 1 &amp; 2)</text:p>
          </table:table-cell>
          <table:table-cell table:style-name="ce12"/>
          <table:table-cell table:style-name="ce13"/>
          <table:table-cell table:style-name="ce12" table:formula="of:=[.D45]+[.D20]" office:value-type="float" office:value="203996" calcext:value-type="float">
            <text:p>203996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46]/3600/[.E46]" office:value-type="percentage" office:value="0.49663063589444" calcext:value-type="percentage">
            <text:p>49.7%</text:p>
          </table:table-cell>
          <table:table-cell table:style-name="ce21" table:formula="of:=(([.E46]*60*60)*(0.000035)*1000)/2" office:value-type="float" office:value="7188.3" calcext:value-type="float">
            <text:p>7188.3</text:p>
          </table:table-cell>
          <table:table-cell table:style-name="ce22" table:formula="of:=[.H45]+[.H20]" office:value-type="float" office:value="7950.682" calcext:value-type="float">
            <text:p>7950.7</text:p>
          </table:table-cell>
          <table:table-cell table:style-name="ce25" table:formula="of:=[.H46]/[.G46]" office:value-type="percentage" office:value="1.10605873433218" calcext:value-type="percentage">
            <text:p>110.6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[.L45]+[.L20]" office:value-type="float" office:value="10285" calcext:value-type="float">
            <text:p>10285</text:p>
          </table:table-cell>
          <table:table-cell table:style-name="ce25" table:formula="of:=[.L46]/[.K46]" office:value-type="percentage" office:value="1.25197808886184" calcext:value-type="percentage">
            <text:p>125.2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79deg PT2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8" table:formula="of:=[.D48]/3600/[.E48]" office:value-type="string" office:string-value="" calcext:value-type="error">
            <text:p>#REF!</text:p>
          </table:table-cell>
          <table:table-cell table:style-name="ce20" table:formula="of:=[.E48]*3600*0.00002*1000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24" table:formula="of:=[.B48]/[.G48]" office:value-type="string" office:string-value="" calcext:value-type="error">
            <text:p>#REF!</text:p>
          </table:table-cell>
          <table:table-cell table:style-name="ce24" table:formula="of:=[.I48]/[.F4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3p8" table:style-name="ta2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1" office:value-type="string" calcext:value-type="string">
            <text:p>3.8 GeV KAON-LT physics setting</text:p>
          </table:table-cell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6" office:value-type="string" calcext:value-type="string">
            <text:p>@ 12uA (mC)</text:p>
          </table:table-cell>
          <table:table-cell table:number-columns-repeated="1016"/>
        </table:table-row>
        <table:table-row table:style-name="ro1">
          <table:table-cell/>
          <table:table-cell table:style-name="ce27" office:value-type="float" office:value="6694" calcext:value-type="float">
            <text:p>6694</text:p>
          </table:table-cell>
          <table:table-cell table:style-name="ce27" office:value-type="float" office:value="38.54" calcext:value-type="float">
            <text:p>38.54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5" calcext:value-type="float">
            <text:p>6695</text:p>
          </table:table-cell>
          <table:table-cell table:style-name="ce27" office:value-type="float" office:value="42.9" calcext:value-type="float">
            <text:p>42.9</text:p>
          </table:table-cell>
          <table:table-cell table:style-name="ce27" office:value-type="float" office:value="3780" calcext:value-type="float">
            <text:p>378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6" calcext:value-type="float">
            <text:p>6696</text:p>
          </table:table-cell>
          <table:table-cell table:style-name="ce27" office:value-type="float" office:value="37.93" calcext:value-type="float">
            <text:p>37.93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7" calcext:value-type="float">
            <text:p>6697</text:p>
          </table:table-cell>
          <table:table-cell table:style-name="ce27" office:value-type="float" office:value="39.73" calcext:value-type="float">
            <text:p>39.73</text:p>
          </table:table-cell>
          <table:table-cell table:style-name="ce27" office:value-type="float" office:value="4260" calcext:value-type="float">
            <text:p>42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:.C10])" office:value-type="float" office:value="159.1" calcext:value-type="float">
            <text:p>159.1</text:p>
          </table:table-cell>
          <table:table-cell table:style-name="ce33" table:formula="of:=SUM([.D7:.D10])" office:value-type="float" office:value="14760" calcext:value-type="float">
            <text:p>14760</text:p>
          </table:table-cell>
          <table:table-cell table:style-name="ce13" office:value-type="float" office:value="12" calcext:value-type="float">
            <text:p>12</text:p>
          </table:table-cell>
          <table:table-cell table:style-name="ce32" office:value-type="float" office:value="14940" calcext:value-type="float">
            <text:p>1494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11]/3600/[.G11]" office:value-type="percentage" office:value="0.10375" calcext:value-type="percentage">
            <text:p>10.4%</text:p>
          </table:table-cell>
          <table:table-cell table:style-name="ce37" table:formula="of:=[.G11]*3600*0.000012*1000" office:value-type="float" office:value="1728" calcext:value-type="float">
            <text:p>1728</text:p>
          </table:table-cell>
          <table:table-cell table:style-name="ce39" table:formula="of:=[.C11]/[.I11]" office:value-type="percentage" office:value="0.0920717592592593" calcext:value-type="percentage">
            <text:p>9.2%</text:p>
          </table:table-cell>
          <table:table-cell table:style-name="ce39" table:formula="of:=[.J11]/[.H11]" office:value-type="percentage" office:value="0.88743864346274" calcext:value-type="percentage">
            <text:p>88.7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53.83" calcext:value-type="float">
            <text:p>53.83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3" calcext:value-type="float">
            <text:p>6643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8" calcext:value-type="float">
            <text:p>6648</text:p>
          </table:table-cell>
          <table:table-cell table:style-name="ce2" office:value-type="float" office:value="55.38" calcext:value-type="float">
            <text:p>55.38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59.19" calcext:value-type="float">
            <text:p>59.19</text:p>
          </table:table-cell>
          <table:table-cell table:style-name="ce2" office:value-type="float" office:value="3797" calcext:value-type="float">
            <text:p>37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4" calcext:value-type="float">
            <text:p>6654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5" calcext:value-type="float">
            <text:p>6655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1" calcext:value-type="float">
            <text:p>6661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2" calcext:value-type="float">
            <text:p>6662</text:p>
          </table:table-cell>
          <table:table-cell table:style-name="ce2" office:value-type="float" office:value="54.92" calcext:value-type="float">
            <text:p>54.92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7" calcext:value-type="float">
            <text:p>6667</text:p>
          </table:table-cell>
          <table:table-cell table:style-name="ce2" office:value-type="float" office:value="50.16" calcext:value-type="float">
            <text:p>50.1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52.58" calcext:value-type="float">
            <text:p>52.58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3:.C23])" office:value-type="float" office:value="576.21" calcext:value-type="float">
            <text:p>576.21</text:p>
          </table:table-cell>
          <table:table-cell table:style-name="ce33" table:formula="of:=SUM([.D13:.D23])" office:value-type="float" office:value="36941" calcext:value-type="float">
            <text:p>369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9391" calcext:value-type="float">
            <text:p>39391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24]/3600/[.G24]" office:value-type="percentage" office:value="0.273548611111111" calcext:value-type="percentage">
            <text:p>27.4%</text:p>
          </table:table-cell>
          <table:table-cell table:style-name="ce37" table:formula="of:=[.G24]*3600*0.000016*1000" office:value-type="float" office:value="2304" calcext:value-type="float">
            <text:p>2304</text:p>
          </table:table-cell>
          <table:table-cell table:style-name="ce39" table:formula="of:=[.C24]/[.I24]" office:value-type="percentage" office:value="0.250091145833333" calcext:value-type="percentage">
            <text:p>25.0%</text:p>
          </table:table-cell>
          <table:table-cell table:style-name="ce39" table:formula="of:=[.J24]/[.H24]" office:value-type="percentage" office:value="0.914247543855195" calcext:value-type="percentage">
            <text:p>91.4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18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4" calcext:value-type="float">
            <text:p>6684</text:p>
          </table:table-cell>
          <table:table-cell table:style-name="ce34" office:value-type="float" office:value="65.92" calcext:value-type="float">
            <text:p>65.92</text:p>
          </table:table-cell>
          <table:table-cell table:style-name="ce34" office:value-type="float" office:value="3780" calcext:value-type="float">
            <text:p>378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5" calcext:value-type="float">
            <text:p>6685</text:p>
          </table:table-cell>
          <table:table-cell table:style-name="ce34" office:value-type="float" office:value="9.88" calcext:value-type="float">
            <text:p>9.88</text:p>
          </table:table-cell>
          <table:table-cell table:style-name="ce34" office:value-type="float" office:value="2040" calcext:value-type="float">
            <text:p>20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7" calcext:value-type="float">
            <text:p>6687</text:p>
          </table:table-cell>
          <table:table-cell table:style-name="ce34" office:value-type="float" office:value="46.78" calcext:value-type="float">
            <text:p>46.78</text:p>
          </table:table-cell>
          <table:table-cell table:style-name="ce34" office:value-type="float" office:value="3240" calcext:value-type="float">
            <text:p>32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8" calcext:value-type="float">
            <text:p>6688</text:p>
          </table:table-cell>
          <table:table-cell table:style-name="ce34" office:value-type="float" office:value="66.42" calcext:value-type="float">
            <text:p>66.42</text:p>
          </table:table-cell>
          <table:table-cell table:style-name="ce34" office:value-type="float" office:value="4020" calcext:value-type="float">
            <text:p>40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9" calcext:value-type="float">
            <text:p>6689</text:p>
          </table:table-cell>
          <table:table-cell table:style-name="ce34" office:value-type="float" office:value="55.72" calcext:value-type="float">
            <text:p>55.72</text:p>
          </table:table-cell>
          <table:table-cell table:style-name="ce34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0" calcext:value-type="float">
            <text:p>6690</text:p>
          </table:table-cell>
          <table:table-cell table:style-name="ce34" office:value-type="float" office:value="62.25" calcext:value-type="float">
            <text:p>62.25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1" calcext:value-type="float">
            <text:p>6691</text:p>
          </table:table-cell>
          <table:table-cell table:style-name="ce34" office:value-type="float" office:value="70.91" calcext:value-type="float">
            <text:p>70.91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2" calcext:value-type="float">
            <text:p>6692</text:p>
          </table:table-cell>
          <table:table-cell table:style-name="ce34" office:value-type="float" office:value="57.69" calcext:value-type="float">
            <text:p>57.69</text:p>
          </table:table-cell>
          <table:table-cell table:style-name="ce34" office:value-type="float" office:value="3720" calcext:value-type="float">
            <text:p>37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4" calcext:value-type="float">
            <text:p>6704</text:p>
          </table:table-cell>
          <table:table-cell table:style-name="ce34" office:value-type="float" office:value="58.02" calcext:value-type="float">
            <text:p>58.02</text:p>
          </table:table-cell>
          <table:table-cell table:style-name="ce34" office:value-type="float" office:value="3480" calcext:value-type="float">
            <text:p>348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5" calcext:value-type="float">
            <text:p>6705</text:p>
          </table:table-cell>
          <table:table-cell table:style-name="ce34" office:value-type="float" office:value="58.51" calcext:value-type="float">
            <text:p>58.51</text:p>
          </table:table-cell>
          <table:table-cell table:style-name="ce34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6" calcext:value-type="float">
            <text:p>6706</text:p>
          </table:table-cell>
          <table:table-cell table:style-name="ce34" office:value-type="float" office:value="56.4" calcext:value-type="float">
            <text:p>56.4</text:p>
          </table:table-cell>
          <table:table-cell table:style-name="ce34" office:value-type="float" office:value="3300" calcext:value-type="float">
            <text:p>330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7" calcext:value-type="float">
            <text:p>6707</text:p>
          </table:table-cell>
          <table:table-cell table:style-name="ce34" office:value-type="float" office:value="77.25" calcext:value-type="float">
            <text:p>77.25</text:p>
          </table:table-cell>
          <table:table-cell table:style-name="ce34" office:value-type="float" office:value="4440" calcext:value-type="float">
            <text:p>44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8" calcext:value-type="float">
            <text:p>6708</text:p>
          </table:table-cell>
          <table:table-cell table:style-name="ce34" office:value-type="float" office:value="34.86" calcext:value-type="float">
            <text:p>34.86</text:p>
          </table:table-cell>
          <table:table-cell table:style-name="ce34" office:value-type="float" office:value="2760" calcext:value-type="float">
            <text:p>276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6:.C38])" office:value-type="float" office:value="720.61" calcext:value-type="float">
            <text:p>720.61</text:p>
          </table:table-cell>
          <table:table-cell table:style-name="ce33" table:formula="of:=SUM([.D26:.D38])" office:value-type="float" office:value="45780" calcext:value-type="float">
            <text:p>45780</text:p>
          </table:table-cell>
          <table:table-cell table:style-name="ce33" office:value-type="float" office:value="18" calcext:value-type="float">
            <text:p>18</text:p>
          </table:table-cell>
          <table:table-cell table:style-name="ce32" office:value-type="float" office:value="46260" calcext:value-type="float">
            <text:p>4626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39]/3600/[.G39]" office:value-type="percentage" office:value="0.32125" calcext:value-type="percentage">
            <text:p>32.1%</text:p>
          </table:table-cell>
          <table:table-cell table:style-name="ce37" table:formula="of:=[.G39]*3600*0.000018*1000" office:value-type="float" office:value="2592" calcext:value-type="float">
            <text:p>2592</text:p>
          </table:table-cell>
          <table:table-cell table:style-name="ce39" table:formula="of:=[.C39]/[.I39]" office:value-type="percentage" office:value="0.278013117283951" calcext:value-type="percentage">
            <text:p>27.8%</text:p>
          </table:table-cell>
          <table:table-cell table:style-name="ce39" table:formula="of:=[.J39]/[.H39]" office:value-type="percentage" office:value="0.865410481817745" calcext:value-type="percentage">
            <text:p>86.5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20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4" calcext:value-type="float">
            <text:p>6674</text:p>
          </table:table-cell>
          <table:table-cell table:style-name="ce34" office:value-type="float" office:value="70.57" calcext:value-type="float">
            <text:p>70.57</text:p>
          </table:table-cell>
          <table:table-cell table:style-name="ce34" office:value-type="float" office:value="3780" calcext:value-type="float">
            <text:p>378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5" calcext:value-type="float">
            <text:p>6675</text:p>
          </table:table-cell>
          <table:table-cell table:style-name="ce34" office:value-type="float" office:value="69.35" calcext:value-type="float">
            <text:p>69.35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6" calcext:value-type="float">
            <text:p>6676</text:p>
          </table:table-cell>
          <table:table-cell table:style-name="ce34" office:value-type="float" office:value="71.36" calcext:value-type="float">
            <text:p>71.36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0" calcext:value-type="float">
            <text:p>6680</text:p>
          </table:table-cell>
          <table:table-cell table:style-name="ce34" office:value-type="float" office:value="19.056" calcext:value-type="float">
            <text:p>19.05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1" calcext:value-type="float">
            <text:p>668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2" calcext:value-type="float">
            <text:p>6682</text:p>
          </table:table-cell>
          <table:table-cell table:style-name="ce34" office:value-type="float" office:value="70.42" calcext:value-type="float">
            <text:p>70.42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3" calcext:value-type="float">
            <text:p>6683</text:p>
          </table:table-cell>
          <table:table-cell table:style-name="ce34" office:value-type="float" office:value="6.66" calcext:value-type="float">
            <text:p>6.66</text:p>
          </table:table-cell>
          <table:table-cell table:style-name="ce34" office:value-type="float" office:value="1260" calcext:value-type="float">
            <text:p>126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41:.C47])" office:value-type="float" office:value="375.416" calcext:value-type="float">
            <text:p>375.416</text:p>
          </table:table-cell>
          <table:table-cell table:style-name="ce33" table:formula="of:=SUM([.D41:.D47])" office:value-type="float" office:value="20520" calcext:value-type="float">
            <text:p>20520</text:p>
          </table:table-cell>
          <table:table-cell table:style-name="ce33" office:value-type="float" office:value="20" calcext:value-type="float">
            <text:p>20</text:p>
          </table:table-cell>
          <table:table-cell table:style-name="ce32" office:value-type="float" office:value="21840" calcext:value-type="float">
            <text:p>2184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48]/3600/[.G48]" office:value-type="percentage" office:value="0.151666666666667" calcext:value-type="percentage">
            <text:p>15.2%</text:p>
          </table:table-cell>
          <table:table-cell table:style-name="ce37" table:formula="of:=[.G48]*3600*0.00002*1000" office:value-type="float" office:value="2880" calcext:value-type="float">
            <text:p>2880</text:p>
          </table:table-cell>
          <table:table-cell table:style-name="ce39" table:formula="of:=[.C48]/[.I48]" office:value-type="percentage" office:value="0.130352777777778" calcext:value-type="percentage">
            <text:p>13.0%</text:p>
          </table:table-cell>
          <table:table-cell table:style-name="ce39" table:formula="of:=[.J48]/[.H48]" office:value-type="percentage" office:value="0.859468864468864" calcext:value-type="percentage">
            <text:p>85.9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86.54" calcext:value-type="float">
            <text:p>86.54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82.51" calcext:value-type="float">
            <text:p>82.51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90.58" calcext:value-type="float">
            <text:p>90.58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6" calcext:value-type="float">
            <text:p>6656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7" calcext:value-type="float">
            <text:p>6657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63" calcext:value-type="float">
            <text:p>6663</text:p>
          </table:table-cell>
          <table:table-cell table:style-name="ce2" office:value-type="float" office:value="94.36" calcext:value-type="float">
            <text:p>94.36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4" calcext:value-type="float">
            <text:p>6664</text:p>
          </table:table-cell>
          <table:table-cell table:style-name="ce2" office:value-type="float" office:value="74.89" calcext:value-type="float">
            <text:p>74.89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9" calcext:value-type="float">
            <text:p>6669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1" calcext:value-type="float">
            <text:p>6671</text:p>
          </table:table-cell>
          <table:table-cell table:style-name="ce2" office:value-type="float" office:value="66.11" calcext:value-type="float">
            <text:p>66.11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50:.C59])" office:value-type="float" office:value="822.88" calcext:value-type="float">
            <text:p>822.88</text:p>
          </table:table-cell>
          <table:table-cell table:style-name="ce33" table:formula="of:=SUM([.D50:.D59])" office:value-type="float" office:value="35737" calcext:value-type="float">
            <text:p>357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998" calcext:value-type="float">
            <text:p>36998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60]/3600/[.G60]" office:value-type="percentage" office:value="0.256930555555556" calcext:value-type="percentage">
            <text:p>25.7%</text:p>
          </table:table-cell>
          <table:table-cell table:style-name="ce37" table:formula="of:=[.G60]*3600*0.000024*1000" office:value-type="float" office:value="3456" calcext:value-type="float">
            <text:p>3456</text:p>
          </table:table-cell>
          <table:table-cell table:style-name="ce39" table:formula="of:=[.C60]/[.I60]" office:value-type="percentage" office:value="0.238101851851852" calcext:value-type="percentage">
            <text:p>23.8%</text:p>
          </table:table-cell>
          <table:table-cell table:style-name="ce39" table:formula="of:=[.J60]/[.H60]" office:value-type="percentage" office:value="0.926716759464476" calcext:value-type="percentage">
            <text:p>92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32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103.66" calcext:value-type="float">
            <text:p>103.66</text:p>
          </table:table-cell>
          <table:table-cell table:style-name="ce2" office:value-type="float" office:value="3383" calcext:value-type="float">
            <text:p>33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2" calcext:value-type="float">
            <text:p>6652</text:p>
          </table:table-cell>
          <table:table-cell table:style-name="ce2" office:value-type="float" office:value="113.44" calcext:value-type="float">
            <text:p>113.4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3" calcext:value-type="float">
            <text:p>6653</text:p>
          </table:table-cell>
          <table:table-cell table:style-name="ce2" office:value-type="float" office:value="105.81" calcext:value-type="float">
            <text:p>105.81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8" calcext:value-type="float">
            <text:p>6658</text:p>
          </table:table-cell>
          <table:table-cell table:style-name="ce2" office:value-type="float" office:value="101.14" calcext:value-type="float">
            <text:p>101.1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9" calcext:value-type="float">
            <text:p>6659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2" calcext:value-type="float">
            <text:p>6672</text:p>
          </table:table-cell>
          <table:table-cell table:style-name="ce2" office:value-type="float" office:value="122.77" calcext:value-type="float">
            <text:p>122.77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3" calcext:value-type="float">
            <text:p>6673</text:p>
          </table:table-cell>
          <table:table-cell table:style-name="ce2" office:value-type="float" office:value="100.98" calcext:value-type="float">
            <text:p>100.98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62:.C71])" office:value-type="float" office:value="1071.72" calcext:value-type="float">
            <text:p>1071.72</text:p>
          </table:table-cell>
          <table:table-cell table:style-name="ce33" table:formula="of:=SUM([.D62:.D71])" office:value-type="float" office:value="34535" calcext:value-type="float">
            <text:p>34535</text:p>
          </table:table-cell>
          <table:table-cell table:style-name="ce33" office:value-type="float" office:value="32" calcext:value-type="float">
            <text:p>32</text:p>
          </table:table-cell>
          <table:table-cell table:style-name="ce32" office:value-type="float" office:value="34878" calcext:value-type="float">
            <text:p>34878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72]/3600/[.G72]" office:value-type="percentage" office:value="0.242208333333333" calcext:value-type="percentage">
            <text:p>24.2%</text:p>
          </table:table-cell>
          <table:table-cell table:style-name="ce37" table:formula="of:=[.G72]*3600*0.000032*1000" office:value-type="float" office:value="4608" calcext:value-type="float">
            <text:p>4608</text:p>
          </table:table-cell>
          <table:table-cell table:style-name="ce39" table:formula="of:=[.C72]/[.I72]" office:value-type="percentage" office:value="0.232578125" calcext:value-type="percentage">
            <text:p>23.3%</text:p>
          </table:table-cell>
          <table:table-cell table:style-name="ce39" table:formula="of:=[.J72]/[.H72]" office:value-type="percentage" office:value="0.960239979356614" calcext:value-type="percentage">
            <text:p>96.0%</text:p>
          </table:table-cell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35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128.84" calcext:value-type="float">
            <text:p>128.84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3"/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87.44" calcext:value-type="float">
            <text:p>87.44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1" calcext:value-type="float">
            <text:p>6641</text:p>
          </table:table-cell>
          <table:table-cell table:style-name="ce2" office:value-type="float" office:value="111.52" calcext:value-type="float">
            <text:p>111.52</text:p>
          </table:table-cell>
          <table:table-cell table:style-name="ce2" office:value-type="float" office:value="3223" calcext:value-type="float">
            <text:p>3223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4:.C76])" office:value-type="float" office:value="327.8" calcext:value-type="float">
            <text:p>327.8</text:p>
          </table:table-cell>
          <table:table-cell table:style-name="ce33" table:formula="of:=SUM([.D74:.D76])" office:value-type="float" office:value="9587" calcext:value-type="float">
            <text:p>9587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9689" calcext:value-type="float">
            <text:p>9689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77]/3600/[.G77]" office:value-type="percentage" office:value="0.0672847222222222" calcext:value-type="percentage">
            <text:p>6.7%</text:p>
          </table:table-cell>
          <table:table-cell table:style-name="ce37" table:formula="of:=[.G77]*3600*0.000035*1000" office:value-type="float" office:value="5040" calcext:value-type="float">
            <text:p>5040</text:p>
          </table:table-cell>
          <table:table-cell table:style-name="ce39" table:formula="of:=[.C77]/[.I77]" office:value-type="percentage" office:value="0.0650396825396825" calcext:value-type="percentage">
            <text:p>6.5%</text:p>
          </table:table-cell>
          <table:table-cell table:style-name="ce39" table:formula="of:=[.J77]/[.H77]" office:value-type="percentage" office:value="0.966633737817554" calcext:value-type="percentage">
            <text:p>96.7%</text:p>
          </table:table-cell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699" calcext:value-type="float">
            <text:p>6699</text:p>
          </table:table-cell>
          <table:table-cell table:style-name="ce2" office:value-type="float" office:value="123.64" calcext:value-type="float">
            <text:p>123.64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1" calcext:value-type="float">
            <text:p>6701</text:p>
          </table:table-cell>
          <table:table-cell table:style-name="ce2" office:value-type="float" office:value="64.15" calcext:value-type="float">
            <text:p>64.15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2" calcext:value-type="float">
            <text:p>670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3" calcext:value-type="float">
            <text:p>6703</text:p>
          </table:table-cell>
          <table:table-cell table:style-name="ce2" office:value-type="float" office:value="120.34" calcext:value-type="float">
            <text:p>120.3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0:.C84])" office:value-type="float" office:value="415.73" calcext:value-type="float">
            <text:p>415.73</text:p>
          </table:table-cell>
          <table:table-cell table:style-name="ce33" table:formula="of:=SUM([.D80:.D84])" office:value-type="float" office:value="15720" calcext:value-type="float">
            <text:p>1572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19260" calcext:value-type="float">
            <text:p>19260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formula="of:=[.F85]/3600/[.G85]" office:value-type="percentage" office:value="1.07" calcext:value-type="percentage">
            <text:p>107.0%</text:p>
          </table:table-cell>
          <table:table-cell table:style-name="ce37" table:formula="of:=[.G85]*3600*0.000035*1000" office:value-type="float" office:value="630" calcext:value-type="float">
            <text:p>630</text:p>
          </table:table-cell>
          <table:table-cell table:style-name="ce39" table:formula="of:=[.C85]/[.I85]" office:value-type="percentage" office:value="0.659888888888889" calcext:value-type="percentage">
            <text:p>66.0%</text:p>
          </table:table-cell>
          <table:table-cell table:style-name="ce39" table:formula="of:=[.J85]/[.H85]" office:value-type="percentage" office:value="0.616718587746625" calcext:value-type="percentage">
            <text:p>61.7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 office:value-type="string" calcext:value-type="string">
            <text:p>@ 24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9.79deg LH2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63.83" calcext:value-type="float">
            <text:p>63.83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74.77" calcext:value-type="float">
            <text:p>74.77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78.02" calcext:value-type="float">
            <text:p>78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6" calcext:value-type="float">
            <text:p>6746</text:p>
          </table:table-cell>
          <table:table-cell table:style-name="ce2" office:value-type="float" office:value="81.03" calcext:value-type="float">
            <text:p>81.0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81.55" calcext:value-type="float">
            <text:p>81.55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8" calcext:value-type="float">
            <text:p>6748</text:p>
          </table:table-cell>
          <table:table-cell table:style-name="ce2" office:value-type="float" office:value="83.45" calcext:value-type="float">
            <text:p>83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9" calcext:value-type="float">
            <text:p>6749</text:p>
          </table:table-cell>
          <table:table-cell table:style-name="ce2" office:value-type="float" office:value="85.48" calcext:value-type="float">
            <text:p>85.48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83.46" calcext:value-type="float">
            <text:p>83.46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1" calcext:value-type="float">
            <text:p>6751</text:p>
          </table:table-cell>
          <table:table-cell table:style-name="ce2" office:value-type="float" office:value="82.62" calcext:value-type="float">
            <text:p>82.6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2" calcext:value-type="float">
            <text:p>67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3" calcext:value-type="float">
            <text:p>6753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4" calcext:value-type="float">
            <text:p>6754</text:p>
          </table:table-cell>
          <table:table-cell table:style-name="ce2" office:value-type="float" office:value="78.45" calcext:value-type="float">
            <text:p>78.45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5" calcext:value-type="float">
            <text:p>6755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66.41" calcext:value-type="float">
            <text:p>66.41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1" calcext:value-type="float">
            <text:p>6761</text:p>
          </table:table-cell>
          <table:table-cell table:style-name="ce2" office:value-type="float" office:value="84.63" calcext:value-type="float">
            <text:p>84.63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2" calcext:value-type="float">
            <text:p>6762</text:p>
          </table:table-cell>
          <table:table-cell table:style-name="ce2" office:value-type="float" office:value="86.26" calcext:value-type="float">
            <text:p>86.2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3" calcext:value-type="float">
            <text:p>6763</text:p>
          </table:table-cell>
          <table:table-cell table:style-name="ce2" office:value-type="float" office:value="90.26" calcext:value-type="float">
            <text:p>90.2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4" calcext:value-type="float">
            <text:p>6764</text:p>
          </table:table-cell>
          <table:table-cell table:style-name="ce2" office:value-type="float" office:value="87.69" calcext:value-type="float">
            <text:p>87.69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5" calcext:value-type="float">
            <text:p>6765</text:p>
          </table:table-cell>
          <table:table-cell table:style-name="ce2" office:value-type="float" office:value="83.44" calcext:value-type="float">
            <text:p>83.44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6" calcext:value-type="float">
            <text:p>6766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7" calcext:value-type="float">
            <text:p>6767</text:p>
          </table:table-cell>
          <table:table-cell table:style-name="ce2" office:value-type="float" office:value="87.36" calcext:value-type="float">
            <text:p>87.3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8" calcext:value-type="float">
            <text:p>6768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9" calcext:value-type="float">
            <text:p>6769</text:p>
          </table:table-cell>
          <table:table-cell table:style-name="ce2" office:value-type="float" office:value="98.15" calcext:value-type="float">
            <text:p>98.15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109.84" calcext:value-type="float">
            <text:p>109.84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71" calcext:value-type="float">
            <text:p>6771</text:p>
          </table:table-cell>
          <table:table-cell table:style-name="ce2" office:value-type="float" office:value="84.15" calcext:value-type="float">
            <text:p>84.15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7:.C112])" office:value-type="float" office:value="2077.08" calcext:value-type="float">
            <text:p>2077.08</text:p>
          </table:table-cell>
          <table:table-cell table:style-name="ce33" table:formula="of:=SUM([.D87:.D112])" office:value-type="float" office:value="50760" calcext:value-type="float">
            <text:p>50760</text:p>
          </table:table-cell>
          <table:table-cell table:style-name="ce33" office:value-type="float" office:value="24" calcext:value-type="float">
            <text:p>24</text:p>
          </table:table-cell>
          <table:table-cell table:style-name="ce32" office:value-type="float" office:value="51360" calcext:value-type="float">
            <text:p>5136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13]/3600/[.G113]" office:value-type="percentage" office:value="0.333333333333333" calcext:value-type="percentage">
            <text:p>33.3%</text:p>
          </table:table-cell>
          <table:table-cell table:style-name="ce37" table:formula="of:=[.G113]*3600*0.000024*1000" office:value-type="float" office:value="3697.92" calcext:value-type="float">
            <text:p>3697.92</text:p>
          </table:table-cell>
          <table:table-cell table:style-name="ce39" table:formula="of:=[.C113]/[.I113]" office:value-type="percentage" office:value="0.561688733125649" calcext:value-type="percentage">
            <text:p>56.2%</text:p>
          </table:table-cell>
          <table:table-cell table:style-name="ce39" table:formula="of:=[.J113]/[.H113]" office:value-type="percentage" office:value="1.68506619937695" calcext:value-type="percentage">
            <text:p>168.5%</text:p>
          </table:table-cell>
          <table:table-cell table:number-columns-repeated="1013"/>
        </table:table-row>
        <table:table-row table:style-name="ro6">
          <table:table-cell table:style-name="ce32"/>
          <table:table-cell table:number-columns-repeated="3"/>
          <table:table-cell table:style-name="ce33"/>
          <table:table-cell table:style-name="ce32"/>
          <table:table-cell table:style-name="ce33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135.66" calcext:value-type="float">
            <text:p>135.66</text:p>
          </table:table-cell>
          <table:table-cell table:style-name="ce2" office:value-type="float" office:value="7620" calcext:value-type="float">
            <text:p>76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2" calcext:value-type="float">
            <text:p>6712</text:p>
          </table:table-cell>
          <table:table-cell table:style-name="ce2" office:value-type="float" office:value="101.282" calcext:value-type="float">
            <text:p>101.282</text:p>
          </table:table-cell>
          <table:table-cell table:style-name="ce2" office:value-type="float" office:value="3180" calcext:value-type="float">
            <text:p>31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3" calcext:value-type="float">
            <text:p>6713</text:p>
          </table:table-cell>
          <table:table-cell table:style-name="ce2" office:value-type="float" office:value="106.622" calcext:value-type="float">
            <text:p>106.622</text:p>
          </table:table-cell>
          <table:table-cell table:style-name="ce2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4" calcext:value-type="float">
            <text:p>6714</text:p>
          </table:table-cell>
          <table:table-cell table:style-name="ce2" office:value-type="float" office:value="99.62" calcext:value-type="float">
            <text:p>99.62</text:p>
          </table:table-cell>
          <table:table-cell table:style-name="ce2" office:value-type="float" office:value="2880" calcext:value-type="float">
            <text:p>28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5" calcext:value-type="float">
            <text:p>6715</text:p>
          </table:table-cell>
          <table:table-cell table:style-name="ce2" office:value-type="float" office:value="133.86" calcext:value-type="float">
            <text:p>133.86</text:p>
          </table:table-cell>
          <table:table-cell table:style-name="ce2" office:value-type="float" office:value="3900" calcext:value-type="float">
            <text:p>390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6" calcext:value-type="float">
            <text:p>6716</text:p>
          </table:table-cell>
          <table:table-cell table:style-name="ce2" office:value-type="float" office:value="114.01" calcext:value-type="float">
            <text:p>114.01</text:p>
          </table:table-cell>
          <table:table-cell table:style-name="ce2" office:value-type="float" office:value="3300" calcext:value-type="float">
            <text:p>330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15:.C120])" office:value-type="float" office:value="691.054" calcext:value-type="float">
            <text:p>691.054</text:p>
          </table:table-cell>
          <table:table-cell table:style-name="ce33" table:formula="of:=SUM([.D115:.D120])" office:value-type="float" office:value="24420" calcext:value-type="float">
            <text:p>2442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25500" calcext:value-type="float">
            <text:p>2550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21]/3600/[.G121]" office:value-type="percentage" office:value="0.165498442367601" calcext:value-type="percentage">
            <text:p>16.5%</text:p>
          </table:table-cell>
          <table:table-cell table:style-name="ce37" table:formula="of:=[.G121]*3600*0.000035*1000" office:value-type="float" office:value="5392.8" calcext:value-type="float">
            <text:p>5392.8</text:p>
          </table:table-cell>
          <table:table-cell table:style-name="ce39" table:formula="of:=[.C121]/[.I121]" office:value-type="percentage" office:value="0.128143821391485" calcext:value-type="percentage">
            <text:p>12.8%</text:p>
          </table:table-cell>
          <table:table-cell table:style-name="ce39" table:formula="of:=[.J121]/[.H121]" office:value-type="percentage" office:value="0.774290196078431" calcext:value-type="percentage">
            <text:p>77.4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4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4" calcext:value-type="float">
            <text:p>6724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800" calcext:value-type="float">
            <text:p>180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5" calcext:value-type="float">
            <text:p>6725</text:p>
          </table:table-cell>
          <table:table-cell table:style-name="ce34" office:value-type="float" office:value="142.55" calcext:value-type="float">
            <text:p>142.55</text:p>
          </table:table-cell>
          <table:table-cell table:style-name="ce34" office:value-type="float" office:value="3960" calcext:value-type="float">
            <text:p>396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6" calcext:value-type="float">
            <text:p>6726</text:p>
          </table:table-cell>
          <table:table-cell table:style-name="ce34" office:value-type="float" office:value="81.89" calcext:value-type="float">
            <text:p>81.89</text:p>
          </table:table-cell>
          <table:table-cell table:style-name="ce34" office:value-type="float" office:value="2400" calcext:value-type="float">
            <text:p>240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7" calcext:value-type="float">
            <text:p>672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920" calcext:value-type="float">
            <text:p>192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8" calcext:value-type="float">
            <text:p>6728</text:p>
          </table:table-cell>
          <table:table-cell table:style-name="ce34" office:value-type="float" office:value="137.49" calcext:value-type="float">
            <text:p>137.49</text:p>
          </table:table-cell>
          <table:table-cell table:style-name="ce34" office:value-type="float" office:value="3840" calcext:value-type="float">
            <text:p>384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9" calcext:value-type="float">
            <text:p>6729</text:p>
          </table:table-cell>
          <table:table-cell table:style-name="ce34" office:value-type="float" office:value="135.67" calcext:value-type="float">
            <text:p>135.67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0" calcext:value-type="float">
            <text:p>6730</text:p>
          </table:table-cell>
          <table:table-cell table:style-name="ce34" office:value-type="float" office:value="160.13" calcext:value-type="float">
            <text:p>160.13</text:p>
          </table:table-cell>
          <table:table-cell table:style-name="ce34" office:value-type="float" office:value="4140" calcext:value-type="float">
            <text:p>414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7" calcext:value-type="float">
            <text:p>6777</text:p>
          </table:table-cell>
          <table:table-cell table:style-name="ce34" office:value-type="float" office:value="109.11" calcext:value-type="float">
            <text:p>109.11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8" calcext:value-type="float">
            <text:p>6778</text:p>
          </table:table-cell>
          <table:table-cell table:style-name="ce34" office:value-type="float" office:value="109.34" calcext:value-type="float">
            <text:p>109.3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9" calcext:value-type="float">
            <text:p>6779</text:p>
          </table:table-cell>
          <table:table-cell table:style-name="ce34" office:value-type="float" office:value="127.53" calcext:value-type="float">
            <text:p>127.53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0" calcext:value-type="float">
            <text:p>6780</text:p>
          </table:table-cell>
          <table:table-cell table:style-name="ce34" office:value-type="float" office:value="130.44" calcext:value-type="float">
            <text:p>130.4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1" calcext:value-type="float">
            <text:p>6781</text:p>
          </table:table-cell>
          <table:table-cell table:style-name="ce34" office:value-type="float" office:value="71.5" calcext:value-type="float">
            <text:p>71.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2" calcext:value-type="float">
            <text:p>6782</text:p>
          </table:table-cell>
          <table:table-cell table:style-name="ce34" office:value-type="float" office:value="111.45" calcext:value-type="float">
            <text:p>111.4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3" calcext:value-type="float">
            <text:p>6783</text:p>
          </table:table-cell>
          <table:table-cell table:style-name="ce34" office:value-type="float" office:value="139.85" calcext:value-type="float">
            <text:p>139.8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4" calcext:value-type="float">
            <text:p>6784</text:p>
          </table:table-cell>
          <table:table-cell table:style-name="ce34" office:value-type="float" office:value="19.06" calcext:value-type="float">
            <text:p>19.06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5" calcext:value-type="float">
            <text:p>6785</text:p>
          </table:table-cell>
          <table:table-cell table:style-name="ce34" office:value-type="float" office:value="135.97" calcext:value-type="float">
            <text:p>135.97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6" calcext:value-type="float">
            <text:p>6786</text:p>
          </table:table-cell>
          <table:table-cell table:style-name="ce34" office:value-type="float" office:value="139.14" calcext:value-type="float">
            <text:p>139.1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7" calcext:value-type="float">
            <text:p>6787</text:p>
          </table:table-cell>
          <table:table-cell table:style-name="ce34" office:value-type="float" office:value="146.96" calcext:value-type="float">
            <text:p>146.96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8" calcext:value-type="float">
            <text:p>6788</text:p>
          </table:table-cell>
          <table:table-cell table:style-name="ce34" office:value-type="float" office:value="81.62" calcext:value-type="float">
            <text:p>81.62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9" calcext:value-type="float">
            <text:p>6789</text:p>
          </table:table-cell>
          <table:table-cell table:style-name="ce34" office:value-type="float" office:value="75.63" calcext:value-type="float">
            <text:p>75.63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23:.C142])" office:value-type="float" office:value="2118.13" calcext:value-type="float">
            <text:p>2118.13</text:p>
          </table:table-cell>
          <table:table-cell table:style-name="ce33" table:formula="of:=SUM([.D123:.D142])" office:value-type="float" office:value="21720" calcext:value-type="float">
            <text:p>21720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28980" calcext:value-type="float">
            <text:p>2898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43]/3600/[.G143]" office:value-type="percentage" office:value="0.188084112149533" calcext:value-type="percentage">
            <text:p>18.8%</text:p>
          </table:table-cell>
          <table:table-cell table:style-name="ce37" table:formula="of:=[.G143]*3600*0.00004*1000" office:value-type="float" office:value="6163.2" calcext:value-type="float">
            <text:p>6163.2</text:p>
          </table:table-cell>
          <table:table-cell table:style-name="ce39" table:formula="of:=[.C143]/[.I143]" office:value-type="percentage" office:value="0.343673740913811" calcext:value-type="percentage">
            <text:p>34.4%</text:p>
          </table:table-cell>
          <table:table-cell table:style-name="ce39" table:formula="of:=[.J143]/[.H143]" office:value-type="percentage" office:value="1.82723429951691" calcext:value-type="percentage">
            <text:p>182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5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8" calcext:value-type="float">
            <text:p>6718</text:p>
          </table:table-cell>
          <table:table-cell table:style-name="ce34" office:value-type="float" office:value="161.64" calcext:value-type="float">
            <text:p>161.64</text:p>
          </table:table-cell>
          <table:table-cell table:style-name="ce34" office:value-type="float" office:value="3480" calcext:value-type="float">
            <text:p>34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9" calcext:value-type="float">
            <text:p>6719</text:p>
          </table:table-cell>
          <table:table-cell table:style-name="ce34" office:value-type="float" office:value="148.31" calcext:value-type="float">
            <text:p>148.31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0" calcext:value-type="float">
            <text:p>6720</text:p>
          </table:table-cell>
          <table:table-cell table:style-name="ce34" office:value-type="float" office:value="147.41" calcext:value-type="float">
            <text:p>147.41</text:p>
          </table:table-cell>
          <table:table-cell table:style-name="ce34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1" calcext:value-type="float">
            <text:p>6721</text:p>
          </table:table-cell>
          <table:table-cell table:style-name="ce34" office:value-type="float" office:value="109.87" calcext:value-type="float">
            <text:p>109.87</text:p>
          </table:table-cell>
          <table:table-cell table:style-name="ce34" office:value-type="float" office:value="2580" calcext:value-type="float">
            <text:p>25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6" calcext:value-type="float">
            <text:p>6736</text:p>
          </table:table-cell>
          <table:table-cell table:style-name="ce34" office:value-type="float" office:value="131.92" calcext:value-type="float">
            <text:p>131.92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7" calcext:value-type="float">
            <text:p>6737</text:p>
          </table:table-cell>
          <table:table-cell table:style-name="ce34" office:value-type="float" office:value="59.22" calcext:value-type="float">
            <text:p>59.22</text:p>
          </table:table-cell>
          <table:table-cell table:style-name="ce34" office:value-type="float" office:value="2160" calcext:value-type="float">
            <text:p>216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8" calcext:value-type="float">
            <text:p>6738</text:p>
          </table:table-cell>
          <table:table-cell table:style-name="ce34" office:value-type="float" office:value="135.7" calcext:value-type="float">
            <text:p>135.7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9" calcext:value-type="float">
            <text:p>6739</text:p>
          </table:table-cell>
          <table:table-cell table:style-name="ce34" office:value-type="float" office:value="150.12" calcext:value-type="float">
            <text:p>150.12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0" calcext:value-type="float">
            <text:p>6740</text:p>
          </table:table-cell>
          <table:table-cell table:style-name="ce34" office:value-type="float" office:value="159.77" calcext:value-type="float">
            <text:p>159.77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1" calcext:value-type="float">
            <text:p>6741</text:p>
          </table:table-cell>
          <table:table-cell table:style-name="ce34" office:value-type="float" office:value="172.68" calcext:value-type="float">
            <text:p>172.6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2" calcext:value-type="float">
            <text:p>6742</text:p>
          </table:table-cell>
          <table:table-cell table:style-name="ce34" office:value-type="float" office:value="174.88" calcext:value-type="float">
            <text:p>174.8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3" calcext:value-type="float">
            <text:p>6743</text:p>
          </table:table-cell>
          <table:table-cell table:style-name="ce34" office:value-type="float" office:value="160.26" calcext:value-type="float">
            <text:p>160.26</text:p>
          </table:table-cell>
          <table:table-cell table:style-name="ce34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6" calcext:value-type="float">
            <text:p>6756</text:p>
          </table:table-cell>
          <table:table-cell table:style-name="ce34" office:value-type="float" office:value="184.81" calcext:value-type="float">
            <text:p>184.81</text:p>
          </table:table-cell>
          <table:table-cell table:style-name="ce34" office:value-type="float" office:value="3780" calcext:value-type="float">
            <text:p>37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7" calcext:value-type="float">
            <text:p>6757</text:p>
          </table:table-cell>
          <table:table-cell table:style-name="ce34" office:value-type="float" office:value="157.82" calcext:value-type="float">
            <text:p>157.82</text:p>
          </table:table-cell>
          <table:table-cell table:style-name="ce34" office:value-type="float" office:value="3060" calcext:value-type="float">
            <text:p>306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2" calcext:value-type="float">
            <text:p>6772</text:p>
          </table:table-cell>
          <table:table-cell table:style-name="ce34" office:value-type="float" office:value="137.59" calcext:value-type="float">
            <text:p>137.59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3" calcext:value-type="float">
            <text:p>6773</text:p>
          </table:table-cell>
          <table:table-cell table:style-name="ce34" office:value-type="float" office:value="187.23" calcext:value-type="float">
            <text:p>187.23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4" calcext:value-type="float">
            <text:p>6774</text:p>
          </table:table-cell>
          <table:table-cell table:style-name="ce34" office:value-type="float" office:value="168.57" calcext:value-type="float">
            <text:p>168.57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5" calcext:value-type="float">
            <text:p>6775</text:p>
          </table:table-cell>
          <table:table-cell table:style-name="ce34" office:value-type="float" office:value="147.51" calcext:value-type="float">
            <text:p>147.51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45:.C162])" office:value-type="float" office:value="2695.31" calcext:value-type="float">
            <text:p>2695.31</text:p>
          </table:table-cell>
          <table:table-cell table:style-name="ce33" table:formula="of:=SUM([.D145:.D162])" office:value-type="float" office:value="45780" calcext:value-type="float">
            <text:p>45780</text:p>
          </table:table-cell>
          <table:table-cell table:style-name="ce33" office:value-type="float" office:value="50" calcext:value-type="float">
            <text:p>50</text:p>
          </table:table-cell>
          <table:table-cell table:style-name="ce32" office:value-type="float" office:value="46860" calcext:value-type="float">
            <text:p>4686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63]/3600/[.G163]" office:value-type="percentage" office:value="0.304127725856698" calcext:value-type="percentage">
            <text:p>30.4%</text:p>
          </table:table-cell>
          <table:table-cell table:style-name="ce37" table:formula="of:=[.G163]*3600*0.00005*1000" office:value-type="float" office:value="7704" calcext:value-type="float">
            <text:p>7704</text:p>
          </table:table-cell>
          <table:table-cell table:style-name="ce39" table:formula="of:=[.C163]/[.I163]" office:value-type="percentage" office:value="0.349858515057113" calcext:value-type="percentage">
            <text:p>35.0%</text:p>
          </table:table-cell>
          <table:table-cell table:style-name="ce39" table:formula="of:=[.J163]/[.H163]" office:value-type="percentage" office:value="1.15036705078959" calcext:value-type="percentage">
            <text:p>115.0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9.79deg Dummy</text:p>
          </table:table-cell>
          <table:table-cell table:style-name="ce2" office:value-type="float" office:value="6732" calcext:value-type="float">
            <text:p>6732</text:p>
          </table:table-cell>
          <table:table-cell table:style-name="ce2" office:value-type="float" office:value="135.77" calcext:value-type="float">
            <text:p>135.7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3" calcext:value-type="float">
            <text:p>6733</text:p>
          </table:table-cell>
          <table:table-cell table:style-name="ce2" office:value-type="float" office:value="145.45" calcext:value-type="float">
            <text:p>145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4" calcext:value-type="float">
            <text:p>6734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8" calcext:value-type="float">
            <text:p>6758</text:p>
          </table:table-cell>
          <table:table-cell table:style-name="ce2" office:value-type="float" office:value="117.46" calcext:value-type="float">
            <text:p>117.46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9" calcext:value-type="float">
            <text:p>6759</text:p>
          </table:table-cell>
          <table:table-cell table:style-name="ce2" office:value-type="float" office:value="120.52" calcext:value-type="float">
            <text:p>120.52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65:.C169])" office:value-type="float" office:value="624.82" calcext:value-type="float">
            <text:p>624.82</text:p>
          </table:table-cell>
          <table:table-cell table:style-name="ce33" table:formula="of:=SUM([.D165:.D169])" office:value-type="float" office:value="10440" calcext:value-type="float">
            <text:p>10440</text:p>
          </table:table-cell>
          <table:table-cell table:style-name="ce33"/>
          <table:table-cell table:style-name="ce32" office:value-type="float" office:value="10560" calcext:value-type="float">
            <text:p>10560</text:p>
          </table:table-cell>
          <table:table-cell table:style-name="ce33" office:value-type="float" office:value="3" calcext:value-type="float">
            <text:p>3</text:p>
          </table:table-cell>
          <table:table-cell table:style-name="ce35" table:formula="of:=[.F170]/3600/[.G170]" office:value-type="percentage" office:value="0.977777777777778" calcext:value-type="percentage">
            <text:p>97.8%</text:p>
          </table:table-cell>
          <table:table-cell table:style-name="ce37" table:formula="of:=[.G170]*3600*0.00003*1000" office:value-type="float" office:value="324" calcext:value-type="float">
            <text:p>324</text:p>
          </table:table-cell>
          <table:table-cell table:style-name="ce39" table:formula="of:=[.C170]/[.I170]" office:value-type="percentage" office:value="1.92845679012346" calcext:value-type="percentage">
            <text:p>192.8%</text:p>
          </table:table-cell>
          <table:table-cell table:style-name="ce39" table:formula="of:=[.J170]/[.H170]" office:value-type="percentage" office:value="1.97228535353535" calcext:value-type="percentage">
            <text:p>197.2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/>
          <table:table-cell table:number-columns-repeated="1016"/>
        </table:table-row>
        <table:table-row table:style-name="ro6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807" calcext:value-type="float">
            <text:p>6807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8" calcext:value-type="float">
            <text:p>6808</text:p>
          </table:table-cell>
          <table:table-cell table:style-name="ce2" office:value-type="float" office:value="50.76" calcext:value-type="float">
            <text:p>50.7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9" calcext:value-type="float">
            <text:p>6809</text:p>
          </table:table-cell>
          <table:table-cell table:style-name="ce2" office:value-type="float" office:value="35.52" calcext:value-type="float">
            <text:p>35.5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0" calcext:value-type="float">
            <text:p>68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1" calcext:value-type="float">
            <text:p>6811</text:p>
          </table:table-cell>
          <table:table-cell table:style-name="ce2" office:value-type="float" office:value="39.52" calcext:value-type="float">
            <text:p>39.5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2" calcext:value-type="float">
            <text:p>6812</text:p>
          </table:table-cell>
          <table:table-cell table:style-name="ce2" office:value-type="float" office:value="2.2" calcext:value-type="float">
            <text:p>2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54.85" calcext:value-type="float">
            <text:p>54.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1" calcext:value-type="float">
            <text:p>6831</text:p>
          </table:table-cell>
          <table:table-cell table:style-name="ce2" office:value-type="float" office:value="51.91" calcext:value-type="float">
            <text:p>51.9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2" calcext:value-type="float">
            <text:p>6832</text:p>
          </table:table-cell>
          <table:table-cell table:style-name="ce2" office:value-type="float" office:value="13.99" calcext:value-type="float">
            <text:p>13.9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3" calcext:value-type="float">
            <text:p>6833</text:p>
          </table:table-cell>
          <table:table-cell table:style-name="ce2" office:value-type="float" office:value="55.98" calcext:value-type="float">
            <text:p>55.9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4" calcext:value-type="float">
            <text:p>6834</text:p>
          </table:table-cell>
          <table:table-cell table:style-name="ce2" office:value-type="float" office:value="44.49" calcext:value-type="float">
            <text:p>44.4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5" calcext:value-type="float">
            <text:p>6835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7" calcext:value-type="float">
            <text:p>6837</text:p>
          </table:table-cell>
          <table:table-cell table:style-name="ce2" office:value-type="float" office:value="54.09" calcext:value-type="float">
            <text:p>54.0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8" calcext:value-type="float">
            <text:p>6838</text:p>
          </table:table-cell>
          <table:table-cell table:style-name="ce2" office:value-type="float" office:value="54.05" calcext:value-type="float">
            <text:p>54.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47.958" calcext:value-type="float">
            <text:p>47.95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1" calcext:value-type="float">
            <text:p>6841</text:p>
          </table:table-cell>
          <table:table-cell table:style-name="ce2" office:value-type="float" office:value="38.348" calcext:value-type="float">
            <text:p>38.34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2" calcext:value-type="float">
            <text:p>6842</text:p>
          </table:table-cell>
          <table:table-cell table:style-name="ce2" office:value-type="float" office:value="52.63" calcext:value-type="float">
            <text:p>52.6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55.12" calcext:value-type="float">
            <text:p>55.1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1" calcext:value-type="float">
            <text:p>6851</text:p>
          </table:table-cell>
          <table:table-cell table:style-name="ce2" office:value-type="float" office:value="32.23" calcext:value-type="float">
            <text:p>32.2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49.08" calcext:value-type="float">
            <text:p>49.0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48.61" calcext:value-type="float">
            <text:p>48.6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74:.C195])" office:value-type="float" office:value="975.886" calcext:value-type="float">
            <text:p>975.886</text:p>
          </table:table-cell>
          <table:table-cell table:style-name="ce33" table:formula="of:=SUM([.D174:.D195])" office:value-type="float" office:value="0" calcext:value-type="float">
            <text:p>0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196]/3600/[.G196]" office:value-type="percentage" office:value="0" calcext:value-type="percentage">
            <text:p>0.0%</text:p>
          </table:table-cell>
          <table:table-cell table:style-name="ce37" table:formula="of:=[.G196]*3600*0.000016*1000" office:value-type="float" office:value="2304" calcext:value-type="float">
            <text:p>2304</text:p>
          </table:table-cell>
          <table:table-cell table:style-name="ce39" table:formula="of:=[.C196]/[.I196]" office:value-type="percentage" office:value="0.423561631944444" calcext:value-type="percentage">
            <text:p>42.4%</text:p>
          </table:table-cell>
          <table:table-cell table:style-name="ce39" table:formula="of:=[.J196]/[.H196]" office:value-type="string" office:string-value="" calcext:value-type="error">
            <text:p>#DIV/0!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9" calcext:value-type="float">
            <text:p>6799</text:p>
          </table:table-cell>
          <table:table-cell table:style-name="ce2" office:value-type="float" office:value="84.05" calcext:value-type="float">
            <text:p>84.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81.66" calcext:value-type="float">
            <text:p>81.6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1" calcext:value-type="float">
            <text:p>6801</text:p>
          </table:table-cell>
          <table:table-cell table:style-name="ce2" office:value-type="float" office:value="72.84" calcext:value-type="float">
            <text:p>72.8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2" calcext:value-type="float">
            <text:p>6802</text:p>
          </table:table-cell>
          <table:table-cell table:style-name="ce2" office:value-type="float" office:value="60.02" calcext:value-type="float">
            <text:p>60.0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3" calcext:value-type="float">
            <text:p>6803</text:p>
          </table:table-cell>
          <table:table-cell table:style-name="ce2" office:value-type="float" office:value="50.55" calcext:value-type="float">
            <text:p>50.5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4" calcext:value-type="float">
            <text:p>6804</text:p>
          </table:table-cell>
          <table:table-cell table:style-name="ce2" office:value-type="float" office:value="75.56" calcext:value-type="float">
            <text:p>75.5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1" calcext:value-type="float">
            <text:p>6821</text:p>
          </table:table-cell>
          <table:table-cell table:style-name="ce2" office:value-type="float" office:value="79.19" calcext:value-type="float">
            <text:p>79.1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2" calcext:value-type="float">
            <text:p>6822</text:p>
          </table:table-cell>
          <table:table-cell table:style-name="ce2" office:value-type="float" office:value="81.88" calcext:value-type="float">
            <text:p>81.8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3" calcext:value-type="float">
            <text:p>6823</text:p>
          </table:table-cell>
          <table:table-cell table:style-name="ce2" office:value-type="float" office:value="79.98" calcext:value-type="float">
            <text:p>79.9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4" calcext:value-type="float">
            <text:p>6824</text:p>
          </table:table-cell>
          <table:table-cell table:style-name="ce2" office:value-type="float" office:value="81.71" calcext:value-type="float">
            <text:p>81.7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5" calcext:value-type="float">
            <text:p>6825</text:p>
          </table:table-cell>
          <table:table-cell table:style-name="ce2" office:value-type="float" office:value="99.75" calcext:value-type="float">
            <text:p>99.7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6" calcext:value-type="float">
            <text:p>6826</text:p>
          </table:table-cell>
          <table:table-cell table:style-name="ce2" office:value-type="float" office:value="91.45" calcext:value-type="float">
            <text:p>91.4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7" calcext:value-type="float">
            <text:p>6827</text:p>
          </table:table-cell>
          <table:table-cell table:style-name="ce2" office:value-type="float" office:value="55.12" calcext:value-type="float">
            <text:p>55.1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8" calcext:value-type="float">
            <text:p>6828</text:p>
          </table:table-cell>
          <table:table-cell table:style-name="ce2" office:value-type="float" office:value="22.95" calcext:value-type="float">
            <text:p>22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9" calcext:value-type="float">
            <text:p>6829</text:p>
          </table:table-cell>
          <table:table-cell table:style-name="ce2" office:value-type="float" office:value="78.35" calcext:value-type="float">
            <text:p>78.3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3" calcext:value-type="float">
            <text:p>6843</text:p>
          </table:table-cell>
          <table:table-cell table:style-name="ce2" office:value-type="float" office:value="67.41" calcext:value-type="float">
            <text:p>67.4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4" calcext:value-type="float">
            <text:p>6844</text:p>
          </table:table-cell>
          <table:table-cell table:style-name="ce2" office:value-type="float" office:value="82.27" calcext:value-type="float">
            <text:p>82.2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5" calcext:value-type="float">
            <text:p>684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4" calcext:value-type="float">
            <text:p>6854</text:p>
          </table:table-cell>
          <table:table-cell table:style-name="ce2" office:value-type="float" office:value="79.23" calcext:value-type="float">
            <text:p>79.2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5" calcext:value-type="float">
            <text:p>6855</text:p>
          </table:table-cell>
          <table:table-cell table:style-name="ce2" office:value-type="float" office:value="74.83" calcext:value-type="float">
            <text:p>74.8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98:.C217])" office:value-type="float" office:value="1412.2" calcext:value-type="float">
            <text:p>1412.2</text:p>
          </table:table-cell>
          <table:table-cell table:style-name="ce33" table:formula="of:=SUM([.D198:.D217])" office:value-type="float" office:value="0" calcext:value-type="float">
            <text:p>0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218]/3600/[.G218]" office:value-type="percentage" office:value="0" calcext:value-type="percentage">
            <text:p>0.0%</text:p>
          </table:table-cell>
          <table:table-cell table:style-name="ce37" table:formula="of:=[.G218]*3600*0.000024*1000" office:value-type="float" office:value="3456" calcext:value-type="float">
            <text:p>3456</text:p>
          </table:table-cell>
          <table:table-cell table:style-name="ce39" table:formula="of:=[.C218]/[.I218]" office:value-type="percentage" office:value="0.408622685185185" calcext:value-type="percentage">
            <text:p>40.9%</text:p>
          </table:table-cell>
          <table:table-cell table:style-name="ce39" table:formula="of:=[.J218]/[.H218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32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1" calcext:value-type="float">
            <text:p>6791</text:p>
          </table:table-cell>
          <table:table-cell table:style-name="ce2" office:value-type="float" office:value="60.81" calcext:value-type="float">
            <text:p>60.8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109.51" calcext:value-type="float">
            <text:p>109.5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3" calcext:value-type="float">
            <text:p>6793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4" calcext:value-type="float">
            <text:p>6794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5" calcext:value-type="float">
            <text:p>6795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6" calcext:value-type="float">
            <text:p>6796</text:p>
          </table:table-cell>
          <table:table-cell table:style-name="ce2" office:value-type="float" office:value="112.88" calcext:value-type="float">
            <text:p>112.8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7" calcext:value-type="float">
            <text:p>6797</text:p>
          </table:table-cell>
          <table:table-cell table:style-name="ce2" office:value-type="float" office:value="111.68" calcext:value-type="float">
            <text:p>111.6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8" calcext:value-type="float">
            <text:p>6798</text:p>
          </table:table-cell>
          <table:table-cell table:style-name="ce2" office:value-type="float" office:value="112.18" calcext:value-type="float">
            <text:p>112.1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3" calcext:value-type="float">
            <text:p>6813</text:p>
          </table:table-cell>
          <table:table-cell table:style-name="ce2" office:value-type="float" office:value="75.32" calcext:value-type="float">
            <text:p>75.3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5" calcext:value-type="float">
            <text:p>6815</text:p>
          </table:table-cell>
          <table:table-cell table:style-name="ce2" office:value-type="float" office:value="112.1" calcext:value-type="float">
            <text:p>112.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6" calcext:value-type="float">
            <text:p>6816</text:p>
          </table:table-cell>
          <table:table-cell table:style-name="ce2" office:value-type="float" office:value="118.35" calcext:value-type="float">
            <text:p>118.3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7" calcext:value-type="float">
            <text:p>6817</text:p>
          </table:table-cell>
          <table:table-cell table:style-name="ce2" office:value-type="float" office:value="112.63" calcext:value-type="float">
            <text:p>112.6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8" calcext:value-type="float">
            <text:p>6818</text:p>
          </table:table-cell>
          <table:table-cell table:style-name="ce2" office:value-type="float" office:value="97.59" calcext:value-type="float">
            <text:p>97.5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9" calcext:value-type="float">
            <text:p>6819</text:p>
          </table:table-cell>
          <table:table-cell table:style-name="ce2" office:value-type="float" office:value="113.49" calcext:value-type="float">
            <text:p>113.4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7" calcext:value-type="float">
            <text:p>6847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8" calcext:value-type="float">
            <text:p>6848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9" calcext:value-type="float">
            <text:p>6849</text:p>
          </table:table-cell>
          <table:table-cell table:style-name="ce2" office:value-type="float" office:value="103.44" calcext:value-type="float">
            <text:p>103.4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82.08" calcext:value-type="float">
            <text:p>82.0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7" calcext:value-type="float">
            <text:p>685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20:.C238])" office:value-type="float" office:value="1508.86" calcext:value-type="float">
            <text:p>1508.86</text:p>
          </table:table-cell>
          <table:table-cell table:style-name="ce33" table:formula="of:=SUM([.D220:.D238])" office:value-type="float" office:value="0" calcext:value-type="float">
            <text:p>0</text:p>
          </table:table-cell>
          <table:table-cell table:style-name="ce33" office:value-type="float" office:value="32" calcext:value-type="float">
            <text:p>32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239]/3600/[.G239]" office:value-type="percentage" office:value="0" calcext:value-type="percentage">
            <text:p>0.0%</text:p>
          </table:table-cell>
          <table:table-cell table:style-name="ce37" table:formula="of:=[.G239]*3600*0.000032*1000" office:value-type="float" office:value="4608" calcext:value-type="float">
            <text:p>4608</text:p>
          </table:table-cell>
          <table:table-cell table:style-name="ce39" table:formula="of:=[.C239]/[.I239]" office:value-type="percentage" office:value="0.327443576388889" calcext:value-type="percentage">
            <text:p>32.7%</text:p>
          </table:table-cell>
          <table:table-cell table:style-name="ce39" table:formula="of:=[.J239]/[.H239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42])" office:value-type="float" office:value="0" calcext:value-type="float">
            <text:p>0</text:p>
          </table:table-cell>
          <table:table-cell table:style-name="ce33" table:formula="of:=SUM([.D242])" office:value-type="float" office:value="0" calcext:value-type="float">
            <text:p>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19260" calcext:value-type="float">
            <text:p>19260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formula="of:=[.F243]/3600/[.G243]" office:value-type="percentage" office:value="1.07" calcext:value-type="percentage">
            <text:p>107.0%</text:p>
          </table:table-cell>
          <table:table-cell table:style-name="ce37" table:formula="of:=[.G243]*3600*0.000035*1000" office:value-type="float" office:value="630" calcext:value-type="float">
            <text:p>630</text:p>
          </table:table-cell>
          <table:table-cell table:style-name="ce39" table:formula="of:=[.C243]/[.I243]" office:value-type="percentage" office:value="0" calcext:value-type="percentage">
            <text:p>0.0%</text:p>
          </table:table-cell>
          <table:table-cell table:style-name="ce39" table:formula="of:=[.J243]/[.H243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 office:value-type="string" calcext:value-type="string">
            <text:p>@ 24uA (mC)</text:p>
          </table:table-cell>
          <table:table-cell table:number-columns-repeated="1016"/>
        </table:table-row>
        <table:table-row table:style-name="ro3" table:number-rows-repeated="779">
          <table:table-cell table:number-columns-repeated="1024"/>
        </table:table-row>
        <table:table-row table:style-name="ro4" table:number-rows-repeated="1047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9 GeV Summary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4.9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6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8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3uA (mC)</text:p>
          </table:table-cell>
          <table:table-cell table:style-name="ce11" table:formula="of:=[$0p5_4p9.C25]" office:value-type="float" office:value="764.78" calcext:value-type="float">
            <text:p>764.8</text:p>
          </table:table-cell>
          <table:table-cell table:style-name="ce11" table:formula="of:=[$0p5_4p9.D25]" office:value-type="float" office:value="0" calcext:value-type="float">
            <text:p>0.0</text:p>
          </table:table-cell>
          <table:table-cell table:style-name="ce11" table:formula="of:=[$0p5_4p9.F25]" office:value-type="float" office:value="0" calcext:value-type="float">
            <text:p>0.0</text:p>
          </table:table-cell>
          <table:table-cell table:style-name="ce11"/>
          <table:table-cell table:style-name="ce18" table:formula="of:=[.D7]/3600/[.E12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25]" office:value-type="float" office:value="764.78" calcext:value-type="float">
            <text:p>764.8</text:p>
          </table:table-cell>
          <table:table-cell table:style-name="ce24" table:formula="of:=[.B7]/[.G13]" office:value-type="percentage" office:value="0.241865907653384" calcext:value-type="percentage">
            <text:p>24.2%</text:p>
          </table:table-cell>
          <table:table-cell table:style-name="ce24" table:formula="of:=[.I7]/[.F7]" office:value-type="string" office:string-value="" calcext:value-type="error">
            <text:p>#DIV/0!</text:p>
          </table:table-cell>
          <table:table-cell/>
          <table:table-cell table:style-name="ce27" office:value-type="float" office:value="8504" calcext:value-type="float">
            <text:p>8504</text:p>
          </table:table-cell>
          <table:table-cell table:style-name="ce24" table:formula="of:=[.L7]/[.K12]" office:value-type="percentage" office:value="0.372982456140351" calcext:value-type="percentage">
            <text:p>37.3%</text:p>
          </table:table-cell>
          <table:table-cell table:style-name="ce29" table:formula="of:=[.M7]/[.I7]" office:value-type="percentage" office:value="1.54210429968852" calcext:value-type="percentage">
            <text:p>154.2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37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6" office:value-type="string" calcext:value-type="string">
            <text:p>@ 17uA (mC)</text:p>
          </table:table-cell>
          <table:table-cell table:style-name="ce11" table:formula="of:=[$0p5_4p9.C40]" office:value-type="float" office:value="823.61" calcext:value-type="float">
            <text:p>823.6</text:p>
          </table:table-cell>
          <table:table-cell table:style-name="ce11" table:formula="of:=[$0p5_4p9.D40]" office:value-type="float" office:value="0" calcext:value-type="float">
            <text:p>0.0</text:p>
          </table:table-cell>
          <table:table-cell table:style-name="ce11" table:formula="of:=[$0p5_4p9.F40]" office:value-type="float" office:value="0" calcext:value-type="float">
            <text:p>0.0</text:p>
          </table:table-cell>
          <table:table-cell table:style-name="ce11"/>
          <table:table-cell table:style-name="ce18" table:formula="of:=[.D9]/3600/[.E12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40]" office:value-type="float" office:value="823.61" calcext:value-type="float">
            <text:p>823.6</text:p>
          </table:table-cell>
          <table:table-cell table:style-name="ce24" table:formula="of:=[.B9]/[.G13]" office:value-type="percentage" office:value="0.260471220746363" calcext:value-type="percentage">
            <text:p>26.0%</text:p>
          </table:table-cell>
          <table:table-cell table:style-name="ce24" table:formula="of:=[.I9]/[.F9]" office:value-type="string" office:string-value="" calcext:value-type="error">
            <text:p>#DIV/0!</text:p>
          </table:table-cell>
          <table:table-cell/>
          <table:table-cell table:style-name="ce27" office:value-type="float" office:value="8351" calcext:value-type="float">
            <text:p>8351</text:p>
          </table:table-cell>
          <table:table-cell table:style-name="ce24" table:formula="of:=[.L9]/[.K12]" office:value-type="percentage" office:value="0.366271929824561" calcext:value-type="percentage">
            <text:p>36.6%</text:p>
          </table:table-cell>
          <table:table-cell table:style-name="ce29" table:formula="of:=[.M9]/[.I9]" office:value-type="percentage" office:value="1.40618963114249" calcext:value-type="percentage">
            <text:p>140.6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37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6" office:value-type="string" calcext:value-type="string">
            <text:p>@ 21uA (mC)</text:p>
          </table:table-cell>
          <table:table-cell table:style-name="ce11" table:formula="of:=[$0p5_4p9.C64]" office:value-type="float" office:value="1593.43" calcext:value-type="float">
            <text:p>1593.4</text:p>
          </table:table-cell>
          <table:table-cell table:style-name="ce11" table:formula="of:=[$0p5_4p9.D64]" office:value-type="float" office:value="0" calcext:value-type="float">
            <text:p>0.0</text:p>
          </table:table-cell>
          <table:table-cell table:style-name="ce11" table:formula="of:=[$0p5_4p9.F64]" office:value-type="float" office:value="0" calcext:value-type="float">
            <text:p>0.0</text:p>
          </table:table-cell>
          <table:table-cell table:style-name="ce11"/>
          <table:table-cell table:style-name="ce18" table:formula="of:=[.D11]/3600/[.E12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64]" office:value-type="float" office:value="1593.43" calcext:value-type="float">
            <text:p>1593.4</text:p>
          </table:table-cell>
          <table:table-cell table:style-name="ce24" table:formula="of:=[.B11]/[.G13]" office:value-type="percentage" office:value="0.503931056293485" calcext:value-type="percentage">
            <text:p>50.4%</text:p>
          </table:table-cell>
          <table:table-cell table:style-name="ce24" table:formula="of:=[.I11]/[.F11]" office:value-type="string" office:string-value="" calcext:value-type="error">
            <text:p>#DIV/0!</text:p>
          </table:table-cell>
          <table:table-cell/>
          <table:table-cell table:style-name="ce27" office:value-type="float" office:value="14346" calcext:value-type="float">
            <text:p>14346</text:p>
          </table:table-cell>
          <table:table-cell table:style-name="ce24" table:formula="of:=[.L11]/[.K12]" office:value-type="percentage" office:value="0.629210526315789" calcext:value-type="percentage">
            <text:p>62.9%</text:p>
          </table:table-cell>
          <table:table-cell table:style-name="ce29" table:formula="of:=[.M11]/[.I11]" office:value-type="percentage" office:value="1.24860438438496" calcext:value-type="percentage">
            <text:p>124.9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7:.D11])" office:value-type="float" office:value="0" calcext:value-type="float">
            <text:p>0.0</text:p>
          </table:table-cell>
          <table:table-cell table:style-name="ce12" office:value-type="float" office:value="25.1" calcext:value-type="float">
            <text:p>25.1</text:p>
          </table:table-cell>
          <table:table-cell table:style-name="ce19" table:formula="of:=[.D12]/3600/[.E12]" office:value-type="percentage" office:value="0" calcext:value-type="percentage">
            <text:p>0.0%</text:p>
          </table:table-cell>
          <table:table-cell table:style-name="ce37" table:formula="of:=[.E12]*3600*0.000013*1000" office:value-type="float" office:value="1174.68" calcext:value-type="float">
            <text:p>1174.68</text:p>
          </table:table-cell>
          <table:table-cell table:style-name="ce22" table:formula="of:=SUM([.H7:.H11])" office:value-type="float" office:value="3181.82" calcext:value-type="float">
            <text:p>3181.8</text:p>
          </table:table-cell>
          <table:table-cell table:style-name="ce25" table:formula="of:=[.H12]/[.G12]" office:value-type="percentage" office:value="2.70866959512378" calcext:value-type="percentage">
            <text:p>270.9%</text:p>
          </table:table-cell>
          <table:table-cell table:style-name="ce25"/>
          <table:table-cell table:style-name="ce13" office:value-type="float" office:value="22800" calcext:value-type="float">
            <text:p>22800</text:p>
          </table:table-cell>
          <table:table-cell table:style-name="ce23" table:formula="of:=SUM([.L7:.L11])" office:value-type="float" office:value="31201" calcext:value-type="float">
            <text:p>31201</text:p>
          </table:table-cell>
          <table:table-cell table:style-name="ce25" table:formula="of:=[.L12]/[.K12]" office:value-type="percentage" office:value="1.3684649122807" calcext:value-type="percentage">
            <text:p>136.8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 office:value-type="string" calcext:value-type="string">
            <text:p>Total PAC</text:p>
          </table:table-cell>
          <table:table-cell table:style-name="ce12"/>
          <table:table-cell table:style-name="ce13"/>
          <table:table-cell table:style-name="ce12" table:formula="of:=SUM([.D8:.D12])" office:value-type="float" office:value="0" calcext:value-type="float">
            <text:p>0.0</text:p>
          </table:table-cell>
          <table:table-cell table:style-name="ce12" office:value-type="float" office:value="25.1" calcext:value-type="float">
            <text:p>25.1</text:p>
          </table:table-cell>
          <table:table-cell table:style-name="ce19" table:formula="of:=[.D13]/3600/[.E13]" office:value-type="percentage" office:value="0" calcext:value-type="percentage">
            <text:p>0.0%</text:p>
          </table:table-cell>
          <table:table-cell table:style-name="ce37" office:value-type="float" office:value="3162" calcext:value-type="float">
            <text:p>3162</text:p>
          </table:table-cell>
          <table:table-cell table:style-name="ce22" table:formula="of:=SUM([.H7:.H11])" office:value-type="float" office:value="3181.82" calcext:value-type="float">
            <text:p>3181.8</text:p>
          </table:table-cell>
          <table:table-cell table:style-name="ce25" table:formula="of:=[.H13]/[.G13]" office:value-type="percentage" office:value="1.00626818469323" calcext:value-type="percentage">
            <text:p>100.6%</text:p>
          </table:table-cell>
          <table:table-cell table:style-name="ce25"/>
          <table:table-cell table:style-name="ce13" office:value-type="float" office:value="65900" calcext:value-type="float">
            <text:p>65900</text:p>
          </table:table-cell>
          <table:table-cell table:style-name="ce23" table:formula="of:=SUM([.L7:.L11])" office:value-type="float" office:value="31201" calcext:value-type="float">
            <text:p>31201</text:p>
          </table:table-cell>
          <table:table-cell table:style-name="ce25" table:formula="of:=[.L13]/[.K13]" office:value-type="percentage" office:value="0.473459787556904" calcext:value-type="percentage">
            <text:p>47.3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37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8.86deg Dummy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6" office:value-type="string" calcext:value-type="string">
            <text:p>@ 40uA (mC)</text:p>
          </table:table-cell>
          <table:table-cell table:style-name="ce12" table:formula="of:=[$0p5_4p9.C70]" office:value-type="float" office:value="310.42" calcext:value-type="float">
            <text:p>310.4</text:p>
          </table:table-cell>
          <table:table-cell table:style-name="ce12" table:formula="of:=[$0p5_4p9.D70]" office:value-type="float" office:value="0" calcext:value-type="float">
            <text:p>0.0</text:p>
          </table:table-cell>
          <table:table-cell table:style-name="ce12" table:formula="of:=[$0p5_4p9.F70]" office:value-type="float" office:value="0" calcext:value-type="float">
            <text:p>0.0</text:p>
          </table:table-cell>
          <table:table-cell table:style-name="ce12" office:value-type="float" office:value="1.8" calcext:value-type="float">
            <text:p>1.8</text:p>
          </table:table-cell>
          <table:table-cell table:style-name="ce19" table:formula="of:=[.D16]/3600/[.E16]" office:value-type="percentage" office:value="0" calcext:value-type="percentage">
            <text:p>0.0%</text:p>
          </table:table-cell>
          <table:table-cell table:style-name="ce21" office:value-type="float" office:value="218" calcext:value-type="float">
            <text:p>218</text:p>
          </table:table-cell>
          <table:table-cell table:style-name="ce12" table:formula="of:=[$0p5_4p9.C70]" office:value-type="float" office:value="310.42" calcext:value-type="float">
            <text:p>310.4</text:p>
          </table:table-cell>
          <table:table-cell table:style-name="ce25" table:formula="of:=[.B16]/[.G16]" office:value-type="percentage" office:value="1.42394495412844" calcext:value-type="percentage">
            <text:p>142.4%</text:p>
          </table:table-cell>
          <table:table-cell table:style-name="ce25" table:formula="of:=[.I16]/[.F16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6"/>
          <table:table-cell table:style-name="ce12" table:number-columns-repeated="4"/>
          <table:table-cell table:style-name="ce19"/>
          <table:table-cell table:style-name="ce21"/>
          <table:table-cell table:style-name="ce12"/>
          <table:table-cell table:style-name="ce25" table:number-columns-repeated="2"/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20uA (mC)</text:p>
          </table:table-cell>
          <table:table-cell table:style-name="ce11" table:formula="of:=[$0p5_4p9.C81]" office:value-type="float" office:value="482.32" calcext:value-type="float">
            <text:p>482.3</text:p>
          </table:table-cell>
          <table:table-cell table:style-name="ce11" table:formula="of:=[$0p5_4p9.D81]" office:value-type="float" office:value="0" calcext:value-type="float">
            <text:p>0.0</text:p>
          </table:table-cell>
          <table:table-cell table:style-name="ce11" table:formula="of:=[$0p5_4p9.F81]" office:value-type="float" office:value="0" calcext:value-type="float">
            <text:p>0.0</text:p>
          </table:table-cell>
          <table:table-cell table:style-name="ce11"/>
          <table:table-cell table:style-name="ce18" table:formula="of:=[.D19]/3600/[.E24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81]" office:value-type="float" office:value="482.32" calcext:value-type="float">
            <text:p>482.3</text:p>
          </table:table-cell>
          <table:table-cell table:style-name="ce24" table:formula="of:=[.B19]/[.G25]" office:value-type="percentage" office:value="0.152536369386464" calcext:value-type="percentage">
            <text:p>15.3%</text:p>
          </table:table-cell>
          <table:table-cell table:style-name="ce24" table:formula="of:=[.I19]/[.F19]" office:value-type="string" office:string-value="" calcext:value-type="error">
            <text:p>#DIV/0!</text:p>
          </table:table-cell>
          <table:table-cell/>
          <table:table-cell table:style-name="ce42" office:value-type="float" office:value="5123" calcext:value-type="float">
            <text:p>5123</text:p>
          </table:table-cell>
          <table:table-cell table:style-name="ce24" table:formula="of:=[.L19]/[.K24]" office:value-type="percentage" office:value="0.243952380952381" calcext:value-type="percentage">
            <text:p>24.4%</text:p>
          </table:table-cell>
          <table:table-cell table:style-name="ce29" table:formula="of:=[.M19]/[.I19]" office:value-type="percentage" office:value="1.59930632893396" calcext:value-type="percentage">
            <text:p>159.9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25uA (mC)</text:p>
          </table:table-cell>
          <table:table-cell table:style-name="ce11" table:formula="of:=[$0p5_4p9.C90]" office:value-type="float" office:value="650.21" calcext:value-type="float">
            <text:p>650.2</text:p>
          </table:table-cell>
          <table:table-cell table:style-name="ce11" table:formula="of:=[$0p5_4p9.D90]" office:value-type="float" office:value="0" calcext:value-type="float">
            <text:p>0.0</text:p>
          </table:table-cell>
          <table:table-cell table:style-name="ce11" table:formula="of:=[$0p5_4p9.F90]" office:value-type="float" office:value="0" calcext:value-type="float">
            <text:p>0.0</text:p>
          </table:table-cell>
          <table:table-cell table:style-name="ce11"/>
          <table:table-cell table:style-name="ce18" table:formula="of:=[.D21]/3600/[.E24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90]" office:value-type="float" office:value="650.21" calcext:value-type="float">
            <text:p>650.2</text:p>
          </table:table-cell>
          <table:table-cell table:style-name="ce24" table:formula="of:=[.B21]/[.G25]" office:value-type="percentage" office:value="0.205632511068944" calcext:value-type="percentage">
            <text:p>20.6%</text:p>
          </table:table-cell>
          <table:table-cell table:style-name="ce24" table:formula="of:=[.I21]/[.F21]" office:value-type="string" office:string-value="" calcext:value-type="error">
            <text:p>#DIV/0!</text:p>
          </table:table-cell>
          <table:table-cell/>
          <table:table-cell table:style-name="ce42" office:value-type="float" office:value="6434" calcext:value-type="float">
            <text:p>6434</text:p>
          </table:table-cell>
          <table:table-cell table:style-name="ce24" table:formula="of:=[.L21]/[.K24]" office:value-type="percentage" office:value="0.306380952380952" calcext:value-type="percentage">
            <text:p>30.6%</text:p>
          </table:table-cell>
          <table:table-cell table:style-name="ce29" table:formula="of:=[.M21]/[.I21]" office:value-type="percentage" office:value="1.48994412794108" calcext:value-type="percentage">
            <text:p>149.0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30uA (mC)</text:p>
          </table:table-cell>
          <table:table-cell table:style-name="ce11" table:formula="of:=[$0p5_4p9.C106]" office:value-type="float" office:value="1404.47" calcext:value-type="float">
            <text:p>1404.5</text:p>
          </table:table-cell>
          <table:table-cell table:style-name="ce11" table:formula="of:=[$0p5_4p9.D106]" office:value-type="float" office:value="0" calcext:value-type="float">
            <text:p>0.0</text:p>
          </table:table-cell>
          <table:table-cell table:style-name="ce11" table:formula="of:=[$0p5_4p9.F106]" office:value-type="float" office:value="0" calcext:value-type="float">
            <text:p>0.0</text:p>
          </table:table-cell>
          <table:table-cell table:style-name="ce11"/>
          <table:table-cell table:style-name="ce18" table:formula="of:=[.D23]/3600/[.E24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106]" office:value-type="float" office:value="1404.47" calcext:value-type="float">
            <text:p>1404.5</text:p>
          </table:table-cell>
          <table:table-cell table:style-name="ce24" table:formula="of:=[.B23]/[.G25]" office:value-type="percentage" office:value="0.444171410499684" calcext:value-type="percentage">
            <text:p>44.4%</text:p>
          </table:table-cell>
          <table:table-cell table:style-name="ce24" table:formula="of:=[.I23]/[.F23]" office:value-type="string" office:string-value="" calcext:value-type="error">
            <text:p>#DIV/0!</text:p>
          </table:table-cell>
          <table:table-cell/>
          <table:table-cell table:style-name="ce42" office:value-type="float" office:value="11725" calcext:value-type="float">
            <text:p>11725</text:p>
          </table:table-cell>
          <table:table-cell table:style-name="ce24" table:formula="of:=[.L23]/[.K24]" office:value-type="percentage" office:value="0.558333333333333" calcext:value-type="percentage">
            <text:p>55.8%</text:p>
          </table:table-cell>
          <table:table-cell table:style-name="ce29" table:formula="of:=[.M23]/[.I23]" office:value-type="percentage" office:value="1.25702222190577" calcext:value-type="percentage">
            <text:p>125.7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19:.D23])" office:value-type="float" office:value="0" calcext:value-type="float">
            <text:p>0.0</text:p>
          </table:table-cell>
          <table:table-cell table:style-name="ce12" office:value-type="float" office:value="11.3" calcext:value-type="float">
            <text:p>11.3</text:p>
          </table:table-cell>
          <table:table-cell table:style-name="ce19" table:formula="of:=[.D24]/3600/[.E24]" office:value-type="percentage" office:value="0" calcext:value-type="percentage">
            <text:p>0.0%</text:p>
          </table:table-cell>
          <table:table-cell table:style-name="ce21" office:value-type="float" office:value="976" calcext:value-type="float">
            <text:p>976</text:p>
          </table:table-cell>
          <table:table-cell table:style-name="ce22" table:formula="of:=SUM([.H19:.H23])" office:value-type="float" office:value="2537" calcext:value-type="float">
            <text:p>2537.0</text:p>
          </table:table-cell>
          <table:table-cell table:style-name="ce25" table:formula="of:=[.H24]/[.G24]" office:value-type="percentage" office:value="2.59938524590164" calcext:value-type="percentage">
            <text:p>259.9%</text:p>
          </table:table-cell>
          <table:table-cell table:style-name="ce25"/>
          <table:table-cell table:style-name="ce13" office:value-type="float" office:value="21000" calcext:value-type="float">
            <text:p>21000</text:p>
          </table:table-cell>
          <table:table-cell table:style-name="ce23" table:formula="of:=SUM([.L19:.L23])" office:value-type="float" office:value="23282" calcext:value-type="float">
            <text:p>23282</text:p>
          </table:table-cell>
          <table:table-cell table:style-name="ce25" table:formula="of:=[.L24]/[.K24]" office:value-type="percentage" office:value="1.10866666666667" calcext:value-type="percentage">
            <text:p>110.9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 office:value-type="string" calcext:value-type="string">
            <text:p>Total PAC</text:p>
          </table:table-cell>
          <table:table-cell table:style-name="ce12"/>
          <table:table-cell table:style-name="ce13"/>
          <table:table-cell table:style-name="ce12" table:formula="of:=SUM([.D20:.D24])" office:value-type="float" office:value="0" calcext:value-type="float">
            <text:p>0.0</text:p>
          </table:table-cell>
          <table:table-cell table:style-name="ce12" office:value-type="float" office:value="11.3" calcext:value-type="float">
            <text:p>11.3</text:p>
          </table:table-cell>
          <table:table-cell table:style-name="ce19" table:formula="of:=[.D25]/3600/[.E25]" office:value-type="percentage" office:value="0" calcext:value-type="percentage">
            <text:p>0.0%</text:p>
          </table:table-cell>
          <table:table-cell table:style-name="ce37" office:value-type="float" office:value="3162" calcext:value-type="float">
            <text:p>3162</text:p>
          </table:table-cell>
          <table:table-cell table:style-name="ce22" table:formula="of:=SUM([.H19:.H23])" office:value-type="float" office:value="2537" calcext:value-type="float">
            <text:p>2537.0</text:p>
          </table:table-cell>
          <table:table-cell table:style-name="ce25" table:formula="of:=[.H25]/[.G25]" office:value-type="percentage" office:value="0.802340290955092" calcext:value-type="percentage">
            <text:p>80.2%</text:p>
          </table:table-cell>
          <table:table-cell table:style-name="ce25"/>
          <table:table-cell table:style-name="ce13" office:value-type="float" office:value="68250" calcext:value-type="float">
            <text:p>68250</text:p>
          </table:table-cell>
          <table:table-cell table:style-name="ce23" table:formula="of:=SUM([.L19:.L23])" office:value-type="float" office:value="23282" calcext:value-type="float">
            <text:p>23282</text:p>
          </table:table-cell>
          <table:table-cell table:style-name="ce25" table:formula="of:=[.L25]/[.K25]" office:value-type="percentage" office:value="0.341128205128205" calcext:value-type="percentage">
            <text:p>34.1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Dummy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40uA (mC)</text:p>
          </table:table-cell>
          <table:table-cell table:style-name="ce12" table:formula="of:=[$0p5_4p9.C111]" office:value-type="float" office:value="203.08" calcext:value-type="float">
            <text:p>203.1</text:p>
          </table:table-cell>
          <table:table-cell table:style-name="ce12" table:formula="of:=[$0p5_4p9.D111]" office:value-type="float" office:value="0" calcext:value-type="float">
            <text:p>0.0</text:p>
          </table:table-cell>
          <table:table-cell table:style-name="ce12" table:formula="of:=[$0p5_4p9.F111]" office:value-type="float" office:value="0" calcext:value-type="float">
            <text:p>0.0</text:p>
          </table:table-cell>
          <table:table-cell table:style-name="ce12" office:value-type="float" office:value="0.8" calcext:value-type="float">
            <text:p>0.8</text:p>
          </table:table-cell>
          <table:table-cell table:style-name="ce19" table:formula="of:=[.D28]/3600/[.E28]" office:value-type="percentage" office:value="0" calcext:value-type="percentage">
            <text:p>0.0%</text:p>
          </table:table-cell>
          <table:table-cell table:style-name="ce21" office:value-type="float" office:value="218" calcext:value-type="float">
            <text:p>218</text:p>
          </table:table-cell>
          <table:table-cell table:style-name="ce12" table:formula="of:=[$0p5_4p9.C111]" office:value-type="float" office:value="203.08" calcext:value-type="float">
            <text:p>203.1</text:p>
          </table:table-cell>
          <table:table-cell table:style-name="ce25" table:formula="of:=[.B28]/[.G28]" office:value-type="percentage" office:value="0.931559633027523" calcext:value-type="percentage">
            <text:p>93.2%</text:p>
          </table:table-cell>
          <table:table-cell table:style-name="ce25" table:formula="of:=[.I28]/[.F28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6"/>
          <table:table-cell table:style-name="ce12" table:number-columns-repeated="4"/>
          <table:table-cell table:style-name="ce19"/>
          <table:table-cell table:style-name="ce21"/>
          <table:table-cell table:style-name="ce12"/>
          <table:table-cell table:style-name="ce25" table:number-columns-repeated="2"/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4p9.C157]" office:value-type="float" office:value="2230.36" calcext:value-type="float">
            <text:p>2230.4</text:p>
          </table:table-cell>
          <table:table-cell table:style-name="ce11" table:formula="of:=[$0p5_4p9.D157]" office:value-type="float" office:value="0" calcext:value-type="float">
            <text:p>0.0</text:p>
          </table:table-cell>
          <table:table-cell table:style-name="ce11" table:formula="of:=[$0p5_4p9.F157]" office:value-type="float" office:value="0" calcext:value-type="float">
            <text:p>0.0</text:p>
          </table:table-cell>
          <table:table-cell table:style-name="ce11"/>
          <table:table-cell table:style-name="ce18" table:formula="of:=[.D31]/3600/[.E3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157]" office:value-type="float" office:value="2230.36" calcext:value-type="float">
            <text:p>2230.4</text:p>
          </table:table-cell>
          <table:table-cell table:style-name="ce24" table:formula="of:=[.B31]/[.G36]" office:value-type="percentage" office:value="0.705363693864643" calcext:value-type="percentage">
            <text:p>70.5%</text:p>
          </table:table-cell>
          <table:table-cell table:style-name="ce24" table:formula="of:=[.I31]/[.F31]" office:value-type="string" office:string-value="" calcext:value-type="error">
            <text:p>#DIV/0!</text:p>
          </table:table-cell>
          <table:table-cell/>
          <table:table-cell table:style-name="ce27" office:value-type="float" office:value="14840" calcext:value-type="float">
            <text:p>14840</text:p>
          </table:table-cell>
          <table:table-cell table:style-name="ce24" table:formula="of:=[.L31]/[.K35]" office:value-type="percentage" office:value="0.710047846889952" calcext:value-type="percentage">
            <text:p>71.0%</text:p>
          </table:table-cell>
          <table:table-cell table:style-name="ce29" table:formula="of:=[.M31]/[.I31]" office:value-type="percentage" office:value="1.0066407628661" calcext:value-type="percentage">
            <text:p>100.7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1uA (mC)</text:p>
          </table:table-cell>
          <table:table-cell table:style-name="ce11" table:formula="of:=[$0p5_4p9.C175]" office:value-type="float" office:value="596.97" calcext:value-type="float">
            <text:p>597.0</text:p>
          </table:table-cell>
          <table:table-cell table:style-name="ce11" table:formula="of:=[$0p5_4p9.D175]" office:value-type="float" office:value="0" calcext:value-type="float">
            <text:p>0.0</text:p>
          </table:table-cell>
          <table:table-cell table:style-name="ce11" table:formula="of:=[$0p5_4p9.F175]" office:value-type="float" office:value="0" calcext:value-type="float">
            <text:p>0.0</text:p>
          </table:table-cell>
          <table:table-cell table:style-name="ce11"/>
          <table:table-cell table:style-name="ce18" table:formula="of:=[.D33]/3600/[.E3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175]" office:value-type="float" office:value="596.97" calcext:value-type="float">
            <text:p>597.0</text:p>
          </table:table-cell>
          <table:table-cell table:style-name="ce24" table:formula="of:=[.B33]/[.G36]" office:value-type="percentage" office:value="0.188795066413662" calcext:value-type="percentage">
            <text:p>18.9%</text:p>
          </table:table-cell>
          <table:table-cell table:style-name="ce24" table:formula="of:=[.I33]/[.F33]" office:value-type="string" office:string-value="" calcext:value-type="error">
            <text:p>#DIV/0!</text:p>
          </table:table-cell>
          <table:table-cell/>
          <table:table-cell table:style-name="ce27" office:value-type="float" office:value="4682" calcext:value-type="float">
            <text:p>4682</text:p>
          </table:table-cell>
          <table:table-cell table:style-name="ce24" table:formula="of:=[.L33]/[.K35]" office:value-type="percentage" office:value="0.224019138755981" calcext:value-type="percentage">
            <text:p>22.4%</text:p>
          </table:table-cell>
          <table:table-cell table:style-name="ce29" table:formula="of:=[.M33]/[.I33]" office:value-type="percentage" office:value="1.18657305517264" calcext:value-type="percentage">
            <text:p>118.7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:.D31])" office:value-type="float" office:value="0" calcext:value-type="float">
            <text:p>0.0</text:p>
          </table:table-cell>
          <table:table-cell table:style-name="ce12" office:value-type="float" office:value="38.9" calcext:value-type="float">
            <text:p>38.9</text:p>
          </table:table-cell>
          <table:table-cell table:style-name="ce19" table:formula="of:=[.D35]/3600/[.E35]" office:value-type="percentage" office:value="0" calcext:value-type="percentage">
            <text:p>0.0%</text:p>
          </table:table-cell>
          <table:table-cell table:style-name="ce21" office:value-type="float" office:value="1190" calcext:value-type="float">
            <text:p>1190</text:p>
          </table:table-cell>
          <table:table-cell table:style-name="ce22" table:formula="of:=SUM([.H31:.H33])" office:value-type="float" office:value="2827.33" calcext:value-type="float">
            <text:p>2827.3</text:p>
          </table:table-cell>
          <table:table-cell table:style-name="ce25" table:formula="of:=[.H35]/[.G35]" office:value-type="percentage" office:value="2.37590756302521" calcext:value-type="percentage">
            <text:p>237.6%</text:p>
          </table:table-cell>
          <table:table-cell table:style-name="ce25"/>
          <table:table-cell table:style-name="ce13" office:value-type="float" office:value="20900" calcext:value-type="float">
            <text:p>20900</text:p>
          </table:table-cell>
          <table:table-cell table:style-name="ce23" table:formula="of:=SUM([.L31:.L33])" office:value-type="float" office:value="19522" calcext:value-type="float">
            <text:p>19522</text:p>
          </table:table-cell>
          <table:table-cell table:style-name="ce25" table:formula="of:=[.L35]/[.K35]" office:value-type="percentage" office:value="0.934066985645933" calcext:value-type="percentage">
            <text:p>93.4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 office:value-type="string" calcext:value-type="string">
            <text:p>Total PAC</text:p>
          </table:table-cell>
          <table:table-cell table:style-name="ce12"/>
          <table:table-cell table:style-name="ce13"/>
          <table:table-cell table:style-name="ce12" table:formula="of:=SUM([.D3:.D35])" office:value-type="float" office:value="0" calcext:value-type="float">
            <text:p>0.0</text:p>
          </table:table-cell>
          <table:table-cell table:style-name="ce12" office:value-type="float" office:value="38.9" calcext:value-type="float">
            <text:p>38.9</text:p>
          </table:table-cell>
          <table:table-cell table:style-name="ce19" table:formula="of:=[.D36]/3600/[.E36]" office:value-type="percentage" office:value="0" calcext:value-type="percentage">
            <text:p>0.0%</text:p>
          </table:table-cell>
          <table:table-cell table:style-name="ce21" office:value-type="float" office:value="3162" calcext:value-type="float">
            <text:p>3162</text:p>
          </table:table-cell>
          <table:table-cell table:style-name="ce22" table:formula="of:=SUM([.H31:.H34])" office:value-type="float" office:value="2827.33" calcext:value-type="float">
            <text:p>2827.3</text:p>
          </table:table-cell>
          <table:table-cell table:style-name="ce25" table:formula="of:=[.H36]/[.G36]" office:value-type="percentage" office:value="0.894158760278305" calcext:value-type="percentage">
            <text:p>89.4%</text:p>
          </table:table-cell>
          <table:table-cell table:style-name="ce25"/>
          <table:table-cell table:style-name="ce13" office:value-type="float" office:value="60800" calcext:value-type="float">
            <text:p>60800</text:p>
          </table:table-cell>
          <table:table-cell table:style-name="ce23" table:formula="of:=SUM([.L31:.L34])" office:value-type="float" office:value="19522" calcext:value-type="float">
            <text:p>19522</text:p>
          </table:table-cell>
          <table:table-cell table:style-name="ce25" table:formula="of:=[.L36]/[.K36]" office:value-type="percentage" office:value="0.321085526315789" calcext:value-type="percentage">
            <text:p>32.1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Dummy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12" table:formula="of:=[$0p5_4p9.C181]" office:value-type="float" office:value="364.36" calcext:value-type="float">
            <text:p>364.4</text:p>
          </table:table-cell>
          <table:table-cell table:style-name="ce12" table:formula="of:=[$0p5_4p9.D181]" office:value-type="float" office:value="0" calcext:value-type="float">
            <text:p>0.0</text:p>
          </table:table-cell>
          <table:table-cell table:style-name="ce12" table:formula="of:=[$0p5_4p9.F181]" office:value-type="float" office:value="0" calcext:value-type="float">
            <text:p>0.0</text:p>
          </table:table-cell>
          <table:table-cell table:style-name="ce12" office:value-type="float" office:value="2.7" calcext:value-type="float">
            <text:p>2.7</text:p>
          </table:table-cell>
          <table:table-cell table:style-name="ce19" table:formula="of:=[.D39]/3600/[.E39]" office:value-type="percentage" office:value="0" calcext:value-type="percentage">
            <text:p>0.0%</text:p>
          </table:table-cell>
          <table:table-cell table:style-name="ce21" office:value-type="float" office:value="218" calcext:value-type="float">
            <text:p>218</text:p>
          </table:table-cell>
          <table:table-cell table:style-name="ce12" table:formula="of:=[$0p5_4p9.C181]" office:value-type="float" office:value="364.36" calcext:value-type="float">
            <text:p>364.4</text:p>
          </table:table-cell>
          <table:table-cell table:style-name="ce25" table:formula="of:=[.B39]/[.G39]" office:value-type="percentage" office:value="1.67137614678899" calcext:value-type="percentage">
            <text:p>167.1%</text:p>
          </table:table-cell>
          <table:table-cell table:style-name="ce25" table:formula="of:=[.I39]/[.F39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4p9" table:style-name="ta4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1" office:value-type="string" calcext:value-type="string">
            <text:p>4.9 GeV KAON-LT physics setting</text:p>
          </table:table-cell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8.86deg LH2</text:p>
          </table:table-cell>
          <table:table-cell table:style-name="ce2" table:number-columns-repeated="6"/>
          <table:table-cell table:style-name="ce6" office:value-type="string" calcext:value-type="string">
            <text:p>@ 13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85" calcext:value-type="float">
            <text:p>6885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87" calcext:value-type="float">
            <text:p>6887</text:p>
          </table:table-cell>
          <table:table-cell table:style-name="ce2" office:value-type="float" office:value="38.73" calcext:value-type="float">
            <text:p>38.73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88" calcext:value-type="float">
            <text:p>6888</text:p>
          </table:table-cell>
          <table:table-cell table:style-name="ce2" office:value-type="float" office:value="49.44" calcext:value-type="float">
            <text:p>49.44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89" calcext:value-type="float">
            <text:p>6889</text:p>
          </table:table-cell>
          <table:table-cell table:style-name="ce2" office:value-type="float" office:value="49.28" calcext:value-type="float">
            <text:p>49.28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99" calcext:value-type="float">
            <text:p>6899</text:p>
          </table:table-cell>
          <table:table-cell table:style-name="ce2" office:value-type="float" office:value="55.03" calcext:value-type="float">
            <text:p>55.03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43.55" calcext:value-type="float">
            <text:p>43.55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08" calcext:value-type="float">
            <text:p>6908</text:p>
          </table:table-cell>
          <table:table-cell table:style-name="ce2" office:value-type="float" office:value="52.17" calcext:value-type="float">
            <text:p>52.17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09" calcext:value-type="float">
            <text:p>6909</text:p>
          </table:table-cell>
          <table:table-cell table:style-name="ce2" office:value-type="float" office:value="49.79" calcext:value-type="float">
            <text:p>49.7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14" calcext:value-type="float">
            <text:p>6914</text:p>
          </table:table-cell>
          <table:table-cell table:style-name="ce2" office:value-type="float" office:value="32.89" calcext:value-type="float">
            <text:p>32.8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46.8" calcext:value-type="float">
            <text:p>46.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16" calcext:value-type="float">
            <text:p>6916</text:p>
          </table:table-cell>
          <table:table-cell table:style-name="ce2" office:value-type="float" office:value="43.51" calcext:value-type="float">
            <text:p>43.5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48" calcext:value-type="float">
            <text:p>6948</text:p>
          </table:table-cell>
          <table:table-cell table:style-name="ce2" office:value-type="float" office:value="61.29" calcext:value-type="float">
            <text:p>61.2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49" calcext:value-type="float">
            <text:p>6949</text:p>
          </table:table-cell>
          <table:table-cell table:style-name="ce2" office:value-type="float" office:value="53.19" calcext:value-type="float">
            <text:p>53.1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50" calcext:value-type="float">
            <text:p>6950</text:p>
          </table:table-cell>
          <table:table-cell table:style-name="ce2" office:value-type="float" office:value="23.15" calcext:value-type="float">
            <text:p>23.1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58" calcext:value-type="float">
            <text:p>6958</text:p>
          </table:table-cell>
          <table:table-cell table:style-name="ce2" office:value-type="float" office:value="44.7" calcext:value-type="float">
            <text:p>44.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59" calcext:value-type="float">
            <text:p>6959</text:p>
          </table:table-cell>
          <table:table-cell table:style-name="ce2" office:value-type="float" office:value="40.74" calcext:value-type="float">
            <text:p>40.7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960" calcext:value-type="float">
            <text:p>6960</text:p>
          </table:table-cell>
          <table:table-cell table:style-name="ce2" office:value-type="float" office:value="44.02" calcext:value-type="float">
            <text:p>44.02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:.C24])" office:value-type="float" office:value="764.78" calcext:value-type="float">
            <text:p>764.78</text:p>
          </table:table-cell>
          <table:table-cell table:style-name="ce33" table:formula="of:=SUM([.D8:.D24])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2"/>
          <table:table-cell table:style-name="ce33" office:value-type="float" office:value="25.1" calcext:value-type="float">
            <text:p>25.1</text:p>
          </table:table-cell>
          <table:table-cell table:style-name="ce35" table:formula="of:=[.F25]/3600/[.G25]" office:value-type="percentage" office:value="0" calcext:value-type="percentage">
            <text:p>0.0%</text:p>
          </table:table-cell>
          <table:table-cell table:style-name="ce37" table:formula="of:=[.G25]*3600*0.000013*1000" office:value-type="float" office:value="1174.68" calcext:value-type="float">
            <text:p>1174.68</text:p>
          </table:table-cell>
          <table:table-cell table:style-name="ce39" table:formula="of:=[.C25]/[.I25]" office:value-type="percentage" office:value="0.651053904041952" calcext:value-type="percentage">
            <text:p>65.1%</text:p>
          </table:table-cell>
          <table:table-cell table:style-name="ce39" table:formula="of:=[.J25]/[.H2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17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7" calcext:value-type="float">
            <text:p>6897</text:p>
          </table:table-cell>
          <table:table-cell table:style-name="ce34" office:value-type="float" office:value="61.18" calcext:value-type="float">
            <text:p>61.1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8" calcext:value-type="float">
            <text:p>6898</text:p>
          </table:table-cell>
          <table:table-cell table:style-name="ce34" office:value-type="float" office:value="61.47" calcext:value-type="float">
            <text:p>61.4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06" calcext:value-type="float">
            <text:p>6906</text:p>
          </table:table-cell>
          <table:table-cell table:style-name="ce34" office:value-type="float" office:value="61.03" calcext:value-type="float">
            <text:p>61.0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07" calcext:value-type="float">
            <text:p>6907</text:p>
          </table:table-cell>
          <table:table-cell table:style-name="ce34" office:value-type="float" office:value="69.58" calcext:value-type="float">
            <text:p>69.5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2" calcext:value-type="float">
            <text:p>6912</text:p>
          </table:table-cell>
          <table:table-cell table:style-name="ce34" office:value-type="float" office:value="84.28" calcext:value-type="float">
            <text:p>84.2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3" calcext:value-type="float">
            <text:p>6913</text:p>
          </table:table-cell>
          <table:table-cell table:style-name="ce34" office:value-type="float" office:value="62.44" calcext:value-type="float">
            <text:p>62.4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9" calcext:value-type="float">
            <text:p>6919</text:p>
          </table:table-cell>
          <table:table-cell table:style-name="ce34" office:value-type="float" office:value="57.63" calcext:value-type="float">
            <text:p>57.6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0" calcext:value-type="float">
            <text:p>6920</text:p>
          </table:table-cell>
          <table:table-cell table:style-name="ce34" office:value-type="float" office:value="60.5" calcext:value-type="float">
            <text:p>60.5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1" calcext:value-type="float">
            <text:p>6951</text:p>
          </table:table-cell>
          <table:table-cell table:style-name="ce34" office:value-type="float" office:value="61.39" calcext:value-type="float">
            <text:p>61.3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2" calcext:value-type="float">
            <text:p>6952</text:p>
          </table:table-cell>
          <table:table-cell table:style-name="ce34" office:value-type="float" office:value="61.94" calcext:value-type="float">
            <text:p>61.9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3" calcext:value-type="float">
            <text:p>6953</text:p>
          </table:table-cell>
          <table:table-cell table:style-name="ce34" office:value-type="float" office:value="64.55" calcext:value-type="float">
            <text:p>64.55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1" calcext:value-type="float">
            <text:p>6961</text:p>
          </table:table-cell>
          <table:table-cell table:style-name="ce34" office:value-type="float" office:value="61.04" calcext:value-type="float">
            <text:p>61.0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2" calcext:value-type="float">
            <text:p>6962</text:p>
          </table:table-cell>
          <table:table-cell table:style-name="ce34" office:value-type="float" office:value="56.58" calcext:value-type="float">
            <text:p>56.5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7:.C39])" office:value-type="float" office:value="823.61" calcext:value-type="float">
            <text:p>823.61</text:p>
          </table:table-cell>
          <table:table-cell table:style-name="ce33" table:formula="of:=SUM([.D27:.D39])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2"/>
          <table:table-cell table:style-name="ce33" office:value-type="float" office:value="25.1" calcext:value-type="float">
            <text:p>25.1</text:p>
          </table:table-cell>
          <table:table-cell table:style-name="ce35" table:formula="of:=[.F40]/3600/[.G40]" office:value-type="percentage" office:value="0" calcext:value-type="percentage">
            <text:p>0.0%</text:p>
          </table:table-cell>
          <table:table-cell table:style-name="ce37" table:formula="of:=[.G40]*3600*0.000013*1000" office:value-type="float" office:value="1174.68" calcext:value-type="float">
            <text:p>1174.68</text:p>
          </table:table-cell>
          <table:table-cell table:style-name="ce39" table:formula="of:=[.C40]/[.I40]" office:value-type="percentage" office:value="0.701135628426465" calcext:value-type="percentage">
            <text:p>70.1%</text:p>
          </table:table-cell>
          <table:table-cell table:style-name="ce39" table:formula="of:=[.J40]/[.H40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21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0" calcext:value-type="float">
            <text:p>6890</text:p>
          </table:table-cell>
          <table:table-cell table:style-name="ce34" office:value-type="float" office:value="48.45" calcext:value-type="float">
            <text:p>48.45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1" calcext:value-type="float">
            <text:p>6891</text:p>
          </table:table-cell>
          <table:table-cell table:style-name="ce34" office:value-type="float" office:value="52.11" calcext:value-type="float">
            <text:p>52.1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4" calcext:value-type="float">
            <text:p>6894</text:p>
          </table:table-cell>
          <table:table-cell table:style-name="ce34" office:value-type="float" office:value="62.31" calcext:value-type="float">
            <text:p>62.3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895" calcext:value-type="float">
            <text:p>6895</text:p>
          </table:table-cell>
          <table:table-cell table:style-name="ce34" office:value-type="float" office:value="74.19" calcext:value-type="float">
            <text:p>74.1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04" calcext:value-type="float">
            <text:p>6904</text:p>
          </table:table-cell>
          <table:table-cell table:style-name="ce34" office:value-type="float" office:value="72.33" calcext:value-type="float">
            <text:p>72.3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05" calcext:value-type="float">
            <text:p>6905</text:p>
          </table:table-cell>
          <table:table-cell table:style-name="ce34" office:value-type="float" office:value="73.46" calcext:value-type="float">
            <text:p>73.4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0" calcext:value-type="float">
            <text:p>6910</text:p>
          </table:table-cell>
          <table:table-cell table:style-name="ce34" office:value-type="float" office:value="76.2" calcext:value-type="float">
            <text:p>76.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1" calcext:value-type="float">
            <text:p>6911</text:p>
          </table:table-cell>
          <table:table-cell table:style-name="ce34" office:value-type="float" office:value="83.61" calcext:value-type="float">
            <text:p>83.6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7" calcext:value-type="float">
            <text:p>6917</text:p>
          </table:table-cell>
          <table:table-cell table:style-name="ce34" office:value-type="float" office:value="86.68" calcext:value-type="float">
            <text:p>86.6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18" calcext:value-type="float">
            <text:p>6918</text:p>
          </table:table-cell>
          <table:table-cell table:style-name="ce34" office:value-type="float" office:value="67.08" calcext:value-type="float">
            <text:p>67.0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4" calcext:value-type="float">
            <text:p>6954</text:p>
          </table:table-cell>
          <table:table-cell table:style-name="ce34" office:value-type="float" office:value="94.21" calcext:value-type="float">
            <text:p>94.2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5" calcext:value-type="float">
            <text:p>6955</text:p>
          </table:table-cell>
          <table:table-cell table:style-name="ce34" office:value-type="float" office:value="71.22" calcext:value-type="float">
            <text:p>71.2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56" calcext:value-type="float">
            <text:p>6956</text:p>
          </table:table-cell>
          <table:table-cell table:style-name="ce34" office:value-type="float" office:value="72.84" calcext:value-type="float">
            <text:p>72.8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3" calcext:value-type="float">
            <text:p>6963</text:p>
          </table:table-cell>
          <table:table-cell table:style-name="ce34" office:value-type="float" office:value="72.55" calcext:value-type="float">
            <text:p>72.55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4" calcext:value-type="float">
            <text:p>6964</text:p>
          </table:table-cell>
          <table:table-cell table:style-name="ce34" office:value-type="float" office:value="75.49" calcext:value-type="float">
            <text:p>75.4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5" calcext:value-type="float">
            <text:p>6965</text:p>
          </table:table-cell>
          <table:table-cell table:style-name="ce34" office:value-type="float" office:value="78.13" calcext:value-type="float">
            <text:p>78.1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6" calcext:value-type="float">
            <text:p>6966</text:p>
          </table:table-cell>
          <table:table-cell table:style-name="ce34" office:value-type="float" office:value="66.2" calcext:value-type="float">
            <text:p>66.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7" calcext:value-type="float">
            <text:p>6967</text:p>
          </table:table-cell>
          <table:table-cell table:style-name="ce34" office:value-type="float" office:value="79.7" calcext:value-type="float">
            <text:p>79.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8" calcext:value-type="float">
            <text:p>6968</text:p>
          </table:table-cell>
          <table:table-cell table:style-name="ce34" office:value-type="float" office:value="67.86" calcext:value-type="float">
            <text:p>67.8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69" calcext:value-type="float">
            <text:p>6969</text:p>
          </table:table-cell>
          <table:table-cell table:style-name="ce34" office:value-type="float" office:value="72.88" calcext:value-type="float">
            <text:p>72.8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0" calcext:value-type="float">
            <text:p>6970</text:p>
          </table:table-cell>
          <table:table-cell table:style-name="ce34" office:value-type="float" office:value="81.79" calcext:value-type="float">
            <text:p>81.7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1" calcext:value-type="float">
            <text:p>6971</text:p>
          </table:table-cell>
          <table:table-cell table:style-name="ce34" office:value-type="float" office:value="64.14" calcext:value-type="float">
            <text:p>64.1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42:.C63])" office:value-type="float" office:value="1593.43" calcext:value-type="float">
            <text:p>1593.43</text:p>
          </table:table-cell>
          <table:table-cell table:style-name="ce33" table:formula="of:=SUM([.D42:.D63])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2"/>
          <table:table-cell table:style-name="ce33" office:value-type="float" office:value="25.1" calcext:value-type="float">
            <text:p>25.1</text:p>
          </table:table-cell>
          <table:table-cell table:style-name="ce35" table:formula="of:=[.F64]/3600/[.G64]" office:value-type="percentage" office:value="0" calcext:value-type="percentage">
            <text:p>0.0%</text:p>
          </table:table-cell>
          <table:table-cell table:style-name="ce37" table:formula="of:=[.G64]*3600*0.000013*1000" office:value-type="float" office:value="1174.68" calcext:value-type="float">
            <text:p>1174.68</text:p>
          </table:table-cell>
          <table:table-cell table:style-name="ce39" table:formula="of:=[.C64]/[.I64]" office:value-type="percentage" office:value="1.35648006265536" calcext:value-type="percentage">
            <text:p>135.6%</text:p>
          </table:table-cell>
          <table:table-cell table:style-name="ce39" table:formula="of:=[.J64]/[.H64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8.86deg Dummy</text:p>
          </table:table-cell>
          <table:table-cell table:style-name="ce2" table:number-columns-repeated="6"/>
          <table:table-cell table:style-name="ce6" office:value-type="string" calcext:value-type="string">
            <text:p>@ 41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901" calcext:value-type="float">
            <text:p>6901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table:number-columns-repeated="5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902" calcext:value-type="float">
            <text:p>6902</text:p>
          </table:table-cell>
          <table:table-cell table:style-name="ce2" office:value-type="float" office:value="142.02" calcext:value-type="float">
            <text:p>142.02</text:p>
          </table:table-cell>
          <table:table-cell table:style-name="ce2" table:number-columns-repeated="5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903" calcext:value-type="float">
            <text:p>6903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number-columns-repeated="5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67:.C69])" office:value-type="float" office:value="310.42" calcext:value-type="float">
            <text:p>310.42</text:p>
          </table:table-cell>
          <table:table-cell table:style-name="ce33" table:formula="of:=SUM([.D67:.D69])" office:value-type="float" office:value="0" calcext:value-type="float">
            <text:p>0</text:p>
          </table:table-cell>
          <table:table-cell table:style-name="ce33" office:value-type="float" office:value="41" calcext:value-type="float">
            <text:p>41</text:p>
          </table:table-cell>
          <table:table-cell table:style-name="ce32"/>
          <table:table-cell table:style-name="ce33" office:value-type="float" office:value="1.8" calcext:value-type="float">
            <text:p>1.8</text:p>
          </table:table-cell>
          <table:table-cell table:style-name="ce35" table:formula="of:=[.F70]/3600/[.G70]" office:value-type="percentage" office:value="0" calcext:value-type="percentage">
            <text:p>0.0%</text:p>
          </table:table-cell>
          <table:table-cell table:style-name="ce37" table:formula="of:=[.G70]*3600*0.000013*1000" office:value-type="float" office:value="84.24" calcext:value-type="float">
            <text:p>84.24</text:p>
          </table:table-cell>
          <table:table-cell table:style-name="ce39" table:formula="of:=[.C70]/[.I70]" office:value-type="percentage" office:value="3.6849477682811" calcext:value-type="percentage">
            <text:p>368.5%</text:p>
          </table:table-cell>
          <table:table-cell table:style-name="ce39" table:formula="of:=[.J70]/[.H70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/>
          <table:table-cell table:number-columns-repeated="1016"/>
        </table:table-row>
        <table:table-row table:style-name="ro6">
          <table:table-cell table:style-name="ce2" office:value-type="string" calcext:value-type="string">
            <text:p>11.86deg LH2</text:p>
          </table:table-cell>
          <table:table-cell table:style-name="ce2"/>
          <table:table-cell/>
          <table:table-cell table:style-name="ce2" table:number-columns-repeated="4"/>
          <table:table-cell table:style-name="ce6" office:value-type="string" calcext:value-type="string">
            <text:p>@ 20uA (mC)</text:p>
          </table:table-cell>
          <table:table-cell table:style-name="ce2" table:number-columns-repeated="4"/>
          <table:table-cell table:number-columns-repeated="1012"/>
        </table:table-row>
        <table:table-row table:style-name="ro6">
          <table:table-cell table:style-name="ce32"/>
          <table:table-cell table:style-name="ce2" office:value-type="float" office:value="6926" calcext:value-type="float">
            <text:p>6926</text:p>
          </table:table-cell>
          <table:table-cell table:style-name="ce34" office:value-type="float" office:value="72.13" calcext:value-type="float">
            <text:p>72.1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7" calcext:value-type="float">
            <text:p>6927</text:p>
          </table:table-cell>
          <table:table-cell table:style-name="ce34" office:value-type="float" office:value="60.77" calcext:value-type="float">
            <text:p>60.7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6" calcext:value-type="float">
            <text:p>6936</text:p>
          </table:table-cell>
          <table:table-cell table:style-name="ce34" office:value-type="float" office:value="75.13" calcext:value-type="float">
            <text:p>75.1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7" calcext:value-type="float">
            <text:p>6937</text:p>
          </table:table-cell>
          <table:table-cell table:style-name="ce34" office:value-type="float" office:value="67.52" calcext:value-type="float">
            <text:p>67.5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2" calcext:value-type="float">
            <text:p>6942</text:p>
          </table:table-cell>
          <table:table-cell table:style-name="ce34" office:value-type="float" office:value="74.92" calcext:value-type="float">
            <text:p>74.9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3" calcext:value-type="float">
            <text:p>6943</text:p>
          </table:table-cell>
          <table:table-cell table:style-name="ce34" office:value-type="float" office:value="30.45" calcext:value-type="float">
            <text:p>30.45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2" calcext:value-type="float">
            <text:p>6972</text:p>
          </table:table-cell>
          <table:table-cell table:style-name="ce34" office:value-type="float" office:value="29.98" calcext:value-type="float">
            <text:p>29.9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3" calcext:value-type="float">
            <text:p>6973</text:p>
          </table:table-cell>
          <table:table-cell table:style-name="ce34" office:value-type="float" office:value="71.42" calcext:value-type="float">
            <text:p>71.4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3:.C80])" office:value-type="float" office:value="482.32" calcext:value-type="float">
            <text:p>482.32</text:p>
          </table:table-cell>
          <table:table-cell table:style-name="ce33" table:formula="of:=SUM([.D73:.D78])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2"/>
          <table:table-cell table:style-name="ce33" office:value-type="float" office:value="11.3" calcext:value-type="float">
            <text:p>11.3</text:p>
          </table:table-cell>
          <table:table-cell table:style-name="ce35" table:formula="of:=[.F81]/3600/[.G81]" office:value-type="percentage" office:value="0" calcext:value-type="percentage">
            <text:p>0.0%</text:p>
          </table:table-cell>
          <table:table-cell table:style-name="ce37" table:formula="of:=[.G81]*3600*0.000024*1000" office:value-type="float" office:value="976.32" calcext:value-type="float">
            <text:p>976.32</text:p>
          </table:table-cell>
          <table:table-cell table:style-name="ce39" table:formula="of:=[.C81]/[.I81]" office:value-type="percentage" office:value="0.494018354637824" calcext:value-type="percentage">
            <text:p>49.4%</text:p>
          </table:table-cell>
          <table:table-cell table:style-name="ce39" table:formula="of:=[.J81]/[.H81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25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1" calcext:value-type="float">
            <text:p>6921</text:p>
          </table:table-cell>
          <table:table-cell table:style-name="ce34" office:value-type="float" office:value="90.26" calcext:value-type="float">
            <text:p>90.2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2" calcext:value-type="float">
            <text:p>6922</text:p>
          </table:table-cell>
          <table:table-cell table:style-name="ce34" office:value-type="float" office:value="91.36" calcext:value-type="float">
            <text:p>91.3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8" calcext:value-type="float">
            <text:p>6928</text:p>
          </table:table-cell>
          <table:table-cell table:style-name="ce34" office:value-type="float" office:value="103.86" calcext:value-type="float">
            <text:p>103.8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9" calcext:value-type="float">
            <text:p>6929</text:p>
          </table:table-cell>
          <table:table-cell table:style-name="ce34" office:value-type="float" office:value="94.24" calcext:value-type="float">
            <text:p>94.2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0" calcext:value-type="float">
            <text:p>6930</text:p>
          </table:table-cell>
          <table:table-cell table:style-name="ce34" office:value-type="float" office:value="95.74" calcext:value-type="float">
            <text:p>95.7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8" calcext:value-type="float">
            <text:p>6938</text:p>
          </table:table-cell>
          <table:table-cell table:style-name="ce34" office:value-type="float" office:value="98.54" calcext:value-type="float">
            <text:p>98.54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9" calcext:value-type="float">
            <text:p>6939</text:p>
          </table:table-cell>
          <table:table-cell table:style-name="ce34" office:value-type="float" office:value="76.21" calcext:value-type="float">
            <text:p>76.2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3:.C89])" office:value-type="float" office:value="650.21" calcext:value-type="float">
            <text:p>650.21</text:p>
          </table:table-cell>
          <table:table-cell table:style-name="ce33" table:formula="of:=SUM([.D83:.D89])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2"/>
          <table:table-cell table:style-name="ce33" office:value-type="float" office:value="11.3" calcext:value-type="float">
            <text:p>11.3</text:p>
          </table:table-cell>
          <table:table-cell table:style-name="ce35" table:formula="of:=[.F90]/3600/[.G90]" office:value-type="percentage" office:value="0" calcext:value-type="percentage">
            <text:p>0.0%</text:p>
          </table:table-cell>
          <table:table-cell table:style-name="ce37" table:formula="of:=[.G90]*3600*0.000024*1000" office:value-type="float" office:value="976.32" calcext:value-type="float">
            <text:p>976.32</text:p>
          </table:table-cell>
          <table:table-cell table:style-name="ce39" table:formula="of:=[.C90]/[.I90]" office:value-type="percentage" office:value="0.665980416256965" calcext:value-type="percentage">
            <text:p>66.6%</text:p>
          </table:table-cell>
          <table:table-cell table:style-name="ce39" table:formula="of:=[.J90]/[.H90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3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4" calcext:value-type="float">
            <text:p>6924</text:p>
          </table:table-cell>
          <table:table-cell table:style-name="ce34" office:value-type="float" office:value="104.2" calcext:value-type="float">
            <text:p>104.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25" calcext:value-type="float">
            <text:p>6925</text:p>
          </table:table-cell>
          <table:table-cell table:style-name="ce34" office:value-type="float" office:value="95.57" calcext:value-type="float">
            <text:p>95.5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4" calcext:value-type="float">
            <text:p>6934</text:p>
          </table:table-cell>
          <table:table-cell table:style-name="ce34" office:value-type="float" office:value="117.1" calcext:value-type="float">
            <text:p>117.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35" calcext:value-type="float">
            <text:p>6935</text:p>
          </table:table-cell>
          <table:table-cell table:style-name="ce34" office:value-type="float" office:value="100.48" calcext:value-type="float">
            <text:p>100.48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1" calcext:value-type="float">
            <text:p>6941</text:p>
          </table:table-cell>
          <table:table-cell table:style-name="ce34" office:value-type="float" office:value="96.09" calcext:value-type="float">
            <text:p>96.0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4" calcext:value-type="float">
            <text:p>6944</text:p>
          </table:table-cell>
          <table:table-cell table:style-name="ce34" office:value-type="float" office:value="95.36" calcext:value-type="float">
            <text:p>95.3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5" calcext:value-type="float">
            <text:p>6945</text:p>
          </table:table-cell>
          <table:table-cell table:style-name="ce34" office:value-type="float" office:value="99.22" calcext:value-type="float">
            <text:p>99.2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6" calcext:value-type="float">
            <text:p>6946</text:p>
          </table:table-cell>
          <table:table-cell table:style-name="ce34" office:value-type="float" office:value="72.72" calcext:value-type="float">
            <text:p>72.72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47" calcext:value-type="float">
            <text:p>6947</text:p>
          </table:table-cell>
          <table:table-cell table:style-name="ce34" office:value-type="float" office:value="100.19" calcext:value-type="float">
            <text:p>100.19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4" calcext:value-type="float">
            <text:p>6974</text:p>
          </table:table-cell>
          <table:table-cell table:style-name="ce34" office:value-type="float" office:value="121.97" calcext:value-type="float">
            <text:p>121.9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5" calcext:value-type="float">
            <text:p>6975</text:p>
          </table:table-cell>
          <table:table-cell table:style-name="ce34" office:value-type="float" office:value="106.56" calcext:value-type="float">
            <text:p>106.56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6" calcext:value-type="float">
            <text:p>6976</text:p>
          </table:table-cell>
          <table:table-cell table:style-name="ce34" office:value-type="float" office:value="92.37" calcext:value-type="float">
            <text:p>92.37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7" calcext:value-type="float">
            <text:p>6977</text:p>
          </table:table-cell>
          <table:table-cell table:style-name="ce34" office:value-type="float" office:value="102.71" calcext:value-type="float">
            <text:p>102.71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978" calcext:value-type="float">
            <text:p>6978</text:p>
          </table:table-cell>
          <table:table-cell table:style-name="ce34" office:value-type="float" office:value="99.93" calcext:value-type="float">
            <text:p>99.93</text:p>
          </table:table-cell>
          <table:table-cell table:style-name="ce33" table:number-columns-repeated="2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92:.C105])" office:value-type="float" office:value="1404.47" calcext:value-type="float">
            <text:p>1404.47</text:p>
          </table:table-cell>
          <table:table-cell table:style-name="ce33" table:formula="of:=SUM([.D92:.D105])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32"/>
          <table:table-cell table:style-name="ce33" office:value-type="float" office:value="11.3" calcext:value-type="float">
            <text:p>11.3</text:p>
          </table:table-cell>
          <table:table-cell table:style-name="ce35" table:formula="of:=[.F106]/3600/[.G106]" office:value-type="percentage" office:value="0" calcext:value-type="percentage">
            <text:p>0.0%</text:p>
          </table:table-cell>
          <table:table-cell table:style-name="ce37" table:formula="of:=[.G106]*3600*0.000024*1000" office:value-type="float" office:value="976.32" calcext:value-type="float">
            <text:p>976.32</text:p>
          </table:table-cell>
          <table:table-cell table:style-name="ce39" table:formula="of:=[.C106]/[.I106]" office:value-type="percentage" office:value="1.43853449688627" calcext:value-type="percentage">
            <text:p>143.9%</text:p>
          </table:table-cell>
          <table:table-cell table:style-name="ce39" table:formula="of:=[.J106]/[.H10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11.86deg Dummy</text:p>
          </table:table-cell>
          <table:table-cell table:style-name="ce2" table:number-columns-repeated="6"/>
          <table:table-cell table:style-name="ce6" office:value-type="string" calcext:value-type="string">
            <text:p>@ 40uA (mC)</text:p>
          </table:table-cell>
          <table:table-cell table:style-name="ce2" table:number-columns-repeated="3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932" calcext:value-type="float">
            <text:p>6932</text:p>
          </table:table-cell>
          <table:table-cell table:style-name="ce2" office:value-type="float" office:value="116.64" calcext:value-type="float">
            <text:p>116.64</text:p>
          </table:table-cell>
          <table:table-cell table:style-name="ce2" table:number-columns-repeated="4"/>
          <table:table-cell table:style-name="ce6"/>
          <table:table-cell table:style-name="ce2" table:number-columns-repeated="3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933" calcext:value-type="float">
            <text:p>6933</text:p>
          </table:table-cell>
          <table:table-cell table:style-name="ce2" office:value-type="float" office:value="86.44" calcext:value-type="float">
            <text:p>86.44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09:.C110])" office:value-type="float" office:value="203.08" calcext:value-type="float">
            <text:p>203.08</text:p>
          </table:table-cell>
          <table:table-cell table:style-name="ce33" table:formula="of:=SUM([.D108:.D109])" office:value-type="float" office:value="0" calcext:value-type="float">
            <text:p>0</text:p>
          </table:table-cell>
          <table:table-cell table:style-name="ce33" office:value-type="float" office:value="40" calcext:value-type="float">
            <text:p>40</text:p>
          </table:table-cell>
          <table:table-cell table:style-name="ce32"/>
          <table:table-cell table:style-name="ce33" office:value-type="float" office:value="0.8" calcext:value-type="float">
            <text:p>0.8</text:p>
          </table:table-cell>
          <table:table-cell table:style-name="ce35" table:formula="of:=[.F111]/3600/[.G111]" office:value-type="percentage" office:value="0" calcext:value-type="percentage">
            <text:p>0.0%</text:p>
          </table:table-cell>
          <table:table-cell table:style-name="ce37" table:formula="of:=[.G111]*3600*0.000024*1000" office:value-type="float" office:value="69.12" calcext:value-type="float">
            <text:p>69.12</text:p>
          </table:table-cell>
          <table:table-cell table:style-name="ce39" table:formula="of:=[.C111]/[.I111]" office:value-type="percentage" office:value="2.9380787037037" calcext:value-type="percentage">
            <text:p>293.8%</text:p>
          </table:table-cell>
          <table:table-cell table:style-name="ce39" table:formula="of:=[.J111]/[.H111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style-name="ce2" office:value-type="string" calcext:value-type="string">
            <text:p>6.00deg LH2</text:p>
          </table:table-cell>
          <table:table-cell table:style-name="ce34" table:number-columns-repeated="4"/>
          <table:table-cell table:style-name="ce2" table:number-columns-repeated="2"/>
          <table:table-cell table:style-name="ce6" office:value-type="string" calcext:value-type="string">
            <text:p>@ 16uA (mC)</text:p>
          </table:table-cell>
          <table:table-cell table:style-name="ce2" table:number-columns-repeated="3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0" calcext:value-type="float">
            <text:p>6980</text:p>
          </table:table-cell>
          <table:table-cell table:style-name="ce34" office:value-type="float" office:value="36.23" calcext:value-type="float">
            <text:p>36.2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1" calcext:value-type="float">
            <text:p>6981</text:p>
          </table:table-cell>
          <table:table-cell table:style-name="ce34" office:value-type="float" office:value="41.97" calcext:value-type="float">
            <text:p>41.9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2" calcext:value-type="float">
            <text:p>6982</text:p>
          </table:table-cell>
          <table:table-cell table:style-name="ce34" office:value-type="float" office:value="57.92" calcext:value-type="float">
            <text:p>57.9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3" calcext:value-type="float">
            <text:p>6983</text:p>
          </table:table-cell>
          <table:table-cell table:style-name="ce34" office:value-type="float" office:value="62.94" calcext:value-type="float">
            <text:p>62.94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4" calcext:value-type="float">
            <text:p>6984</text:p>
          </table:table-cell>
          <table:table-cell table:style-name="ce34" office:value-type="float" office:value="52.89" calcext:value-type="float">
            <text:p>52.89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5" calcext:value-type="float">
            <text:p>6985</text:p>
          </table:table-cell>
          <table:table-cell table:style-name="ce34" office:value-type="float" office:value="54.3" calcext:value-type="float">
            <text:p>54.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6" calcext:value-type="float">
            <text:p>6986</text:p>
          </table:table-cell>
          <table:table-cell table:style-name="ce34" office:value-type="float" office:value="56.5" calcext:value-type="float">
            <text:p>56.5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7" calcext:value-type="float">
            <text:p>6987</text:p>
          </table:table-cell>
          <table:table-cell table:style-name="ce34" office:value-type="float" office:value="60.31" calcext:value-type="float">
            <text:p>60.3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8" calcext:value-type="float">
            <text:p>6988</text:p>
          </table:table-cell>
          <table:table-cell table:style-name="ce34" office:value-type="float" office:value="57.07" calcext:value-type="float">
            <text:p>57.0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89" calcext:value-type="float">
            <text:p>6989</text:p>
          </table:table-cell>
          <table:table-cell table:style-name="ce34" office:value-type="float" office:value="54.2" calcext:value-type="float">
            <text:p>54.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0" calcext:value-type="float">
            <text:p>6990</text:p>
          </table:table-cell>
          <table:table-cell table:style-name="ce34" office:value-type="float" office:value="57.08" calcext:value-type="float">
            <text:p>57.0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1" calcext:value-type="float">
            <text:p>6991</text:p>
          </table:table-cell>
          <table:table-cell/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2" calcext:value-type="float">
            <text:p>6992</text:p>
          </table:table-cell>
          <table:table-cell table:style-name="ce34" office:value-type="float" office:value="56.82" calcext:value-type="float">
            <text:p>56.8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3" calcext:value-type="float">
            <text:p>6993</text:p>
          </table:table-cell>
          <table:table-cell table:style-name="ce34" office:value-type="float" office:value="53.73" calcext:value-type="float">
            <text:p>53.7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4" calcext:value-type="float">
            <text:p>6994</text:p>
          </table:table-cell>
          <table:table-cell table:style-name="ce34" office:value-type="float" office:value="55" calcext:value-type="float">
            <text:p>55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5" calcext:value-type="float">
            <text:p>6995</text:p>
          </table:table-cell>
          <table:table-cell table:style-name="ce34" office:value-type="float" office:value="47.03" calcext:value-type="float">
            <text:p>47.0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6" calcext:value-type="float">
            <text:p>6996</text:p>
          </table:table-cell>
          <table:table-cell table:style-name="ce34" office:value-type="float" office:value="58.56" calcext:value-type="float">
            <text:p>58.56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7" calcext:value-type="float">
            <text:p>6997</text:p>
          </table:table-cell>
          <table:table-cell table:style-name="ce34" office:value-type="float" office:value="51.28" calcext:value-type="float">
            <text:p>51.2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6998" calcext:value-type="float">
            <text:p>6998</text:p>
          </table:table-cell>
          <table:table-cell table:style-name="ce34" office:value-type="float" office:value="56.32" calcext:value-type="float">
            <text:p>56.3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2" calcext:value-type="float">
            <text:p>7002</text:p>
          </table:table-cell>
          <table:table-cell table:style-name="ce34" office:value-type="float" office:value="58.22" calcext:value-type="float">
            <text:p>58.2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3" calcext:value-type="float">
            <text:p>7003</text:p>
          </table:table-cell>
          <table:table-cell table:style-name="ce34" office:value-type="float" office:value="59.28" calcext:value-type="float">
            <text:p>59.2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4" calcext:value-type="float">
            <text:p>7004</text:p>
          </table:table-cell>
          <table:table-cell table:style-name="ce34" office:value-type="float" office:value="54.73" calcext:value-type="float">
            <text:p>54.7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5" calcext:value-type="float">
            <text:p>7005</text:p>
          </table:table-cell>
          <table:table-cell table:style-name="ce34" office:value-type="float" office:value="48.28" calcext:value-type="float">
            <text:p>48.2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6" calcext:value-type="float">
            <text:p>7006</text:p>
          </table:table-cell>
          <table:table-cell table:style-name="ce34" office:value-type="float" office:value="51.72" calcext:value-type="float">
            <text:p>51.7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7" calcext:value-type="float">
            <text:p>7007</text:p>
          </table:table-cell>
          <table:table-cell table:style-name="ce34" office:value-type="float" office:value="57.11" calcext:value-type="float">
            <text:p>57.1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09" calcext:value-type="float">
            <text:p>7009</text:p>
          </table:table-cell>
          <table:table-cell table:style-name="ce34" office:value-type="float" office:value="48.59" calcext:value-type="float">
            <text:p>48.59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0" calcext:value-type="float">
            <text:p>7010</text:p>
          </table:table-cell>
          <table:table-cell table:style-name="ce27" office:value-type="float" office:value="51.72" calcext:value-type="float">
            <text:p>51.7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1" calcext:value-type="float">
            <text:p>7011</text:p>
          </table:table-cell>
          <table:table-cell table:style-name="ce34" office:value-type="float" office:value="57.52" calcext:value-type="float">
            <text:p>57.5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2" calcext:value-type="float">
            <text:p>7012</text:p>
          </table:table-cell>
          <table:table-cell table:style-name="ce34" office:value-type="float" office:value="45.54" calcext:value-type="float">
            <text:p>45.54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3" calcext:value-type="float">
            <text:p>7013</text:p>
          </table:table-cell>
          <table:table-cell table:style-name="ce34" office:value-type="float" office:value="62.84" calcext:value-type="float">
            <text:p>62.84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4" calcext:value-type="float">
            <text:p>7014</text:p>
          </table:table-cell>
          <table:table-cell table:style-name="ce34" office:value-type="float" office:value="58.24" calcext:value-type="float">
            <text:p>58.24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5" calcext:value-type="float">
            <text:p>7015</text:p>
          </table:table-cell>
          <table:table-cell table:style-name="ce34" office:value-type="float" office:value="56.37" calcext:value-type="float">
            <text:p>56.3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6" calcext:value-type="float">
            <text:p>7016</text:p>
          </table:table-cell>
          <table:table-cell table:style-name="ce34" office:value-type="float" office:value="46.01" calcext:value-type="float">
            <text:p>46.0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7" calcext:value-type="float">
            <text:p>7017</text:p>
          </table:table-cell>
          <table:table-cell table:style-name="ce34" table:number-columns-repeated="3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8" calcext:value-type="float">
            <text:p>7018</text:p>
          </table:table-cell>
          <table:table-cell table:style-name="ce34" office:value-type="float" office:value="56.18" calcext:value-type="float">
            <text:p>56.1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19" calcext:value-type="float">
            <text:p>7019</text:p>
          </table:table-cell>
          <table:table-cell table:style-name="ce34" office:value-type="float" office:value="47.63" calcext:value-type="float">
            <text:p>47.6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2" calcext:value-type="float">
            <text:p>7022</text:p>
          </table:table-cell>
          <table:table-cell table:style-name="ce34" office:value-type="float" office:value="56.25" calcext:value-type="float">
            <text:p>56.25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3" calcext:value-type="float">
            <text:p>7023</text:p>
          </table:table-cell>
          <table:table-cell table:style-name="ce34" office:value-type="float" office:value="58.01" calcext:value-type="float">
            <text:p>58.0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4" calcext:value-type="float">
            <text:p>7024</text:p>
          </table:table-cell>
          <table:table-cell table:style-name="ce34" office:value-type="float" office:value="57.67" calcext:value-type="float">
            <text:p>57.6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5" calcext:value-type="float">
            <text:p>7025</text:p>
          </table:table-cell>
          <table:table-cell table:style-name="ce34" office:value-type="float" office:value="65.21" calcext:value-type="float">
            <text:p>65.2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6" calcext:value-type="float">
            <text:p>7026</text:p>
          </table:table-cell>
          <table:table-cell table:style-name="ce34" office:value-type="float" office:value="55.57" calcext:value-type="float">
            <text:p>55.5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8" calcext:value-type="float">
            <text:p>7028</text:p>
          </table:table-cell>
          <table:table-cell table:style-name="ce34" office:value-type="float" office:value="53.04" calcext:value-type="float">
            <text:p>53.04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29" calcext:value-type="float">
            <text:p>7029</text:p>
          </table:table-cell>
          <table:table-cell table:style-name="ce34" office:value-type="float" office:value="54.48" calcext:value-type="float">
            <text:p>54.4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/>
          <table:table-cell table:style-name="ce33" table:formula="of:=SUM([.C114:.C156])" office:value-type="float" office:value="2230.36" calcext:value-type="float">
            <text:p>2230.36</text:p>
          </table:table-cell>
          <table:table-cell table:style-name="ce33" table:formula="of:=SUM([.D114:.D156])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2"/>
          <table:table-cell table:style-name="ce33" office:value-type="float" office:value="38.9" calcext:value-type="float">
            <text:p>38.9</text:p>
          </table:table-cell>
          <table:table-cell table:style-name="ce35" table:formula="of:=[.F157]/3600/[.G157]" office:value-type="percentage" office:value="0" calcext:value-type="percentage">
            <text:p>0.0%</text:p>
          </table:table-cell>
          <table:table-cell table:style-name="ce37" table:formula="of:=[.G157]*3600*0.000008*1000" office:value-type="float" office:value="1120.32" calcext:value-type="float">
            <text:p>1120.32</text:p>
          </table:table-cell>
          <table:table-cell table:style-name="ce39" table:formula="of:=[.C157]/[.I157]" office:value-type="percentage" office:value="1.99082405027135" calcext:value-type="percentage">
            <text:p>199.1%</text:p>
          </table:table-cell>
          <table:table-cell table:style-name="ce39" table:formula="of:=[.J157]/[.H157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6">
          <table:table-cell table:style-name="ce2"/>
          <table:table-cell table:style-name="ce34" table:number-columns-repeated="4"/>
          <table:table-cell table:style-name="ce2" table:number-columns-repeated="2"/>
          <table:table-cell table:style-name="ce6" office:value-type="string" calcext:value-type="string">
            <text:p>@ 11uA (mC)</text:p>
          </table:table-cell>
          <table:table-cell table:style-name="ce2" table:number-columns-repeated="3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0" calcext:value-type="float">
            <text:p>7030</text:p>
          </table:table-cell>
          <table:table-cell table:style-name="ce34" office:value-type="float" office:value="6.58" calcext:value-type="float">
            <text:p>6.5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1" calcext:value-type="float">
            <text:p>7031</text:p>
          </table:table-cell>
          <table:table-cell table:style-name="ce34" office:value-type="float" office:value="39.07" calcext:value-type="float">
            <text:p>39.0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2" calcext:value-type="float">
            <text:p>7032</text:p>
          </table:table-cell>
          <table:table-cell table:style-name="ce34" office:value-type="float" office:value="39.05" calcext:value-type="float">
            <text:p>39.05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3" calcext:value-type="float">
            <text:p>7033</text:p>
          </table:table-cell>
          <table:table-cell table:style-name="ce34" office:value-type="float" office:value="35.57" calcext:value-type="float">
            <text:p>35.5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4" calcext:value-type="float">
            <text:p>7034</text:p>
          </table:table-cell>
          <table:table-cell table:style-name="ce34" office:value-type="float" office:value="37.7" calcext:value-type="float">
            <text:p>37.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5" calcext:value-type="float">
            <text:p>7035</text:p>
          </table:table-cell>
          <table:table-cell table:style-name="ce34" office:value-type="float" office:value="38.82" calcext:value-type="float">
            <text:p>38.8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6" calcext:value-type="float">
            <text:p>7036</text:p>
          </table:table-cell>
          <table:table-cell table:style-name="ce34" office:value-type="float" office:value="40.66" calcext:value-type="float">
            <text:p>40.66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7" calcext:value-type="float">
            <text:p>7037</text:p>
          </table:table-cell>
          <table:table-cell table:style-name="ce34" office:value-type="float" office:value="38.21" calcext:value-type="float">
            <text:p>38.2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8" calcext:value-type="float">
            <text:p>7038</text:p>
          </table:table-cell>
          <table:table-cell table:style-name="ce34" office:value-type="float" office:value="21.1" calcext:value-type="float">
            <text:p>21.1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39" calcext:value-type="float">
            <text:p>7039</text:p>
          </table:table-cell>
          <table:table-cell table:style-name="ce34" office:value-type="float" office:value="42.38" calcext:value-type="float">
            <text:p>42.38</text:p>
          </table:table-cell>
          <table:table-cell/>
          <table:table-cell table:style-name="ce34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0" calcext:value-type="float">
            <text:p>7040</text:p>
          </table:table-cell>
          <table:table-cell table:style-name="ce34" office:value-type="float" office:value="41.45" calcext:value-type="float">
            <text:p>41.45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1" calcext:value-type="float">
            <text:p>7041</text:p>
          </table:table-cell>
          <table:table-cell table:style-name="ce34" office:value-type="float" office:value="38.83" calcext:value-type="float">
            <text:p>38.83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2" calcext:value-type="float">
            <text:p>7042</text:p>
          </table:table-cell>
          <table:table-cell table:style-name="ce34" office:value-type="float" office:value="38.48" calcext:value-type="float">
            <text:p>38.48</text:p>
          </table:table-cell>
          <table:table-cell/>
          <table:table-cell table:style-name="ce34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3" calcext:value-type="float">
            <text:p>7043</text:p>
          </table:table-cell>
          <table:table-cell table:style-name="ce34" office:value-type="float" office:value="51.32" calcext:value-type="float">
            <text:p>51.32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4" calcext:value-type="float">
            <text:p>7044</text:p>
          </table:table-cell>
          <table:table-cell table:style-name="ce34" office:value-type="float" office:value="39.48" calcext:value-type="float">
            <text:p>39.48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6">
          <table:table-cell table:style-name="ce2"/>
          <table:table-cell table:style-name="ce34" office:value-type="float" office:value="7045" calcext:value-type="float">
            <text:p>7045</text:p>
          </table:table-cell>
          <table:table-cell table:style-name="ce34" office:value-type="float" office:value="48.27" calcext:value-type="float">
            <text:p>48.27</text:p>
          </table:table-cell>
          <table:table-cell table:style-name="ce34" table:number-columns-repeated="2"/>
          <table:table-cell table:style-name="ce2" table:number-columns-repeated="6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/>
          <table:table-cell table:style-name="ce33" table:formula="of:=SUM([.C159:.C174])" office:value-type="float" office:value="596.97" calcext:value-type="float">
            <text:p>596.97</text:p>
          </table:table-cell>
          <table:table-cell table:style-name="ce33" table:formula="of:=SUM([.D159:.D174])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2"/>
          <table:table-cell table:style-name="ce33" office:value-type="float" office:value="38.9" calcext:value-type="float">
            <text:p>38.9</text:p>
          </table:table-cell>
          <table:table-cell table:style-name="ce35" table:formula="of:=[.F175]/3600/[.G175]" office:value-type="percentage" office:value="0" calcext:value-type="percentage">
            <text:p>0.0%</text:p>
          </table:table-cell>
          <table:table-cell table:style-name="ce37" table:formula="of:=[.G175]*3600*0.000008*1000" office:value-type="float" office:value="1120.32" calcext:value-type="float">
            <text:p>1120.32</text:p>
          </table:table-cell>
          <table:table-cell table:style-name="ce39" table:formula="of:=[.C175]/[.I175]" office:value-type="percentage" office:value="0.532856683804627" calcext:value-type="percentage">
            <text:p>53.3%</text:p>
          </table:table-cell>
          <table:table-cell table:style-name="ce39" table:formula="of:=[.J175]/[.H17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6.00deg Dummy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34" office:value-type="float" office:value="6999" calcext:value-type="float">
            <text:p>6999</text:p>
          </table:table-cell>
          <table:table-cell table:style-name="ce2" office:value-type="float" office:value="132.52" calcext:value-type="float">
            <text:p>132.5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34" office:value-type="float" office:value="7000" calcext:value-type="float">
            <text:p>7000</text:p>
          </table:table-cell>
          <table:table-cell table:style-name="ce2" office:value-type="float" office:value="139.05" calcext:value-type="float">
            <text:p>139.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34" office:value-type="float" office:value="7001" calcext:value-type="float">
            <text:p>7001</text:p>
          </table:table-cell>
          <table:table-cell table:style-name="ce2" office:value-type="float" office:value="92.79" calcext:value-type="float">
            <text:p>92.7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77:.C180])" office:value-type="float" office:value="364.36" calcext:value-type="float">
            <text:p>364.36</text:p>
          </table:table-cell>
          <table:table-cell table:style-name="ce33" table:formula="of:=SUM([.D177:.D179])" office:value-type="float" office:value="0" calcext:value-type="float">
            <text:p>0</text:p>
          </table:table-cell>
          <table:table-cell table:style-name="ce33"/>
          <table:table-cell table:style-name="ce32"/>
          <table:table-cell table:style-name="ce33" office:value-type="float" office:value="2.7" calcext:value-type="float">
            <text:p>2.7</text:p>
          </table:table-cell>
          <table:table-cell table:style-name="ce35" table:formula="of:=[.F181]/3600/[.G181]" office:value-type="percentage" office:value="0" calcext:value-type="percentage">
            <text:p>0.0%</text:p>
          </table:table-cell>
          <table:table-cell table:style-name="ce37" table:formula="of:=[.G181]*3600*0.000008*1000" office:value-type="float" office:value="77.76" calcext:value-type="float">
            <text:p>77.76</text:p>
          </table:table-cell>
          <table:table-cell table:style-name="ce39" table:formula="of:=[.C181]/[.I181]" office:value-type="percentage" office:value="4.68569958847737" calcext:value-type="percentage">
            <text:p>468.6%</text:p>
          </table:table-cell>
          <table:table-cell table:style-name="ce39" table:formula="of:=[.J181]/[.H181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3p8" table:style-name="ta5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3" office:value-type="float" office:value="6.79" calcext:value-type="float">
            <text:p>6.79</text:p>
          </table:table-cell>
          <table:table-cell table:style-name="ce44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4"/>
            <table:table-cell table:style-name="ce49" office:value-type="float" office:value="6694" calcext:value-type="float">
              <text:p>6694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60" table:formula="of:=(48+[.C4])" office:value-type="float" office:value="66" calcext:value-type="float">
              <text:p>66</text:p>
            </table:table-cell>
            <table:table-cell table:style-name="ce60" office:value-type="float" office:value="11" calcext:value-type="float">
              <text:p>11</text:p>
            </table:table-cell>
            <table:table-cell table:style-name="ce60"/>
            <table:table-cell table:style-name="ce44" office:value-type="float" office:value="19" calcext:value-type="float">
              <text:p>19</text:p>
            </table:table-cell>
            <table:table-cell table:style-name="ce60" table:formula="of:=(48+[.G4])" office:value-type="float" office:value="67" calcext:value-type="float">
              <text:p>67</text:p>
            </table:table-cell>
            <table:table-cell table:style-name="ce60" office:value-type="float" office:value="7" calcext:value-type="float">
              <text:p>7</text:p>
            </table:table-cell>
            <table:table-cell table:style-name="ce60"/>
            <table:table-cell table:style-name="ce60" table:formula="of:=(([.D4]*60*60)+([.E4]*60)+[.F4])" office:value-type="float" office:value="238260" calcext:value-type="float">
              <text:p>238260</text:p>
            </table:table-cell>
            <table:table-cell table:style-name="ce60" table:formula="of:=(([.H4]*60*60)+([.I4]*60)+[.J4])" office:value-type="float" office:value="241620" calcext:value-type="float">
              <text:p>241620</text:p>
            </table:table-cell>
            <table:table-cell table:style-name="ce60" table:formula="of:=([.L4]-[.K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5" calcext:value-type="float">
              <text:p>6695</text:p>
            </table:table-cell>
            <table:table-cell table:style-name="ce44" office:value-type="float" office:value="19" calcext:value-type="float">
              <text:p>19</text:p>
            </table:table-cell>
            <table:table-cell table:style-name="ce60" table:formula="of:=(48+[.C5])" office:value-type="float" office:value="67" calcext:value-type="float">
              <text:p>67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/>
            <table:table-cell table:style-name="ce44" office:value-type="float" office:value="20" calcext:value-type="float">
              <text:p>20</text:p>
            </table:table-cell>
            <table:table-cell table:style-name="ce60" table:formula="of:=(48+[.G5])" office:value-type="float" office:value="68" calcext:value-type="float">
              <text:p>68</text:p>
            </table:table-cell>
            <table:table-cell table:style-name="ce60" office:value-type="float" office:value="11" calcext:value-type="float">
              <text:p>11</text:p>
            </table:table-cell>
            <table:table-cell table:style-name="ce60"/>
            <table:table-cell table:style-name="ce60" table:formula="of:=(([.D5]*60*60)+([.E5]*60)+[.F5])" office:value-type="float" office:value="241680" calcext:value-type="float">
              <text:p>241680</text:p>
            </table:table-cell>
            <table:table-cell table:style-name="ce60" table:formula="of:=(([.H5]*60*60)+([.I5]*60)+[.J5])" office:value-type="float" office:value="245460" calcext:value-type="float">
              <text:p>245460</text:p>
            </table:table-cell>
            <table:table-cell table:style-name="ce60" table:formula="of:=([.L5]-[.K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6" calcext:value-type="float">
              <text:p>6696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60" table:formula="of:=(48+[.C6])" office:value-type="float" office:value="68" calcext:value-type="float">
              <text:p>68</text:p>
            </table:table-cell>
            <table:table-cell table:style-name="ce60" office:value-type="float" office:value="12" calcext:value-type="float">
              <text:p>12</text:p>
            </table:table-cell>
            <table:table-cell table:style-name="ce60"/>
            <table:table-cell table:style-name="ce44" office:value-type="float" office:value="21" calcext:value-type="float">
              <text:p>21</text:p>
            </table:table-cell>
            <table:table-cell table:style-name="ce60" table:formula="of:=(48+[.G6])" office:value-type="float" office:value="69" calcext:value-type="float">
              <text:p>69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/>
            <table:table-cell table:style-name="ce60" table:formula="of:=(([.D6]*60*60)+([.E6]*60)+[.F6])" office:value-type="float" office:value="245520" calcext:value-type="float">
              <text:p>245520</text:p>
            </table:table-cell>
            <table:table-cell table:style-name="ce60" table:formula="of:=(([.H6]*60*60)+([.I6]*60)+[.J6])" office:value-type="float" office:value="248880" calcext:value-type="float">
              <text:p>248880</text:p>
            </table:table-cell>
            <table:table-cell table:style-name="ce60" table:formula="of:=([.L6]-[.K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7" calcext:value-type="float">
              <text:p>6697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60" table:formula="of:=(48+[.C7])" office:value-type="float" office:value="69" calcext:value-type="float">
              <text:p>69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/>
            <table:table-cell table:style-name="ce44" office:value-type="float" office:value="22" calcext:value-type="float">
              <text:p>22</text:p>
            </table:table-cell>
            <table:table-cell table:style-name="ce60" table:formula="of:=(48+[.G7])" office:value-type="float" office:value="70" calcext:value-type="float">
              <text:p>70</text:p>
            </table:table-cell>
            <table:table-cell table:style-name="ce60" office:value-type="float" office:value="20" calcext:value-type="float">
              <text:p>20</text:p>
            </table:table-cell>
            <table:table-cell table:style-name="ce60"/>
            <table:table-cell table:style-name="ce60" table:formula="of:=(([.D7]*60*60)+([.E7]*60)+[.F7])" office:value-type="float" office:value="248940" calcext:value-type="float">
              <text:p>248940</text:p>
            </table:table-cell>
            <table:table-cell table:style-name="ce60" table:formula="of:=(([.H7]*60*60)+([.I7]*60)+[.J7])" office:value-type="float" office:value="253200" calcext:value-type="float">
              <text:p>253200</text:p>
            </table:table-cell>
            <table:table-cell table:style-name="ce60" table:formula="of:=([.L7]-[.K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12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4:.M7])" office:value-type="float" office:value="14760" calcext:value-type="float">
              <text:p>14760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([.L7]-[.K4])" office:value-type="float" office:value="14940" calcext:value-type="float">
              <text:p>14940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38" calcext:value-type="float">
              <text:p>6638</text:p>
            </table:table-cell>
            <table:table-cell table:style-name="ce44"/>
            <table:table-cell table:style-name="ce60" office:value-type="float" office:value="10" calcext:value-type="float">
              <text:p>10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office:value-type="float" office:value="49" calcext:value-type="float">
              <text:p>49</text:p>
            </table:table-cell>
            <table:table-cell table:style-name="ce44"/>
            <table:table-cell table:style-name="ce60" office:value-type="float" office:value="11" calcext:value-type="float">
              <text:p>11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 table:formula="of:=(([.D9]*60*60)+([.E9]*60)+[.F9])" office:value-type="float" office:value="37969" calcext:value-type="float">
              <text:p>37969</text:p>
            </table:table-cell>
            <table:table-cell table:style-name="ce60" table:formula="of:=(([.H9]*60*60)+([.I9]*60)+[.J9])" office:value-type="float" office:value="40140" calcext:value-type="float">
              <text:p>40140</text:p>
            </table:table-cell>
            <table:table-cell table:style-name="ce60" table:formula="of:=([.L9]-[.K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2" calcext:value-type="float">
              <text:p>6642</text:p>
            </table:table-cell>
            <table:table-cell table:style-name="ce44"/>
            <table:table-cell table:style-name="ce60" office:value-type="float" office:value="13" calcext:value-type="float">
              <text:p>13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 office:value-type="float" office:value="49" calcext:value-type="float">
              <text:p>49</text:p>
            </table:table-cell>
            <table:table-cell table:style-name="ce44"/>
            <table:table-cell table:style-name="ce60" office:value-type="float" office:value="14" calcext:value-type="float">
              <text:p>14</text:p>
            </table:table-cell>
            <table:table-cell table:style-name="ce60" office:value-type="float" office:value="52" calcext:value-type="float">
              <text:p>52</text:p>
            </table:table-cell>
            <table:table-cell table:style-name="ce60" office:value-type="float" office:value="45" calcext:value-type="float">
              <text:p>45</text:p>
            </table:table-cell>
            <table:table-cell table:style-name="ce60" table:formula="of:=(([.D10]*60*60)+([.E10]*60)+[.F10])" office:value-type="float" office:value="50149" calcext:value-type="float">
              <text:p>50149</text:p>
            </table:table-cell>
            <table:table-cell table:style-name="ce60" table:formula="of:=(([.H10]*60*60)+([.I10]*60)+[.J10])" office:value-type="float" office:value="53565" calcext:value-type="float">
              <text:p>53565</text:p>
            </table:table-cell>
            <table:table-cell table:style-name="ce60" table:formula="of:=([.L10]-[.K1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3" calcext:value-type="float">
              <text:p>6643</text:p>
            </table:table-cell>
            <table:table-cell table:style-name="ce44"/>
            <table:table-cell table:style-name="ce60" office:value-type="float" office:value="15" calcext:value-type="float">
              <text:p>15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44"/>
            <table:table-cell table:style-name="ce60" office:value-type="float" office:value="16" calcext:value-type="float">
              <text:p>16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60" table:formula="of:=(([.D11]*60*60)+([.E11]*60)+[.F11])" office:value-type="float" office:value="55735" calcext:value-type="float">
              <text:p>55735</text:p>
            </table:table-cell>
            <table:table-cell table:style-name="ce60" table:formula="of:=(([.H11]*60*60)+([.I11]*60)+[.J11])" office:value-type="float" office:value="59316" calcext:value-type="float">
              <text:p>59316</text:p>
            </table:table-cell>
            <table:table-cell table:style-name="ce60" table:formula="of:=([.L11]-[.K1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8" calcext:value-type="float">
              <text:p>6648</text:p>
            </table:table-cell>
            <table:table-cell table:style-name="ce44"/>
            <table:table-cell table:style-name="ce60" office:value-type="float" office:value="20" calcext:value-type="float">
              <text:p>20</text:p>
            </table:table-cell>
            <table:table-cell table:style-name="ce60" office:value-type="float" office:value="38" calcext:value-type="float">
              <text:p>38</text:p>
            </table:table-cell>
            <table:table-cell table:style-name="ce60" office:value-type="float" office:value="51" calcext:value-type="float">
              <text:p>51</text:p>
            </table:table-cell>
            <table:table-cell table:style-name="ce44"/>
            <table:table-cell table:style-name="ce60" office:value-type="float" office:value="21" calcext:value-type="float">
              <text:p>21</text:p>
            </table:table-cell>
            <table:table-cell table:style-name="ce60" office:value-type="float" office:value="39" calcext:value-type="float">
              <text:p>39</text:p>
            </table:table-cell>
            <table:table-cell table:style-name="ce60" office:value-type="float" office:value="27" calcext:value-type="float">
              <text:p>27</text:p>
            </table:table-cell>
            <table:table-cell table:style-name="ce60" table:formula="of:=(([.D12]*60*60)+([.E12]*60)+[.F12])" office:value-type="float" office:value="74331" calcext:value-type="float">
              <text:p>74331</text:p>
            </table:table-cell>
            <table:table-cell table:style-name="ce60" table:formula="of:=(([.H12]*60*60)+([.I12]*60)+[.J12])" office:value-type="float" office:value="77967" calcext:value-type="float">
              <text:p>77967</text:p>
            </table:table-cell>
            <table:table-cell table:style-name="ce60" table:formula="of:=([.L12]-[.K1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9" calcext:value-type="float">
              <text:p>6649</text:p>
            </table:table-cell>
            <table:table-cell table:style-name="ce44"/>
            <table:table-cell table:style-name="ce60" office:value-type="float" office:value="21" calcext:value-type="float">
              <text:p>21</text:p>
            </table:table-cell>
            <table:table-cell table:style-name="ce60" office:value-type="float" office:value="40" calcext:value-type="float">
              <text:p>40</text:p>
            </table:table-cell>
            <table:table-cell table:style-name="ce60" office:value-type="float" office:value="7" calcext:value-type="float">
              <text:p>7</text:p>
            </table:table-cell>
            <table:table-cell table:style-name="ce44"/>
            <table:table-cell table:style-name="ce60" office:value-type="float" office:value="22" calcext:value-type="float">
              <text:p>22</text:p>
            </table:table-cell>
            <table:table-cell table:style-name="ce60" office:value-type="float" office:value="43" calcext:value-type="float">
              <text:p>43</text:p>
            </table:table-cell>
            <table:table-cell table:style-name="ce60" office:value-type="float" office:value="24" calcext:value-type="float">
              <text:p>24</text:p>
            </table:table-cell>
            <table:table-cell table:style-name="ce60" table:formula="of:=(([.D13]*60*60)+([.E13]*60)+[.F13])" office:value-type="float" office:value="78007" calcext:value-type="float">
              <text:p>78007</text:p>
            </table:table-cell>
            <table:table-cell table:style-name="ce60" table:formula="of:=(([.H13]*60*60)+([.I13]*60)+[.J13])" office:value-type="float" office:value="81804" calcext:value-type="float">
              <text:p>81804</text:p>
            </table:table-cell>
            <table:table-cell table:style-name="ce60" table:formula="of:=([.L13]-[.K1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4" calcext:value-type="float">
              <text:p>6654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60" table:formula="of:=(24+[.C14])" office:value-type="float" office:value="27" calcext:value-type="float">
              <text:p>27</text:p>
            </table:table-cell>
            <table:table-cell table:style-name="ce60" office:value-type="float" office:value="5" calcext:value-type="float">
              <text:p>5</text:p>
            </table:table-cell>
            <table:table-cell table:style-name="ce60"/>
            <table:table-cell table:style-name="ce44" office:value-type="float" office:value="4" calcext:value-type="float">
              <text:p>4</text:p>
            </table:table-cell>
            <table:table-cell table:style-name="ce60" table:formula="of:=(24+[.G14])" office:value-type="float" office:value="28" calcext:value-type="float">
              <text:p>28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/>
            <table:table-cell table:style-name="ce60" table:formula="of:=(([.D14]*60*60)+([.E14]*60)+[.F14])" office:value-type="float" office:value="97500" calcext:value-type="float">
              <text:p>97500</text:p>
            </table:table-cell>
            <table:table-cell table:style-name="ce60" table:formula="of:=(([.H14]*60*60)+([.I14]*60)+[.J14])" office:value-type="float" office:value="102540" calcext:value-type="float">
              <text:p>102540</text:p>
            </table:table-cell>
            <table:table-cell table:style-name="ce60" table:formula="of:=([.L14]-[.K1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5" calcext:value-type="float">
              <text:p>6655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60" table:formula="of:=(24+[.C15])" office:value-type="float" office:value="28" calcext:value-type="float">
              <text:p>28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/>
            <table:table-cell table:style-name="ce44" office:value-type="float" office:value="4" calcext:value-type="float">
              <text:p>4</text:p>
            </table:table-cell>
            <table:table-cell table:style-name="ce60" table:formula="of:=(24+[.G15])" office:value-type="float" office:value="28" calcext:value-type="float">
              <text:p>28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15]*60*60)+([.E15]*60)+[.F15])" office:value-type="float" office:value="102600" calcext:value-type="float">
              <text:p>102600</text:p>
            </table:table-cell>
            <table:table-cell table:style-name="ce60" table:formula="of:=(([.H15]*60*60)+([.I15]*60)+[.J15])" office:value-type="float" office:value="104160" calcext:value-type="float">
              <text:p>104160</text:p>
            </table:table-cell>
            <table:table-cell table:style-name="ce60" table:formula="of:=([.L15]-[.K15])" office:value-type="float" office:value="1560" calcext:value-type="float">
              <text:p>15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1" calcext:value-type="float">
              <text:p>6661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60" table:formula="of:=(24+[.C16])" office:value-type="float" office:value="33" calcext:value-type="float">
              <text:p>33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60"/>
            <table:table-cell table:style-name="ce44" office:value-type="float" office:value="9" calcext:value-type="float">
              <text:p>9</text:p>
            </table:table-cell>
            <table:table-cell table:style-name="ce60" table:formula="of:=(24+[.G16])" office:value-type="float" office:value="33" calcext:value-type="float">
              <text:p>33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16]*60*60)+([.E16]*60)+[.F16])" office:value-type="float" office:value="118860" calcext:value-type="float">
              <text:p>118860</text:p>
            </table:table-cell>
            <table:table-cell table:style-name="ce60" table:formula="of:=(([.H16]*60*60)+([.I16]*60)+[.J16])" office:value-type="float" office:value="122160" calcext:value-type="float">
              <text:p>122160</text:p>
            </table:table-cell>
            <table:table-cell table:style-name="ce60" table:formula="of:=([.L16]-[.K1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2" calcext:value-type="float">
              <text:p>6662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60" table:formula="of:=(24+[.C17])" office:value-type="float" office:value="33" calcext:value-type="float">
              <text:p>33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44" office:value-type="float" office:value="10" calcext:value-type="float">
              <text:p>10</text:p>
            </table:table-cell>
            <table:table-cell table:style-name="ce60" table:formula="of:=(24+[.G17])" office:value-type="float" office:value="34" calcext:value-type="float">
              <text:p>34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17]*60*60)+([.E17]*60)+[.F17])" office:value-type="float" office:value="122220" calcext:value-type="float">
              <text:p>122220</text:p>
            </table:table-cell>
            <table:table-cell table:style-name="ce60" table:formula="of:=(([.H17]*60*60)+([.I17]*60)+[.J17])" office:value-type="float" office:value="125700" calcext:value-type="float">
              <text:p>125700</text:p>
            </table:table-cell>
            <table:table-cell table:style-name="ce60" table:formula="of:=([.L17]-[.K1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7" calcext:value-type="float">
              <text:p>6667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60" table:formula="of:=(24+[.C18])" office:value-type="float" office:value="38" calcext:value-type="float">
              <text:p>38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44" office:value-type="float" office:value="15" calcext:value-type="float">
              <text:p>15</text:p>
            </table:table-cell>
            <table:table-cell table:style-name="ce60" table:formula="of:=(24+[.G18])" office:value-type="float" office:value="39" calcext:value-type="float">
              <text:p>39</text:p>
            </table:table-cell>
            <table:table-cell table:style-name="ce60" office:value-type="float" office:value="51" calcext:value-type="float">
              <text:p>51</text:p>
            </table:table-cell>
            <table:table-cell table:style-name="ce60"/>
            <table:table-cell table:style-name="ce60" table:formula="of:=(([.D18]*60*60)+([.E18]*60)+[.F18])" office:value-type="float" office:value="140220" calcext:value-type="float">
              <text:p>140220</text:p>
            </table:table-cell>
            <table:table-cell table:style-name="ce60" table:formula="of:=(([.H18]*60*60)+([.I18]*60)+[.J18])" office:value-type="float" office:value="143460" calcext:value-type="float">
              <text:p>143460</text:p>
            </table:table-cell>
            <table:table-cell table:style-name="ce60" table:formula="of:=([.L18]-[.K18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8" calcext:value-type="float">
              <text:p>6668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60" table:formula="of:=(24+[.C19])" office:value-type="float" office:value="39" calcext:value-type="float">
              <text:p>39</text:p>
            </table:table-cell>
            <table:table-cell table:style-name="ce60" office:value-type="float" office:value="53" calcext:value-type="float">
              <text:p>53</text:p>
            </table:table-cell>
            <table:table-cell table:style-name="ce60"/>
            <table:table-cell table:style-name="ce44" office:value-type="float" office:value="16" calcext:value-type="float">
              <text:p>16</text:p>
            </table:table-cell>
            <table:table-cell table:style-name="ce60" table:formula="of:=(24+[.G19])" office:value-type="float" office:value="40" calcext:value-type="float">
              <text:p>40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19]*60*60)+([.E19]*60)+[.F19])" office:value-type="float" office:value="143580" calcext:value-type="float">
              <text:p>143580</text:p>
            </table:table-cell>
            <table:table-cell table:style-name="ce60" table:formula="of:=(([.H19]*60*60)+([.I19]*60)+[.J19])" office:value-type="float" office:value="147300" calcext:value-type="float">
              <text:p>147300</text:p>
            </table:table-cell>
            <table:table-cell table:style-name="ce60" table:formula="of:=([.L19]-[.K1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16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9:.M19])" office:value-type="float" office:value="36941" calcext:value-type="float">
              <text:p>36941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[.M9]+([.L11]-[.K10])+([.L13]-[.K12])+([.L15]-[.K14])+([.L17]-[.K16])+([.L19]-[.K18])" office:value-type="float" office:value="39391" calcext:value-type="float">
              <text:p>39391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4" calcext:value-type="float">
              <text:p>6684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60" table:formula="of:=(48+[.C21])" office:value-type="float" office:value="56" calcext:value-type="float">
              <text:p>56</text:p>
            </table:table-cell>
            <table:table-cell table:style-name="ce60" office:value-type="float" office:value="52" calcext:value-type="float">
              <text:p>52</text:p>
            </table:table-cell>
            <table:table-cell table:style-name="ce60"/>
            <table:table-cell table:style-name="ce44" office:value-type="float" office:value="9" calcext:value-type="float">
              <text:p>9</text:p>
            </table:table-cell>
            <table:table-cell table:style-name="ce60" table:formula="of:=(48+[.G21])" office:value-type="float" office:value="57" calcext:value-type="float">
              <text:p>57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21]*60*60)+([.E21]*60)+[.F21])" office:value-type="float" office:value="204720" calcext:value-type="float">
              <text:p>204720</text:p>
            </table:table-cell>
            <table:table-cell table:style-name="ce60" table:formula="of:=(([.H21]*60*60)+([.I21]*60)+[.J21])" office:value-type="float" office:value="208500" calcext:value-type="float">
              <text:p>208500</text:p>
            </table:table-cell>
            <table:table-cell table:style-name="ce60" table:formula="of:=([.L21]-[.K21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5" calcext:value-type="float">
              <text:p>6685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60" table:formula="of:=(48+[.C22])" office:value-type="float" office:value="57" calcext:value-type="float">
              <text:p>57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44" office:value-type="float" office:value="10" calcext:value-type="float">
              <text:p>10</text:p>
            </table:table-cell>
            <table:table-cell table:style-name="ce60" table:formula="of:=(48+[.G22])" office:value-type="float" office:value="58" calcext:value-type="float">
              <text:p>58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/>
            <table:table-cell table:style-name="ce60" table:formula="of:=(([.D22]*60*60)+([.E22]*60)+[.F22])" office:value-type="float" office:value="208500" calcext:value-type="float">
              <text:p>208500</text:p>
            </table:table-cell>
            <table:table-cell table:style-name="ce60" table:formula="of:=(([.H22]*60*60)+([.I22]*60)+[.J22])" office:value-type="float" office:value="210540" calcext:value-type="float">
              <text:p>210540</text:p>
            </table:table-cell>
            <table:table-cell table:style-name="ce60" table:formula="of:=([.L22]-[.K2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7" calcext:value-type="float">
              <text:p>6687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60" table:formula="of:=(48+[.C23])" office:value-type="float" office:value="59" calcext:value-type="float">
              <text:p>59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60"/>
            <table:table-cell table:style-name="ce44" office:value-type="float" office:value="12" calcext:value-type="float">
              <text:p>12</text:p>
            </table:table-cell>
            <table:table-cell table:style-name="ce60" table:formula="of:=(48+[.G23])" office:value-type="float" office:value="60" calcext:value-type="float">
              <text:p>6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/>
            <table:table-cell table:style-name="ce60" table:formula="of:=(([.D23]*60*60)+([.E23]*60)+[.F23])" office:value-type="float" office:value="214560" calcext:value-type="float">
              <text:p>214560</text:p>
            </table:table-cell>
            <table:table-cell table:style-name="ce60" table:formula="of:=(([.H23]*60*60)+([.I23]*60)+[.J23])" office:value-type="float" office:value="217800" calcext:value-type="float">
              <text:p>217800</text:p>
            </table:table-cell>
            <table:table-cell table:style-name="ce60" table:formula="of:=([.L23]-[.K23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8" calcext:value-type="float">
              <text:p>6688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60" table:formula="of:=(48+[.C24])" office:value-type="float" office:value="60" calcext:value-type="float">
              <text:p>60</text:p>
            </table:table-cell>
            <table:table-cell table:style-name="ce60" office:value-type="float" office:value="31" calcext:value-type="float">
              <text:p>31</text:p>
            </table:table-cell>
            <table:table-cell table:style-name="ce60"/>
            <table:table-cell table:style-name="ce44" office:value-type="float" office:value="13" calcext:value-type="float">
              <text:p>13</text:p>
            </table:table-cell>
            <table:table-cell table:style-name="ce60" table:formula="of:=(48+[.G24])" office:value-type="float" office:value="61" calcext:value-type="float">
              <text:p>61</text:p>
            </table:table-cell>
            <table:table-cell table:style-name="ce60" office:value-type="float" office:value="38" calcext:value-type="float">
              <text:p>38</text:p>
            </table:table-cell>
            <table:table-cell table:style-name="ce60"/>
            <table:table-cell table:style-name="ce60" table:formula="of:=(([.D24]*60*60)+([.E24]*60)+[.F24])" office:value-type="float" office:value="217860" calcext:value-type="float">
              <text:p>217860</text:p>
            </table:table-cell>
            <table:table-cell table:style-name="ce60" table:formula="of:=(([.H24]*60*60)+([.I24]*60)+[.J24])" office:value-type="float" office:value="221880" calcext:value-type="float">
              <text:p>221880</text:p>
            </table:table-cell>
            <table:table-cell table:style-name="ce60" table:formula="of:=([.L24]-[.K24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9" calcext:value-type="float">
              <text:p>6689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60" table:formula="of:=(48+[.C25])" office:value-type="float" office:value="61" calcext:value-type="float">
              <text:p>61</text:p>
            </table:table-cell>
            <table:table-cell table:style-name="ce60" office:value-type="float" office:value="39" calcext:value-type="float">
              <text:p>39</text:p>
            </table:table-cell>
            <table:table-cell table:style-name="ce60"/>
            <table:table-cell table:style-name="ce44" office:value-type="float" office:value="14" calcext:value-type="float">
              <text:p>14</text:p>
            </table:table-cell>
            <table:table-cell table:style-name="ce60" table:formula="of:=(48+[.G25])" office:value-type="float" office:value="62" calcext:value-type="float">
              <text:p>62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60"/>
            <table:table-cell table:style-name="ce60" table:formula="of:=(([.D25]*60*60)+([.E25]*60)+[.F25])" office:value-type="float" office:value="221940" calcext:value-type="float">
              <text:p>221940</text:p>
            </table:table-cell>
            <table:table-cell table:style-name="ce60" table:formula="of:=(([.H25]*60*60)+([.I25]*60)+[.J25])" office:value-type="float" office:value="225360" calcext:value-type="float">
              <text:p>225360</text:p>
            </table:table-cell>
            <table:table-cell table:style-name="ce60" table:formula="of:=([.L25]-[.K2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0" calcext:value-type="float">
              <text:p>6690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60" table:formula="of:=(48+[.C26])" office:value-type="float" office:value="62" calcext:value-type="float">
              <text:p>62</text:p>
            </table:table-cell>
            <table:table-cell table:style-name="ce60" office:value-type="float" office:value="39" calcext:value-type="float">
              <text:p>39</text:p>
            </table:table-cell>
            <table:table-cell table:style-name="ce60"/>
            <table:table-cell table:style-name="ce44" office:value-type="float" office:value="15" calcext:value-type="float">
              <text:p>15</text:p>
            </table:table-cell>
            <table:table-cell table:style-name="ce60" table:formula="of:=(48+[.G26])" office:value-type="float" office:value="63" calcext:value-type="float">
              <text:p>63</text:p>
            </table:table-cell>
            <table:table-cell table:style-name="ce60" office:value-type="float" office:value="40" calcext:value-type="float">
              <text:p>40</text:p>
            </table:table-cell>
            <table:table-cell table:style-name="ce60"/>
            <table:table-cell table:style-name="ce60" table:formula="of:=(([.D26]*60*60)+([.E26]*60)+[.F26])" office:value-type="float" office:value="225540" calcext:value-type="float">
              <text:p>225540</text:p>
            </table:table-cell>
            <table:table-cell table:style-name="ce60" table:formula="of:=(([.H26]*60*60)+([.I26]*60)+[.J26])" office:value-type="float" office:value="229200" calcext:value-type="float">
              <text:p>229200</text:p>
            </table:table-cell>
            <table:table-cell table:style-name="ce60" table:formula="of:=([.L26]-[.K2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1" calcext:value-type="float">
              <text:p>6691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60" table:formula="of:=(48+[.C27])" office:value-type="float" office:value="63" calcext:value-type="float">
              <text:p>63</text:p>
            </table:table-cell>
            <table:table-cell table:style-name="ce60" office:value-type="float" office:value="41" calcext:value-type="float">
              <text:p>41</text:p>
            </table:table-cell>
            <table:table-cell table:style-name="ce60"/>
            <table:table-cell table:style-name="ce44" office:value-type="float" office:value="16" calcext:value-type="float">
              <text:p>16</text:p>
            </table:table-cell>
            <table:table-cell table:style-name="ce60" table:formula="of:=(48+[.G27])" office:value-type="float" office:value="64" calcext:value-type="float">
              <text:p>64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27]*60*60)+([.E27]*60)+[.F27])" office:value-type="float" office:value="229260" calcext:value-type="float">
              <text:p>229260</text:p>
            </table:table-cell>
            <table:table-cell table:style-name="ce60" table:formula="of:=(([.H27]*60*60)+([.I27]*60)+[.J27])" office:value-type="float" office:value="233760" calcext:value-type="float">
              <text:p>233760</text:p>
            </table:table-cell>
            <table:table-cell table:style-name="ce60" table:formula="of:=([.L27]-[.K27])" office:value-type="float" office:value="4500" calcext:value-type="float">
              <text:p>45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92" calcext:value-type="float">
              <text:p>6692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60" table:formula="of:=(48+[.C28])" office:value-type="float" office:value="64" calcext:value-type="float">
              <text:p>64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44" office:value-type="float" office:value="17" calcext:value-type="float">
              <text:p>17</text:p>
            </table:table-cell>
            <table:table-cell table:style-name="ce60" table:formula="of:=(48+[.G28])" office:value-type="float" office:value="65" calcext:value-type="float">
              <text:p>65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60" table:formula="of:=(([.D28]*60*60)+([.E28]*60)+[.F28])" office:value-type="float" office:value="233760" calcext:value-type="float">
              <text:p>233760</text:p>
            </table:table-cell>
            <table:table-cell table:style-name="ce60" table:formula="of:=(([.H28]*60*60)+([.I28]*60)+[.J28])" office:value-type="float" office:value="237480" calcext:value-type="float">
              <text:p>237480</text:p>
            </table:table-cell>
            <table:table-cell table:style-name="ce60" table:formula="of:=([.L28]-[.K28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704" calcext:value-type="float">
              <text:p>6704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60" table:formula="of:=(48+24+[.C29])" office:value-type="float" office:value="76" calcext:value-type="float">
              <text:p>76</text:p>
            </table:table-cell>
            <table:table-cell table:style-name="ce60" office:value-type="float" office:value="6" calcext:value-type="float">
              <text:p>6</text:p>
            </table:table-cell>
            <table:table-cell table:style-name="ce60"/>
            <table:table-cell table:style-name="ce44" office:value-type="float" office:value="5" calcext:value-type="float">
              <text:p>5</text:p>
            </table:table-cell>
            <table:table-cell table:style-name="ce60" table:formula="of:=(48+24+[.G29])" office:value-type="float" office:value="77" calcext:value-type="float">
              <text:p>77</text:p>
            </table:table-cell>
            <table:table-cell table:style-name="ce60" office:value-type="float" office:value="4" calcext:value-type="float">
              <text:p>4</text:p>
            </table:table-cell>
            <table:table-cell table:style-name="ce60"/>
            <table:table-cell table:style-name="ce60" table:formula="of:=(([.D29]*60*60)+([.E29]*60)+[.F29])" office:value-type="float" office:value="273960" calcext:value-type="float">
              <text:p>273960</text:p>
            </table:table-cell>
            <table:table-cell table:style-name="ce60" table:formula="of:=(([.H29]*60*60)+([.I29]*60)+[.J29])" office:value-type="float" office:value="277440" calcext:value-type="float">
              <text:p>277440</text:p>
            </table:table-cell>
            <table:table-cell table:style-name="ce60" table:formula="of:=([.L29]-[.K2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705" calcext:value-type="float">
              <text:p>6705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60" table:formula="of:=(48+24+[.C30])" office:value-type="float" office:value="77" calcext:value-type="float">
              <text:p>77</text:p>
            </table:table-cell>
            <table:table-cell table:style-name="ce60" office:value-type="float" office:value="5" calcext:value-type="float">
              <text:p>5</text:p>
            </table:table-cell>
            <table:table-cell table:style-name="ce60"/>
            <table:table-cell table:style-name="ce44" office:value-type="float" office:value="6" calcext:value-type="float">
              <text:p>6</text:p>
            </table:table-cell>
            <table:table-cell table:style-name="ce60" table:formula="of:=(48+24+[.G30])" office:value-type="float" office:value="78" calcext:value-type="float">
              <text:p>78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60"/>
            <table:table-cell table:style-name="ce60" table:formula="of:=(([.D30]*60*60)+([.E30]*60)+[.F30])" office:value-type="float" office:value="277500" calcext:value-type="float">
              <text:p>277500</text:p>
            </table:table-cell>
            <table:table-cell table:style-name="ce60" table:formula="of:=(([.H30]*60*60)+([.I30]*60)+[.J30])" office:value-type="float" office:value="280920" calcext:value-type="float">
              <text:p>280920</text:p>
            </table:table-cell>
            <table:table-cell table:style-name="ce60" table:formula="of:=([.L30]-[.K3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706" calcext:value-type="float">
              <text:p>6706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60" table:formula="of:=(48+24+[.C31])" office:value-type="float" office:value="78" calcext:value-type="float">
              <text:p>78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/>
            <table:table-cell table:style-name="ce44" office:value-type="float" office:value="6" calcext:value-type="float">
              <text:p>6</text:p>
            </table:table-cell>
            <table:table-cell table:style-name="ce60" table:formula="of:=(48+24+[.G31])" office:value-type="float" office:value="78" calcext:value-type="float">
              <text:p>78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60" table:formula="of:=(([.D31]*60*60)+([.E31]*60)+[.F31])" office:value-type="float" office:value="280980" calcext:value-type="float">
              <text:p>280980</text:p>
            </table:table-cell>
            <table:table-cell table:style-name="ce60" table:formula="of:=(([.H31]*60*60)+([.I31]*60)+[.J31])" office:value-type="float" office:value="284280" calcext:value-type="float">
              <text:p>284280</text:p>
            </table:table-cell>
            <table:table-cell table:style-name="ce60" table:formula="of:=([.L31]-[.K31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707" calcext:value-type="float">
              <text:p>6707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60" table:formula="of:=(48+24+[.C32])" office:value-type="float" office:value="78" calcext:value-type="float">
              <text:p>78</text:p>
            </table:table-cell>
            <table:table-cell table:style-name="ce60" office:value-type="float" office:value="59" calcext:value-type="float">
              <text:p>59</text:p>
            </table:table-cell>
            <table:table-cell table:style-name="ce60"/>
            <table:table-cell table:style-name="ce44" office:value-type="float" office:value="8" calcext:value-type="float">
              <text:p>8</text:p>
            </table:table-cell>
            <table:table-cell table:style-name="ce60" table:formula="of:=(48+24+[.G32])" office:value-type="float" office:value="80" calcext:value-type="float">
              <text:p>80</text:p>
            </table:table-cell>
            <table:table-cell table:style-name="ce60" office:value-type="float" office:value="13" calcext:value-type="float">
              <text:p>13</text:p>
            </table:table-cell>
            <table:table-cell table:style-name="ce60"/>
            <table:table-cell table:style-name="ce60" table:formula="of:=(([.D32]*60*60)+([.E32]*60)+[.F32])" office:value-type="float" office:value="284340" calcext:value-type="float">
              <text:p>284340</text:p>
            </table:table-cell>
            <table:table-cell table:style-name="ce60" table:formula="of:=(([.H32]*60*60)+([.I32]*60)+[.J32])" office:value-type="float" office:value="288780" calcext:value-type="float">
              <text:p>288780</text:p>
            </table:table-cell>
            <table:table-cell table:style-name="ce60" table:formula="of:=([.L32]-[.K32])" office:value-type="float" office:value="4440" calcext:value-type="float">
              <text:p>44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708" calcext:value-type="float">
              <text:p>6708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60" table:formula="of:=(48+24+[.C33])" office:value-type="float" office:value="80" calcext:value-type="float">
              <text:p>80</text:p>
            </table:table-cell>
            <table:table-cell table:style-name="ce60" office:value-type="float" office:value="14" calcext:value-type="float">
              <text:p>14</text:p>
            </table:table-cell>
            <table:table-cell table:style-name="ce60"/>
            <table:table-cell table:style-name="ce44" office:value-type="float" office:value="9" calcext:value-type="float">
              <text:p>9</text:p>
            </table:table-cell>
            <table:table-cell table:style-name="ce60" table:formula="of:=(48+24+[.G33])" office:value-type="float" office:value="81" calcext:value-type="float">
              <text:p>81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/>
            <table:table-cell table:style-name="ce60" table:formula="of:=(([.D33]*60*60)+([.E33]*60)+[.F33])" office:value-type="float" office:value="288840" calcext:value-type="float">
              <text:p>288840</text:p>
            </table:table-cell>
            <table:table-cell table:style-name="ce60" table:formula="of:=(([.H33]*60*60)+([.I33]*60)+[.J33])" office:value-type="float" office:value="291600" calcext:value-type="float">
              <text:p>291600</text:p>
            </table:table-cell>
            <table:table-cell table:style-name="ce60" table:formula="of:=([.L33]-[.K33])" office:value-type="float" office:value="2760" calcext:value-type="float">
              <text:p>27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18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21:.M33])" office:value-type="float" office:value="45780" calcext:value-type="float">
              <text:p>45780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([.L22]-[.K21])+([.L24]-[.K23])+([.L26]-[.K25])+([.L28]-[.K27])+([.L33]-[.K29])" office:value-type="float" office:value="46260" calcext:value-type="float">
              <text:p>46260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4" calcext:value-type="float">
              <text:p>6674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60" table:formula="of:=(24+[.C35])" office:value-type="float" office:value="45" calcext:value-type="float">
              <text:p>45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/>
            <table:table-cell table:style-name="ce44" office:value-type="float" office:value="22" calcext:value-type="float">
              <text:p>22</text:p>
            </table:table-cell>
            <table:table-cell table:style-name="ce60" table:formula="of:=(24+[.G35])" office:value-type="float" office:value="46" calcext:value-type="float">
              <text:p>46</text:p>
            </table:table-cell>
            <table:table-cell table:style-name="ce60" office:value-type="float" office:value="12" calcext:value-type="float">
              <text:p>12</text:p>
            </table:table-cell>
            <table:table-cell table:style-name="ce60"/>
            <table:table-cell table:style-name="ce60" table:formula="of:=(([.D35]*60*60)+([.E35]*60)+[.F35])" office:value-type="float" office:value="162540" calcext:value-type="float">
              <text:p>162540</text:p>
            </table:table-cell>
            <table:table-cell table:style-name="ce60" table:formula="of:=(([.H35]*60*60)+([.I35]*60)+[.J35])" office:value-type="float" office:value="166320" calcext:value-type="float">
              <text:p>166320</text:p>
            </table:table-cell>
            <table:table-cell table:style-name="ce60" table:formula="of:=([.L35]-[.K3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5" calcext:value-type="float">
              <text:p>6675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60" table:formula="of:=(24+[.C36])" office:value-type="float" office:value="46" calcext:value-type="float">
              <text:p>46</text:p>
            </table:table-cell>
            <table:table-cell table:style-name="ce60" office:value-type="float" office:value="17" calcext:value-type="float">
              <text:p>17</text:p>
            </table:table-cell>
            <table:table-cell table:style-name="ce60"/>
            <table:table-cell table:style-name="ce44" office:value-type="float" office:value="23" calcext:value-type="float">
              <text:p>23</text:p>
            </table:table-cell>
            <table:table-cell table:style-name="ce60" table:formula="of:=(24+[.G36])" office:value-type="float" office:value="47" calcext:value-type="float">
              <text:p>47</text:p>
            </table:table-cell>
            <table:table-cell table:style-name="ce60" office:value-type="float" office:value="18" calcext:value-type="float">
              <text:p>18</text:p>
            </table:table-cell>
            <table:table-cell table:style-name="ce60"/>
            <table:table-cell table:style-name="ce60" table:formula="of:=(([.D36]*60*60)+([.E36]*60)+[.F36])" office:value-type="float" office:value="166620" calcext:value-type="float">
              <text:p>166620</text:p>
            </table:table-cell>
            <table:table-cell table:style-name="ce60" table:formula="of:=(([.H36]*60*60)+([.I36]*60)+[.J36])" office:value-type="float" office:value="170280" calcext:value-type="float">
              <text:p>170280</text:p>
            </table:table-cell>
            <table:table-cell table:style-name="ce60" table:formula="of:=([.L36]-[.K3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6" calcext:value-type="float">
              <text:p>6676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60" table:formula="of:=(24+[.C37])" office:value-type="float" office:value="47" calcext:value-type="float">
              <text:p>47</text:p>
            </table:table-cell>
            <table:table-cell table:style-name="ce60" office:value-type="float" office:value="20" calcext:value-type="float">
              <text:p>20</text:p>
            </table:table-cell>
            <table:table-cell table:style-name="ce60"/>
            <table:table-cell table:style-name="ce44" office:value-type="float" office:value="0" calcext:value-type="float">
              <text:p>0</text:p>
            </table:table-cell>
            <table:table-cell table:style-name="ce60" table:formula="of:=(48+[.G37])" office:value-type="float" office:value="48" calcext:value-type="float">
              <text:p>48</text:p>
            </table:table-cell>
            <table:table-cell table:style-name="ce60" office:value-type="float" office:value="20" calcext:value-type="float">
              <text:p>20</text:p>
            </table:table-cell>
            <table:table-cell table:style-name="ce60"/>
            <table:table-cell table:style-name="ce60" table:formula="of:=(([.D37]*60*60)+([.E37]*60)+[.F37])" office:value-type="float" office:value="170400" calcext:value-type="float">
              <text:p>170400</text:p>
            </table:table-cell>
            <table:table-cell table:style-name="ce60" table:formula="of:=(([.H37]*60*60)+([.I37]*60)+[.J37])" office:value-type="float" office:value="174000" calcext:value-type="float">
              <text:p>174000</text:p>
            </table:table-cell>
            <table:table-cell table:style-name="ce60" table:formula="of:=([.L37]-[.K3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0" calcext:value-type="float">
              <text:p>6680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60" table:formula="of:=(48+[.C38])" office:value-type="float" office:value="53" calcext:value-type="float">
              <text:p>53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44" office:value-type="float" office:value="6" calcext:value-type="float">
              <text:p>6</text:p>
            </table:table-cell>
            <table:table-cell table:style-name="ce60" table:formula="of:=(48+[.G38])" office:value-type="float" office:value="54" calcext:value-type="float">
              <text:p>54</text:p>
            </table:table-cell>
            <table:table-cell table:style-name="ce60" office:value-type="float" office:value="14" calcext:value-type="float">
              <text:p>14</text:p>
            </table:table-cell>
            <table:table-cell table:style-name="ce60"/>
            <table:table-cell table:style-name="ce60" table:formula="of:=(([.D38]*60*60)+([.E38]*60)+[.F38])" office:value-type="float" office:value="194160" calcext:value-type="float">
              <text:p>194160</text:p>
            </table:table-cell>
            <table:table-cell table:style-name="ce60" table:formula="of:=(([.H38]*60*60)+([.I38]*60)+[.J38])" office:value-type="float" office:value="195240" calcext:value-type="float">
              <text:p>195240</text:p>
            </table:table-cell>
            <table:table-cell table:style-name="ce60" table:formula="of:=([.L38]-[.K38])" office:value-type="float" office:value="1080" calcext:value-type="float">
              <text:p>1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1" calcext:value-type="float">
              <text:p>6681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60" table:formula="of:=(48+[.C39])" office:value-type="float" office:value="54" calcext:value-type="float">
              <text:p>54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/>
            <table:table-cell table:style-name="ce44" office:value-type="float" office:value="7" calcext:value-type="float">
              <text:p>7</text:p>
            </table:table-cell>
            <table:table-cell table:style-name="ce60" table:formula="of:=(48+[.G39])" office:value-type="float" office:value="55" calcext:value-type="float">
              <text:p>55</text:p>
            </table:table-cell>
            <table:table-cell table:style-name="ce60" office:value-type="float" office:value="27" calcext:value-type="float">
              <text:p>27</text:p>
            </table:table-cell>
            <table:table-cell table:style-name="ce60"/>
            <table:table-cell table:style-name="ce60" table:formula="of:=(([.D39]*60*60)+([.E39]*60)+[.F39])" office:value-type="float" office:value="196080" calcext:value-type="float">
              <text:p>196080</text:p>
            </table:table-cell>
            <table:table-cell table:style-name="ce60" table:formula="of:=(([.H39]*60*60)+([.I39]*60)+[.J39])" office:value-type="float" office:value="199620" calcext:value-type="float">
              <text:p>199620</text:p>
            </table:table-cell>
            <table:table-cell table:style-name="ce60" table:formula="of:=([.L39]-[.K3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2" calcext:value-type="float">
              <text:p>6682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60" table:formula="of:=(48+[.C40])" office:value-type="float" office:value="55" calcext:value-type="float">
              <text:p>55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/>
            <table:table-cell table:style-name="ce44" office:value-type="float" office:value="8" calcext:value-type="float">
              <text:p>8</text:p>
            </table:table-cell>
            <table:table-cell table:style-name="ce60" table:formula="of:=(48+[.G40])" office:value-type="float" office:value="56" calcext:value-type="float">
              <text:p>56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/>
            <table:table-cell table:style-name="ce60" table:formula="of:=(([.D40]*60*60)+([.E40]*60)+[.F40])" office:value-type="float" office:value="199680" calcext:value-type="float">
              <text:p>199680</text:p>
            </table:table-cell>
            <table:table-cell table:style-name="ce60" table:formula="of:=(([.H40]*60*60)+([.I40]*60)+[.J40])" office:value-type="float" office:value="203280" calcext:value-type="float">
              <text:p>203280</text:p>
            </table:table-cell>
            <table:table-cell table:style-name="ce60" table:formula="of:=([.L40]-[.K4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83" calcext:value-type="float">
              <text:p>6683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60" table:formula="of:=(48+[.C41])" office:value-type="float" office:value="56" calcext:value-type="float">
              <text:p>56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/>
            <table:table-cell table:style-name="ce44" office:value-type="float" office:value="8" calcext:value-type="float">
              <text:p>8</text:p>
            </table:table-cell>
            <table:table-cell table:style-name="ce60" table:formula="of:=(48+[.G41])" office:value-type="float" office:value="56" calcext:value-type="float">
              <text:p>56</text:p>
            </table:table-cell>
            <table:table-cell table:style-name="ce60" office:value-type="float" office:value="50" calcext:value-type="float">
              <text:p>50</text:p>
            </table:table-cell>
            <table:table-cell table:style-name="ce60"/>
            <table:table-cell table:style-name="ce60" table:formula="of:=(([.D41]*60*60)+([.E41]*60)+[.F41])" office:value-type="float" office:value="203340" calcext:value-type="float">
              <text:p>203340</text:p>
            </table:table-cell>
            <table:table-cell table:style-name="ce60" table:formula="of:=(([.H41]*60*60)+([.I41]*60)+[.J41])" office:value-type="float" office:value="204600" calcext:value-type="float">
              <text:p>204600</text:p>
            </table:table-cell>
            <table:table-cell table:style-name="ce60" table:formula="of:=([.L41]-[.K41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20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35:.M41])" office:value-type="float" office:value="20520" calcext:value-type="float">
              <text:p>20520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([.L37]-[.K35])+([.L39]-[.K38])+([.L41]-[.K40])" office:value-type="float" office:value="21840" calcext:value-type="float">
              <text:p>21840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4" calcext:value-type="float">
              <text:p>6644</text:p>
            </table:table-cell>
            <table:table-cell table:style-name="ce44"/>
            <table:table-cell table:style-name="ce60" office:value-type="float" office:value="16" calcext:value-type="float">
              <text:p>16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44"/>
            <table:table-cell table:style-name="ce60" office:value-type="float" office:value="17" calcext:value-type="float">
              <text:p>17</text:p>
            </table:table-cell>
            <table:table-cell table:style-name="ce60" office:value-type="float" office:value="31" calcext:value-type="float">
              <text:p>31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 table:formula="of:=(([.D43]*60*60)+([.E43]*60)+[.F43])" office:value-type="float" office:value="59520" calcext:value-type="float">
              <text:p>59520</text:p>
            </table:table-cell>
            <table:table-cell table:style-name="ce60" table:formula="of:=(([.H43]*60*60)+([.I43]*60)+[.J43])" office:value-type="float" office:value="63060" calcext:value-type="float">
              <text:p>63060</text:p>
            </table:table-cell>
            <table:table-cell table:style-name="ce60" table:formula="of:=([.L43]-[.K4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5" calcext:value-type="float">
              <text:p>6645</text:p>
            </table:table-cell>
            <table:table-cell table:style-name="ce44"/>
            <table:table-cell table:style-name="ce60" office:value-type="float" office:value="17" calcext:value-type="float">
              <text:p>17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44"/>
            <table:table-cell table:style-name="ce60" office:value-type="float" office:value="18" calcext:value-type="float">
              <text:p>18</text:p>
            </table:table-cell>
            <table:table-cell table:style-name="ce60" office:value-type="float" office:value="40" calcext:value-type="float">
              <text:p>40</text:p>
            </table:table-cell>
            <table:table-cell table:style-name="ce60" office:value-type="float" office:value="38" calcext:value-type="float">
              <text:p>38</text:p>
            </table:table-cell>
            <table:table-cell table:style-name="ce60" table:formula="of:=(([.D44]*60*60)+([.E44]*60)+[.F44])" office:value-type="float" office:value="63121" calcext:value-type="float">
              <text:p>63121</text:p>
            </table:table-cell>
            <table:table-cell table:style-name="ce60" table:formula="of:=(([.H44]*60*60)+([.I44]*60)+[.J44])" office:value-type="float" office:value="67238" calcext:value-type="float">
              <text:p>67238</text:p>
            </table:table-cell>
            <table:table-cell table:style-name="ce60" table:formula="of:=([.L44]-[.K44])" office:value-type="float" office:value="4117" calcext:value-type="float">
              <text:p>41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0" calcext:value-type="float">
              <text:p>6650</text:p>
            </table:table-cell>
            <table:table-cell table:style-name="ce44"/>
            <table:table-cell table:style-name="ce60" office:value-type="float" office:value="22" calcext:value-type="float">
              <text:p>22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44"/>
            <table:table-cell table:style-name="ce60" office:value-type="float" office:value="23" calcext:value-type="float">
              <text:p>23</text:p>
            </table:table-cell>
            <table:table-cell table:style-name="ce60" office:value-type="float" office:value="51" calcext:value-type="float">
              <text:p>51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 table:formula="of:=(([.D45]*60*60)+([.E45]*60)+[.F45])" office:value-type="float" office:value="82440" calcext:value-type="float">
              <text:p>82440</text:p>
            </table:table-cell>
            <table:table-cell table:style-name="ce60" table:formula="of:=(([.H45]*60*60)+([.I45]*60)+[.J45])" office:value-type="float" office:value="85860" calcext:value-type="float">
              <text:p>85860</text:p>
            </table:table-cell>
            <table:table-cell table:style-name="ce60" table:formula="of:=([.L45]-[.K4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1" calcext:value-type="float">
              <text:p>6651</text:p>
            </table:table-cell>
            <table:table-cell table:style-name="ce44" office:value-type="float" office:value="0" calcext:value-type="float">
              <text:p>0</text:p>
            </table:table-cell>
            <table:table-cell table:style-name="ce60" table:formula="of:=(24+[.C46])" office:value-type="float" office:value="24" calcext:value-type="float">
              <text:p>24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/>
            <table:table-cell table:style-name="ce44" office:value-type="float" office:value="1" calcext:value-type="float">
              <text:p>1</text:p>
            </table:table-cell>
            <table:table-cell table:style-name="ce60" table:formula="of:=(24+[.G46])" office:value-type="float" office:value="25" calcext:value-type="float">
              <text:p>25</text:p>
            </table:table-cell>
            <table:table-cell table:style-name="ce60" office:value-type="float" office:value="6" calcext:value-type="float">
              <text:p>6</text:p>
            </table:table-cell>
            <table:table-cell table:style-name="ce60"/>
            <table:table-cell table:style-name="ce60" table:formula="of:=(([.D46]*60*60)+([.E46]*60)+[.F46])" office:value-type="float" office:value="86580" calcext:value-type="float">
              <text:p>86580</text:p>
            </table:table-cell>
            <table:table-cell table:style-name="ce60" table:formula="of:=(([.H46]*60*60)+([.I46]*60)+[.J46])" office:value-type="float" office:value="90360" calcext:value-type="float">
              <text:p>90360</text:p>
            </table:table-cell>
            <table:table-cell table:style-name="ce60" table:formula="of:=([.L46]-[.K46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6" calcext:value-type="float">
              <text:p>6656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60" table:formula="of:=(24+[.C47])" office:value-type="float" office:value="28" calcext:value-type="float">
              <text:p>28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44" office:value-type="float" office:value="5" calcext:value-type="float">
              <text:p>5</text:p>
            </table:table-cell>
            <table:table-cell table:style-name="ce60" table:formula="of:=(24+[.G47])" office:value-type="float" office:value="29" calcext:value-type="float">
              <text:p>29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47]*60*60)+([.E47]*60)+[.F47])" office:value-type="float" office:value="104280" calcext:value-type="float">
              <text:p>104280</text:p>
            </table:table-cell>
            <table:table-cell table:style-name="ce60" table:formula="of:=(([.H47]*60*60)+([.I47]*60)+[.J47])" office:value-type="float" office:value="107760" calcext:value-type="float">
              <text:p>107760</text:p>
            </table:table-cell>
            <table:table-cell table:style-name="ce60" table:formula="of:=([.L47]-[.K4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7" calcext:value-type="float">
              <text:p>6657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60" table:formula="of:=(24+[.C48])" office:value-type="float" office:value="29" calcext:value-type="float">
              <text:p>29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44" office:value-type="float" office:value="6" calcext:value-type="float">
              <text:p>6</text:p>
            </table:table-cell>
            <table:table-cell table:style-name="ce60" table:formula="of:=(24+[.G48])" office:value-type="float" office:value="30" calcext:value-type="float">
              <text:p>30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60" table:formula="of:=(([.D48]*60*60)+([.E48]*60)+[.F48])" office:value-type="float" office:value="107820" calcext:value-type="float">
              <text:p>107820</text:p>
            </table:table-cell>
            <table:table-cell table:style-name="ce60" table:formula="of:=(([.H48]*60*60)+([.I48]*60)+[.J48])" office:value-type="float" office:value="111420" calcext:value-type="float">
              <text:p>111420</text:p>
            </table:table-cell>
            <table:table-cell table:style-name="ce60" table:formula="of:=([.L48]-[.K4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3" calcext:value-type="float">
              <text:p>6663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60" table:formula="of:=(24+[.C49])" office:value-type="float" office:value="35" calcext:value-type="float">
              <text:p>35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/>
            <table:table-cell table:style-name="ce44" office:value-type="float" office:value="12" calcext:value-type="float">
              <text:p>12</text:p>
            </table:table-cell>
            <table:table-cell table:style-name="ce60" table:formula="of:=(24+[.G49])" office:value-type="float" office:value="36" calcext:value-type="float">
              <text:p>36</text:p>
            </table:table-cell>
            <table:table-cell table:style-name="ce60" office:value-type="float" office:value="7" calcext:value-type="float">
              <text:p>7</text:p>
            </table:table-cell>
            <table:table-cell table:style-name="ce60"/>
            <table:table-cell table:style-name="ce60" table:formula="of:=(([.D49]*60*60)+([.E49]*60)+[.F49])" office:value-type="float" office:value="126000" calcext:value-type="float">
              <text:p>126000</text:p>
            </table:table-cell>
            <table:table-cell table:style-name="ce60" table:formula="of:=(([.H49]*60*60)+([.I49]*60)+[.J49])" office:value-type="float" office:value="130020" calcext:value-type="float">
              <text:p>130020</text:p>
            </table:table-cell>
            <table:table-cell table:style-name="ce60" table:formula="of:=([.L49]-[.K49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4" calcext:value-type="float">
              <text:p>6664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60" table:formula="of:=(24+[.C50])" office:value-type="float" office:value="36" calcext:value-type="float">
              <text:p>36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/>
            <table:table-cell table:style-name="ce44" office:value-type="float" office:value="13" calcext:value-type="float">
              <text:p>13</text:p>
            </table:table-cell>
            <table:table-cell table:style-name="ce60" table:formula="of:=(24+[.G50])" office:value-type="float" office:value="37" calcext:value-type="float">
              <text:p>37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60"/>
            <table:table-cell table:style-name="ce60" table:formula="of:=(([.D50]*60*60)+([.E50]*60)+[.F50])" office:value-type="float" office:value="130080" calcext:value-type="float">
              <text:p>130080</text:p>
            </table:table-cell>
            <table:table-cell table:style-name="ce60" table:formula="of:=(([.H50]*60*60)+([.I50]*60)+[.J50])" office:value-type="float" office:value="133260" calcext:value-type="float">
              <text:p>133260</text:p>
            </table:table-cell>
            <table:table-cell table:style-name="ce60" table:formula="of:=([.L50]-[.K50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9" calcext:value-type="float">
              <text:p>6669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60" table:formula="of:=(24+[.C51])" office:value-type="float" office:value="41" calcext:value-type="float">
              <text:p>41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/>
            <table:table-cell table:style-name="ce44" office:value-type="float" office:value="17" calcext:value-type="float">
              <text:p>17</text:p>
            </table:table-cell>
            <table:table-cell table:style-name="ce60" table:formula="of:=(24+[.G51])" office:value-type="float" office:value="41" calcext:value-type="float">
              <text:p>41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60" table:formula="of:=(([.D51]*60*60)+([.E51]*60)+[.F51])" office:value-type="float" office:value="147600" calcext:value-type="float">
              <text:p>147600</text:p>
            </table:table-cell>
            <table:table-cell table:style-name="ce60" table:formula="of:=(([.H51]*60*60)+([.I51]*60)+[.J51])" office:value-type="float" office:value="151080" calcext:value-type="float">
              <text:p>151080</text:p>
            </table:table-cell>
            <table:table-cell table:style-name="ce60" table:formula="of:=([.L51]-[.K51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1" calcext:value-type="float">
              <text:p>6671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60" table:formula="of:=(24+[.C52])" office:value-type="float" office:value="42" calcext:value-type="float">
              <text:p>42</text:p>
            </table:table-cell>
            <table:table-cell table:style-name="ce60" office:value-type="float" office:value="4" calcext:value-type="float">
              <text:p>4</text:p>
            </table:table-cell>
            <table:table-cell table:style-name="ce60"/>
            <table:table-cell table:style-name="ce44" office:value-type="float" office:value="18" calcext:value-type="float">
              <text:p>18</text:p>
            </table:table-cell>
            <table:table-cell table:style-name="ce60" table:formula="of:=(24+[.G52])" office:value-type="float" office:value="42" calcext:value-type="float">
              <text:p>42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52]*60*60)+([.E52]*60)+[.F52])" office:value-type="float" office:value="151440" calcext:value-type="float">
              <text:p>151440</text:p>
            </table:table-cell>
            <table:table-cell table:style-name="ce60" table:formula="of:=(([.H52]*60*60)+([.I52]*60)+[.J52])" office:value-type="float" office:value="154560" calcext:value-type="float">
              <text:p>154560</text:p>
            </table:table-cell>
            <table:table-cell table:style-name="ce60" table:formula="of:=([.L52]-[.K52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24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43:.M52])" office:value-type="float" office:value="35737" calcext:value-type="float">
              <text:p>35737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[.M42]+([.L44]-[.K43])+([.L46]-[.K45])+([.L48]-[.K47])+([.L50]-[.K49])+([.L52]-[.K51])" office:value-type="float" office:value="36998" calcext:value-type="float">
              <text:p>36998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6" calcext:value-type="float">
              <text:p>6646</text:p>
            </table:table-cell>
            <table:table-cell table:style-name="ce44"/>
            <table:table-cell table:style-name="ce60" office:value-type="float" office:value="18" calcext:value-type="float">
              <text:p>18</text:p>
            </table:table-cell>
            <table:table-cell table:style-name="ce60" office:value-type="float" office:value="42" calcext:value-type="float">
              <text:p>42</text:p>
            </table:table-cell>
            <table:table-cell table:style-name="ce60" office:value-type="float" office:value="14" calcext:value-type="float">
              <text:p>14</text:p>
            </table:table-cell>
            <table:table-cell table:style-name="ce44"/>
            <table:table-cell table:style-name="ce60" office:value-type="float" office:value="19" calcext:value-type="float">
              <text:p>19</text:p>
            </table:table-cell>
            <table:table-cell table:style-name="ce60" office:value-type="float" office:value="38" calcext:value-type="float">
              <text:p>38</text:p>
            </table:table-cell>
            <table:table-cell table:style-name="ce60" office:value-type="float" office:value="37" calcext:value-type="float">
              <text:p>37</text:p>
            </table:table-cell>
            <table:table-cell table:style-name="ce60" table:formula="of:=(([.D54]*60*60)+([.E54]*60)+[.F54])" office:value-type="float" office:value="67334" calcext:value-type="float">
              <text:p>67334</text:p>
            </table:table-cell>
            <table:table-cell table:style-name="ce60" table:formula="of:=(([.H54]*60*60)+([.I54]*60)+[.J54])" office:value-type="float" office:value="70717" calcext:value-type="float">
              <text:p>70717</text:p>
            </table:table-cell>
            <table:table-cell table:style-name="ce60" table:formula="of:=([.L54]-[.K54])" office:value-type="float" office:value="3383" calcext:value-type="float">
              <text:p>338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7" calcext:value-type="float">
              <text:p>6647</text:p>
            </table:table-cell>
            <table:table-cell table:style-name="ce44"/>
            <table:table-cell table:style-name="ce60" office:value-type="float" office:value="19" calcext:value-type="float">
              <text:p>19</text:p>
            </table:table-cell>
            <table:table-cell table:style-name="ce60" office:value-type="float" office:value="39" calcext:value-type="float">
              <text:p>39</text:p>
            </table:table-cell>
            <table:table-cell table:style-name="ce60" office:value-type="float" office:value="20" calcext:value-type="float">
              <text:p>20</text:p>
            </table:table-cell>
            <table:table-cell table:style-name="ce44"/>
            <table:table-cell table:style-name="ce60" office:value-type="float" office:value="20" calcext:value-type="float">
              <text:p>20</text:p>
            </table:table-cell>
            <table:table-cell table:style-name="ce60" office:value-type="float" office:value="36" calcext:value-type="float">
              <text:p>36</text:p>
            </table:table-cell>
            <table:table-cell table:style-name="ce60" office:value-type="float" office:value="32" calcext:value-type="float">
              <text:p>32</text:p>
            </table:table-cell>
            <table:table-cell table:style-name="ce60" table:formula="of:=(([.D55]*60*60)+([.E55]*60)+[.F55])" office:value-type="float" office:value="70760" calcext:value-type="float">
              <text:p>70760</text:p>
            </table:table-cell>
            <table:table-cell table:style-name="ce60" table:formula="of:=(([.H55]*60*60)+([.I55]*60)+[.J55])" office:value-type="float" office:value="74192" calcext:value-type="float">
              <text:p>74192</text:p>
            </table:table-cell>
            <table:table-cell table:style-name="ce60" table:formula="of:=([.L55]-[.K55])" office:value-type="float" office:value="3432" calcext:value-type="float">
              <text:p>343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2" calcext:value-type="float">
              <text:p>6652</text:p>
            </table:table-cell>
            <table:table-cell table:style-name="ce44" office:value-type="float" office:value="1" calcext:value-type="float">
              <text:p>1</text:p>
            </table:table-cell>
            <table:table-cell table:style-name="ce60" table:formula="of:=(24+[.C56])" office:value-type="float" office:value="25" calcext:value-type="float">
              <text:p>25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/>
            <table:table-cell table:style-name="ce44" office:value-type="float" office:value="2" calcext:value-type="float">
              <text:p>2</text:p>
            </table:table-cell>
            <table:table-cell table:style-name="ce60" table:formula="of:=(24+[.G56])" office:value-type="float" office:value="26" calcext:value-type="float">
              <text:p>26</text:p>
            </table:table-cell>
            <table:table-cell table:style-name="ce60" office:value-type="float" office:value="7" calcext:value-type="float">
              <text:p>7</text:p>
            </table:table-cell>
            <table:table-cell table:style-name="ce60"/>
            <table:table-cell table:style-name="ce60" table:formula="of:=(([.D56]*60*60)+([.E56]*60)+[.F56])" office:value-type="float" office:value="90540" calcext:value-type="float">
              <text:p>90540</text:p>
            </table:table-cell>
            <table:table-cell table:style-name="ce60" table:formula="of:=(([.H56]*60*60)+([.I56]*60)+[.J56])" office:value-type="float" office:value="94020" calcext:value-type="float">
              <text:p>94020</text:p>
            </table:table-cell>
            <table:table-cell table:style-name="ce60" table:formula="of:=([.L56]-[.K56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3" calcext:value-type="float">
              <text:p>6653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60" table:formula="of:=(24+[.C57])" office:value-type="float" office:value="26" calcext:value-type="float">
              <text:p>26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/>
            <table:table-cell table:style-name="ce44" office:value-type="float" office:value="3" calcext:value-type="float">
              <text:p>3</text:p>
            </table:table-cell>
            <table:table-cell table:style-name="ce60" table:formula="of:=(24+[.G57])" office:value-type="float" office:value="27" calcext:value-type="float">
              <text:p>27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/>
            <table:table-cell table:style-name="ce60" table:formula="of:=(([.D57]*60*60)+([.E57]*60)+[.F57])" office:value-type="float" office:value="94080" calcext:value-type="float">
              <text:p>94080</text:p>
            </table:table-cell>
            <table:table-cell table:style-name="ce60" table:formula="of:=(([.H57]*60*60)+([.I57]*60)+[.J57])" office:value-type="float" office:value="97380" calcext:value-type="float">
              <text:p>97380</text:p>
            </table:table-cell>
            <table:table-cell table:style-name="ce60" table:formula="of:=([.L57]-[.K57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8" calcext:value-type="float">
              <text:p>6658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60" table:formula="of:=(24+[.C58])" office:value-type="float" office:value="30" calcext:value-type="float">
              <text:p>30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44" office:value-type="float" office:value="7" calcext:value-type="float">
              <text:p>7</text:p>
            </table:table-cell>
            <table:table-cell table:style-name="ce60" table:formula="of:=(24+[.G58])" office:value-type="float" office:value="31" calcext:value-type="float">
              <text:p>31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60" table:formula="of:=(([.D58]*60*60)+([.E58]*60)+[.F58])" office:value-type="float" office:value="111480" calcext:value-type="float">
              <text:p>111480</text:p>
            </table:table-cell>
            <table:table-cell table:style-name="ce60" table:formula="of:=(([.H58]*60*60)+([.I58]*60)+[.J58])" office:value-type="float" office:value="114960" calcext:value-type="float">
              <text:p>114960</text:p>
            </table:table-cell>
            <table:table-cell table:style-name="ce60" table:formula="of:=([.L58]-[.K5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59" calcext:value-type="float">
              <text:p>6659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60" table:formula="of:=(24+[.C59])" office:value-type="float" office:value="31" calcext:value-type="float">
              <text:p>31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44" office:value-type="float" office:value="8" calcext:value-type="float">
              <text:p>8</text:p>
            </table:table-cell>
            <table:table-cell table:style-name="ce60" table:formula="of:=(24+[.G59])" office:value-type="float" office:value="32" calcext:value-type="float">
              <text:p>32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59]*60*60)+([.E59]*60)+[.F59])" office:value-type="float" office:value="115020" calcext:value-type="float">
              <text:p>115020</text:p>
            </table:table-cell>
            <table:table-cell table:style-name="ce60" table:formula="of:=(([.H59]*60*60)+([.I59]*60)+[.J59])" office:value-type="float" office:value="118500" calcext:value-type="float">
              <text:p>118500</text:p>
            </table:table-cell>
            <table:table-cell table:style-name="ce60" table:formula="of:=([.L59]-[.K5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5" calcext:value-type="float">
              <text:p>6665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60" table:formula="of:=(24+[.C60])" office:value-type="float" office:value="37" calcext:value-type="float">
              <text:p>37</text:p>
            </table:table-cell>
            <table:table-cell table:style-name="ce60" office:value-type="float" office:value="3" calcext:value-type="float">
              <text:p>3</text:p>
            </table:table-cell>
            <table:table-cell table:style-name="ce60"/>
            <table:table-cell table:style-name="ce44" office:value-type="float" office:value="13" calcext:value-type="float">
              <text:p>13</text:p>
            </table:table-cell>
            <table:table-cell table:style-name="ce60" table:formula="of:=(24+[.G60])" office:value-type="float" office:value="37" calcext:value-type="float">
              <text:p>37</text:p>
            </table:table-cell>
            <table:table-cell table:style-name="ce60" office:value-type="float" office:value="59" calcext:value-type="float">
              <text:p>59</text:p>
            </table:table-cell>
            <table:table-cell table:style-name="ce60"/>
            <table:table-cell table:style-name="ce60" table:formula="of:=(([.D60]*60*60)+([.E60]*60)+[.F60])" office:value-type="float" office:value="133380" calcext:value-type="float">
              <text:p>133380</text:p>
            </table:table-cell>
            <table:table-cell table:style-name="ce60" table:formula="of:=(([.H60]*60*60)+([.I60]*60)+[.J60])" office:value-type="float" office:value="136740" calcext:value-type="float">
              <text:p>136740</text:p>
            </table:table-cell>
            <table:table-cell table:style-name="ce60" table:formula="of:=([.L60]-[.K60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66" calcext:value-type="float">
              <text:p>6666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60" table:formula="of:=(24+[.C61])" office:value-type="float" office:value="37" calcext:value-type="float">
              <text:p>37</text:p>
            </table:table-cell>
            <table:table-cell table:style-name="ce60" office:value-type="float" office:value="59" calcext:value-type="float">
              <text:p>59</text:p>
            </table:table-cell>
            <table:table-cell table:style-name="ce60"/>
            <table:table-cell table:style-name="ce44" office:value-type="float" office:value="14" calcext:value-type="float">
              <text:p>14</text:p>
            </table:table-cell>
            <table:table-cell table:style-name="ce60" table:formula="of:=(24+[.G61])" office:value-type="float" office:value="38" calcext:value-type="float">
              <text:p>38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61]*60*60)+([.E61]*60)+[.F61])" office:value-type="float" office:value="136740" calcext:value-type="float">
              <text:p>136740</text:p>
            </table:table-cell>
            <table:table-cell table:style-name="ce60" table:formula="of:=(([.H61]*60*60)+([.I61]*60)+[.J61])" office:value-type="float" office:value="140100" calcext:value-type="float">
              <text:p>140100</text:p>
            </table:table-cell>
            <table:table-cell table:style-name="ce60" table:formula="of:=([.L61]-[.K61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2" calcext:value-type="float">
              <text:p>6672</text:p>
            </table:table-cell>
            <table:table-cell table:style-name="ce44" office:value-type="float" office:value="19" calcext:value-type="float">
              <text:p>19</text:p>
            </table:table-cell>
            <table:table-cell table:style-name="ce60" table:formula="of:=(24+[.C62])" office:value-type="float" office:value="43" calcext:value-type="float">
              <text:p>43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/>
            <table:table-cell table:style-name="ce44" office:value-type="float" office:value="20" calcext:value-type="float">
              <text:p>20</text:p>
            </table:table-cell>
            <table:table-cell table:style-name="ce60" table:formula="of:=(24+[.G62])" office:value-type="float" office:value="44" calcext:value-type="float">
              <text:p>44</text:p>
            </table:table-cell>
            <table:table-cell table:style-name="ce60" office:value-type="float" office:value="5" calcext:value-type="float">
              <text:p>5</text:p>
            </table:table-cell>
            <table:table-cell table:style-name="ce60"/>
            <table:table-cell table:style-name="ce60" table:formula="of:=(([.D62]*60*60)+([.E62]*60)+[.F62])" office:value-type="float" office:value="154800" calcext:value-type="float">
              <text:p>154800</text:p>
            </table:table-cell>
            <table:table-cell table:style-name="ce60" table:formula="of:=(([.H62]*60*60)+([.I62]*60)+[.J62])" office:value-type="float" office:value="158700" calcext:value-type="float">
              <text:p>158700</text:p>
            </table:table-cell>
            <table:table-cell table:style-name="ce60" table:formula="of:=([.L62]-[.K62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73" calcext:value-type="float">
              <text:p>6673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60" table:formula="of:=(24+[.C63])" office:value-type="float" office:value="44" calcext:value-type="float">
              <text:p>44</text:p>
            </table:table-cell>
            <table:table-cell table:style-name="ce60" office:value-type="float" office:value="8" calcext:value-type="float">
              <text:p>8</text:p>
            </table:table-cell>
            <table:table-cell table:style-name="ce60"/>
            <table:table-cell table:style-name="ce44" office:value-type="float" office:value="21" calcext:value-type="float">
              <text:p>21</text:p>
            </table:table-cell>
            <table:table-cell table:style-name="ce60" table:formula="of:=(24+[.G63])" office:value-type="float" office:value="45" calcext:value-type="float">
              <text:p>45</text:p>
            </table:table-cell>
            <table:table-cell table:style-name="ce60" office:value-type="float" office:value="4" calcext:value-type="float">
              <text:p>4</text:p>
            </table:table-cell>
            <table:table-cell table:style-name="ce60"/>
            <table:table-cell table:style-name="ce60" table:formula="of:=(([.D63]*60*60)+([.E63]*60)+[.F63])" office:value-type="float" office:value="158880" calcext:value-type="float">
              <text:p>158880</text:p>
            </table:table-cell>
            <table:table-cell table:style-name="ce60" table:formula="of:=(([.H63]*60*60)+([.I63]*60)+[.J63])" office:value-type="float" office:value="162240" calcext:value-type="float">
              <text:p>162240</text:p>
            </table:table-cell>
            <table:table-cell table:style-name="ce60" table:formula="of:=([.L63]-[.K63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32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54:.M63])" office:value-type="float" office:value="34535" calcext:value-type="float">
              <text:p>34535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[.M53]+([.L55]-[.K54])+([.L57]-[.K56])+([.L59]-[.K58])+([.L61]-[.K60])+([.L63]-[.K62])" office:value-type="float" office:value="34878" calcext:value-type="float">
              <text:p>34878</text:p>
            </table:table-cell>
            <table:table-cell table:style-name="ce56"/>
            <table:table-cell table:style-name="ce43"/>
            <table:table-cell table:style-name="ce56"/>
            <table:table-cell table:style-name="ce43"/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39" calcext:value-type="float">
              <text:p>6639</text:p>
            </table:table-cell>
            <table:table-cell table:style-name="ce44"/>
            <table:table-cell table:style-name="ce60" office:value-type="float" office:value="11" calcext:value-type="float">
              <text:p>11</text:p>
            </table:table-cell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45" calcext:value-type="float">
              <text:p>45</text:p>
            </table:table-cell>
            <table:table-cell table:style-name="ce44"/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15" calcext:value-type="float">
              <text:p>15</text:p>
            </table:table-cell>
            <table:table-cell table:style-name="ce60" office:value-type="float" office:value="9" calcext:value-type="float">
              <text:p>9</text:p>
            </table:table-cell>
            <table:table-cell table:style-name="ce60" table:formula="of:=(([.D65]*60*60)+([.E65]*60)+[.F65])" office:value-type="float" office:value="40365" calcext:value-type="float">
              <text:p>40365</text:p>
            </table:table-cell>
            <table:table-cell table:style-name="ce60" table:formula="of:=(([.H65]*60*60)+([.I65]*60)+[.J65])" office:value-type="float" office:value="44109" calcext:value-type="float">
              <text:p>44109</text:p>
            </table:table-cell>
            <table:table-cell table:style-name="ce60" table:formula="of:=([.L65]-[.K65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0" calcext:value-type="float">
              <text:p>6640</text:p>
            </table:table-cell>
            <table:table-cell table:style-name="ce44"/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15" calcext:value-type="float">
              <text:p>15</text:p>
            </table:table-cell>
            <table:table-cell table:style-name="ce60" office:value-type="float" office:value="41" calcext:value-type="float">
              <text:p>41</text:p>
            </table:table-cell>
            <table:table-cell table:style-name="ce44"/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59" calcext:value-type="float">
              <text:p>59</text:p>
            </table:table-cell>
            <table:table-cell table:style-name="ce60" office:value-type="float" office:value="21" calcext:value-type="float">
              <text:p>21</text:p>
            </table:table-cell>
            <table:table-cell table:style-name="ce60" table:formula="of:=(([.D66]*60*60)+([.E66]*60)+[.F66])" office:value-type="float" office:value="44141" calcext:value-type="float">
              <text:p>44141</text:p>
            </table:table-cell>
            <table:table-cell table:style-name="ce60" table:formula="of:=(([.H66]*60*60)+([.I66]*60)+[.J66])" office:value-type="float" office:value="46761" calcext:value-type="float">
              <text:p>46761</text:p>
            </table:table-cell>
            <table:table-cell table:style-name="ce60" table:formula="of:=([.L66]-[.K66])" office:value-type="float" office:value="2620" calcext:value-type="float">
              <text:p>2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6641" calcext:value-type="float">
              <text:p>6641</text:p>
            </table:table-cell>
            <table:table-cell table:style-name="ce44"/>
            <table:table-cell table:style-name="ce60" office:value-type="float" office:value="13" calcext:value-type="float">
              <text:p>13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 office:value-type="float" office:value="31" calcext:value-type="float">
              <text:p>31</text:p>
            </table:table-cell>
            <table:table-cell table:style-name="ce44"/>
            <table:table-cell table:style-name="ce60" office:value-type="float" office:value="13" calcext:value-type="float">
              <text:p>1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office:value-type="float" office:value="14" calcext:value-type="float">
              <text:p>14</text:p>
            </table:table-cell>
            <table:table-cell table:style-name="ce60" table:formula="of:=(([.D67]*60*60)+([.E67]*60)+[.F67])" office:value-type="float" office:value="46831" calcext:value-type="float">
              <text:p>46831</text:p>
            </table:table-cell>
            <table:table-cell table:style-name="ce60" table:formula="of:=(([.H67]*60*60)+([.I67]*60)+[.J67])" office:value-type="float" office:value="50054" calcext:value-type="float">
              <text:p>50054</text:p>
            </table:table-cell>
            <table:table-cell table:style-name="ce60" table:formula="of:=([.L67]-[.K67])" office:value-type="float" office:value="3223" calcext:value-type="float">
              <text:p>322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Dummy</text:p>
            </table:table-cell>
            <table:table-cell table:style-name="ce49" office:value-type="float" office:value="6699" calcext:value-type="float">
              <text:p>6699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60" table:formula="of:=(48+[.C68])" office:value-type="float" office:value="70" calcext:value-type="float">
              <text:p>70</text:p>
            </table:table-cell>
            <table:table-cell table:style-name="ce60" office:value-type="float" office:value="37" calcext:value-type="float">
              <text:p>37</text:p>
            </table:table-cell>
            <table:table-cell table:style-name="ce60"/>
            <table:table-cell table:style-name="ce44" office:value-type="float" office:value="23" calcext:value-type="float">
              <text:p>23</text:p>
            </table:table-cell>
            <table:table-cell table:style-name="ce60" table:formula="of:=(48+[.G68])" office:value-type="float" office:value="71" calcext:value-type="float">
              <text:p>71</text:p>
            </table:table-cell>
            <table:table-cell table:style-name="ce60" office:value-type="float" office:value="55" calcext:value-type="float">
              <text:p>55</text:p>
            </table:table-cell>
            <table:table-cell table:style-name="ce60"/>
            <table:table-cell table:style-name="ce60" table:formula="of:=(([.D68]*60*60)+([.E68]*60)+[.F68])" office:value-type="float" office:value="254220" calcext:value-type="float">
              <text:p>254220</text:p>
            </table:table-cell>
            <table:table-cell table:style-name="ce60" table:formula="of:=(([.H68]*60*60)+([.I68]*60)+[.J68])" office:value-type="float" office:value="258900" calcext:value-type="float">
              <text:p>258900</text:p>
            </table:table-cell>
            <table:table-cell table:style-name="ce60" table:formula="of:=([.L68]-[.K68])" office:value-type="float" office:value="4680" calcext:value-type="float">
              <text:p>46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Dummy</text:p>
            </table:table-cell>
            <table:table-cell table:style-name="ce49" office:value-type="float" office:value="6700" calcext:value-type="float">
              <text:p>6700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60" table:formula="of:=(48+[.C69])" office:value-type="float" office:value="71" calcext:value-type="float">
              <text:p>71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/>
            <table:table-cell table:style-name="ce44" office:value-type="float" office:value="0" calcext:value-type="float">
              <text:p>0</text:p>
            </table:table-cell>
            <table:table-cell table:style-name="ce60" table:formula="of:=(48+24+[.G69])" office:value-type="float" office:value="72" calcext:value-type="float">
              <text:p>72</text:p>
            </table:table-cell>
            <table:table-cell table:style-name="ce60" office:value-type="float" office:value="53" calcext:value-type="float">
              <text:p>53</text:p>
            </table:table-cell>
            <table:table-cell table:style-name="ce60"/>
            <table:table-cell table:style-name="ce60" table:formula="of:=(([.D69]*60*60)+([.E69]*60)+[.F69])" office:value-type="float" office:value="258960" calcext:value-type="float">
              <text:p>258960</text:p>
            </table:table-cell>
            <table:table-cell table:style-name="ce60" table:formula="of:=(([.H69]*60*60)+([.I69]*60)+[.J69])" office:value-type="float" office:value="262380" calcext:value-type="float">
              <text:p>262380</text:p>
            </table:table-cell>
            <table:table-cell table:style-name="ce60" table:formula="of:=([.L69]-[.K6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Dummy</text:p>
            </table:table-cell>
            <table:table-cell table:style-name="ce49" office:value-type="float" office:value="6701" calcext:value-type="float">
              <text:p>6701</text:p>
            </table:table-cell>
            <table:table-cell table:style-name="ce44" office:value-type="float" office:value="0" calcext:value-type="float">
              <text:p>0</text:p>
            </table:table-cell>
            <table:table-cell table:style-name="ce60" table:formula="of:=(48+24+[.C70])" office:value-type="float" office:value="72" calcext:value-type="float">
              <text:p>72</text:p>
            </table:table-cell>
            <table:table-cell table:style-name="ce60" office:value-type="float" office:value="57" calcext:value-type="float">
              <text:p>57</text:p>
            </table:table-cell>
            <table:table-cell table:style-name="ce60"/>
            <table:table-cell table:style-name="ce44" office:value-type="float" office:value="1" calcext:value-type="float">
              <text:p>1</text:p>
            </table:table-cell>
            <table:table-cell table:style-name="ce60" table:formula="of:=(48+24+[.G70])" office:value-type="float" office:value="73" calcext:value-type="float">
              <text:p>73</text:p>
            </table:table-cell>
            <table:table-cell table:style-name="ce60" office:value-type="float" office:value="51" calcext:value-type="float">
              <text:p>51</text:p>
            </table:table-cell>
            <table:table-cell table:style-name="ce60"/>
            <table:table-cell table:style-name="ce60" table:formula="of:=(([.D70]*60*60)+([.E70]*60)+[.F70])" office:value-type="float" office:value="262620" calcext:value-type="float">
              <text:p>262620</text:p>
            </table:table-cell>
            <table:table-cell table:style-name="ce60" table:formula="of:=(([.H70]*60*60)+([.I70]*60)+[.J70])" office:value-type="float" office:value="265860" calcext:value-type="float">
              <text:p>265860</text:p>
            </table:table-cell>
            <table:table-cell table:style-name="ce60" table:formula="of:=([.L70]-[.K70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Dummy</text:p>
            </table:table-cell>
            <table:table-cell table:style-name="ce49" office:value-type="float" office:value="6702" calcext:value-type="float">
              <text:p>6702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60" table:formula="of:=(48+24+[.C71])" office:value-type="float" office:value="74" calcext:value-type="float">
              <text:p>74</text:p>
            </table:table-cell>
            <table:table-cell table:style-name="ce60" office:value-type="float" office:value="1" calcext:value-type="float">
              <text:p>1</text:p>
            </table:table-cell>
            <table:table-cell table:style-name="ce60"/>
            <table:table-cell table:style-name="ce44" office:value-type="float" office:value="2" calcext:value-type="float">
              <text:p>2</text:p>
            </table:table-cell>
            <table:table-cell table:style-name="ce60" table:formula="of:=(48+24+[.G71])" office:value-type="float" office:value="74" calcext:value-type="float">
              <text:p>74</text:p>
            </table:table-cell>
            <table:table-cell table:style-name="ce60" office:value-type="float" office:value="10" calcext:value-type="float">
              <text:p>10</text:p>
            </table:table-cell>
            <table:table-cell table:style-name="ce60"/>
            <table:table-cell table:style-name="ce60" table:formula="of:=(([.D71]*60*60)+([.E71]*60)+[.F71])" office:value-type="float" office:value="266460" calcext:value-type="float">
              <text:p>266460</text:p>
            </table:table-cell>
            <table:table-cell table:style-name="ce60" table:formula="of:=(([.H71]*60*60)+([.I71]*60)+[.J71])" office:value-type="float" office:value="267000" calcext:value-type="float">
              <text:p>267000</text:p>
            </table:table-cell>
            <table:table-cell table:style-name="ce60" table:formula="of:=([.L71]-[.K71])" office:value-type="float" office:value="540" calcext:value-type="float">
              <text:p>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Dummy</text:p>
            </table:table-cell>
            <table:table-cell table:style-name="ce49" office:value-type="float" office:value="6703" calcext:value-type="float">
              <text:p>6703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60" table:formula="of:=(48+24+[.C72])" office:value-type="float" office:value="74" calcext:value-type="float">
              <text:p>74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/>
            <table:table-cell table:style-name="ce44" office:value-type="float" office:value="3" calcext:value-type="float">
              <text:p>3</text:p>
            </table:table-cell>
            <table:table-cell table:style-name="ce60" table:formula="of:=(48+24+[.G72])" office:value-type="float" office:value="75" calcext:value-type="float">
              <text:p>75</text:p>
            </table:table-cell>
            <table:table-cell table:style-name="ce60" office:value-type="float" office:value="58" calcext:value-type="float">
              <text:p>58</text:p>
            </table:table-cell>
            <table:table-cell table:style-name="ce60"/>
            <table:table-cell table:style-name="ce60" table:formula="of:=(([.D72]*60*60)+([.E72]*60)+[.F72])" office:value-type="float" office:value="269640" calcext:value-type="float">
              <text:p>269640</text:p>
            </table:table-cell>
            <table:table-cell table:style-name="ce60" table:formula="of:=(([.H72]*60*60)+([.I72]*60)+[.J72])" office:value-type="float" office:value="273480" calcext:value-type="float">
              <text:p>273480</text:p>
            </table:table-cell>
            <table:table-cell table:style-name="ce60" table:formula="of:=([.L72]-[.K72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50" office:value-type="string" calcext:value-type="string">
              <text:p>35 uA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SUM([.M65:.M72])" office:value-type="float" office:value="25307" calcext:value-type="float">
              <text:p>25307</text:p>
            </table:table-cell>
            <table:table-cell table:style-name="ce56" office:value-type="string" calcext:value-type="string">
              <text:p>Total elasped time (runs)</text:p>
            </table:table-cell>
            <table:table-cell table:style-name="ce43" table:formula="of:=([.L67]-[.K65])" office:value-type="float" office:value="9689" calcext:value-type="float">
              <text:p>9689</text:p>
            </table:table-cell>
            <table:table-cell table:style-name="ce56" office:value-type="string" calcext:value-type="string">
              <text:p>Total dummy</text:p>
            </table:table-cell>
            <table:table-cell table:style-name="ce43" table:formula="of:=([.L72]-[.K68])" office:value-type="float" office:value="19260" calcext:value-type="float">
              <text:p>19260</text:p>
            </table:table-cell>
            <table:table-cell table:style-name="ce56"/>
            <table:table-cell table:style-name="ce43"/>
            <table:table-cell table:style-name="ce6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5" office:value-type="float" office:value="9.79" calcext:value-type="float">
            <text:p>9.79</text:p>
          </table:table-cell>
          <table:table-cell table:style-name="ce46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46"/>
            <table:table-cell table:style-name="ce51" office:value-type="float" office:value="6709" calcext:value-type="float">
              <text:p>6709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53" table:formula="of:=([.C75])" office:value-type="float" office:value="15" calcext:value-type="float">
              <text:p>15</text:p>
            </table:table-cell>
            <table:table-cell table:style-name="ce53" office:value-type="float" office:value="39" calcext:value-type="float">
              <text:p>39</text:p>
            </table:table-cell>
            <table:table-cell table:style-name="ce53"/>
            <table:table-cell table:style-name="ce46" office:value-type="float" office:value="16" calcext:value-type="float">
              <text:p>16</text:p>
            </table:table-cell>
            <table:table-cell table:style-name="ce53" table:formula="of:=([.G75])" office:value-type="float" office:value="16" calcext:value-type="float">
              <text:p>16</text:p>
            </table:table-cell>
            <table:table-cell table:style-name="ce53" office:value-type="float" office:value="42" calcext:value-type="float">
              <text:p>42</text:p>
            </table:table-cell>
            <table:table-cell table:style-name="ce53"/>
            <table:table-cell table:style-name="ce53" table:formula="of:=(([.D75]*60*60)+([.E75]*60)+[.F75])" office:value-type="float" office:value="56340" calcext:value-type="float">
              <text:p>56340</text:p>
            </table:table-cell>
            <table:table-cell table:style-name="ce53" table:formula="of:=(([.H75]*60*60)+([.I75]*60)+[.J75])" office:value-type="float" office:value="60120" calcext:value-type="float">
              <text:p>60120</text:p>
            </table:table-cell>
            <table:table-cell table:style-name="ce53" table:formula="of:=([.L75]-[.K7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0" calcext:value-type="float">
              <text:p>6710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53" table:formula="of:=([.C76])" office:value-type="float" office:value="16" calcext:value-type="float">
              <text:p>16</text:p>
            </table:table-cell>
            <table:table-cell table:style-name="ce53" office:value-type="float" office:value="44" calcext:value-type="float">
              <text:p>44</text:p>
            </table:table-cell>
            <table:table-cell table:style-name="ce53"/>
            <table:table-cell table:style-name="ce46" office:value-type="float" office:value="17" calcext:value-type="float">
              <text:p>17</text:p>
            </table:table-cell>
            <table:table-cell table:style-name="ce53" table:formula="of:=([.G76])" office:value-type="float" office:value="17" calcext:value-type="float">
              <text:p>17</text:p>
            </table:table-cell>
            <table:table-cell table:style-name="ce53" office:value-type="float" office:value="45" calcext:value-type="float">
              <text:p>45</text:p>
            </table:table-cell>
            <table:table-cell table:style-name="ce53"/>
            <table:table-cell table:style-name="ce53" table:formula="of:=(([.D76]*60*60)+([.E76]*60)+[.F76])" office:value-type="float" office:value="60240" calcext:value-type="float">
              <text:p>60240</text:p>
            </table:table-cell>
            <table:table-cell table:style-name="ce53" table:formula="of:=(([.H76]*60*60)+([.I76]*60)+[.J76])" office:value-type="float" office:value="63900" calcext:value-type="float">
              <text:p>63900</text:p>
            </table:table-cell>
            <table:table-cell table:style-name="ce53" table:formula="of:=([.L76]-[.K7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4" calcext:value-type="float">
              <text:p>6744</text:p>
            </table:table-cell>
            <table:table-cell table:style-name="ce57" office:value-type="float" office:value="6" calcext:value-type="float">
              <text:p>6</text:p>
            </table:table-cell>
            <table:table-cell table:style-name="ce61" table:formula="of:=(24+[.C77])" office:value-type="float" office:value="30" calcext:value-type="float">
              <text:p>30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7" office:value-type="float" office:value="7" calcext:value-type="float">
              <text:p>7</text:p>
            </table:table-cell>
            <table:table-cell table:style-name="ce61" table:formula="of:=(24+[.G77])" office:value-type="float" office:value="31" calcext:value-type="float">
              <text:p>31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77]*60*60)+([.E77]*60)+[.F77])" office:value-type="float" office:value="109800" calcext:value-type="float">
              <text:p>109800</text:p>
            </table:table-cell>
            <table:table-cell table:style-name="ce53" table:formula="of:=(([.H77]*60*60)+([.I77]*60)+[.J77])" office:value-type="float" office:value="113400" calcext:value-type="float">
              <text:p>113400</text:p>
            </table:table-cell>
            <table:table-cell table:style-name="ce53" table:formula="of:=([.L77]-[.K7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5" calcext:value-type="float">
              <text:p>6745</text:p>
            </table:table-cell>
            <table:table-cell table:style-name="ce57" office:value-type="float" office:value="7" calcext:value-type="float">
              <text:p>7</text:p>
            </table:table-cell>
            <table:table-cell table:style-name="ce61" table:formula="of:=(24+[.C78])" office:value-type="float" office:value="31" calcext:value-type="float">
              <text:p>31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7" office:value-type="float" office:value="8" calcext:value-type="float">
              <text:p>8</text:p>
            </table:table-cell>
            <table:table-cell table:style-name="ce61" table:formula="of:=(24+[.G78])" office:value-type="float" office:value="32" calcext:value-type="float">
              <text:p>32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78]*60*60)+([.E78]*60)+[.F78])" office:value-type="float" office:value="113400" calcext:value-type="float">
              <text:p>113400</text:p>
            </table:table-cell>
            <table:table-cell table:style-name="ce53" table:formula="of:=(([.H78]*60*60)+([.I78]*60)+[.J78])" office:value-type="float" office:value="117000" calcext:value-type="float">
              <text:p>117000</text:p>
            </table:table-cell>
            <table:table-cell table:style-name="ce53" table:formula="of:=([.L78]-[.K7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6" calcext:value-type="float">
              <text:p>6746</text:p>
            </table:table-cell>
            <table:table-cell table:style-name="ce57" office:value-type="float" office:value="8" calcext:value-type="float">
              <text:p>8</text:p>
            </table:table-cell>
            <table:table-cell table:style-name="ce61" table:formula="of:=(24+[.C79])" office:value-type="float" office:value="32" calcext:value-type="float">
              <text:p>32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9" calcext:value-type="float">
              <text:p>9</text:p>
            </table:table-cell>
            <table:table-cell table:style-name="ce61" table:formula="of:=(24+[.G79])" office:value-type="float" office:value="33" calcext:value-type="float">
              <text:p>33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79]*60*60)+([.E79]*60)+[.F79])" office:value-type="float" office:value="117060" calcext:value-type="float">
              <text:p>117060</text:p>
            </table:table-cell>
            <table:table-cell table:style-name="ce53" table:formula="of:=(([.H79]*60*60)+([.I79]*60)+[.J79])" office:value-type="float" office:value="120600" calcext:value-type="float">
              <text:p>120600</text:p>
            </table:table-cell>
            <table:table-cell table:style-name="ce53" table:formula="of:=([.L79]-[.K7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7" calcext:value-type="float">
              <text:p>6747</text:p>
            </table:table-cell>
            <table:table-cell table:style-name="ce57" office:value-type="float" office:value="9" calcext:value-type="float">
              <text:p>9</text:p>
            </table:table-cell>
            <table:table-cell table:style-name="ce61" table:formula="of:=(24+[.C80])" office:value-type="float" office:value="33" calcext:value-type="float">
              <text:p>33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10" calcext:value-type="float">
              <text:p>10</text:p>
            </table:table-cell>
            <table:table-cell table:style-name="ce61" table:formula="of:=(24+[.G80])" office:value-type="float" office:value="34" calcext:value-type="float">
              <text:p>34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0]*60*60)+([.E80]*60)+[.F80])" office:value-type="float" office:value="120660" calcext:value-type="float">
              <text:p>120660</text:p>
            </table:table-cell>
            <table:table-cell table:style-name="ce53" table:formula="of:=(([.H80]*60*60)+([.I80]*60)+[.J80])" office:value-type="float" office:value="124200" calcext:value-type="float">
              <text:p>124200</text:p>
            </table:table-cell>
            <table:table-cell table:style-name="ce53" table:formula="of:=([.L80]-[.K8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8" calcext:value-type="float">
              <text:p>6748</text:p>
            </table:table-cell>
            <table:table-cell table:style-name="ce57" office:value-type="float" office:value="10" calcext:value-type="float">
              <text:p>10</text:p>
            </table:table-cell>
            <table:table-cell table:style-name="ce61" table:formula="of:=(24+[.C81])" office:value-type="float" office:value="34" calcext:value-type="float">
              <text:p>34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7" office:value-type="float" office:value="11" calcext:value-type="float">
              <text:p>11</text:p>
            </table:table-cell>
            <table:table-cell table:style-name="ce61" table:formula="of:=(24+[.G81])" office:value-type="float" office:value="35" calcext:value-type="float">
              <text:p>35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1]*60*60)+([.E81]*60)+[.F81])" office:value-type="float" office:value="124200" calcext:value-type="float">
              <text:p>124200</text:p>
            </table:table-cell>
            <table:table-cell table:style-name="ce53" table:formula="of:=(([.H81]*60*60)+([.I81]*60)+[.J81])" office:value-type="float" office:value="127800" calcext:value-type="float">
              <text:p>127800</text:p>
            </table:table-cell>
            <table:table-cell table:style-name="ce53" table:formula="of:=([.L81]-[.K81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49" calcext:value-type="float">
              <text:p>6749</text:p>
            </table:table-cell>
            <table:table-cell table:style-name="ce57" office:value-type="float" office:value="11" calcext:value-type="float">
              <text:p>11</text:p>
            </table:table-cell>
            <table:table-cell table:style-name="ce61" table:formula="of:=(24+[.C82])" office:value-type="float" office:value="35" calcext:value-type="float">
              <text:p>35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12" calcext:value-type="float">
              <text:p>12</text:p>
            </table:table-cell>
            <table:table-cell table:style-name="ce61" table:formula="of:=(24+[.G82])" office:value-type="float" office:value="36" calcext:value-type="float">
              <text:p>36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2]*60*60)+([.E82]*60)+[.F82])" office:value-type="float" office:value="127860" calcext:value-type="float">
              <text:p>127860</text:p>
            </table:table-cell>
            <table:table-cell table:style-name="ce53" table:formula="of:=(([.H82]*60*60)+([.I82]*60)+[.J82])" office:value-type="float" office:value="131400" calcext:value-type="float">
              <text:p>131400</text:p>
            </table:table-cell>
            <table:table-cell table:style-name="ce53" table:formula="of:=([.L82]-[.K8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0" calcext:value-type="float">
              <text:p>6750</text:p>
            </table:table-cell>
            <table:table-cell table:style-name="ce57" office:value-type="float" office:value="12" calcext:value-type="float">
              <text:p>12</text:p>
            </table:table-cell>
            <table:table-cell table:style-name="ce61" table:formula="of:=(24+[.C83])" office:value-type="float" office:value="36" calcext:value-type="float">
              <text:p>36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13" calcext:value-type="float">
              <text:p>13</text:p>
            </table:table-cell>
            <table:table-cell table:style-name="ce61" table:formula="of:=(24+[.G83])" office:value-type="float" office:value="37" calcext:value-type="float">
              <text:p>37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3]*60*60)+([.E83]*60)+[.F83])" office:value-type="float" office:value="131460" calcext:value-type="float">
              <text:p>131460</text:p>
            </table:table-cell>
            <table:table-cell table:style-name="ce53" table:formula="of:=(([.H83]*60*60)+([.I83]*60)+[.J83])" office:value-type="float" office:value="135000" calcext:value-type="float">
              <text:p>135000</text:p>
            </table:table-cell>
            <table:table-cell table:style-name="ce53" table:formula="of:=([.L83]-[.K8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1" calcext:value-type="float">
              <text:p>6751</text:p>
            </table:table-cell>
            <table:table-cell table:style-name="ce57" office:value-type="float" office:value="13" calcext:value-type="float">
              <text:p>13</text:p>
            </table:table-cell>
            <table:table-cell table:style-name="ce61" table:formula="of:=(24+[.C84])" office:value-type="float" office:value="37" calcext:value-type="float">
              <text:p>37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7" office:value-type="float" office:value="14" calcext:value-type="float">
              <text:p>14</text:p>
            </table:table-cell>
            <table:table-cell table:style-name="ce61" table:formula="of:=(24+[.G84])" office:value-type="float" office:value="38" calcext:value-type="float">
              <text:p>38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4]*60*60)+([.E84]*60)+[.F84])" office:value-type="float" office:value="135000" calcext:value-type="float">
              <text:p>135000</text:p>
            </table:table-cell>
            <table:table-cell table:style-name="ce53" table:formula="of:=(([.H84]*60*60)+([.I84]*60)+[.J84])" office:value-type="float" office:value="138600" calcext:value-type="float">
              <text:p>138600</text:p>
            </table:table-cell>
            <table:table-cell table:style-name="ce53" table:formula="of:=([.L84]-[.K84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2" calcext:value-type="float">
              <text:p>6752</text:p>
            </table:table-cell>
            <table:table-cell table:style-name="ce57" office:value-type="float" office:value="14" calcext:value-type="float">
              <text:p>14</text:p>
            </table:table-cell>
            <table:table-cell table:style-name="ce61" table:formula="of:=(24+[.C85])" office:value-type="float" office:value="38" calcext:value-type="float">
              <text:p>38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15" calcext:value-type="float">
              <text:p>15</text:p>
            </table:table-cell>
            <table:table-cell table:style-name="ce61" table:formula="of:=(24+[.G85])" office:value-type="float" office:value="39" calcext:value-type="float">
              <text:p>39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85]*60*60)+([.E85]*60)+[.F85])" office:value-type="float" office:value="138660" calcext:value-type="float">
              <text:p>138660</text:p>
            </table:table-cell>
            <table:table-cell table:style-name="ce53" table:formula="of:=(([.H85]*60*60)+([.I85]*60)+[.J85])" office:value-type="float" office:value="142200" calcext:value-type="float">
              <text:p>142200</text:p>
            </table:table-cell>
            <table:table-cell table:style-name="ce53" table:formula="of:=([.L85]-[.K85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3" calcext:value-type="float">
              <text:p>6753</text:p>
            </table:table-cell>
            <table:table-cell table:style-name="ce57" office:value-type="float" office:value="15" calcext:value-type="float">
              <text:p>15</text:p>
            </table:table-cell>
            <table:table-cell table:style-name="ce61" table:formula="of:=(24+[.C86])" office:value-type="float" office:value="39" calcext:value-type="float">
              <text:p>39</text:p>
            </table:table-cell>
            <table:table-cell table:style-name="ce57" office:value-type="float" office:value="32" calcext:value-type="float">
              <text:p>32</text:p>
            </table:table-cell>
            <table:table-cell table:style-name="ce53"/>
            <table:table-cell table:style-name="ce57" office:value-type="float" office:value="16" calcext:value-type="float">
              <text:p>16</text:p>
            </table:table-cell>
            <table:table-cell table:style-name="ce61" table:formula="of:=(24+[.G86])" office:value-type="float" office:value="40" calcext:value-type="float">
              <text:p>40</text:p>
            </table:table-cell>
            <table:table-cell table:style-name="ce57" office:value-type="float" office:value="25" calcext:value-type="float">
              <text:p>25</text:p>
            </table:table-cell>
            <table:table-cell table:style-name="ce53"/>
            <table:table-cell table:style-name="ce53" table:formula="of:=(([.D86]*60*60)+([.E86]*60)+[.F86])" office:value-type="float" office:value="142320" calcext:value-type="float">
              <text:p>142320</text:p>
            </table:table-cell>
            <table:table-cell table:style-name="ce53" table:formula="of:=(([.H86]*60*60)+([.I86]*60)+[.J86])" office:value-type="float" office:value="145500" calcext:value-type="float">
              <text:p>145500</text:p>
            </table:table-cell>
            <table:table-cell table:style-name="ce53" table:formula="of:=([.L86]-[.K86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4" calcext:value-type="float">
              <text:p>6754</text:p>
            </table:table-cell>
            <table:table-cell table:style-name="ce57" office:value-type="float" office:value="16" calcext:value-type="float">
              <text:p>16</text:p>
            </table:table-cell>
            <table:table-cell table:style-name="ce61" table:formula="of:=(24+[.C87])" office:value-type="float" office:value="40" calcext:value-type="float">
              <text:p>40</text:p>
            </table:table-cell>
            <table:table-cell table:style-name="ce57" office:value-type="float" office:value="26" calcext:value-type="float">
              <text:p>26</text:p>
            </table:table-cell>
            <table:table-cell table:style-name="ce53"/>
            <table:table-cell table:style-name="ce57" office:value-type="float" office:value="17" calcext:value-type="float">
              <text:p>17</text:p>
            </table:table-cell>
            <table:table-cell table:style-name="ce61" table:formula="of:=(24+[.G87])" office:value-type="float" office:value="41" calcext:value-type="float">
              <text:p>41</text:p>
            </table:table-cell>
            <table:table-cell table:style-name="ce57" office:value-type="float" office:value="32" calcext:value-type="float">
              <text:p>32</text:p>
            </table:table-cell>
            <table:table-cell table:style-name="ce53"/>
            <table:table-cell table:style-name="ce53" table:formula="of:=(([.D87]*60*60)+([.E87]*60)+[.F87])" office:value-type="float" office:value="145560" calcext:value-type="float">
              <text:p>145560</text:p>
            </table:table-cell>
            <table:table-cell table:style-name="ce53" table:formula="of:=(([.H87]*60*60)+([.I87]*60)+[.J87])" office:value-type="float" office:value="149520" calcext:value-type="float">
              <text:p>149520</text:p>
            </table:table-cell>
            <table:table-cell table:style-name="ce53" table:formula="of:=([.L87]-[.K87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46" office:value-type="float" office:value="6755" calcext:value-type="float">
              <text:p>6755</text:p>
            </table:table-cell>
            <table:table-cell table:style-name="ce57" office:value-type="float" office:value="17" calcext:value-type="float">
              <text:p>17</text:p>
            </table:table-cell>
            <table:table-cell table:style-name="ce61" table:formula="of:=(24+[.C88])" office:value-type="float" office:value="41" calcext:value-type="float">
              <text:p>41</text:p>
            </table:table-cell>
            <table:table-cell table:style-name="ce57" office:value-type="float" office:value="32" calcext:value-type="float">
              <text:p>32</text:p>
            </table:table-cell>
            <table:table-cell table:style-name="ce53"/>
            <table:table-cell table:style-name="ce57" office:value-type="float" office:value="18" calcext:value-type="float">
              <text:p>18</text:p>
            </table:table-cell>
            <table:table-cell table:style-name="ce61" table:formula="of:=(24+[.G88])" office:value-type="float" office:value="42" calcext:value-type="float">
              <text:p>42</text:p>
            </table:table-cell>
            <table:table-cell table:style-name="ce57" office:value-type="float" office:value="40" calcext:value-type="float">
              <text:p>40</text:p>
            </table:table-cell>
            <table:table-cell table:style-name="ce53"/>
            <table:table-cell table:style-name="ce53" table:formula="of:=(([.D88]*60*60)+([.E88]*60)+[.F88])" office:value-type="float" office:value="149520" calcext:value-type="float">
              <text:p>149520</text:p>
            </table:table-cell>
            <table:table-cell table:style-name="ce53" table:formula="of:=(([.H88]*60*60)+([.I88]*60)+[.J88])" office:value-type="float" office:value="153600" calcext:value-type="float">
              <text:p>153600</text:p>
            </table:table-cell>
            <table:table-cell table:style-name="ce53" table:formula="of:=([.L88]-[.K88])" office:value-type="float" office:value="4080" calcext:value-type="float">
              <text:p>4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2" office:value-type="string" calcext:value-type="string">
              <text:p>24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5" table:formula="of:=SUM([.M75:.M88])" office:value-type="float" office:value="50760" calcext:value-type="float">
              <text:p>5076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5" table:formula="of:=([.L76]-[.K75])+([.L88]-[.K77])" office:value-type="float" office:value="51360" calcext:value-type="float">
              <text:p>51360</text:p>
            </table:table-cell>
            <table:table-cell table:style-name="ce58"/>
            <table:table-cell table:style-name="ce45"/>
            <table:table-cell table:style-name="ce58"/>
            <table:table-cell table:style-name="ce45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1" calcext:value-type="float">
              <text:p>6711</text:p>
            </table:table-cell>
            <table:table-cell table:style-name="ce46" office:value-type="float" office:value="17" calcext:value-type="float">
              <text:p>17</text:p>
            </table:table-cell>
            <table:table-cell table:style-name="ce53" table:formula="of:=([.C90])" office:value-type="float" office:value="17" calcext:value-type="float">
              <text:p>17</text:p>
            </table:table-cell>
            <table:table-cell table:style-name="ce53" office:value-type="float" office:value="46" calcext:value-type="float">
              <text:p>46</text:p>
            </table:table-cell>
            <table:table-cell table:style-name="ce53"/>
            <table:table-cell table:style-name="ce46" office:value-type="float" office:value="19" calcext:value-type="float">
              <text:p>19</text:p>
            </table:table-cell>
            <table:table-cell table:style-name="ce53" table:formula="of:=([.G90])" office:value-type="float" office:value="19" calcext:value-type="float">
              <text:p>19</text:p>
            </table:table-cell>
            <table:table-cell table:style-name="ce53" office:value-type="float" office:value="53" calcext:value-type="float">
              <text:p>53</text:p>
            </table:table-cell>
            <table:table-cell table:style-name="ce53"/>
            <table:table-cell table:style-name="ce53" table:formula="of:=(([.D90]*60*60)+([.E90]*60)+[.F90])" office:value-type="float" office:value="63960" calcext:value-type="float">
              <text:p>63960</text:p>
            </table:table-cell>
            <table:table-cell table:style-name="ce53" table:formula="of:=(([.H90]*60*60)+([.I90]*60)+[.J90])" office:value-type="float" office:value="71580" calcext:value-type="float">
              <text:p>71580</text:p>
            </table:table-cell>
            <table:table-cell table:style-name="ce53" table:formula="of:=([.L90]-[.K90])" office:value-type="float" office:value="7620" calcext:value-type="float">
              <text:p>7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2" calcext:value-type="float">
              <text:p>6712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53" table:formula="of:=([.C91])" office:value-type="float" office:value="19" calcext:value-type="float">
              <text:p>19</text:p>
            </table:table-cell>
            <table:table-cell table:style-name="ce53" office:value-type="float" office:value="56" calcext:value-type="float">
              <text:p>56</text:p>
            </table:table-cell>
            <table:table-cell table:style-name="ce53"/>
            <table:table-cell table:style-name="ce46" office:value-type="float" office:value="20" calcext:value-type="float">
              <text:p>20</text:p>
            </table:table-cell>
            <table:table-cell table:style-name="ce53" table:formula="of:=([.G91])" office:value-type="float" office:value="20" calcext:value-type="float">
              <text:p>20</text:p>
            </table:table-cell>
            <table:table-cell table:style-name="ce53" office:value-type="float" office:value="49" calcext:value-type="float">
              <text:p>49</text:p>
            </table:table-cell>
            <table:table-cell table:style-name="ce53"/>
            <table:table-cell table:style-name="ce53" table:formula="of:=(([.D91]*60*60)+([.E91]*60)+[.F91])" office:value-type="float" office:value="71760" calcext:value-type="float">
              <text:p>71760</text:p>
            </table:table-cell>
            <table:table-cell table:style-name="ce53" table:formula="of:=(([.H91]*60*60)+([.I91]*60)+[.J91])" office:value-type="float" office:value="74940" calcext:value-type="float">
              <text:p>74940</text:p>
            </table:table-cell>
            <table:table-cell table:style-name="ce53" table:formula="of:=([.L91]-[.K91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3" calcext:value-type="float">
              <text:p>6713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53" table:formula="of:=([.C92])" office:value-type="float" office:value="20" calcext:value-type="float">
              <text:p>20</text:p>
            </table:table-cell>
            <table:table-cell table:style-name="ce53" office:value-type="float" office:value="57" calcext:value-type="float">
              <text:p>57</text:p>
            </table:table-cell>
            <table:table-cell table:style-name="ce53"/>
            <table:table-cell table:style-name="ce46" office:value-type="float" office:value="21" calcext:value-type="float">
              <text:p>21</text:p>
            </table:table-cell>
            <table:table-cell table:style-name="ce53" table:formula="of:=([.G92])" office:value-type="float" office:value="21" calcext:value-type="float">
              <text:p>21</text:p>
            </table:table-cell>
            <table:table-cell table:style-name="ce53" office:value-type="float" office:value="56" calcext:value-type="float">
              <text:p>56</text:p>
            </table:table-cell>
            <table:table-cell table:style-name="ce53"/>
            <table:table-cell table:style-name="ce53" table:formula="of:=(([.D92]*60*60)+([.E92]*60)+[.F92])" office:value-type="float" office:value="75420" calcext:value-type="float">
              <text:p>75420</text:p>
            </table:table-cell>
            <table:table-cell table:style-name="ce53" table:formula="of:=(([.H92]*60*60)+([.I92]*60)+[.J92])" office:value-type="float" office:value="78960" calcext:value-type="float">
              <text:p>78960</text:p>
            </table:table-cell>
            <table:table-cell table:style-name="ce53" table:formula="of:=([.L92]-[.K9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4" calcext:value-type="float">
              <text:p>6714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53" table:formula="of:=([.C93])" office:value-type="float" office:value="21" calcext:value-type="float">
              <text:p>21</text:p>
            </table:table-cell>
            <table:table-cell table:style-name="ce53" office:value-type="float" office:value="58" calcext:value-type="float">
              <text:p>58</text:p>
            </table:table-cell>
            <table:table-cell table:style-name="ce53"/>
            <table:table-cell table:style-name="ce46" office:value-type="float" office:value="22" calcext:value-type="float">
              <text:p>22</text:p>
            </table:table-cell>
            <table:table-cell table:style-name="ce53" table:formula="of:=([.G93])" office:value-type="float" office:value="22" calcext:value-type="float">
              <text:p>22</text:p>
            </table:table-cell>
            <table:table-cell table:style-name="ce53" office:value-type="float" office:value="46" calcext:value-type="float">
              <text:p>46</text:p>
            </table:table-cell>
            <table:table-cell table:style-name="ce53"/>
            <table:table-cell table:style-name="ce53" table:formula="of:=(([.D93]*60*60)+([.E93]*60)+[.F93])" office:value-type="float" office:value="79080" calcext:value-type="float">
              <text:p>79080</text:p>
            </table:table-cell>
            <table:table-cell table:style-name="ce53" table:formula="of:=(([.H93]*60*60)+([.I93]*60)+[.J93])" office:value-type="float" office:value="81960" calcext:value-type="float">
              <text:p>81960</text:p>
            </table:table-cell>
            <table:table-cell table:style-name="ce53" table:formula="of:=([.L93]-[.K93])" office:value-type="float" office:value="2880" calcext:value-type="float">
              <text:p>28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6"/>
            <table:table-cell table:style-name="ce51" office:value-type="float" office:value="6715" calcext:value-type="float">
              <text:p>6715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53" table:formula="of:=([.C94])" office:value-type="float" office:value="22" calcext:value-type="float">
              <text:p>22</text:p>
            </table:table-cell>
            <table:table-cell table:style-name="ce53" office:value-type="float" office:value="47" calcext:value-type="float">
              <text:p>47</text:p>
            </table:table-cell>
            <table:table-cell table:style-name="ce53"/>
            <table:table-cell table:style-name="ce46" office:value-type="float" office:value="23" calcext:value-type="float">
              <text:p>23</text:p>
            </table:table-cell>
            <table:table-cell table:style-name="ce53" table:formula="of:=([.G94])" office:value-type="float" office:value="23" calcext:value-type="float">
              <text:p>23</text:p>
            </table:table-cell>
            <table:table-cell table:style-name="ce53" office:value-type="float" office:value="52" calcext:value-type="float">
              <text:p>52</text:p>
            </table:table-cell>
            <table:table-cell table:style-name="ce53"/>
            <table:table-cell table:style-name="ce53" table:formula="of:=(([.D94]*60*60)+([.E94]*60)+[.F94])" office:value-type="float" office:value="82020" calcext:value-type="float">
              <text:p>82020</text:p>
            </table:table-cell>
            <table:table-cell table:style-name="ce53" table:formula="of:=(([.H94]*60*60)+([.I94]*60)+[.J94])" office:value-type="float" office:value="85920" calcext:value-type="float">
              <text:p>85920</text:p>
            </table:table-cell>
            <table:table-cell table:style-name="ce53" table:formula="of:=([.L94]-[.K94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6"/>
            <table:table-cell table:style-name="ce51" office:value-type="float" office:value="6716" calcext:value-type="float">
              <text:p>6716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53" table:formula="of:=([.C95])" office:value-type="float" office:value="23" calcext:value-type="float">
              <text:p>23</text:p>
            </table:table-cell>
            <table:table-cell table:style-name="ce53" office:value-type="float" office:value="56" calcext:value-type="float">
              <text:p>56</text:p>
            </table:table-cell>
            <table:table-cell table:style-name="ce53"/>
            <table:table-cell table:style-name="ce46" office:value-type="float" office:value="0" calcext:value-type="float">
              <text:p>0</text:p>
            </table:table-cell>
            <table:table-cell table:style-name="ce53" table:formula="of:=(24+[.G95])" office:value-type="float" office:value="24" calcext:value-type="float">
              <text:p>24</text:p>
            </table:table-cell>
            <table:table-cell table:style-name="ce53" office:value-type="float" office:value="51" calcext:value-type="float">
              <text:p>51</text:p>
            </table:table-cell>
            <table:table-cell table:style-name="ce53"/>
            <table:table-cell table:style-name="ce53" table:formula="of:=(([.D95]*60*60)+([.E95]*60)+[.F95])" office:value-type="float" office:value="86160" calcext:value-type="float">
              <text:p>86160</text:p>
            </table:table-cell>
            <table:table-cell table:style-name="ce53" table:formula="of:=(([.H95]*60*60)+([.I95]*60)+[.J95])" office:value-type="float" office:value="89460" calcext:value-type="float">
              <text:p>89460</text:p>
            </table:table-cell>
            <table:table-cell table:style-name="ce53" table:formula="of:=([.L95]-[.K95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6" office:value-type="string" calcext:value-type="string">
              <text:p>Dummy</text:p>
            </table:table-cell>
            <table:table-cell table:style-name="ce51" office:value-type="float" office:value="6732" calcext:value-type="float">
              <text:p>6732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53" table:formula="of:=(24+[.C96])" office:value-type="float" office:value="43" calcext:value-type="float">
              <text:p>43</text:p>
            </table:table-cell>
            <table:table-cell table:style-name="ce53" office:value-type="float" office:value="7" calcext:value-type="float">
              <text:p>7</text:p>
            </table:table-cell>
            <table:table-cell table:style-name="ce53"/>
            <table:table-cell table:style-name="ce46" office:value-type="float" office:value="20" calcext:value-type="float">
              <text:p>20</text:p>
            </table:table-cell>
            <table:table-cell table:style-name="ce53" table:formula="of:=(24+[.G96])" office:value-type="float" office:value="44" calcext:value-type="float">
              <text:p>44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53"/>
            <table:table-cell table:style-name="ce53" table:formula="of:=(([.D96]*60*60)+([.E96]*60)+[.F96])" office:value-type="float" office:value="155220" calcext:value-type="float">
              <text:p>155220</text:p>
            </table:table-cell>
            <table:table-cell table:style-name="ce53" table:formula="of:=(([.H96]*60*60)+([.I96]*60)+[.J96])" office:value-type="float" office:value="158520" calcext:value-type="float">
              <text:p>158520</text:p>
            </table:table-cell>
            <table:table-cell table:style-name="ce53" table:formula="of:=([.L96]-[.K9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6" office:value-type="string" calcext:value-type="string">
              <text:p>Dummy</text:p>
            </table:table-cell>
            <table:table-cell table:style-name="ce51" office:value-type="float" office:value="6733" calcext:value-type="float">
              <text:p>6733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53" table:formula="of:=(24+[.C97])" office:value-type="float" office:value="44" calcext:value-type="float">
              <text:p>44</text:p>
            </table:table-cell>
            <table:table-cell table:style-name="ce53" office:value-type="float" office:value="3" calcext:value-type="float">
              <text:p>3</text:p>
            </table:table-cell>
            <table:table-cell table:style-name="ce53"/>
            <table:table-cell table:style-name="ce46" office:value-type="float" office:value="21" calcext:value-type="float">
              <text:p>21</text:p>
            </table:table-cell>
            <table:table-cell table:style-name="ce53" table:formula="of:=(24+[.G97])" office:value-type="float" office:value="45" calcext:value-type="float">
              <text:p>45</text:p>
            </table:table-cell>
            <table:table-cell table:style-name="ce53" office:value-type="float" office:value="3" calcext:value-type="float">
              <text:p>3</text:p>
            </table:table-cell>
            <table:table-cell table:style-name="ce53"/>
            <table:table-cell table:style-name="ce53" table:formula="of:=(([.D97]*60*60)+([.E97]*60)+[.F97])" office:value-type="float" office:value="158580" calcext:value-type="float">
              <text:p>158580</text:p>
            </table:table-cell>
            <table:table-cell table:style-name="ce53" table:formula="of:=(([.H97]*60*60)+([.I97]*60)+[.J97])" office:value-type="float" office:value="162180" calcext:value-type="float">
              <text:p>162180</text:p>
            </table:table-cell>
            <table:table-cell table:style-name="ce53" table:formula="of:=([.L97]-[.K9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6" office:value-type="string" calcext:value-type="string">
              <text:p>Dummy</text:p>
            </table:table-cell>
            <table:table-cell table:style-name="ce51" office:value-type="float" office:value="6734" calcext:value-type="float">
              <text:p>6734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53" table:formula="of:=(24+[.C98])" office:value-type="float" office:value="45" calcext:value-type="float">
              <text:p>45</text:p>
            </table:table-cell>
            <table:table-cell table:style-name="ce53" office:value-type="float" office:value="4" calcext:value-type="float">
              <text:p>4</text:p>
            </table:table-cell>
            <table:table-cell table:style-name="ce53"/>
            <table:table-cell table:style-name="ce46" office:value-type="float" office:value="22" calcext:value-type="float">
              <text:p>22</text:p>
            </table:table-cell>
            <table:table-cell table:style-name="ce53" table:formula="of:=(24+[.G98])" office:value-type="float" office:value="46" calcext:value-type="float">
              <text:p>46</text:p>
            </table:table-cell>
            <table:table-cell table:style-name="ce53" office:value-type="float" office:value="3" calcext:value-type="float">
              <text:p>3</text:p>
            </table:table-cell>
            <table:table-cell table:style-name="ce53"/>
            <table:table-cell table:style-name="ce53" table:formula="of:=(([.D98]*60*60)+([.E98]*60)+[.F98])" office:value-type="float" office:value="162240" calcext:value-type="float">
              <text:p>162240</text:p>
            </table:table-cell>
            <table:table-cell table:style-name="ce53" table:formula="of:=(([.H98]*60*60)+([.I98]*60)+[.J98])" office:value-type="float" office:value="165780" calcext:value-type="float">
              <text:p>165780</text:p>
            </table:table-cell>
            <table:table-cell table:style-name="ce53" table:formula="of:=([.L98]-[.K9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2" office:value-type="string" calcext:value-type="string">
              <text:p>35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5" table:formula="of:=SUM([.M90:.M98])" office:value-type="float" office:value="34860" calcext:value-type="float">
              <text:p>34860</text:p>
            </table:table-cell>
            <table:table-cell table:style-name="ce58" office:value-type="string" calcext:value-type="string">
              <text:p>Total elasped time (runs)</text:p>
            </table:table-cell>
            <table:table-cell table:style-name="ce45" table:formula="of:=([.L95]-[.K90])" office:value-type="float" office:value="25500" calcext:value-type="float">
              <text:p>25500</text:p>
            </table:table-cell>
            <table:table-cell table:style-name="ce58" office:value-type="string" calcext:value-type="string">
              <text:p>Total dummy</text:p>
            </table:table-cell>
            <table:table-cell table:style-name="ce45" table:formula="of:=[.L98]-[.K96]" office:value-type="float" office:value="10560" calcext:value-type="float">
              <text:p>10560</text:p>
            </table:table-cell>
            <table:table-cell table:style-name="ce58"/>
            <table:table-cell table:style-name="ce45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4" calcext:value-type="float">
              <text:p>6724</text:p>
            </table:table-cell>
            <table:table-cell table:style-name="ce53"/>
            <table:table-cell table:style-name="ce62" office:value-type="float" office:value="8" calcext:value-type="float">
              <text:p>8</text:p>
            </table:table-cell>
            <table:table-cell table:style-name="ce57" office:value-type="float" office:value="18" calcext:value-type="float">
              <text:p>18</text:p>
            </table:table-cell>
            <table:table-cell table:style-name="ce53" table:number-columns-repeated="2"/>
            <table:table-cell table:style-name="ce62" office:value-type="float" office:value="8" calcext:value-type="float">
              <text:p>8</text:p>
            </table:table-cell>
            <table:table-cell table:style-name="ce57" office:value-type="float" office:value="48" calcext:value-type="float">
              <text:p>48</text:p>
            </table:table-cell>
            <table:table-cell table:style-name="ce53"/>
            <table:table-cell table:style-name="ce53" table:formula="of:=(([.D100]*60*60)+([.E100]*60)+[.F100])" office:value-type="float" office:value="29880" calcext:value-type="float">
              <text:p>29880</text:p>
            </table:table-cell>
            <table:table-cell table:style-name="ce53" table:formula="of:=(([.H100]*60*60)+([.I100]*60)+[.J100])" office:value-type="float" office:value="31680" calcext:value-type="float">
              <text:p>31680</text:p>
            </table:table-cell>
            <table:table-cell table:style-name="ce53" table:formula="of:=([.L100]-[.K100])" office:value-type="float" office:value="1800" calcext:value-type="float">
              <text:p>18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5" calcext:value-type="float">
              <text:p>6725</text:p>
            </table:table-cell>
            <table:table-cell table:style-name="ce53"/>
            <table:table-cell table:style-name="ce62" office:value-type="float" office:value="10" calcext:value-type="float">
              <text:p>10</text:p>
            </table:table-cell>
            <table:table-cell table:style-name="ce57" office:value-type="float" office:value="43" calcext:value-type="float">
              <text:p>43</text:p>
            </table:table-cell>
            <table:table-cell table:style-name="ce53" table:number-columns-repeated="2"/>
            <table:table-cell table:style-name="ce62" office:value-type="float" office:value="11" calcext:value-type="float">
              <text:p>11</text:p>
            </table:table-cell>
            <table:table-cell table:style-name="ce57" office:value-type="float" office:value="49" calcext:value-type="float">
              <text:p>49</text:p>
            </table:table-cell>
            <table:table-cell table:style-name="ce53"/>
            <table:table-cell table:style-name="ce53" table:formula="of:=(([.D101]*60*60)+([.E101]*60)+[.F101])" office:value-type="float" office:value="38580" calcext:value-type="float">
              <text:p>38580</text:p>
            </table:table-cell>
            <table:table-cell table:style-name="ce53" table:formula="of:=(([.H101]*60*60)+([.I101]*60)+[.J101])" office:value-type="float" office:value="42540" calcext:value-type="float">
              <text:p>42540</text:p>
            </table:table-cell>
            <table:table-cell table:style-name="ce53" table:formula="of:=([.L101]-[.K101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6" calcext:value-type="float">
              <text:p>6726</text:p>
            </table:table-cell>
            <table:table-cell table:style-name="ce53"/>
            <table:table-cell table:style-name="ce62" office:value-type="float" office:value="11" calcext:value-type="float">
              <text:p>11</text:p>
            </table:table-cell>
            <table:table-cell table:style-name="ce57" office:value-type="float" office:value="50" calcext:value-type="float">
              <text:p>50</text:p>
            </table:table-cell>
            <table:table-cell table:style-name="ce53" table:number-columns-repeated="2"/>
            <table:table-cell table:style-name="ce62" office:value-type="float" office:value="12" calcext:value-type="float">
              <text:p>12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102]*60*60)+([.E102]*60)+[.F102])" office:value-type="float" office:value="42600" calcext:value-type="float">
              <text:p>42600</text:p>
            </table:table-cell>
            <table:table-cell table:style-name="ce53" table:formula="of:=(([.H102]*60*60)+([.I102]*60)+[.J102])" office:value-type="float" office:value="45000" calcext:value-type="float">
              <text:p>45000</text:p>
            </table:table-cell>
            <table:table-cell table:style-name="ce53" table:formula="of:=([.L102]-[.K102])" office:value-type="float" office:value="2400" calcext:value-type="float">
              <text:p>24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7" calcext:value-type="float">
              <text:p>6727</text:p>
            </table:table-cell>
            <table:table-cell table:style-name="ce53"/>
            <table:table-cell table:style-name="ce62" office:value-type="float" office:value="12" calcext:value-type="float">
              <text:p>12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 table:number-columns-repeated="2"/>
            <table:table-cell table:style-name="ce62" office:value-type="float" office:value="13" calcext:value-type="float">
              <text:p>13</text:p>
            </table:table-cell>
            <table:table-cell table:style-name="ce57" office:value-type="float" office:value="3" calcext:value-type="float">
              <text:p>3</text:p>
            </table:table-cell>
            <table:table-cell table:style-name="ce53"/>
            <table:table-cell table:style-name="ce53" table:formula="of:=(([.D103]*60*60)+([.E103]*60)+[.F103])" office:value-type="float" office:value="45060" calcext:value-type="float">
              <text:p>45060</text:p>
            </table:table-cell>
            <table:table-cell table:style-name="ce53" table:formula="of:=(([.H103]*60*60)+([.I103]*60)+[.J103])" office:value-type="float" office:value="46980" calcext:value-type="float">
              <text:p>46980</text:p>
            </table:table-cell>
            <table:table-cell table:style-name="ce53" table:formula="of:=([.L103]-[.K103])" office:value-type="float" office:value="1920" calcext:value-type="float">
              <text:p>19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8" calcext:value-type="float">
              <text:p>6728</text:p>
            </table:table-cell>
            <table:table-cell table:style-name="ce53"/>
            <table:table-cell table:style-name="ce62" office:value-type="float" office:value="13" calcext:value-type="float">
              <text:p>13</text:p>
            </table:table-cell>
            <table:table-cell table:style-name="ce57" office:value-type="float" office:value="5" calcext:value-type="float">
              <text:p>5</text:p>
            </table:table-cell>
            <table:table-cell table:style-name="ce53" table:number-columns-repeated="2"/>
            <table:table-cell table:style-name="ce62" office:value-type="float" office:value="14" calcext:value-type="float">
              <text:p>14</text:p>
            </table:table-cell>
            <table:table-cell table:style-name="ce57" office:value-type="float" office:value="9" calcext:value-type="float">
              <text:p>9</text:p>
            </table:table-cell>
            <table:table-cell table:style-name="ce53"/>
            <table:table-cell table:style-name="ce53" table:formula="of:=(([.D104]*60*60)+([.E104]*60)+[.F104])" office:value-type="float" office:value="47100" calcext:value-type="float">
              <text:p>47100</text:p>
            </table:table-cell>
            <table:table-cell table:style-name="ce53" table:formula="of:=(([.H104]*60*60)+([.I104]*60)+[.J104])" office:value-type="float" office:value="50940" calcext:value-type="float">
              <text:p>50940</text:p>
            </table:table-cell>
            <table:table-cell table:style-name="ce53" table:formula="of:=([.L104]-[.K104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9" calcext:value-type="float">
              <text:p>6729</text:p>
            </table:table-cell>
            <table:table-cell table:style-name="ce53"/>
            <table:table-cell table:style-name="ce62" office:value-type="float" office:value="14" calcext:value-type="float">
              <text:p>14</text:p>
            </table:table-cell>
            <table:table-cell table:style-name="ce57" office:value-type="float" office:value="11" calcext:value-type="float">
              <text:p>11</text:p>
            </table:table-cell>
            <table:table-cell table:style-name="ce53" table:number-columns-repeated="2"/>
            <table:table-cell table:style-name="ce62" office:value-type="float" office:value="15" calcext:value-type="float">
              <text:p>15</text:p>
            </table:table-cell>
            <table:table-cell table:style-name="ce57" office:value-type="float" office:value="12" calcext:value-type="float">
              <text:p>12</text:p>
            </table:table-cell>
            <table:table-cell table:style-name="ce53"/>
            <table:table-cell table:style-name="ce53" table:formula="of:=(([.D105]*60*60)+([.E105]*60)+[.F105])" office:value-type="float" office:value="51060" calcext:value-type="float">
              <text:p>51060</text:p>
            </table:table-cell>
            <table:table-cell table:style-name="ce53" table:formula="of:=(([.H105]*60*60)+([.I105]*60)+[.J105])" office:value-type="float" office:value="54720" calcext:value-type="float">
              <text:p>54720</text:p>
            </table:table-cell>
            <table:table-cell table:style-name="ce53" table:formula="of:=([.L105]-[.K105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30" calcext:value-type="float">
              <text:p>6730</text:p>
            </table:table-cell>
            <table:table-cell table:style-name="ce53"/>
            <table:table-cell table:style-name="ce62" office:value-type="float" office:value="15" calcext:value-type="float">
              <text:p>15</text:p>
            </table:table-cell>
            <table:table-cell table:style-name="ce57" office:value-type="float" office:value="12" calcext:value-type="float">
              <text:p>12</text:p>
            </table:table-cell>
            <table:table-cell table:style-name="ce53" table:number-columns-repeated="2"/>
            <table:table-cell table:style-name="ce62" office:value-type="float" office:value="16" calcext:value-type="float">
              <text:p>16</text:p>
            </table:table-cell>
            <table:table-cell table:style-name="ce57" office:value-type="float" office:value="21" calcext:value-type="float">
              <text:p>21</text:p>
            </table:table-cell>
            <table:table-cell table:style-name="ce53"/>
            <table:table-cell table:style-name="ce53" table:formula="of:=(([.D106]*60*60)+([.E106]*60)+[.F106])" office:value-type="float" office:value="54720" calcext:value-type="float">
              <text:p>54720</text:p>
            </table:table-cell>
            <table:table-cell table:style-name="ce53" table:formula="of:=(([.H106]*60*60)+([.I106]*60)+[.J106])" office:value-type="float" office:value="58860" calcext:value-type="float">
              <text:p>58860</text:p>
            </table:table-cell>
            <table:table-cell table:style-name="ce53" table:formula="of:=([.L106]-[.K106])" office:value-type="float" office:value="4140" calcext:value-type="float">
              <text:p>41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2" office:value-type="string" calcext:value-type="string">
              <text:p>40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5" table:formula="of:=SUM([.M100:.M106])" office:value-type="float" office:value="21720" calcext:value-type="float">
              <text:p>2172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5" table:formula="of:=([.L106]-[.K100])" office:value-type="float" office:value="28980" calcext:value-type="float">
              <text:p>28980</text:p>
            </table:table-cell>
            <table:table-cell table:style-name="ce58"/>
            <table:table-cell table:style-name="ce45"/>
            <table:table-cell table:style-name="ce58"/>
            <table:table-cell table:style-name="ce45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18" calcext:value-type="float">
              <text:p>6718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61" table:formula="of:=(24+[.C108])" office:value-type="float" office:value="26" calcext:value-type="float">
              <text:p>26</text:p>
            </table:table-cell>
            <table:table-cell table:style-name="ce57" office:value-type="float" office:value="8" calcext:value-type="float">
              <text:p>8</text:p>
            </table:table-cell>
            <table:table-cell table:style-name="ce53"/>
            <table:table-cell table:style-name="ce53" office:value-type="float" office:value="3" calcext:value-type="float">
              <text:p>3</text:p>
            </table:table-cell>
            <table:table-cell table:style-name="ce61" table:formula="of:=(24+[.G108])" office:value-type="float" office:value="27" calcext:value-type="float">
              <text:p>27</text:p>
            </table:table-cell>
            <table:table-cell table:style-name="ce57" office:value-type="float" office:value="6" calcext:value-type="float">
              <text:p>6</text:p>
            </table:table-cell>
            <table:table-cell table:style-name="ce53"/>
            <table:table-cell table:style-name="ce53" table:formula="of:=(([.D108]*60*60)+([.E108]*60)+[.F108])" office:value-type="float" office:value="94080" calcext:value-type="float">
              <text:p>94080</text:p>
            </table:table-cell>
            <table:table-cell table:style-name="ce53" table:formula="of:=(([.H108]*60*60)+([.I108]*60)+[.J108])" office:value-type="float" office:value="97560" calcext:value-type="float">
              <text:p>97560</text:p>
            </table:table-cell>
            <table:table-cell table:style-name="ce53" table:formula="of:=([.L108]-[.K10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19" calcext:value-type="float">
              <text:p>6719</text:p>
            </table:table-cell>
            <table:table-cell table:style-name="ce53" office:value-type="float" office:value="3" calcext:value-type="float">
              <text:p>3</text:p>
            </table:table-cell>
            <table:table-cell table:style-name="ce61" table:formula="of:=(24+[.C109])" office:value-type="float" office:value="27" calcext:value-type="float">
              <text:p>27</text:p>
            </table:table-cell>
            <table:table-cell table:style-name="ce57" office:value-type="float" office:value="6" calcext:value-type="float">
              <text:p>6</text:p>
            </table:table-cell>
            <table:table-cell table:style-name="ce53"/>
            <table:table-cell table:style-name="ce53" office:value-type="float" office:value="4" calcext:value-type="float">
              <text:p>4</text:p>
            </table:table-cell>
            <table:table-cell table:style-name="ce61" table:formula="of:=(24+[.G109])" office:value-type="float" office:value="28" calcext:value-type="float">
              <text:p>28</text:p>
            </table:table-cell>
            <table:table-cell table:style-name="ce57" office:value-type="float" office:value="0" calcext:value-type="float">
              <text:p>0</text:p>
            </table:table-cell>
            <table:table-cell table:style-name="ce53"/>
            <table:table-cell table:style-name="ce53" table:formula="of:=(([.D109]*60*60)+([.E109]*60)+[.F109])" office:value-type="float" office:value="97560" calcext:value-type="float">
              <text:p>97560</text:p>
            </table:table-cell>
            <table:table-cell table:style-name="ce53" table:formula="of:=(([.H109]*60*60)+([.I109]*60)+[.J109])" office:value-type="float" office:value="100800" calcext:value-type="float">
              <text:p>100800</text:p>
            </table:table-cell>
            <table:table-cell table:style-name="ce53" table:formula="of:=([.L109]-[.K109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0" calcext:value-type="float">
              <text:p>6720</text:p>
            </table:table-cell>
            <table:table-cell table:style-name="ce53" office:value-type="float" office:value="4" calcext:value-type="float">
              <text:p>4</text:p>
            </table:table-cell>
            <table:table-cell table:style-name="ce61" table:formula="of:=(24+[.C110])" office:value-type="float" office:value="28" calcext:value-type="float">
              <text:p>28</text:p>
            </table:table-cell>
            <table:table-cell table:style-name="ce57" office:value-type="float" office:value="4" calcext:value-type="float">
              <text:p>4</text:p>
            </table:table-cell>
            <table:table-cell table:style-name="ce53"/>
            <table:table-cell table:style-name="ce53" office:value-type="float" office:value="5" calcext:value-type="float">
              <text:p>5</text:p>
            </table:table-cell>
            <table:table-cell table:style-name="ce61" table:formula="of:=(24+[.G110])" office:value-type="float" office:value="29" calcext:value-type="float">
              <text:p>29</text:p>
            </table:table-cell>
            <table:table-cell table:style-name="ce57" office:value-type="float" office:value="1" calcext:value-type="float">
              <text:p>1</text:p>
            </table:table-cell>
            <table:table-cell table:style-name="ce53"/>
            <table:table-cell table:style-name="ce53" table:formula="of:=(([.D110]*60*60)+([.E110]*60)+[.F110])" office:value-type="float" office:value="101040" calcext:value-type="float">
              <text:p>101040</text:p>
            </table:table-cell>
            <table:table-cell table:style-name="ce53" table:formula="of:=(([.H110]*60*60)+([.I110]*60)+[.J110])" office:value-type="float" office:value="104460" calcext:value-type="float">
              <text:p>104460</text:p>
            </table:table-cell>
            <table:table-cell table:style-name="ce53" table:formula="of:=([.L110]-[.K11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1" office:value-type="float" office:value="6721" calcext:value-type="float">
              <text:p>6721</text:p>
            </table:table-cell>
            <table:table-cell table:style-name="ce53" office:value-type="float" office:value="5" calcext:value-type="float">
              <text:p>5</text:p>
            </table:table-cell>
            <table:table-cell table:style-name="ce61" table:formula="of:=(24+[.C111])" office:value-type="float" office:value="29" calcext:value-type="float">
              <text:p>29</text:p>
            </table:table-cell>
            <table:table-cell table:style-name="ce57" office:value-type="float" office:value="2" calcext:value-type="float">
              <text:p>2</text:p>
            </table:table-cell>
            <table:table-cell table:style-name="ce53"/>
            <table:table-cell table:style-name="ce57" office:value-type="float" office:value="5" calcext:value-type="float">
              <text:p>5</text:p>
            </table:table-cell>
            <table:table-cell table:style-name="ce61" table:formula="of:=(24+[.G111])" office:value-type="float" office:value="29" calcext:value-type="float">
              <text:p>29</text:p>
            </table:table-cell>
            <table:table-cell table:style-name="ce57" office:value-type="float" office:value="45" calcext:value-type="float">
              <text:p>45</text:p>
            </table:table-cell>
            <table:table-cell table:style-name="ce53"/>
            <table:table-cell table:style-name="ce53" table:formula="of:=(([.D111]*60*60)+([.E111]*60)+[.F111])" office:value-type="float" office:value="104520" calcext:value-type="float">
              <text:p>104520</text:p>
            </table:table-cell>
            <table:table-cell table:style-name="ce53" table:formula="of:=(([.H111]*60*60)+([.I111]*60)+[.J111])" office:value-type="float" office:value="107100" calcext:value-type="float">
              <text:p>107100</text:p>
            </table:table-cell>
            <table:table-cell table:style-name="ce53" table:formula="of:=([.L111]-[.K111])" office:value-type="float" office:value="2580" calcext:value-type="float">
              <text:p>25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36" calcext:value-type="float">
              <text:p>6736</text:p>
            </table:table-cell>
            <table:table-cell table:style-name="ce53" office:value-type="float" office:value="23" calcext:value-type="float">
              <text:p>23</text:p>
            </table:table-cell>
            <table:table-cell table:style-name="ce61" table:formula="of:=(24+[.C112])" office:value-type="float" office:value="47" calcext:value-type="float">
              <text:p>47</text:p>
            </table:table-cell>
            <table:table-cell table:style-name="ce57" office:value-type="float" office:value="3" calcext:value-type="float">
              <text:p>3</text:p>
            </table:table-cell>
            <table:table-cell table:style-name="ce53"/>
            <table:table-cell table:style-name="ce57" office:value-type="float" office:value="0" calcext:value-type="float">
              <text:p>0</text:p>
            </table:table-cell>
            <table:table-cell table:style-name="ce61" table:formula="of:=(24+24+[.G112])" office:value-type="float" office:value="48" calcext:value-type="float">
              <text:p>48</text:p>
            </table:table-cell>
            <table:table-cell table:style-name="ce57" office:value-type="float" office:value="2" calcext:value-type="float">
              <text:p>2</text:p>
            </table:table-cell>
            <table:table-cell table:style-name="ce53"/>
            <table:table-cell table:style-name="ce53" table:formula="of:=(([.D112]*60*60)+([.E112]*60)+[.F112])" office:value-type="float" office:value="169380" calcext:value-type="float">
              <text:p>169380</text:p>
            </table:table-cell>
            <table:table-cell table:style-name="ce53" table:formula="of:=(([.H112]*60*60)+([.I112]*60)+[.J112])" office:value-type="float" office:value="172920" calcext:value-type="float">
              <text:p>172920</text:p>
            </table:table-cell>
            <table:table-cell table:style-name="ce53" table:formula="of:=([.L112]-[.K11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37" calcext:value-type="float">
              <text:p>6737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61" table:formula="of:=(24++24+[.C113])" office:value-type="float" office:value="48" calcext:value-type="float">
              <text:p>48</text:p>
            </table:table-cell>
            <table:table-cell table:style-name="ce57" office:value-type="float" office:value="3" calcext:value-type="float">
              <text:p>3</text:p>
            </table:table-cell>
            <table:table-cell table:style-name="ce53"/>
            <table:table-cell table:style-name="ce57" office:value-type="float" office:value="0" calcext:value-type="float">
              <text:p>0</text:p>
            </table:table-cell>
            <table:table-cell table:style-name="ce61" table:formula="of:=(24++24+[.G113])" office:value-type="float" office:value="48" calcext:value-type="float">
              <text:p>48</text:p>
            </table:table-cell>
            <table:table-cell table:style-name="ce57" office:value-type="float" office:value="39" calcext:value-type="float">
              <text:p>39</text:p>
            </table:table-cell>
            <table:table-cell table:style-name="ce53"/>
            <table:table-cell table:style-name="ce53" table:formula="of:=(([.D113]*60*60)+([.E113]*60)+[.F113])" office:value-type="float" office:value="172980" calcext:value-type="float">
              <text:p>172980</text:p>
            </table:table-cell>
            <table:table-cell table:style-name="ce53" table:formula="of:=(([.H113]*60*60)+([.I113]*60)+[.J113])" office:value-type="float" office:value="175140" calcext:value-type="float">
              <text:p>175140</text:p>
            </table:table-cell>
            <table:table-cell table:style-name="ce53" table:formula="of:=([.L113]-[.K113])" office:value-type="float" office:value="2160" calcext:value-type="float">
              <text:p>2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38" calcext:value-type="float">
              <text:p>6738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61" table:formula="of:=(24++24+[.C114])" office:value-type="float" office:value="48" calcext:value-type="float">
              <text:p>48</text:p>
            </table:table-cell>
            <table:table-cell table:style-name="ce57" office:value-type="float" office:value="41" calcext:value-type="float">
              <text:p>41</text:p>
            </table:table-cell>
            <table:table-cell table:style-name="ce53"/>
            <table:table-cell table:style-name="ce57" office:value-type="float" office:value="1" calcext:value-type="float">
              <text:p>1</text:p>
            </table:table-cell>
            <table:table-cell table:style-name="ce61" table:formula="of:=(24++24+[.G114])" office:value-type="float" office:value="49" calcext:value-type="float">
              <text:p>49</text:p>
            </table:table-cell>
            <table:table-cell table:style-name="ce57" office:value-type="float" office:value="35" calcext:value-type="float">
              <text:p>35</text:p>
            </table:table-cell>
            <table:table-cell table:style-name="ce53"/>
            <table:table-cell table:style-name="ce53" table:formula="of:=(([.D114]*60*60)+([.E114]*60)+[.F114])" office:value-type="float" office:value="175260" calcext:value-type="float">
              <text:p>175260</text:p>
            </table:table-cell>
            <table:table-cell table:style-name="ce53" table:formula="of:=(([.H114]*60*60)+([.I114]*60)+[.J114])" office:value-type="float" office:value="178500" calcext:value-type="float">
              <text:p>178500</text:p>
            </table:table-cell>
            <table:table-cell table:style-name="ce53" table:formula="of:=([.L114]-[.K114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39" calcext:value-type="float">
              <text:p>6739</text:p>
            </table:table-cell>
            <table:table-cell table:style-name="ce53" office:value-type="float" office:value="1" calcext:value-type="float">
              <text:p>1</text:p>
            </table:table-cell>
            <table:table-cell table:style-name="ce61" table:formula="of:=(24++24+[.C115])" office:value-type="float" office:value="49" calcext:value-type="float">
              <text:p>49</text:p>
            </table:table-cell>
            <table:table-cell table:style-name="ce57" office:value-type="float" office:value="36" calcext:value-type="float">
              <text:p>36</text:p>
            </table:table-cell>
            <table:table-cell table:style-name="ce53"/>
            <table:table-cell table:style-name="ce57" office:value-type="float" office:value="2" calcext:value-type="float">
              <text:p>2</text:p>
            </table:table-cell>
            <table:table-cell table:style-name="ce61" table:formula="of:=(24++24+[.G115])" office:value-type="float" office:value="50" calcext:value-type="float">
              <text:p>50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115]*60*60)+([.E115]*60)+[.F115])" office:value-type="float" office:value="178560" calcext:value-type="float">
              <text:p>178560</text:p>
            </table:table-cell>
            <table:table-cell table:style-name="ce53" table:formula="of:=(([.H115]*60*60)+([.I115]*60)+[.J115])" office:value-type="float" office:value="181800" calcext:value-type="float">
              <text:p>181800</text:p>
            </table:table-cell>
            <table:table-cell table:style-name="ce53" table:formula="of:=([.L115]-[.K115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40" calcext:value-type="float">
              <text:p>6740</text:p>
            </table:table-cell>
            <table:table-cell table:style-name="ce53" office:value-type="float" office:value="2" calcext:value-type="float">
              <text:p>2</text:p>
            </table:table-cell>
            <table:table-cell table:style-name="ce61" table:formula="of:=(24++24+[.C116])" office:value-type="float" office:value="50" calcext:value-type="float">
              <text:p>50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3" calcext:value-type="float">
              <text:p>3</text:p>
            </table:table-cell>
            <table:table-cell table:style-name="ce61" table:formula="of:=(24++24+[.G116])" office:value-type="float" office:value="51" calcext:value-type="float">
              <text:p>51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116]*60*60)+([.E116]*60)+[.F116])" office:value-type="float" office:value="181860" calcext:value-type="float">
              <text:p>181860</text:p>
            </table:table-cell>
            <table:table-cell table:style-name="ce53" table:formula="of:=(([.H116]*60*60)+([.I116]*60)+[.J116])" office:value-type="float" office:value="185400" calcext:value-type="float">
              <text:p>185400</text:p>
            </table:table-cell>
            <table:table-cell table:style-name="ce53" table:formula="of:=([.L116]-[.K116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41" calcext:value-type="float">
              <text:p>6741</text:p>
            </table:table-cell>
            <table:table-cell table:style-name="ce53" office:value-type="float" office:value="3" calcext:value-type="float">
              <text:p>3</text:p>
            </table:table-cell>
            <table:table-cell table:style-name="ce61" table:formula="of:=(24++24+[.C117])" office:value-type="float" office:value="51" calcext:value-type="float">
              <text:p>51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4" calcext:value-type="float">
              <text:p>4</text:p>
            </table:table-cell>
            <table:table-cell table:style-name="ce61" table:formula="of:=(24++24+[.G117])" office:value-type="float" office:value="52" calcext:value-type="float">
              <text:p>52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117]*60*60)+([.E117]*60)+[.F117])" office:value-type="float" office:value="185460" calcext:value-type="float">
              <text:p>185460</text:p>
            </table:table-cell>
            <table:table-cell table:style-name="ce53" table:formula="of:=(([.H117]*60*60)+([.I117]*60)+[.J117])" office:value-type="float" office:value="189000" calcext:value-type="float">
              <text:p>189000</text:p>
            </table:table-cell>
            <table:table-cell table:style-name="ce53" table:formula="of:=([.L117]-[.K117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42" calcext:value-type="float">
              <text:p>6742</text:p>
            </table:table-cell>
            <table:table-cell table:style-name="ce53" office:value-type="float" office:value="4" calcext:value-type="float">
              <text:p>4</text:p>
            </table:table-cell>
            <table:table-cell table:style-name="ce61" table:formula="of:=(24++24+[.C118])" office:value-type="float" office:value="52" calcext:value-type="float">
              <text:p>52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5" calcext:value-type="float">
              <text:p>5</text:p>
            </table:table-cell>
            <table:table-cell table:style-name="ce61" table:formula="of:=(24++24+[.G118])" office:value-type="float" office:value="53" calcext:value-type="float">
              <text:p>53</text:p>
            </table:table-cell>
            <table:table-cell table:style-name="ce57" office:value-type="float" office:value="30" calcext:value-type="float">
              <text:p>30</text:p>
            </table:table-cell>
            <table:table-cell table:style-name="ce53"/>
            <table:table-cell table:style-name="ce53" table:formula="of:=(([.D118]*60*60)+([.E118]*60)+[.F118])" office:value-type="float" office:value="189060" calcext:value-type="float">
              <text:p>189060</text:p>
            </table:table-cell>
            <table:table-cell table:style-name="ce53" table:formula="of:=(([.H118]*60*60)+([.I118]*60)+[.J118])" office:value-type="float" office:value="192600" calcext:value-type="float">
              <text:p>192600</text:p>
            </table:table-cell>
            <table:table-cell table:style-name="ce53" table:formula="of:=([.L118]-[.K11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43" calcext:value-type="float">
              <text:p>6743</text:p>
            </table:table-cell>
            <table:table-cell table:style-name="ce53" office:value-type="float" office:value="5" calcext:value-type="float">
              <text:p>5</text:p>
            </table:table-cell>
            <table:table-cell table:style-name="ce61" table:formula="of:=(24++24+[.C119])" office:value-type="float" office:value="53" calcext:value-type="float">
              <text:p>53</text:p>
            </table:table-cell>
            <table:table-cell table:style-name="ce57" office:value-type="float" office:value="31" calcext:value-type="float">
              <text:p>31</text:p>
            </table:table-cell>
            <table:table-cell table:style-name="ce53"/>
            <table:table-cell table:style-name="ce57" office:value-type="float" office:value="6" calcext:value-type="float">
              <text:p>6</text:p>
            </table:table-cell>
            <table:table-cell table:style-name="ce61" table:formula="of:=(24++24+[.G119])" office:value-type="float" office:value="54" calcext:value-type="float">
              <text:p>54</text:p>
            </table:table-cell>
            <table:table-cell table:style-name="ce57" office:value-type="float" office:value="28" calcext:value-type="float">
              <text:p>28</text:p>
            </table:table-cell>
            <table:table-cell table:style-name="ce53"/>
            <table:table-cell table:style-name="ce53" table:formula="of:=(([.D119]*60*60)+([.E119]*60)+[.F119])" office:value-type="float" office:value="192660" calcext:value-type="float">
              <text:p>192660</text:p>
            </table:table-cell>
            <table:table-cell table:style-name="ce53" table:formula="of:=(([.H119]*60*60)+([.I119]*60)+[.J119])" office:value-type="float" office:value="196080" calcext:value-type="float">
              <text:p>196080</text:p>
            </table:table-cell>
            <table:table-cell table:style-name="ce53" table:formula="of:=([.L119]-[.K11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56" calcext:value-type="float">
              <text:p>6756</text:p>
            </table:table-cell>
            <table:table-cell table:style-name="ce53" office:value-type="float" office:value="18" calcext:value-type="float">
              <text:p>18</text:p>
            </table:table-cell>
            <table:table-cell table:style-name="ce61" table:formula="of:=(24++24+[.C120])" office:value-type="float" office:value="66" calcext:value-type="float">
              <text:p>66</text:p>
            </table:table-cell>
            <table:table-cell table:style-name="ce57" office:value-type="float" office:value="42" calcext:value-type="float">
              <text:p>42</text:p>
            </table:table-cell>
            <table:table-cell table:style-name="ce53"/>
            <table:table-cell table:style-name="ce57" office:value-type="float" office:value="19" calcext:value-type="float">
              <text:p>19</text:p>
            </table:table-cell>
            <table:table-cell table:style-name="ce61" table:formula="of:=(24++24+[.G120])" office:value-type="float" office:value="67" calcext:value-type="float">
              <text:p>67</text:p>
            </table:table-cell>
            <table:table-cell table:style-name="ce57" office:value-type="float" office:value="45" calcext:value-type="float">
              <text:p>45</text:p>
            </table:table-cell>
            <table:table-cell table:style-name="ce53"/>
            <table:table-cell table:style-name="ce53" table:formula="of:=(([.D120]*60*60)+([.E120]*60)+[.F120])" office:value-type="float" office:value="240120" calcext:value-type="float">
              <text:p>240120</text:p>
            </table:table-cell>
            <table:table-cell table:style-name="ce53" table:formula="of:=(([.H120]*60*60)+([.I120]*60)+[.J120])" office:value-type="float" office:value="243900" calcext:value-type="float">
              <text:p>243900</text:p>
            </table:table-cell>
            <table:table-cell table:style-name="ce53" table:formula="of:=([.L120]-[.K12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3" office:value-type="float" office:value="6757" calcext:value-type="float">
              <text:p>6757</text:p>
            </table:table-cell>
            <table:table-cell table:style-name="ce53" office:value-type="float" office:value="19" calcext:value-type="float">
              <text:p>19</text:p>
            </table:table-cell>
            <table:table-cell table:style-name="ce61" table:formula="of:=(24++24+[.C121])" office:value-type="float" office:value="67" calcext:value-type="float">
              <text:p>67</text:p>
            </table:table-cell>
            <table:table-cell table:style-name="ce57" office:value-type="float" office:value="50" calcext:value-type="float">
              <text:p>50</text:p>
            </table:table-cell>
            <table:table-cell table:style-name="ce53"/>
            <table:table-cell table:style-name="ce57" office:value-type="float" office:value="20" calcext:value-type="float">
              <text:p>20</text:p>
            </table:table-cell>
            <table:table-cell table:style-name="ce61" table:formula="of:=(24++24+[.G121])" office:value-type="float" office:value="68" calcext:value-type="float">
              <text:p>68</text:p>
            </table:table-cell>
            <table:table-cell table:style-name="ce57" office:value-type="float" office:value="41" calcext:value-type="float">
              <text:p>41</text:p>
            </table:table-cell>
            <table:table-cell table:style-name="ce53"/>
            <table:table-cell table:style-name="ce53" table:formula="of:=(([.D121]*60*60)+([.E121]*60)+[.F121])" office:value-type="float" office:value="244200" calcext:value-type="float">
              <text:p>244200</text:p>
            </table:table-cell>
            <table:table-cell table:style-name="ce53" table:formula="of:=(([.H121]*60*60)+([.I121]*60)+[.J121])" office:value-type="float" office:value="247260" calcext:value-type="float">
              <text:p>247260</text:p>
            </table:table-cell>
            <table:table-cell table:style-name="ce53" table:formula="of:=([.L121]-[.K121])" office:value-type="float" office:value="3060" calcext:value-type="float">
              <text:p>30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2" office:value-type="string" calcext:value-type="string">
              <text:p>50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5" table:formula="of:=SUM([.M108:.M121])" office:value-type="float" office:value="45780" calcext:value-type="float">
              <text:p>4578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5" table:formula="of:=([.L111]-[.K108])+([.L119]-[.K112])+([.L121]-[.K120])" office:value-type="float" office:value="46860" calcext:value-type="float">
              <text:p>46860</text:p>
            </table:table-cell>
            <table:table-cell table:style-name="ce61" table:number-columns-repeated="2"/>
            <table:table-cell table:style-name="ce58"/>
            <table:table-cell table:style-name="ce45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7" office:value-type="string" calcext:value-type="string">
            <text:p>6.79 PT 2</text:p>
          </table:table-cell>
          <table:table-cell table:style-name="ce54"/>
          <table:table-cell table:style-name="ce47"/>
          <table:table-cell table:style-name="ce63" table:number-columns-repeated="3"/>
          <table:table-cell table:style-name="ce47"/>
          <table:table-cell table:style-name="ce63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7"/>
            <table:table-cell table:style-name="ce54" office:value-type="float" office:value="6694" calcext:value-type="float">
              <text:p>6694</text:p>
            </table:table-cell>
            <table:table-cell table:style-name="ce47" office:value-type="float" office:value="18" calcext:value-type="float">
              <text:p>18</text:p>
            </table:table-cell>
            <table:table-cell table:style-name="ce63" table:formula="of:=(48+[.C124])" office:value-type="float" office:value="66" calcext:value-type="float">
              <text:p>66</text:p>
            </table:table-cell>
            <table:table-cell table:style-name="ce63" office:value-type="float" office:value="11" calcext:value-type="float">
              <text:p>11</text:p>
            </table:table-cell>
            <table:table-cell table:style-name="ce63"/>
            <table:table-cell table:style-name="ce47" office:value-type="float" office:value="19" calcext:value-type="float">
              <text:p>19</text:p>
            </table:table-cell>
            <table:table-cell table:style-name="ce63" table:formula="of:=(48+[.G124])" office:value-type="float" office:value="67" calcext:value-type="float">
              <text:p>67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63"/>
            <table:table-cell table:style-name="ce63" table:formula="of:=(([.D124]*60*60)+([.E124]*60)+[.F124])" office:value-type="float" office:value="238260" calcext:value-type="float">
              <text:p>238260</text:p>
            </table:table-cell>
            <table:table-cell table:style-name="ce63" table:formula="of:=(([.H124]*60*60)+([.I124]*60)+[.J124])" office:value-type="float" office:value="241620" calcext:value-type="float">
              <text:p>241620</text:p>
            </table:table-cell>
            <table:table-cell table:style-name="ce63" table:formula="of:=([.L124]-[.K12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95" calcext:value-type="float">
              <text:p>6695</text:p>
            </table:table-cell>
            <table:table-cell table:style-name="ce47" office:value-type="float" office:value="19" calcext:value-type="float">
              <text:p>19</text:p>
            </table:table-cell>
            <table:table-cell table:style-name="ce63" table:formula="of:=(48+[.C125])" office:value-type="float" office:value="67" calcext:value-type="float">
              <text:p>67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/>
            <table:table-cell table:style-name="ce47" office:value-type="float" office:value="20" calcext:value-type="float">
              <text:p>20</text:p>
            </table:table-cell>
            <table:table-cell table:style-name="ce63" table:formula="of:=(48+[.G125])" office:value-type="float" office:value="68" calcext:value-type="float">
              <text:p>68</text:p>
            </table:table-cell>
            <table:table-cell table:style-name="ce63" office:value-type="float" office:value="11" calcext:value-type="float">
              <text:p>11</text:p>
            </table:table-cell>
            <table:table-cell table:style-name="ce63"/>
            <table:table-cell table:style-name="ce63" table:formula="of:=(([.D125]*60*60)+([.E125]*60)+[.F125])" office:value-type="float" office:value="241680" calcext:value-type="float">
              <text:p>241680</text:p>
            </table:table-cell>
            <table:table-cell table:style-name="ce63" table:formula="of:=(([.H125]*60*60)+([.I125]*60)+[.J125])" office:value-type="float" office:value="245460" calcext:value-type="float">
              <text:p>245460</text:p>
            </table:table-cell>
            <table:table-cell table:style-name="ce63" table:formula="of:=([.L125]-[.K12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96" calcext:value-type="float">
              <text:p>6696</text:p>
            </table:table-cell>
            <table:table-cell table:style-name="ce47" office:value-type="float" office:value="20" calcext:value-type="float">
              <text:p>20</text:p>
            </table:table-cell>
            <table:table-cell table:style-name="ce63" table:formula="of:=(48+[.C126])" office:value-type="float" office:value="68" calcext:value-type="float">
              <text:p>68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/>
            <table:table-cell table:style-name="ce47" office:value-type="float" office:value="21" calcext:value-type="float">
              <text:p>21</text:p>
            </table:table-cell>
            <table:table-cell table:style-name="ce63" table:formula="of:=(48+[.G126])" office:value-type="float" office:value="69" calcext:value-type="float">
              <text:p>69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/>
            <table:table-cell table:style-name="ce63" table:formula="of:=(([.D126]*60*60)+([.E126]*60)+[.F126])" office:value-type="float" office:value="245520" calcext:value-type="float">
              <text:p>245520</text:p>
            </table:table-cell>
            <table:table-cell table:style-name="ce63" table:formula="of:=(([.H126]*60*60)+([.I126]*60)+[.J126])" office:value-type="float" office:value="248880" calcext:value-type="float">
              <text:p>248880</text:p>
            </table:table-cell>
            <table:table-cell table:style-name="ce63" table:formula="of:=([.L126]-[.K12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97" calcext:value-type="float">
              <text:p>6697</text:p>
            </table:table-cell>
            <table:table-cell table:style-name="ce47" office:value-type="float" office:value="21" calcext:value-type="float">
              <text:p>21</text:p>
            </table:table-cell>
            <table:table-cell table:style-name="ce63" table:formula="of:=(48+[.C127])" office:value-type="float" office:value="69" calcext:value-type="float">
              <text:p>69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/>
            <table:table-cell table:style-name="ce47" office:value-type="float" office:value="22" calcext:value-type="float">
              <text:p>22</text:p>
            </table:table-cell>
            <table:table-cell table:style-name="ce63" table:formula="of:=(48+[.G127])" office:value-type="float" office:value="70" calcext:value-type="float">
              <text:p>7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/>
            <table:table-cell table:style-name="ce63" table:formula="of:=(([.D127]*60*60)+([.E127]*60)+[.F127])" office:value-type="float" office:value="248940" calcext:value-type="float">
              <text:p>248940</text:p>
            </table:table-cell>
            <table:table-cell table:style-name="ce63" table:formula="of:=(([.H127]*60*60)+([.I127]*60)+[.J127])" office:value-type="float" office:value="253200" calcext:value-type="float">
              <text:p>253200</text:p>
            </table:table-cell>
            <table:table-cell table:style-name="ce63" table:formula="of:=([.L127]-[.K12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12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24:.M127])" office:value-type="float" office:value="14760" calcext:value-type="float">
              <text:p>14760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([.L127]-[.K124])" office:value-type="float" office:value="14940" calcext:value-type="float">
              <text:p>14940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38" calcext:value-type="float">
              <text:p>6638</text:p>
            </table:table-cell>
            <table:table-cell table:style-name="ce47"/>
            <table:table-cell table:style-name="ce63" office:value-type="float" office:value="10" calcext:value-type="float">
              <text:p>10</text:p>
            </table:table-cell>
            <table:table-cell table:style-name="ce63" office:value-type="float" office:value="32" calcext:value-type="float">
              <text:p>32</text:p>
            </table:table-cell>
            <table:table-cell table:style-name="ce63" office:value-type="float" office:value="49" calcext:value-type="float">
              <text:p>49</text:p>
            </table:table-cell>
            <table:table-cell table:style-name="ce47"/>
            <table:table-cell table:style-name="ce63" office:value-type="float" office:value="11" calcext:value-type="float">
              <text:p>11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129]*60*60)+([.E129]*60)+[.F129])" office:value-type="float" office:value="37969" calcext:value-type="float">
              <text:p>37969</text:p>
            </table:table-cell>
            <table:table-cell table:style-name="ce63" table:formula="of:=(([.H129]*60*60)+([.I129]*60)+[.J129])" office:value-type="float" office:value="40140" calcext:value-type="float">
              <text:p>40140</text:p>
            </table:table-cell>
            <table:table-cell table:style-name="ce63" table:formula="of:=([.L129]-[.K12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42" calcext:value-type="float">
              <text:p>6642</text:p>
            </table:table-cell>
            <table:table-cell table:style-name="ce47"/>
            <table:table-cell table:style-name="ce63" office:value-type="float" office:value="13" calcext:value-type="float">
              <text:p>13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 office:value-type="float" office:value="49" calcext:value-type="float">
              <text:p>49</text:p>
            </table:table-cell>
            <table:table-cell table:style-name="ce47"/>
            <table:table-cell table:style-name="ce63" office:value-type="float" office:value="14" calcext:value-type="float">
              <text:p>14</text:p>
            </table:table-cell>
            <table:table-cell table:style-name="ce63" office:value-type="float" office:value="52" calcext:value-type="float">
              <text:p>52</text:p>
            </table:table-cell>
            <table:table-cell table:style-name="ce63" office:value-type="float" office:value="45" calcext:value-type="float">
              <text:p>45</text:p>
            </table:table-cell>
            <table:table-cell table:style-name="ce63" table:formula="of:=(([.D130]*60*60)+([.E130]*60)+[.F130])" office:value-type="float" office:value="50149" calcext:value-type="float">
              <text:p>50149</text:p>
            </table:table-cell>
            <table:table-cell table:style-name="ce63" table:formula="of:=(([.H130]*60*60)+([.I130]*60)+[.J130])" office:value-type="float" office:value="53565" calcext:value-type="float">
              <text:p>53565</text:p>
            </table:table-cell>
            <table:table-cell table:style-name="ce63" table:formula="of:=([.L130]-[.K13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43" calcext:value-type="float">
              <text:p>6643</text:p>
            </table:table-cell>
            <table:table-cell table:style-name="ce47"/>
            <table:table-cell table:style-name="ce63" office:value-type="float" office:value="15" calcext:value-type="float">
              <text:p>15</text:p>
            </table:table-cell>
            <table:table-cell table:style-name="ce63" office:value-type="float" office:value="28" calcext:value-type="float">
              <text:p>28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47"/>
            <table:table-cell table:style-name="ce63" office:value-type="float" office:value="16" calcext:value-type="float">
              <text:p>16</text:p>
            </table:table-cell>
            <table:table-cell table:style-name="ce63" office:value-type="float" office:value="28" calcext:value-type="float">
              <text:p>28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 table:formula="of:=(([.D131]*60*60)+([.E131]*60)+[.F131])" office:value-type="float" office:value="55735" calcext:value-type="float">
              <text:p>55735</text:p>
            </table:table-cell>
            <table:table-cell table:style-name="ce63" table:formula="of:=(([.H131]*60*60)+([.I131]*60)+[.J131])" office:value-type="float" office:value="59316" calcext:value-type="float">
              <text:p>59316</text:p>
            </table:table-cell>
            <table:table-cell table:style-name="ce63" table:formula="of:=([.L131]-[.K13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48" calcext:value-type="float">
              <text:p>6648</text:p>
            </table:table-cell>
            <table:table-cell table:style-name="ce47"/>
            <table:table-cell table:style-name="ce63" office:value-type="float" office:value="20" calcext:value-type="float">
              <text:p>20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47"/>
            <table:table-cell table:style-name="ce63" office:value-type="float" office:value="21" calcext:value-type="float">
              <text:p>21</text:p>
            </table:table-cell>
            <table:table-cell table:style-name="ce63" office:value-type="float" office:value="39" calcext:value-type="float">
              <text:p>39</text:p>
            </table:table-cell>
            <table:table-cell table:style-name="ce63" office:value-type="float" office:value="27" calcext:value-type="float">
              <text:p>27</text:p>
            </table:table-cell>
            <table:table-cell table:style-name="ce63" table:formula="of:=(([.D132]*60*60)+([.E132]*60)+[.F132])" office:value-type="float" office:value="74331" calcext:value-type="float">
              <text:p>74331</text:p>
            </table:table-cell>
            <table:table-cell table:style-name="ce63" table:formula="of:=(([.H132]*60*60)+([.I132]*60)+[.J132])" office:value-type="float" office:value="77967" calcext:value-type="float">
              <text:p>77967</text:p>
            </table:table-cell>
            <table:table-cell table:style-name="ce63" table:formula="of:=([.L132]-[.K13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49" calcext:value-type="float">
              <text:p>6649</text:p>
            </table:table-cell>
            <table:table-cell table:style-name="ce47"/>
            <table:table-cell table:style-name="ce63" office:value-type="float" office:value="21" calcext:value-type="float">
              <text:p>21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47"/>
            <table:table-cell table:style-name="ce63" office:value-type="float" office:value="22" calcext:value-type="float">
              <text:p>22</text:p>
            </table:table-cell>
            <table:table-cell table:style-name="ce63" office:value-type="float" office:value="43" calcext:value-type="float">
              <text:p>43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(([.D133]*60*60)+([.E133]*60)+[.F133])" office:value-type="float" office:value="78007" calcext:value-type="float">
              <text:p>78007</text:p>
            </table:table-cell>
            <table:table-cell table:style-name="ce63" table:formula="of:=(([.H133]*60*60)+([.I133]*60)+[.J133])" office:value-type="float" office:value="81804" calcext:value-type="float">
              <text:p>81804</text:p>
            </table:table-cell>
            <table:table-cell table:style-name="ce63" table:formula="of:=([.L133]-[.K13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54" calcext:value-type="float">
              <text:p>6654</text:p>
            </table:table-cell>
            <table:table-cell table:style-name="ce47" office:value-type="float" office:value="3" calcext:value-type="float">
              <text:p>3</text:p>
            </table:table-cell>
            <table:table-cell table:style-name="ce63" table:formula="of:=(24+[.C134])" office:value-type="float" office:value="27" calcext:value-type="float">
              <text:p>27</text:p>
            </table:table-cell>
            <table:table-cell table:style-name="ce63" office:value-type="float" office:value="5" calcext:value-type="float">
              <text:p>5</text:p>
            </table:table-cell>
            <table:table-cell table:style-name="ce63"/>
            <table:table-cell table:style-name="ce47" office:value-type="float" office:value="4" calcext:value-type="float">
              <text:p>4</text:p>
            </table:table-cell>
            <table:table-cell table:style-name="ce63" table:formula="of:=(24+[.G134])" office:value-type="float" office:value="28" calcext:value-type="float">
              <text:p>28</text:p>
            </table:table-cell>
            <table:table-cell table:style-name="ce63" office:value-type="float" office:value="29" calcext:value-type="float">
              <text:p>29</text:p>
            </table:table-cell>
            <table:table-cell table:style-name="ce63"/>
            <table:table-cell table:style-name="ce63" table:formula="of:=(([.D134]*60*60)+([.E134]*60)+[.F134])" office:value-type="float" office:value="97500" calcext:value-type="float">
              <text:p>97500</text:p>
            </table:table-cell>
            <table:table-cell table:style-name="ce63" table:formula="of:=(([.H134]*60*60)+([.I134]*60)+[.J134])" office:value-type="float" office:value="102540" calcext:value-type="float">
              <text:p>102540</text:p>
            </table:table-cell>
            <table:table-cell table:style-name="ce63" table:formula="of:=([.L134]-[.K13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6655" calcext:value-type="float">
              <text:p>6655</text:p>
            </table:table-cell>
            <table:table-cell table:style-name="ce47" office:value-type="float" office:value="4" calcext:value-type="float">
              <text:p>4</text:p>
            </table:table-cell>
            <table:table-cell table:style-name="ce63" table:formula="of:=(24+[.C135])" office:value-type="float" office:value="28" calcext:value-type="float">
              <text:p>28</text:p>
            </table:table-cell>
            <table:table-cell table:style-name="ce63" office:value-type="float" office:value="30" calcext:value-type="float">
              <text:p>30</text:p>
            </table:table-cell>
            <table:table-cell table:style-name="ce63"/>
            <table:table-cell table:style-name="ce47" office:value-type="float" office:value="4" calcext:value-type="float">
              <text:p>4</text:p>
            </table:table-cell>
            <table:table-cell table:style-name="ce63" table:formula="of:=(24+[.G135])" office:value-type="float" office:value="28" calcext:value-type="float">
              <text:p>28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35]*60*60)+([.E135]*60)+[.F135])" office:value-type="float" office:value="102600" calcext:value-type="float">
              <text:p>102600</text:p>
            </table:table-cell>
            <table:table-cell table:style-name="ce63" table:formula="of:=(([.H135]*60*60)+([.I135]*60)+[.J135])" office:value-type="float" office:value="104160" calcext:value-type="float">
              <text:p>104160</text:p>
            </table:table-cell>
            <table:table-cell table:style-name="ce63" table:formula="of:=([.L135]-[.K135])" office:value-type="float" office:value="1560" calcext:value-type="float">
              <text:p>15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1" calcext:value-type="float">
              <text:p>6661</text:p>
            </table:table-cell>
            <table:table-cell table:style-name="ce47" office:value-type="float" office:value="9" calcext:value-type="float">
              <text:p>9</text:p>
            </table:table-cell>
            <table:table-cell table:style-name="ce63" table:formula="of:=(24+[.C136])" office:value-type="float" office:value="33" calcext:value-type="float">
              <text:p>33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63"/>
            <table:table-cell table:style-name="ce47" office:value-type="float" office:value="9" calcext:value-type="float">
              <text:p>9</text:p>
            </table:table-cell>
            <table:table-cell table:style-name="ce63" table:formula="of:=(24+[.G136])" office:value-type="float" office:value="33" calcext:value-type="float">
              <text:p>33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36]*60*60)+([.E136]*60)+[.F136])" office:value-type="float" office:value="118860" calcext:value-type="float">
              <text:p>118860</text:p>
            </table:table-cell>
            <table:table-cell table:style-name="ce63" table:formula="of:=(([.H136]*60*60)+([.I136]*60)+[.J136])" office:value-type="float" office:value="122160" calcext:value-type="float">
              <text:p>122160</text:p>
            </table:table-cell>
            <table:table-cell table:style-name="ce63" table:formula="of:=([.L136]-[.K136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2" calcext:value-type="float">
              <text:p>6662</text:p>
            </table:table-cell>
            <table:table-cell table:style-name="ce47" office:value-type="float" office:value="9" calcext:value-type="float">
              <text:p>9</text:p>
            </table:table-cell>
            <table:table-cell table:style-name="ce63" table:formula="of:=(24+[.C137])" office:value-type="float" office:value="33" calcext:value-type="float">
              <text:p>33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47" office:value-type="float" office:value="10" calcext:value-type="float">
              <text:p>10</text:p>
            </table:table-cell>
            <table:table-cell table:style-name="ce63" table:formula="of:=(24+[.G137])" office:value-type="float" office:value="34" calcext:value-type="float">
              <text:p>34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37]*60*60)+([.E137]*60)+[.F137])" office:value-type="float" office:value="122220" calcext:value-type="float">
              <text:p>122220</text:p>
            </table:table-cell>
            <table:table-cell table:style-name="ce63" table:formula="of:=(([.H137]*60*60)+([.I137]*60)+[.J137])" office:value-type="float" office:value="125700" calcext:value-type="float">
              <text:p>125700</text:p>
            </table:table-cell>
            <table:table-cell table:style-name="ce63" table:formula="of:=([.L137]-[.K13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7" calcext:value-type="float">
              <text:p>6667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63" table:formula="of:=(24+[.C138])" office:value-type="float" office:value="38" calcext:value-type="float">
              <text:p>38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47" office:value-type="float" office:value="15" calcext:value-type="float">
              <text:p>15</text:p>
            </table:table-cell>
            <table:table-cell table:style-name="ce63" table:formula="of:=(24+[.G138])" office:value-type="float" office:value="39" calcext:value-type="float">
              <text:p>39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63"/>
            <table:table-cell table:style-name="ce63" table:formula="of:=(([.D138]*60*60)+([.E138]*60)+[.F138])" office:value-type="float" office:value="140220" calcext:value-type="float">
              <text:p>140220</text:p>
            </table:table-cell>
            <table:table-cell table:style-name="ce63" table:formula="of:=(([.H138]*60*60)+([.I138]*60)+[.J138])" office:value-type="float" office:value="143460" calcext:value-type="float">
              <text:p>143460</text:p>
            </table:table-cell>
            <table:table-cell table:style-name="ce63" table:formula="of:=([.L138]-[.K138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8" calcext:value-type="float">
              <text:p>6668</text:p>
            </table:table-cell>
            <table:table-cell table:style-name="ce47" office:value-type="float" office:value="15" calcext:value-type="float">
              <text:p>15</text:p>
            </table:table-cell>
            <table:table-cell table:style-name="ce63" table:formula="of:=(24+[.C139])" office:value-type="float" office:value="39" calcext:value-type="float">
              <text:p>39</text:p>
            </table:table-cell>
            <table:table-cell table:style-name="ce63" office:value-type="float" office:value="53" calcext:value-type="float">
              <text:p>53</text:p>
            </table:table-cell>
            <table:table-cell table:style-name="ce63"/>
            <table:table-cell table:style-name="ce47" office:value-type="float" office:value="16" calcext:value-type="float">
              <text:p>16</text:p>
            </table:table-cell>
            <table:table-cell table:style-name="ce63" table:formula="of:=(24+[.G139])" office:value-type="float" office:value="40" calcext:value-type="float">
              <text:p>40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39]*60*60)+([.E139]*60)+[.F139])" office:value-type="float" office:value="143580" calcext:value-type="float">
              <text:p>143580</text:p>
            </table:table-cell>
            <table:table-cell table:style-name="ce63" table:formula="of:=(([.H139]*60*60)+([.I139]*60)+[.J139])" office:value-type="float" office:value="147300" calcext:value-type="float">
              <text:p>147300</text:p>
            </table:table-cell>
            <table:table-cell table:style-name="ce63" table:formula="of:=([.L139]-[.K139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16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29:.M139])" office:value-type="float" office:value="36941" calcext:value-type="float">
              <text:p>36941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[.M129]+([.L131]-[.K130])+([.L133]-[.K132])+([.L135]-[.K134])+([.L137]-[.K136])+([.L139]-[.K138])" office:value-type="float" office:value="39391" calcext:value-type="float">
              <text:p>39391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4" calcext:value-type="float">
              <text:p>6684</text:p>
            </table:table-cell>
            <table:table-cell table:style-name="ce47" office:value-type="float" office:value="8" calcext:value-type="float">
              <text:p>8</text:p>
            </table:table-cell>
            <table:table-cell table:style-name="ce63" table:formula="of:=(48+[.C141])" office:value-type="float" office:value="56" calcext:value-type="float">
              <text:p>56</text:p>
            </table:table-cell>
            <table:table-cell table:style-name="ce63" office:value-type="float" office:value="52" calcext:value-type="float">
              <text:p>52</text:p>
            </table:table-cell>
            <table:table-cell table:style-name="ce63"/>
            <table:table-cell table:style-name="ce47" office:value-type="float" office:value="9" calcext:value-type="float">
              <text:p>9</text:p>
            </table:table-cell>
            <table:table-cell table:style-name="ce63" table:formula="of:=(48+[.G141])" office:value-type="float" office:value="57" calcext:value-type="float">
              <text:p>57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41]*60*60)+([.E141]*60)+[.F141])" office:value-type="float" office:value="204720" calcext:value-type="float">
              <text:p>204720</text:p>
            </table:table-cell>
            <table:table-cell table:style-name="ce63" table:formula="of:=(([.H141]*60*60)+([.I141]*60)+[.J141])" office:value-type="float" office:value="208500" calcext:value-type="float">
              <text:p>208500</text:p>
            </table:table-cell>
            <table:table-cell table:style-name="ce63" table:formula="of:=([.L141]-[.K141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5" calcext:value-type="float">
              <text:p>6685</text:p>
            </table:table-cell>
            <table:table-cell table:style-name="ce47" office:value-type="float" office:value="9" calcext:value-type="float">
              <text:p>9</text:p>
            </table:table-cell>
            <table:table-cell table:style-name="ce63" table:formula="of:=(48+[.C142])" office:value-type="float" office:value="57" calcext:value-type="float">
              <text:p>57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47" office:value-type="float" office:value="10" calcext:value-type="float">
              <text:p>10</text:p>
            </table:table-cell>
            <table:table-cell table:style-name="ce63" table:formula="of:=(48+[.G142])" office:value-type="float" office:value="58" calcext:value-type="float">
              <text:p>58</text:p>
            </table:table-cell>
            <table:table-cell table:style-name="ce63" office:value-type="float" office:value="29" calcext:value-type="float">
              <text:p>29</text:p>
            </table:table-cell>
            <table:table-cell table:style-name="ce63"/>
            <table:table-cell table:style-name="ce63" table:formula="of:=(([.D142]*60*60)+([.E142]*60)+[.F142])" office:value-type="float" office:value="208500" calcext:value-type="float">
              <text:p>208500</text:p>
            </table:table-cell>
            <table:table-cell table:style-name="ce63" table:formula="of:=(([.H142]*60*60)+([.I142]*60)+[.J142])" office:value-type="float" office:value="210540" calcext:value-type="float">
              <text:p>210540</text:p>
            </table:table-cell>
            <table:table-cell table:style-name="ce63" table:formula="of:=([.L142]-[.K142])" office:value-type="float" office:value="2040" calcext:value-type="float">
              <text:p>20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7" calcext:value-type="float">
              <text:p>6687</text:p>
            </table:table-cell>
            <table:table-cell table:style-name="ce47" office:value-type="float" office:value="11" calcext:value-type="float">
              <text:p>11</text:p>
            </table:table-cell>
            <table:table-cell table:style-name="ce63" table:formula="of:=(48+[.C143])" office:value-type="float" office:value="59" calcext:value-type="float">
              <text:p>59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/>
            <table:table-cell table:style-name="ce47" office:value-type="float" office:value="12" calcext:value-type="float">
              <text:p>12</text:p>
            </table:table-cell>
            <table:table-cell table:style-name="ce63" table:formula="of:=(48+[.G143])" office:value-type="float" office:value="60" calcext:value-type="float">
              <text:p>60</text:p>
            </table:table-cell>
            <table:table-cell table:style-name="ce63" office:value-type="float" office:value="30" calcext:value-type="float">
              <text:p>30</text:p>
            </table:table-cell>
            <table:table-cell table:style-name="ce63"/>
            <table:table-cell table:style-name="ce63" table:formula="of:=(([.D143]*60*60)+([.E143]*60)+[.F143])" office:value-type="float" office:value="214560" calcext:value-type="float">
              <text:p>214560</text:p>
            </table:table-cell>
            <table:table-cell table:style-name="ce63" table:formula="of:=(([.H143]*60*60)+([.I143]*60)+[.J143])" office:value-type="float" office:value="217800" calcext:value-type="float">
              <text:p>217800</text:p>
            </table:table-cell>
            <table:table-cell table:style-name="ce63" table:formula="of:=([.L143]-[.K143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8" calcext:value-type="float">
              <text:p>6688</text:p>
            </table:table-cell>
            <table:table-cell table:style-name="ce47" office:value-type="float" office:value="12" calcext:value-type="float">
              <text:p>12</text:p>
            </table:table-cell>
            <table:table-cell table:style-name="ce63" table:formula="of:=(48+[.C144])" office:value-type="float" office:value="60" calcext:value-type="float">
              <text:p>60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63"/>
            <table:table-cell table:style-name="ce47" office:value-type="float" office:value="13" calcext:value-type="float">
              <text:p>13</text:p>
            </table:table-cell>
            <table:table-cell table:style-name="ce63" table:formula="of:=(48+[.G144])" office:value-type="float" office:value="61" calcext:value-type="float">
              <text:p>61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/>
            <table:table-cell table:style-name="ce63" table:formula="of:=(([.D144]*60*60)+([.E144]*60)+[.F144])" office:value-type="float" office:value="217860" calcext:value-type="float">
              <text:p>217860</text:p>
            </table:table-cell>
            <table:table-cell table:style-name="ce63" table:formula="of:=(([.H144]*60*60)+([.I144]*60)+[.J144])" office:value-type="float" office:value="221880" calcext:value-type="float">
              <text:p>221880</text:p>
            </table:table-cell>
            <table:table-cell table:style-name="ce63" table:formula="of:=([.L144]-[.K144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9" calcext:value-type="float">
              <text:p>6689</text:p>
            </table:table-cell>
            <table:table-cell table:style-name="ce47" office:value-type="float" office:value="13" calcext:value-type="float">
              <text:p>13</text:p>
            </table:table-cell>
            <table:table-cell table:style-name="ce63" table:formula="of:=(48+[.C145])" office:value-type="float" office:value="61" calcext:value-type="float">
              <text:p>61</text:p>
            </table:table-cell>
            <table:table-cell table:style-name="ce63" office:value-type="float" office:value="39" calcext:value-type="float">
              <text:p>39</text:p>
            </table:table-cell>
            <table:table-cell table:style-name="ce63"/>
            <table:table-cell table:style-name="ce47" office:value-type="float" office:value="14" calcext:value-type="float">
              <text:p>14</text:p>
            </table:table-cell>
            <table:table-cell table:style-name="ce63" table:formula="of:=(48+[.G145])" office:value-type="float" office:value="62" calcext:value-type="float">
              <text:p>62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/>
            <table:table-cell table:style-name="ce63" table:formula="of:=(([.D145]*60*60)+([.E145]*60)+[.F145])" office:value-type="float" office:value="221940" calcext:value-type="float">
              <text:p>221940</text:p>
            </table:table-cell>
            <table:table-cell table:style-name="ce63" table:formula="of:=(([.H145]*60*60)+([.I145]*60)+[.J145])" office:value-type="float" office:value="225360" calcext:value-type="float">
              <text:p>225360</text:p>
            </table:table-cell>
            <table:table-cell table:style-name="ce63" table:formula="of:=([.L145]-[.K14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90" calcext:value-type="float">
              <text:p>6690</text:p>
            </table:table-cell>
            <table:table-cell table:style-name="ce47" office:value-type="float" office:value="14" calcext:value-type="float">
              <text:p>14</text:p>
            </table:table-cell>
            <table:table-cell table:style-name="ce63" table:formula="of:=(48+[.C146])" office:value-type="float" office:value="62" calcext:value-type="float">
              <text:p>62</text:p>
            </table:table-cell>
            <table:table-cell table:style-name="ce63" office:value-type="float" office:value="39" calcext:value-type="float">
              <text:p>39</text:p>
            </table:table-cell>
            <table:table-cell table:style-name="ce63"/>
            <table:table-cell table:style-name="ce47" office:value-type="float" office:value="15" calcext:value-type="float">
              <text:p>15</text:p>
            </table:table-cell>
            <table:table-cell table:style-name="ce63" table:formula="of:=(48+[.G146])" office:value-type="float" office:value="63" calcext:value-type="float">
              <text:p>63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63"/>
            <table:table-cell table:style-name="ce63" table:formula="of:=(([.D146]*60*60)+([.E146]*60)+[.F146])" office:value-type="float" office:value="225540" calcext:value-type="float">
              <text:p>225540</text:p>
            </table:table-cell>
            <table:table-cell table:style-name="ce63" table:formula="of:=(([.H146]*60*60)+([.I146]*60)+[.J146])" office:value-type="float" office:value="229200" calcext:value-type="float">
              <text:p>229200</text:p>
            </table:table-cell>
            <table:table-cell table:style-name="ce63" table:formula="of:=([.L146]-[.K14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91" calcext:value-type="float">
              <text:p>6691</text:p>
            </table:table-cell>
            <table:table-cell table:style-name="ce47" office:value-type="float" office:value="15" calcext:value-type="float">
              <text:p>15</text:p>
            </table:table-cell>
            <table:table-cell table:style-name="ce63" table:formula="of:=(48+[.C147])" office:value-type="float" office:value="63" calcext:value-type="float">
              <text:p>63</text:p>
            </table:table-cell>
            <table:table-cell table:style-name="ce63" office:value-type="float" office:value="41" calcext:value-type="float">
              <text:p>41</text:p>
            </table:table-cell>
            <table:table-cell table:style-name="ce63"/>
            <table:table-cell table:style-name="ce47" office:value-type="float" office:value="16" calcext:value-type="float">
              <text:p>16</text:p>
            </table:table-cell>
            <table:table-cell table:style-name="ce63" table:formula="of:=(48+[.G147])" office:value-type="float" office:value="64" calcext:value-type="float">
              <text:p>64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47]*60*60)+([.E147]*60)+[.F147])" office:value-type="float" office:value="229260" calcext:value-type="float">
              <text:p>229260</text:p>
            </table:table-cell>
            <table:table-cell table:style-name="ce63" table:formula="of:=(([.H147]*60*60)+([.I147]*60)+[.J147])" office:value-type="float" office:value="233760" calcext:value-type="float">
              <text:p>233760</text:p>
            </table:table-cell>
            <table:table-cell table:style-name="ce63" table:formula="of:=([.L147]-[.K147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92" calcext:value-type="float">
              <text:p>6692</text:p>
            </table:table-cell>
            <table:table-cell table:style-name="ce47" office:value-type="float" office:value="16" calcext:value-type="float">
              <text:p>16</text:p>
            </table:table-cell>
            <table:table-cell table:style-name="ce63" table:formula="of:=(48+[.C148])" office:value-type="float" office:value="64" calcext:value-type="float">
              <text:p>64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47" office:value-type="float" office:value="17" calcext:value-type="float">
              <text:p>17</text:p>
            </table:table-cell>
            <table:table-cell table:style-name="ce63" table:formula="of:=(48+[.G148])" office:value-type="float" office:value="65" calcext:value-type="float">
              <text:p>65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63" table:formula="of:=(([.D148]*60*60)+([.E148]*60)+[.F148])" office:value-type="float" office:value="233760" calcext:value-type="float">
              <text:p>233760</text:p>
            </table:table-cell>
            <table:table-cell table:style-name="ce63" table:formula="of:=(([.H148]*60*60)+([.I148]*60)+[.J148])" office:value-type="float" office:value="237480" calcext:value-type="float">
              <text:p>237480</text:p>
            </table:table-cell>
            <table:table-cell table:style-name="ce63" table:formula="of:=([.L148]-[.K148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4" calcext:value-type="float">
              <text:p>6704</text:p>
            </table:table-cell>
            <table:table-cell table:style-name="ce47" office:value-type="float" office:value="4" calcext:value-type="float">
              <text:p>4</text:p>
            </table:table-cell>
            <table:table-cell table:style-name="ce63" table:formula="of:=(48+24+[.C149])" office:value-type="float" office:value="76" calcext:value-type="float">
              <text:p>76</text:p>
            </table:table-cell>
            <table:table-cell table:style-name="ce63" office:value-type="float" office:value="6" calcext:value-type="float">
              <text:p>6</text:p>
            </table:table-cell>
            <table:table-cell table:style-name="ce63"/>
            <table:table-cell table:style-name="ce47" office:value-type="float" office:value="5" calcext:value-type="float">
              <text:p>5</text:p>
            </table:table-cell>
            <table:table-cell table:style-name="ce63" table:formula="of:=(48+24+[.G149])" office:value-type="float" office:value="77" calcext:value-type="float">
              <text:p>77</text:p>
            </table:table-cell>
            <table:table-cell table:style-name="ce63" office:value-type="float" office:value="4" calcext:value-type="float">
              <text:p>4</text:p>
            </table:table-cell>
            <table:table-cell table:style-name="ce63"/>
            <table:table-cell table:style-name="ce63" table:formula="of:=(([.D149]*60*60)+([.E149]*60)+[.F149])" office:value-type="float" office:value="273960" calcext:value-type="float">
              <text:p>273960</text:p>
            </table:table-cell>
            <table:table-cell table:style-name="ce63" table:formula="of:=(([.H149]*60*60)+([.I149]*60)+[.J149])" office:value-type="float" office:value="277440" calcext:value-type="float">
              <text:p>277440</text:p>
            </table:table-cell>
            <table:table-cell table:style-name="ce63" table:formula="of:=([.L149]-[.K14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5" calcext:value-type="float">
              <text:p>6705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63" table:formula="of:=(48+24+[.C150])" office:value-type="float" office:value="77" calcext:value-type="float">
              <text:p>77</text:p>
            </table:table-cell>
            <table:table-cell table:style-name="ce63" office:value-type="float" office:value="5" calcext:value-type="float">
              <text:p>5</text:p>
            </table:table-cell>
            <table:table-cell table:style-name="ce63"/>
            <table:table-cell table:style-name="ce47" office:value-type="float" office:value="6" calcext:value-type="float">
              <text:p>6</text:p>
            </table:table-cell>
            <table:table-cell table:style-name="ce63" table:formula="of:=(48+24+[.G150])" office:value-type="float" office:value="78" calcext:value-type="float">
              <text:p>78</text:p>
            </table:table-cell>
            <table:table-cell table:style-name="ce63" office:value-type="float" office:value="2" calcext:value-type="float">
              <text:p>2</text:p>
            </table:table-cell>
            <table:table-cell table:style-name="ce63"/>
            <table:table-cell table:style-name="ce63" table:formula="of:=(([.D150]*60*60)+([.E150]*60)+[.F150])" office:value-type="float" office:value="277500" calcext:value-type="float">
              <text:p>277500</text:p>
            </table:table-cell>
            <table:table-cell table:style-name="ce63" table:formula="of:=(([.H150]*60*60)+([.I150]*60)+[.J150])" office:value-type="float" office:value="280920" calcext:value-type="float">
              <text:p>280920</text:p>
            </table:table-cell>
            <table:table-cell table:style-name="ce63" table:formula="of:=([.L150]-[.K150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6" calcext:value-type="float">
              <text:p>6706</text:p>
            </table:table-cell>
            <table:table-cell table:style-name="ce47" office:value-type="float" office:value="6" calcext:value-type="float">
              <text:p>6</text:p>
            </table:table-cell>
            <table:table-cell table:style-name="ce63" table:formula="of:=(48+24+[.C151])" office:value-type="float" office:value="78" calcext:value-type="float">
              <text:p>78</text:p>
            </table:table-cell>
            <table:table-cell table:style-name="ce63" office:value-type="float" office:value="3" calcext:value-type="float">
              <text:p>3</text:p>
            </table:table-cell>
            <table:table-cell table:style-name="ce63"/>
            <table:table-cell table:style-name="ce47" office:value-type="float" office:value="6" calcext:value-type="float">
              <text:p>6</text:p>
            </table:table-cell>
            <table:table-cell table:style-name="ce63" table:formula="of:=(48+24+[.G151])" office:value-type="float" office:value="78" calcext:value-type="float">
              <text:p>78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63" table:formula="of:=(([.D151]*60*60)+([.E151]*60)+[.F151])" office:value-type="float" office:value="280980" calcext:value-type="float">
              <text:p>280980</text:p>
            </table:table-cell>
            <table:table-cell table:style-name="ce63" table:formula="of:=(([.H151]*60*60)+([.I151]*60)+[.J151])" office:value-type="float" office:value="284280" calcext:value-type="float">
              <text:p>284280</text:p>
            </table:table-cell>
            <table:table-cell table:style-name="ce63" table:formula="of:=([.L151]-[.K151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7" calcext:value-type="float">
              <text:p>6707</text:p>
            </table:table-cell>
            <table:table-cell table:style-name="ce47" office:value-type="float" office:value="6" calcext:value-type="float">
              <text:p>6</text:p>
            </table:table-cell>
            <table:table-cell table:style-name="ce63" table:formula="of:=(48+24+[.C152])" office:value-type="float" office:value="78" calcext:value-type="float">
              <text:p>78</text:p>
            </table:table-cell>
            <table:table-cell table:style-name="ce63" office:value-type="float" office:value="59" calcext:value-type="float">
              <text:p>59</text:p>
            </table:table-cell>
            <table:table-cell table:style-name="ce63"/>
            <table:table-cell table:style-name="ce47" office:value-type="float" office:value="8" calcext:value-type="float">
              <text:p>8</text:p>
            </table:table-cell>
            <table:table-cell table:style-name="ce63" table:formula="of:=(48+24+[.G152])" office:value-type="float" office:value="80" calcext:value-type="float">
              <text:p>80</text:p>
            </table:table-cell>
            <table:table-cell table:style-name="ce63" office:value-type="float" office:value="13" calcext:value-type="float">
              <text:p>13</text:p>
            </table:table-cell>
            <table:table-cell table:style-name="ce63"/>
            <table:table-cell table:style-name="ce63" table:formula="of:=(([.D152]*60*60)+([.E152]*60)+[.F152])" office:value-type="float" office:value="284340" calcext:value-type="float">
              <text:p>284340</text:p>
            </table:table-cell>
            <table:table-cell table:style-name="ce63" table:formula="of:=(([.H152]*60*60)+([.I152]*60)+[.J152])" office:value-type="float" office:value="288780" calcext:value-type="float">
              <text:p>288780</text:p>
            </table:table-cell>
            <table:table-cell table:style-name="ce63" table:formula="of:=([.L152]-[.K152])" office:value-type="float" office:value="4440" calcext:value-type="float">
              <text:p>44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8" calcext:value-type="float">
              <text:p>6708</text:p>
            </table:table-cell>
            <table:table-cell table:style-name="ce47" office:value-type="float" office:value="8" calcext:value-type="float">
              <text:p>8</text:p>
            </table:table-cell>
            <table:table-cell table:style-name="ce63" table:formula="of:=(48+24+[.C153])" office:value-type="float" office:value="80" calcext:value-type="float">
              <text:p>80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63"/>
            <table:table-cell table:style-name="ce47" office:value-type="float" office:value="9" calcext:value-type="float">
              <text:p>9</text:p>
            </table:table-cell>
            <table:table-cell table:style-name="ce63" table:formula="of:=(48+24+[.G153])" office:value-type="float" office:value="81" calcext:value-type="float">
              <text:p>8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/>
            <table:table-cell table:style-name="ce63" table:formula="of:=(([.D153]*60*60)+([.E153]*60)+[.F153])" office:value-type="float" office:value="288840" calcext:value-type="float">
              <text:p>288840</text:p>
            </table:table-cell>
            <table:table-cell table:style-name="ce63" table:formula="of:=(([.H153]*60*60)+([.I153]*60)+[.J153])" office:value-type="float" office:value="291600" calcext:value-type="float">
              <text:p>291600</text:p>
            </table:table-cell>
            <table:table-cell table:style-name="ce63" table:formula="of:=([.L153]-[.K153])" office:value-type="float" office:value="2760" calcext:value-type="float">
              <text:p>276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18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41:.M153])" office:value-type="float" office:value="45780" calcext:value-type="float">
              <text:p>45780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([.L142]-[.K141])+([.L144]-[.K143])+([.L146]-[.K145])+([.L148]-[.K147])+([.L153]-[.K149])" office:value-type="float" office:value="46260" calcext:value-type="float">
              <text:p>46260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4" calcext:value-type="float">
              <text:p>6674</text:p>
            </table:table-cell>
            <table:table-cell table:style-name="ce47" office:value-type="float" office:value="21" calcext:value-type="float">
              <text:p>21</text:p>
            </table:table-cell>
            <table:table-cell table:style-name="ce63" table:formula="of:=(24+[.C155])" office:value-type="float" office:value="45" calcext:value-type="float">
              <text:p>45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/>
            <table:table-cell table:style-name="ce47" office:value-type="float" office:value="22" calcext:value-type="float">
              <text:p>22</text:p>
            </table:table-cell>
            <table:table-cell table:style-name="ce63" table:formula="of:=(24+[.G155])" office:value-type="float" office:value="46" calcext:value-type="float">
              <text:p>46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/>
            <table:table-cell table:style-name="ce63" table:formula="of:=(([.D155]*60*60)+([.E155]*60)+[.F155])" office:value-type="float" office:value="162540" calcext:value-type="float">
              <text:p>162540</text:p>
            </table:table-cell>
            <table:table-cell table:style-name="ce63" table:formula="of:=(([.H155]*60*60)+([.I155]*60)+[.J155])" office:value-type="float" office:value="166320" calcext:value-type="float">
              <text:p>166320</text:p>
            </table:table-cell>
            <table:table-cell table:style-name="ce63" table:formula="of:=([.L155]-[.K155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5" calcext:value-type="float">
              <text:p>6675</text:p>
            </table:table-cell>
            <table:table-cell table:style-name="ce47" office:value-type="float" office:value="22" calcext:value-type="float">
              <text:p>22</text:p>
            </table:table-cell>
            <table:table-cell table:style-name="ce63" table:formula="of:=(24+[.C156])" office:value-type="float" office:value="46" calcext:value-type="float">
              <text:p>46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/>
            <table:table-cell table:style-name="ce47" office:value-type="float" office:value="23" calcext:value-type="float">
              <text:p>23</text:p>
            </table:table-cell>
            <table:table-cell table:style-name="ce63" table:formula="of:=(24+[.G156])" office:value-type="float" office:value="47" calcext:value-type="float">
              <text:p>47</text:p>
            </table:table-cell>
            <table:table-cell table:style-name="ce63" office:value-type="float" office:value="18" calcext:value-type="float">
              <text:p>18</text:p>
            </table:table-cell>
            <table:table-cell table:style-name="ce63"/>
            <table:table-cell table:style-name="ce63" table:formula="of:=(([.D156]*60*60)+([.E156]*60)+[.F156])" office:value-type="float" office:value="166620" calcext:value-type="float">
              <text:p>166620</text:p>
            </table:table-cell>
            <table:table-cell table:style-name="ce63" table:formula="of:=(([.H156]*60*60)+([.I156]*60)+[.J156])" office:value-type="float" office:value="170280" calcext:value-type="float">
              <text:p>170280</text:p>
            </table:table-cell>
            <table:table-cell table:style-name="ce63" table:formula="of:=([.L156]-[.K15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6" calcext:value-type="float">
              <text:p>6676</text:p>
            </table:table-cell>
            <table:table-cell table:style-name="ce47" office:value-type="float" office:value="23" calcext:value-type="float">
              <text:p>23</text:p>
            </table:table-cell>
            <table:table-cell table:style-name="ce63" table:formula="of:=(24+[.C157])" office:value-type="float" office:value="47" calcext:value-type="float">
              <text:p>47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/>
            <table:table-cell table:style-name="ce47" office:value-type="float" office:value="0" calcext:value-type="float">
              <text:p>0</text:p>
            </table:table-cell>
            <table:table-cell table:style-name="ce63" table:formula="of:=(48+[.G157])" office:value-type="float" office:value="48" calcext:value-type="float">
              <text:p>48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/>
            <table:table-cell table:style-name="ce63" table:formula="of:=(([.D157]*60*60)+([.E157]*60)+[.F157])" office:value-type="float" office:value="170400" calcext:value-type="float">
              <text:p>170400</text:p>
            </table:table-cell>
            <table:table-cell table:style-name="ce63" table:formula="of:=(([.H157]*60*60)+([.I157]*60)+[.J157])" office:value-type="float" office:value="174000" calcext:value-type="float">
              <text:p>174000</text:p>
            </table:table-cell>
            <table:table-cell table:style-name="ce63" table:formula="of:=([.L157]-[.K157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0" calcext:value-type="float">
              <text:p>6680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63" table:formula="of:=(48+[.C158])" office:value-type="float" office:value="53" calcext:value-type="float">
              <text:p>53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47" office:value-type="float" office:value="6" calcext:value-type="float">
              <text:p>6</text:p>
            </table:table-cell>
            <table:table-cell table:style-name="ce63" table:formula="of:=(48+[.G158])" office:value-type="float" office:value="54" calcext:value-type="float">
              <text:p>54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63"/>
            <table:table-cell table:style-name="ce63" table:formula="of:=(([.D158]*60*60)+([.E158]*60)+[.F158])" office:value-type="float" office:value="194160" calcext:value-type="float">
              <text:p>194160</text:p>
            </table:table-cell>
            <table:table-cell table:style-name="ce63" table:formula="of:=(([.H158]*60*60)+([.I158]*60)+[.J158])" office:value-type="float" office:value="195240" calcext:value-type="float">
              <text:p>195240</text:p>
            </table:table-cell>
            <table:table-cell table:style-name="ce63" table:formula="of:=([.L158]-[.K158])" office:value-type="float" office:value="1080" calcext:value-type="float">
              <text:p>10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1" calcext:value-type="float">
              <text:p>6681</text:p>
            </table:table-cell>
            <table:table-cell table:style-name="ce47" office:value-type="float" office:value="6" calcext:value-type="float">
              <text:p>6</text:p>
            </table:table-cell>
            <table:table-cell table:style-name="ce63" table:formula="of:=(48+[.C159])" office:value-type="float" office:value="54" calcext:value-type="float">
              <text:p>54</text:p>
            </table:table-cell>
            <table:table-cell table:style-name="ce63" office:value-type="float" office:value="28" calcext:value-type="float">
              <text:p>28</text:p>
            </table:table-cell>
            <table:table-cell table:style-name="ce63"/>
            <table:table-cell table:style-name="ce47" office:value-type="float" office:value="7" calcext:value-type="float">
              <text:p>7</text:p>
            </table:table-cell>
            <table:table-cell table:style-name="ce63" table:formula="of:=(48+[.G159])" office:value-type="float" office:value="55" calcext:value-type="float">
              <text:p>55</text:p>
            </table:table-cell>
            <table:table-cell table:style-name="ce63" office:value-type="float" office:value="27" calcext:value-type="float">
              <text:p>27</text:p>
            </table:table-cell>
            <table:table-cell table:style-name="ce63"/>
            <table:table-cell table:style-name="ce63" table:formula="of:=(([.D159]*60*60)+([.E159]*60)+[.F159])" office:value-type="float" office:value="196080" calcext:value-type="float">
              <text:p>196080</text:p>
            </table:table-cell>
            <table:table-cell table:style-name="ce63" table:formula="of:=(([.H159]*60*60)+([.I159]*60)+[.J159])" office:value-type="float" office:value="199620" calcext:value-type="float">
              <text:p>199620</text:p>
            </table:table-cell>
            <table:table-cell table:style-name="ce63" table:formula="of:=([.L159]-[.K159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2" calcext:value-type="float">
              <text:p>6682</text:p>
            </table:table-cell>
            <table:table-cell table:style-name="ce47" office:value-type="float" office:value="7" calcext:value-type="float">
              <text:p>7</text:p>
            </table:table-cell>
            <table:table-cell table:style-name="ce63" table:formula="of:=(48+[.C160])" office:value-type="float" office:value="55" calcext:value-type="float">
              <text:p>55</text:p>
            </table:table-cell>
            <table:table-cell table:style-name="ce63" office:value-type="float" office:value="28" calcext:value-type="float">
              <text:p>28</text:p>
            </table:table-cell>
            <table:table-cell table:style-name="ce63"/>
            <table:table-cell table:style-name="ce47" office:value-type="float" office:value="8" calcext:value-type="float">
              <text:p>8</text:p>
            </table:table-cell>
            <table:table-cell table:style-name="ce63" table:formula="of:=(48+[.G160])" office:value-type="float" office:value="56" calcext:value-type="float">
              <text:p>56</text:p>
            </table:table-cell>
            <table:table-cell table:style-name="ce63" office:value-type="float" office:value="28" calcext:value-type="float">
              <text:p>28</text:p>
            </table:table-cell>
            <table:table-cell table:style-name="ce63"/>
            <table:table-cell table:style-name="ce63" table:formula="of:=(([.D160]*60*60)+([.E160]*60)+[.F160])" office:value-type="float" office:value="199680" calcext:value-type="float">
              <text:p>199680</text:p>
            </table:table-cell>
            <table:table-cell table:style-name="ce63" table:formula="of:=(([.H160]*60*60)+([.I160]*60)+[.J160])" office:value-type="float" office:value="203280" calcext:value-type="float">
              <text:p>203280</text:p>
            </table:table-cell>
            <table:table-cell table:style-name="ce63" table:formula="of:=([.L160]-[.K160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83" calcext:value-type="float">
              <text:p>6683</text:p>
            </table:table-cell>
            <table:table-cell table:style-name="ce47" office:value-type="float" office:value="8" calcext:value-type="float">
              <text:p>8</text:p>
            </table:table-cell>
            <table:table-cell table:style-name="ce63" table:formula="of:=(48+[.C161])" office:value-type="float" office:value="56" calcext:value-type="float">
              <text:p>56</text:p>
            </table:table-cell>
            <table:table-cell table:style-name="ce63" office:value-type="float" office:value="29" calcext:value-type="float">
              <text:p>29</text:p>
            </table:table-cell>
            <table:table-cell table:style-name="ce63"/>
            <table:table-cell table:style-name="ce47" office:value-type="float" office:value="8" calcext:value-type="float">
              <text:p>8</text:p>
            </table:table-cell>
            <table:table-cell table:style-name="ce63" table:formula="of:=(48+[.G161])" office:value-type="float" office:value="56" calcext:value-type="float">
              <text:p>56</text:p>
            </table:table-cell>
            <table:table-cell table:style-name="ce63" office:value-type="float" office:value="50" calcext:value-type="float">
              <text:p>50</text:p>
            </table:table-cell>
            <table:table-cell table:style-name="ce63"/>
            <table:table-cell table:style-name="ce63" table:formula="of:=(([.D161]*60*60)+([.E161]*60)+[.F161])" office:value-type="float" office:value="203340" calcext:value-type="float">
              <text:p>203340</text:p>
            </table:table-cell>
            <table:table-cell table:style-name="ce63" table:formula="of:=(([.H161]*60*60)+([.I161]*60)+[.J161])" office:value-type="float" office:value="204600" calcext:value-type="float">
              <text:p>204600</text:p>
            </table:table-cell>
            <table:table-cell table:style-name="ce63" table:formula="of:=([.L161]-[.K161])" office:value-type="float" office:value="1260" calcext:value-type="float">
              <text:p>126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20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55:.M161])" office:value-type="float" office:value="20520" calcext:value-type="float">
              <text:p>20520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([.L157]-[.K155])+([.L159]-[.K158])+([.L161]-[.K160])" office:value-type="float" office:value="21840" calcext:value-type="float">
              <text:p>21840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4" calcext:value-type="float">
              <text:p>6644</text:p>
            </table:table-cell>
            <table:table-cell table:style-name="ce47"/>
            <table:table-cell table:style-name="ce63" office:value-type="float" office:value="16" calcext:value-type="float">
              <text:p>16</text:p>
            </table:table-cell>
            <table:table-cell table:style-name="ce63" office:value-type="float" office:value="32" calcext:value-type="float">
              <text:p>32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47"/>
            <table:table-cell table:style-name="ce63" office:value-type="float" office:value="17" calcext:value-type="float">
              <text:p>17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163]*60*60)+([.E163]*60)+[.F163])" office:value-type="float" office:value="59520" calcext:value-type="float">
              <text:p>59520</text:p>
            </table:table-cell>
            <table:table-cell table:style-name="ce63" table:formula="of:=(([.H163]*60*60)+([.I163]*60)+[.J163])" office:value-type="float" office:value="63060" calcext:value-type="float">
              <text:p>63060</text:p>
            </table:table-cell>
            <table:table-cell table:style-name="ce63" table:formula="of:=([.L163]-[.K163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5" calcext:value-type="float">
              <text:p>6645</text:p>
            </table:table-cell>
            <table:table-cell table:style-name="ce47"/>
            <table:table-cell table:style-name="ce63" office:value-type="float" office:value="17" calcext:value-type="float">
              <text:p>17</text:p>
            </table:table-cell>
            <table:table-cell table:style-name="ce63" office:value-type="float" office:value="32" calcext:value-type="float">
              <text:p>32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47"/>
            <table:table-cell table:style-name="ce63" office:value-type="float" office:value="18" calcext:value-type="float">
              <text:p>18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 table:formula="of:=(([.D164]*60*60)+([.E164]*60)+[.F164])" office:value-type="float" office:value="63121" calcext:value-type="float">
              <text:p>63121</text:p>
            </table:table-cell>
            <table:table-cell table:style-name="ce63" table:formula="of:=(([.H164]*60*60)+([.I164]*60)+[.J164])" office:value-type="float" office:value="67238" calcext:value-type="float">
              <text:p>67238</text:p>
            </table:table-cell>
            <table:table-cell table:style-name="ce63" table:formula="of:=([.L164]-[.K164])" office:value-type="float" office:value="4117" calcext:value-type="float">
              <text:p>4117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0" calcext:value-type="float">
              <text:p>6650</text:p>
            </table:table-cell>
            <table:table-cell table:style-name="ce47"/>
            <table:table-cell table:style-name="ce63" office:value-type="float" office:value="22" calcext:value-type="float">
              <text:p>22</text:p>
            </table:table-cell>
            <table:table-cell table:style-name="ce63" office:value-type="float" office:value="54" calcext:value-type="float">
              <text:p>54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47"/>
            <table:table-cell table:style-name="ce63" office:value-type="float" office:value="23" calcext:value-type="float">
              <text:p>23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165]*60*60)+([.E165]*60)+[.F165])" office:value-type="float" office:value="82440" calcext:value-type="float">
              <text:p>82440</text:p>
            </table:table-cell>
            <table:table-cell table:style-name="ce63" table:formula="of:=(([.H165]*60*60)+([.I165]*60)+[.J165])" office:value-type="float" office:value="85860" calcext:value-type="float">
              <text:p>85860</text:p>
            </table:table-cell>
            <table:table-cell table:style-name="ce63" table:formula="of:=([.L165]-[.K16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1" calcext:value-type="float">
              <text:p>6651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63" table:formula="of:=(24+[.C166])" office:value-type="float" office:value="24" calcext:value-type="float">
              <text:p>24</text:p>
            </table:table-cell>
            <table:table-cell table:style-name="ce63" office:value-type="float" office:value="3" calcext:value-type="float">
              <text:p>3</text:p>
            </table:table-cell>
            <table:table-cell table:style-name="ce63"/>
            <table:table-cell table:style-name="ce47" office:value-type="float" office:value="1" calcext:value-type="float">
              <text:p>1</text:p>
            </table:table-cell>
            <table:table-cell table:style-name="ce63" table:formula="of:=(24+[.G166])" office:value-type="float" office:value="25" calcext:value-type="float">
              <text:p>25</text:p>
            </table:table-cell>
            <table:table-cell table:style-name="ce63" office:value-type="float" office:value="6" calcext:value-type="float">
              <text:p>6</text:p>
            </table:table-cell>
            <table:table-cell table:style-name="ce63"/>
            <table:table-cell table:style-name="ce63" table:formula="of:=(([.D166]*60*60)+([.E166]*60)+[.F166])" office:value-type="float" office:value="86580" calcext:value-type="float">
              <text:p>86580</text:p>
            </table:table-cell>
            <table:table-cell table:style-name="ce63" table:formula="of:=(([.H166]*60*60)+([.I166]*60)+[.J166])" office:value-type="float" office:value="90360" calcext:value-type="float">
              <text:p>90360</text:p>
            </table:table-cell>
            <table:table-cell table:style-name="ce63" table:formula="of:=([.L166]-[.K166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6" calcext:value-type="float">
              <text:p>6656</text:p>
            </table:table-cell>
            <table:table-cell table:style-name="ce47" office:value-type="float" office:value="4" calcext:value-type="float">
              <text:p>4</text:p>
            </table:table-cell>
            <table:table-cell table:style-name="ce63" table:formula="of:=(24+[.C167])" office:value-type="float" office:value="28" calcext:value-type="float">
              <text:p>28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47" office:value-type="float" office:value="5" calcext:value-type="float">
              <text:p>5</text:p>
            </table:table-cell>
            <table:table-cell table:style-name="ce63" table:formula="of:=(24+[.G167])" office:value-type="float" office:value="29" calcext:value-type="float">
              <text:p>29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67]*60*60)+([.E167]*60)+[.F167])" office:value-type="float" office:value="104280" calcext:value-type="float">
              <text:p>104280</text:p>
            </table:table-cell>
            <table:table-cell table:style-name="ce63" table:formula="of:=(([.H167]*60*60)+([.I167]*60)+[.J167])" office:value-type="float" office:value="107760" calcext:value-type="float">
              <text:p>107760</text:p>
            </table:table-cell>
            <table:table-cell table:style-name="ce63" table:formula="of:=([.L167]-[.K16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7" calcext:value-type="float">
              <text:p>6657</text:p>
            </table:table-cell>
            <table:table-cell table:style-name="ce47" office:value-type="float" office:value="5" calcext:value-type="float">
              <text:p>5</text:p>
            </table:table-cell>
            <table:table-cell table:style-name="ce63" table:formula="of:=(24+[.C168])" office:value-type="float" office:value="29" calcext:value-type="float">
              <text:p>29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47" office:value-type="float" office:value="6" calcext:value-type="float">
              <text:p>6</text:p>
            </table:table-cell>
            <table:table-cell table:style-name="ce63" table:formula="of:=(24+[.G168])" office:value-type="float" office:value="30" calcext:value-type="float">
              <text:p>30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63" table:formula="of:=(([.D168]*60*60)+([.E168]*60)+[.F168])" office:value-type="float" office:value="107820" calcext:value-type="float">
              <text:p>107820</text:p>
            </table:table-cell>
            <table:table-cell table:style-name="ce63" table:formula="of:=(([.H168]*60*60)+([.I168]*60)+[.J168])" office:value-type="float" office:value="111420" calcext:value-type="float">
              <text:p>111420</text:p>
            </table:table-cell>
            <table:table-cell table:style-name="ce63" table:formula="of:=([.L168]-[.K168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3" calcext:value-type="float">
              <text:p>6663</text:p>
            </table:table-cell>
            <table:table-cell table:style-name="ce47" office:value-type="float" office:value="11" calcext:value-type="float">
              <text:p>11</text:p>
            </table:table-cell>
            <table:table-cell table:style-name="ce63" table:formula="of:=(24+[.C169])" office:value-type="float" office:value="35" calcext:value-type="float">
              <text:p>35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/>
            <table:table-cell table:style-name="ce47" office:value-type="float" office:value="12" calcext:value-type="float">
              <text:p>12</text:p>
            </table:table-cell>
            <table:table-cell table:style-name="ce63" table:formula="of:=(24+[.G169])" office:value-type="float" office:value="36" calcext:value-type="float">
              <text:p>36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63"/>
            <table:table-cell table:style-name="ce63" table:formula="of:=(([.D169]*60*60)+([.E169]*60)+[.F169])" office:value-type="float" office:value="126000" calcext:value-type="float">
              <text:p>126000</text:p>
            </table:table-cell>
            <table:table-cell table:style-name="ce63" table:formula="of:=(([.H169]*60*60)+([.I169]*60)+[.J169])" office:value-type="float" office:value="130020" calcext:value-type="float">
              <text:p>130020</text:p>
            </table:table-cell>
            <table:table-cell table:style-name="ce63" table:formula="of:=([.L169]-[.K169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4" calcext:value-type="float">
              <text:p>6664</text:p>
            </table:table-cell>
            <table:table-cell table:style-name="ce47" office:value-type="float" office:value="12" calcext:value-type="float">
              <text:p>12</text:p>
            </table:table-cell>
            <table:table-cell table:style-name="ce63" table:formula="of:=(24+[.C170])" office:value-type="float" office:value="36" calcext:value-type="float">
              <text:p>36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/>
            <table:table-cell table:style-name="ce47" office:value-type="float" office:value="13" calcext:value-type="float">
              <text:p>13</text:p>
            </table:table-cell>
            <table:table-cell table:style-name="ce63" table:formula="of:=(24+[.G170])" office:value-type="float" office:value="37" calcext:value-type="float">
              <text:p>37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63"/>
            <table:table-cell table:style-name="ce63" table:formula="of:=(([.D170]*60*60)+([.E170]*60)+[.F170])" office:value-type="float" office:value="130080" calcext:value-type="float">
              <text:p>130080</text:p>
            </table:table-cell>
            <table:table-cell table:style-name="ce63" table:formula="of:=(([.H170]*60*60)+([.I170]*60)+[.J170])" office:value-type="float" office:value="133260" calcext:value-type="float">
              <text:p>133260</text:p>
            </table:table-cell>
            <table:table-cell table:style-name="ce63" table:formula="of:=([.L170]-[.K170])" office:value-type="float" office:value="3180" calcext:value-type="float">
              <text:p>31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9" calcext:value-type="float">
              <text:p>6669</text:p>
            </table:table-cell>
            <table:table-cell table:style-name="ce47" office:value-type="float" office:value="17" calcext:value-type="float">
              <text:p>17</text:p>
            </table:table-cell>
            <table:table-cell table:style-name="ce63" table:formula="of:=(24+[.C171])" office:value-type="float" office:value="41" calcext:value-type="float">
              <text:p>4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/>
            <table:table-cell table:style-name="ce47" office:value-type="float" office:value="17" calcext:value-type="float">
              <text:p>17</text:p>
            </table:table-cell>
            <table:table-cell table:style-name="ce63" table:formula="of:=(24+[.G171])" office:value-type="float" office:value="41" calcext:value-type="float">
              <text:p>41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63" table:formula="of:=(([.D171]*60*60)+([.E171]*60)+[.F171])" office:value-type="float" office:value="147600" calcext:value-type="float">
              <text:p>147600</text:p>
            </table:table-cell>
            <table:table-cell table:style-name="ce63" table:formula="of:=(([.H171]*60*60)+([.I171]*60)+[.J171])" office:value-type="float" office:value="151080" calcext:value-type="float">
              <text:p>151080</text:p>
            </table:table-cell>
            <table:table-cell table:style-name="ce63" table:formula="of:=([.L171]-[.K171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1" calcext:value-type="float">
              <text:p>6671</text:p>
            </table:table-cell>
            <table:table-cell table:style-name="ce47" office:value-type="float" office:value="18" calcext:value-type="float">
              <text:p>18</text:p>
            </table:table-cell>
            <table:table-cell table:style-name="ce63" table:formula="of:=(24+[.C172])" office:value-type="float" office:value="42" calcext:value-type="float">
              <text:p>42</text:p>
            </table:table-cell>
            <table:table-cell table:style-name="ce63" office:value-type="float" office:value="4" calcext:value-type="float">
              <text:p>4</text:p>
            </table:table-cell>
            <table:table-cell table:style-name="ce63"/>
            <table:table-cell table:style-name="ce47" office:value-type="float" office:value="18" calcext:value-type="float">
              <text:p>18</text:p>
            </table:table-cell>
            <table:table-cell table:style-name="ce63" table:formula="of:=(24+[.G172])" office:value-type="float" office:value="42" calcext:value-type="float">
              <text:p>42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72]*60*60)+([.E172]*60)+[.F172])" office:value-type="float" office:value="151440" calcext:value-type="float">
              <text:p>151440</text:p>
            </table:table-cell>
            <table:table-cell table:style-name="ce63" table:formula="of:=(([.H172]*60*60)+([.I172]*60)+[.J172])" office:value-type="float" office:value="154560" calcext:value-type="float">
              <text:p>154560</text:p>
            </table:table-cell>
            <table:table-cell table:style-name="ce63" table:formula="of:=([.L172]-[.K172])" office:value-type="float" office:value="3120" calcext:value-type="float">
              <text:p>312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24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63:.M172])" office:value-type="float" office:value="35737" calcext:value-type="float">
              <text:p>35737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[.M162]+([.L164]-[.K163])+([.L166]-[.K165])+([.L168]-[.K167])+([.L170]-[.K169])+([.L172]-[.K171])" office:value-type="float" office:value="36998" calcext:value-type="float">
              <text:p>36998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6" calcext:value-type="float">
              <text:p>6646</text:p>
            </table:table-cell>
            <table:table-cell table:style-name="ce47"/>
            <table:table-cell table:style-name="ce63" office:value-type="float" office:value="18" calcext:value-type="float">
              <text:p>18</text:p>
            </table:table-cell>
            <table:table-cell table:style-name="ce63" office:value-type="float" office:value="42" calcext:value-type="float">
              <text:p>42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47"/>
            <table:table-cell table:style-name="ce63" office:value-type="float" office:value="19" calcext:value-type="float">
              <text:p>19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 office:value-type="float" office:value="37" calcext:value-type="float">
              <text:p>37</text:p>
            </table:table-cell>
            <table:table-cell table:style-name="ce63" table:formula="of:=(([.D174]*60*60)+([.E174]*60)+[.F174])" office:value-type="float" office:value="67334" calcext:value-type="float">
              <text:p>67334</text:p>
            </table:table-cell>
            <table:table-cell table:style-name="ce63" table:formula="of:=(([.H174]*60*60)+([.I174]*60)+[.J174])" office:value-type="float" office:value="70717" calcext:value-type="float">
              <text:p>70717</text:p>
            </table:table-cell>
            <table:table-cell table:style-name="ce63" table:formula="of:=([.L174]-[.K174])" office:value-type="float" office:value="3383" calcext:value-type="float">
              <text:p>3383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7" calcext:value-type="float">
              <text:p>6647</text:p>
            </table:table-cell>
            <table:table-cell table:style-name="ce47"/>
            <table:table-cell table:style-name="ce63" office:value-type="float" office:value="19" calcext:value-type="float">
              <text:p>19</text:p>
            </table:table-cell>
            <table:table-cell table:style-name="ce63" office:value-type="float" office:value="39" calcext:value-type="float">
              <text:p>39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47"/>
            <table:table-cell table:style-name="ce63" office:value-type="float" office:value="20" calcext:value-type="float">
              <text:p>20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 office:value-type="float" office:value="32" calcext:value-type="float">
              <text:p>32</text:p>
            </table:table-cell>
            <table:table-cell table:style-name="ce63" table:formula="of:=(([.D175]*60*60)+([.E175]*60)+[.F175])" office:value-type="float" office:value="70760" calcext:value-type="float">
              <text:p>70760</text:p>
            </table:table-cell>
            <table:table-cell table:style-name="ce63" table:formula="of:=(([.H175]*60*60)+([.I175]*60)+[.J175])" office:value-type="float" office:value="74192" calcext:value-type="float">
              <text:p>74192</text:p>
            </table:table-cell>
            <table:table-cell table:style-name="ce63" table:formula="of:=([.L175]-[.K175])" office:value-type="float" office:value="3432" calcext:value-type="float">
              <text:p>3432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2" calcext:value-type="float">
              <text:p>6652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63" table:formula="of:=(24+[.C176])" office:value-type="float" office:value="25" calcext:value-type="float">
              <text:p>25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/>
            <table:table-cell table:style-name="ce47" office:value-type="float" office:value="2" calcext:value-type="float">
              <text:p>2</text:p>
            </table:table-cell>
            <table:table-cell table:style-name="ce63" table:formula="of:=(24+[.G176])" office:value-type="float" office:value="26" calcext:value-type="float">
              <text:p>26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63"/>
            <table:table-cell table:style-name="ce63" table:formula="of:=(([.D176]*60*60)+([.E176]*60)+[.F176])" office:value-type="float" office:value="90540" calcext:value-type="float">
              <text:p>90540</text:p>
            </table:table-cell>
            <table:table-cell table:style-name="ce63" table:formula="of:=(([.H176]*60*60)+([.I176]*60)+[.J176])" office:value-type="float" office:value="94020" calcext:value-type="float">
              <text:p>94020</text:p>
            </table:table-cell>
            <table:table-cell table:style-name="ce63" table:formula="of:=([.L176]-[.K176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3" calcext:value-type="float">
              <text:p>6653</text:p>
            </table:table-cell>
            <table:table-cell table:style-name="ce47" office:value-type="float" office:value="2" calcext:value-type="float">
              <text:p>2</text:p>
            </table:table-cell>
            <table:table-cell table:style-name="ce63" table:formula="of:=(24+[.C177])" office:value-type="float" office:value="26" calcext:value-type="float">
              <text:p>26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/>
            <table:table-cell table:style-name="ce47" office:value-type="float" office:value="3" calcext:value-type="float">
              <text:p>3</text:p>
            </table:table-cell>
            <table:table-cell table:style-name="ce63" table:formula="of:=(24+[.G177])" office:value-type="float" office:value="27" calcext:value-type="float">
              <text:p>27</text:p>
            </table:table-cell>
            <table:table-cell table:style-name="ce63" office:value-type="float" office:value="3" calcext:value-type="float">
              <text:p>3</text:p>
            </table:table-cell>
            <table:table-cell table:style-name="ce63"/>
            <table:table-cell table:style-name="ce63" table:formula="of:=(([.D177]*60*60)+([.E177]*60)+[.F177])" office:value-type="float" office:value="94080" calcext:value-type="float">
              <text:p>94080</text:p>
            </table:table-cell>
            <table:table-cell table:style-name="ce63" table:formula="of:=(([.H177]*60*60)+([.I177]*60)+[.J177])" office:value-type="float" office:value="97380" calcext:value-type="float">
              <text:p>97380</text:p>
            </table:table-cell>
            <table:table-cell table:style-name="ce63" table:formula="of:=([.L177]-[.K177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8" calcext:value-type="float">
              <text:p>6658</text:p>
            </table:table-cell>
            <table:table-cell table:style-name="ce47" office:value-type="float" office:value="6" calcext:value-type="float">
              <text:p>6</text:p>
            </table:table-cell>
            <table:table-cell table:style-name="ce63" table:formula="of:=(24+[.C178])" office:value-type="float" office:value="30" calcext:value-type="float">
              <text:p>30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47" office:value-type="float" office:value="7" calcext:value-type="float">
              <text:p>7</text:p>
            </table:table-cell>
            <table:table-cell table:style-name="ce63" table:formula="of:=(24+[.G178])" office:value-type="float" office:value="31" calcext:value-type="float">
              <text:p>31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table:formula="of:=(([.D178]*60*60)+([.E178]*60)+[.F178])" office:value-type="float" office:value="111480" calcext:value-type="float">
              <text:p>111480</text:p>
            </table:table-cell>
            <table:table-cell table:style-name="ce63" table:formula="of:=(([.H178]*60*60)+([.I178]*60)+[.J178])" office:value-type="float" office:value="114960" calcext:value-type="float">
              <text:p>114960</text:p>
            </table:table-cell>
            <table:table-cell table:style-name="ce63" table:formula="of:=([.L178]-[.K178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59" calcext:value-type="float">
              <text:p>6659</text:p>
            </table:table-cell>
            <table:table-cell table:style-name="ce47" office:value-type="float" office:value="7" calcext:value-type="float">
              <text:p>7</text:p>
            </table:table-cell>
            <table:table-cell table:style-name="ce63" table:formula="of:=(24+[.C179])" office:value-type="float" office:value="31" calcext:value-type="float">
              <text:p>31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47" office:value-type="float" office:value="8" calcext:value-type="float">
              <text:p>8</text:p>
            </table:table-cell>
            <table:table-cell table:style-name="ce63" table:formula="of:=(24+[.G179])" office:value-type="float" office:value="32" calcext:value-type="float">
              <text:p>32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79]*60*60)+([.E179]*60)+[.F179])" office:value-type="float" office:value="115020" calcext:value-type="float">
              <text:p>115020</text:p>
            </table:table-cell>
            <table:table-cell table:style-name="ce63" table:formula="of:=(([.H179]*60*60)+([.I179]*60)+[.J179])" office:value-type="float" office:value="118500" calcext:value-type="float">
              <text:p>118500</text:p>
            </table:table-cell>
            <table:table-cell table:style-name="ce63" table:formula="of:=([.L179]-[.K17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5" calcext:value-type="float">
              <text:p>6665</text:p>
            </table:table-cell>
            <table:table-cell table:style-name="ce47" office:value-type="float" office:value="13" calcext:value-type="float">
              <text:p>13</text:p>
            </table:table-cell>
            <table:table-cell table:style-name="ce63" table:formula="of:=(24+[.C180])" office:value-type="float" office:value="37" calcext:value-type="float">
              <text:p>37</text:p>
            </table:table-cell>
            <table:table-cell table:style-name="ce63" office:value-type="float" office:value="3" calcext:value-type="float">
              <text:p>3</text:p>
            </table:table-cell>
            <table:table-cell table:style-name="ce63"/>
            <table:table-cell table:style-name="ce47" office:value-type="float" office:value="13" calcext:value-type="float">
              <text:p>13</text:p>
            </table:table-cell>
            <table:table-cell table:style-name="ce63" table:formula="of:=(24+[.G180])" office:value-type="float" office:value="37" calcext:value-type="float">
              <text:p>37</text:p>
            </table:table-cell>
            <table:table-cell table:style-name="ce63" office:value-type="float" office:value="59" calcext:value-type="float">
              <text:p>59</text:p>
            </table:table-cell>
            <table:table-cell table:style-name="ce63"/>
            <table:table-cell table:style-name="ce63" table:formula="of:=(([.D180]*60*60)+([.E180]*60)+[.F180])" office:value-type="float" office:value="133380" calcext:value-type="float">
              <text:p>133380</text:p>
            </table:table-cell>
            <table:table-cell table:style-name="ce63" table:formula="of:=(([.H180]*60*60)+([.I180]*60)+[.J180])" office:value-type="float" office:value="136740" calcext:value-type="float">
              <text:p>136740</text:p>
            </table:table-cell>
            <table:table-cell table:style-name="ce63" table:formula="of:=([.L180]-[.K180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66" calcext:value-type="float">
              <text:p>6666</text:p>
            </table:table-cell>
            <table:table-cell table:style-name="ce47" office:value-type="float" office:value="13" calcext:value-type="float">
              <text:p>13</text:p>
            </table:table-cell>
            <table:table-cell table:style-name="ce63" table:formula="of:=(24+[.C181])" office:value-type="float" office:value="37" calcext:value-type="float">
              <text:p>37</text:p>
            </table:table-cell>
            <table:table-cell table:style-name="ce63" office:value-type="float" office:value="59" calcext:value-type="float">
              <text:p>59</text:p>
            </table:table-cell>
            <table:table-cell table:style-name="ce63"/>
            <table:table-cell table:style-name="ce47" office:value-type="float" office:value="14" calcext:value-type="float">
              <text:p>14</text:p>
            </table:table-cell>
            <table:table-cell table:style-name="ce63" table:formula="of:=(24+[.G181])" office:value-type="float" office:value="38" calcext:value-type="float">
              <text:p>38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81]*60*60)+([.E181]*60)+[.F181])" office:value-type="float" office:value="136740" calcext:value-type="float">
              <text:p>136740</text:p>
            </table:table-cell>
            <table:table-cell table:style-name="ce63" table:formula="of:=(([.H181]*60*60)+([.I181]*60)+[.J181])" office:value-type="float" office:value="140100" calcext:value-type="float">
              <text:p>140100</text:p>
            </table:table-cell>
            <table:table-cell table:style-name="ce63" table:formula="of:=([.L181]-[.K181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2" calcext:value-type="float">
              <text:p>6672</text:p>
            </table:table-cell>
            <table:table-cell table:style-name="ce47" office:value-type="float" office:value="19" calcext:value-type="float">
              <text:p>19</text:p>
            </table:table-cell>
            <table:table-cell table:style-name="ce63" table:formula="of:=(24+[.C182])" office:value-type="float" office:value="43" calcext:value-type="float">
              <text:p>43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/>
            <table:table-cell table:style-name="ce47" office:value-type="float" office:value="20" calcext:value-type="float">
              <text:p>20</text:p>
            </table:table-cell>
            <table:table-cell table:style-name="ce63" table:formula="of:=(24+[.G182])" office:value-type="float" office:value="44" calcext:value-type="float">
              <text:p>44</text:p>
            </table:table-cell>
            <table:table-cell table:style-name="ce63" office:value-type="float" office:value="5" calcext:value-type="float">
              <text:p>5</text:p>
            </table:table-cell>
            <table:table-cell table:style-name="ce63"/>
            <table:table-cell table:style-name="ce63" table:formula="of:=(([.D182]*60*60)+([.E182]*60)+[.F182])" office:value-type="float" office:value="154800" calcext:value-type="float">
              <text:p>154800</text:p>
            </table:table-cell>
            <table:table-cell table:style-name="ce63" table:formula="of:=(([.H182]*60*60)+([.I182]*60)+[.J182])" office:value-type="float" office:value="158700" calcext:value-type="float">
              <text:p>158700</text:p>
            </table:table-cell>
            <table:table-cell table:style-name="ce63" table:formula="of:=([.L182]-[.K182])" office:value-type="float" office:value="3900" calcext:value-type="float">
              <text:p>390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73" calcext:value-type="float">
              <text:p>6673</text:p>
            </table:table-cell>
            <table:table-cell table:style-name="ce47" office:value-type="float" office:value="20" calcext:value-type="float">
              <text:p>20</text:p>
            </table:table-cell>
            <table:table-cell table:style-name="ce63" table:formula="of:=(24+[.C183])" office:value-type="float" office:value="44" calcext:value-type="float">
              <text:p>44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/>
            <table:table-cell table:style-name="ce47" office:value-type="float" office:value="21" calcext:value-type="float">
              <text:p>21</text:p>
            </table:table-cell>
            <table:table-cell table:style-name="ce63" table:formula="of:=(24+[.G183])" office:value-type="float" office:value="45" calcext:value-type="float">
              <text:p>45</text:p>
            </table:table-cell>
            <table:table-cell table:style-name="ce63" office:value-type="float" office:value="4" calcext:value-type="float">
              <text:p>4</text:p>
            </table:table-cell>
            <table:table-cell table:style-name="ce63"/>
            <table:table-cell table:style-name="ce63" table:formula="of:=(([.D183]*60*60)+([.E183]*60)+[.F183])" office:value-type="float" office:value="158880" calcext:value-type="float">
              <text:p>158880</text:p>
            </table:table-cell>
            <table:table-cell table:style-name="ce63" table:formula="of:=(([.H183]*60*60)+([.I183]*60)+[.J183])" office:value-type="float" office:value="162240" calcext:value-type="float">
              <text:p>162240</text:p>
            </table:table-cell>
            <table:table-cell table:style-name="ce63" table:formula="of:=([.L183]-[.K183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32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74:.M183])" office:value-type="float" office:value="34535" calcext:value-type="float">
              <text:p>34535</text:p>
            </table:table-cell>
            <table:table-cell table:style-name="ce59" office:value-type="string" calcext:value-type="string">
              <text:p>Total elasped time</text:p>
            </table:table-cell>
            <table:table-cell table:style-name="ce48" table:formula="of:=[.M173]+([.L175]-[.K174])+([.L177]-[.K176])+([.L179]-[.K178])+([.L181]-[.K180])+([.L183]-[.K182])" office:value-type="float" office:value="34878" calcext:value-type="float">
              <text:p>34878</text:p>
            </table:table-cell>
            <table:table-cell table:style-name="ce59"/>
            <table:table-cell table:style-name="ce48"/>
            <table:table-cell table:style-name="ce59"/>
            <table:table-cell table:style-name="ce48"/>
            <table:table-cell table:style-name="ce47" table:number-columns-repeated="3"/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39" calcext:value-type="float">
              <text:p>6639</text:p>
            </table:table-cell>
            <table:table-cell table:style-name="ce47"/>
            <table:table-cell table:style-name="ce63" office:value-type="float" office:value="11" calcext:value-type="float">
              <text:p>11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45" calcext:value-type="float">
              <text:p>45</text:p>
            </table:table-cell>
            <table:table-cell table:style-name="ce47"/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15" calcext:value-type="float">
              <text:p>15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 table:formula="of:=(([.D185]*60*60)+([.E185]*60)+[.F185])" office:value-type="float" office:value="40365" calcext:value-type="float">
              <text:p>40365</text:p>
            </table:table-cell>
            <table:table-cell table:style-name="ce63" table:formula="of:=(([.H185]*60*60)+([.I185]*60)+[.J185])" office:value-type="float" office:value="44109" calcext:value-type="float">
              <text:p>44109</text:p>
            </table:table-cell>
            <table:table-cell table:style-name="ce63" table:formula="of:=([.L185]-[.K185])" office:value-type="float" office:value="3744" calcext:value-type="float">
              <text:p>3744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0" calcext:value-type="float">
              <text:p>6640</text:p>
            </table:table-cell>
            <table:table-cell table:style-name="ce47"/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15" calcext:value-type="float">
              <text:p>15</text:p>
            </table:table-cell>
            <table:table-cell table:style-name="ce63" office:value-type="float" office:value="41" calcext:value-type="float">
              <text:p>41</text:p>
            </table:table-cell>
            <table:table-cell table:style-name="ce47"/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59" calcext:value-type="float">
              <text:p>59</text:p>
            </table:table-cell>
            <table:table-cell table:style-name="ce63" office:value-type="float" office:value="21" calcext:value-type="float">
              <text:p>21</text:p>
            </table:table-cell>
            <table:table-cell table:style-name="ce63" table:formula="of:=(([.D186]*60*60)+([.E186]*60)+[.F186])" office:value-type="float" office:value="44141" calcext:value-type="float">
              <text:p>44141</text:p>
            </table:table-cell>
            <table:table-cell table:style-name="ce63" table:formula="of:=(([.H186]*60*60)+([.I186]*60)+[.J186])" office:value-type="float" office:value="46761" calcext:value-type="float">
              <text:p>46761</text:p>
            </table:table-cell>
            <table:table-cell table:style-name="ce63" table:formula="of:=([.L186]-[.K186])" office:value-type="float" office:value="2620" calcext:value-type="float">
              <text:p>26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41" calcext:value-type="float">
              <text:p>6641</text:p>
            </table:table-cell>
            <table:table-cell table:style-name="ce47"/>
            <table:table-cell table:style-name="ce63" office:value-type="float" office:value="13" calcext:value-type="float">
              <text:p>13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47"/>
            <table:table-cell table:style-name="ce63" office:value-type="float" office:value="13" calcext:value-type="float">
              <text:p>13</text:p>
            </table:table-cell>
            <table:table-cell table:style-name="ce63" office:value-type="float" office:value="54" calcext:value-type="float">
              <text:p>54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63" table:formula="of:=(([.D187]*60*60)+([.E187]*60)+[.F187])" office:value-type="float" office:value="46831" calcext:value-type="float">
              <text:p>46831</text:p>
            </table:table-cell>
            <table:table-cell table:style-name="ce63" table:formula="of:=(([.H187]*60*60)+([.I187]*60)+[.J187])" office:value-type="float" office:value="50054" calcext:value-type="float">
              <text:p>50054</text:p>
            </table:table-cell>
            <table:table-cell table:style-name="ce63" table:formula="of:=([.L187]-[.K187])" office:value-type="float" office:value="3223" calcext:value-type="float">
              <text:p>3223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699" calcext:value-type="float">
              <text:p>6699</text:p>
            </table:table-cell>
            <table:table-cell table:style-name="ce47" office:value-type="float" office:value="22" calcext:value-type="float">
              <text:p>22</text:p>
            </table:table-cell>
            <table:table-cell table:style-name="ce63" table:formula="of:=(48+[.C188])" office:value-type="float" office:value="70" calcext:value-type="float">
              <text:p>70</text:p>
            </table:table-cell>
            <table:table-cell table:style-name="ce63" office:value-type="float" office:value="37" calcext:value-type="float">
              <text:p>37</text:p>
            </table:table-cell>
            <table:table-cell table:style-name="ce63"/>
            <table:table-cell table:style-name="ce47" office:value-type="float" office:value="23" calcext:value-type="float">
              <text:p>23</text:p>
            </table:table-cell>
            <table:table-cell table:style-name="ce63" table:formula="of:=(48+[.G188])" office:value-type="float" office:value="71" calcext:value-type="float">
              <text:p>71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63"/>
            <table:table-cell table:style-name="ce63" table:formula="of:=(([.D188]*60*60)+([.E188]*60)+[.F188])" office:value-type="float" office:value="254220" calcext:value-type="float">
              <text:p>254220</text:p>
            </table:table-cell>
            <table:table-cell table:style-name="ce63" table:formula="of:=(([.H188]*60*60)+([.I188]*60)+[.J188])" office:value-type="float" office:value="258900" calcext:value-type="float">
              <text:p>258900</text:p>
            </table:table-cell>
            <table:table-cell table:style-name="ce63" table:formula="of:=([.L188]-[.K188])" office:value-type="float" office:value="4680" calcext:value-type="float">
              <text:p>468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0" calcext:value-type="float">
              <text:p>6700</text:p>
            </table:table-cell>
            <table:table-cell table:style-name="ce47" office:value-type="float" office:value="23" calcext:value-type="float">
              <text:p>23</text:p>
            </table:table-cell>
            <table:table-cell table:style-name="ce63" table:formula="of:=(48+[.C189])" office:value-type="float" office:value="71" calcext:value-type="float">
              <text:p>71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47" office:value-type="float" office:value="0" calcext:value-type="float">
              <text:p>0</text:p>
            </table:table-cell>
            <table:table-cell table:style-name="ce63" table:formula="of:=(48+24+[.G189])" office:value-type="float" office:value="72" calcext:value-type="float">
              <text:p>72</text:p>
            </table:table-cell>
            <table:table-cell table:style-name="ce63" office:value-type="float" office:value="53" calcext:value-type="float">
              <text:p>53</text:p>
            </table:table-cell>
            <table:table-cell table:style-name="ce63"/>
            <table:table-cell table:style-name="ce63" table:formula="of:=(([.D189]*60*60)+([.E189]*60)+[.F189])" office:value-type="float" office:value="258960" calcext:value-type="float">
              <text:p>258960</text:p>
            </table:table-cell>
            <table:table-cell table:style-name="ce63" table:formula="of:=(([.H189]*60*60)+([.I189]*60)+[.J189])" office:value-type="float" office:value="262380" calcext:value-type="float">
              <text:p>262380</text:p>
            </table:table-cell>
            <table:table-cell table:style-name="ce63" table:formula="of:=([.L189]-[.K189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1" calcext:value-type="float">
              <text:p>6701</text:p>
            </table:table-cell>
            <table:table-cell table:style-name="ce47" office:value-type="float" office:value="0" calcext:value-type="float">
              <text:p>0</text:p>
            </table:table-cell>
            <table:table-cell table:style-name="ce63" table:formula="of:=(48+24+[.C190])" office:value-type="float" office:value="72" calcext:value-type="float">
              <text:p>72</text:p>
            </table:table-cell>
            <table:table-cell table:style-name="ce63" office:value-type="float" office:value="57" calcext:value-type="float">
              <text:p>57</text:p>
            </table:table-cell>
            <table:table-cell table:style-name="ce63"/>
            <table:table-cell table:style-name="ce47" office:value-type="float" office:value="1" calcext:value-type="float">
              <text:p>1</text:p>
            </table:table-cell>
            <table:table-cell table:style-name="ce63" table:formula="of:=(48+24+[.G190])" office:value-type="float" office:value="73" calcext:value-type="float">
              <text:p>73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63"/>
            <table:table-cell table:style-name="ce63" table:formula="of:=(([.D190]*60*60)+([.E190]*60)+[.F190])" office:value-type="float" office:value="262620" calcext:value-type="float">
              <text:p>262620</text:p>
            </table:table-cell>
            <table:table-cell table:style-name="ce63" table:formula="of:=(([.H190]*60*60)+([.I190]*60)+[.J190])" office:value-type="float" office:value="265860" calcext:value-type="float">
              <text:p>265860</text:p>
            </table:table-cell>
            <table:table-cell table:style-name="ce63" table:formula="of:=([.L190]-[.K190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2" calcext:value-type="float">
              <text:p>6702</text:p>
            </table:table-cell>
            <table:table-cell table:style-name="ce47" office:value-type="float" office:value="2" calcext:value-type="float">
              <text:p>2</text:p>
            </table:table-cell>
            <table:table-cell table:style-name="ce63" table:formula="of:=(48+24+[.C191])" office:value-type="float" office:value="74" calcext:value-type="float">
              <text:p>74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63"/>
            <table:table-cell table:style-name="ce47" office:value-type="float" office:value="2" calcext:value-type="float">
              <text:p>2</text:p>
            </table:table-cell>
            <table:table-cell table:style-name="ce63" table:formula="of:=(48+24+[.G191])" office:value-type="float" office:value="74" calcext:value-type="float">
              <text:p>74</text:p>
            </table:table-cell>
            <table:table-cell table:style-name="ce63" office:value-type="float" office:value="10" calcext:value-type="float">
              <text:p>10</text:p>
            </table:table-cell>
            <table:table-cell table:style-name="ce63"/>
            <table:table-cell table:style-name="ce63" table:formula="of:=(([.D191]*60*60)+([.E191]*60)+[.F191])" office:value-type="float" office:value="266460" calcext:value-type="float">
              <text:p>266460</text:p>
            </table:table-cell>
            <table:table-cell table:style-name="ce63" table:formula="of:=(([.H191]*60*60)+([.I191]*60)+[.J191])" office:value-type="float" office:value="267000" calcext:value-type="float">
              <text:p>267000</text:p>
            </table:table-cell>
            <table:table-cell table:style-name="ce63" table:formula="of:=([.L191]-[.K191])" office:value-type="float" office:value="540" calcext:value-type="float">
              <text:p>5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float" office:value="6703" calcext:value-type="float">
              <text:p>6703</text:p>
            </table:table-cell>
            <table:table-cell table:style-name="ce47" office:value-type="float" office:value="2" calcext:value-type="float">
              <text:p>2</text:p>
            </table:table-cell>
            <table:table-cell table:style-name="ce63" table:formula="of:=(48+24+[.C192])" office:value-type="float" office:value="74" calcext:value-type="float">
              <text:p>74</text:p>
            </table:table-cell>
            <table:table-cell table:style-name="ce63" office:value-type="float" office:value="54" calcext:value-type="float">
              <text:p>54</text:p>
            </table:table-cell>
            <table:table-cell table:style-name="ce63"/>
            <table:table-cell table:style-name="ce47" office:value-type="float" office:value="3" calcext:value-type="float">
              <text:p>3</text:p>
            </table:table-cell>
            <table:table-cell table:style-name="ce63" table:formula="of:=(48+24+[.G192])" office:value-type="float" office:value="75" calcext:value-type="float">
              <text:p>75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/>
            <table:table-cell table:style-name="ce63" table:formula="of:=(([.D192]*60*60)+([.E192]*60)+[.F192])" office:value-type="float" office:value="269640" calcext:value-type="float">
              <text:p>269640</text:p>
            </table:table-cell>
            <table:table-cell table:style-name="ce63" table:formula="of:=(([.H192]*60*60)+([.I192]*60)+[.J192])" office:value-type="float" office:value="273480" calcext:value-type="float">
              <text:p>273480</text:p>
            </table:table-cell>
            <table:table-cell table:style-name="ce63" table:formula="of:=([.L192]-[.K192])" office:value-type="float" office:value="3840" calcext:value-type="float">
              <text:p>3840</text:p>
            </table:table-cell>
            <table:table-cell table:number-columns-repeated="1011"/>
          </table:table-row>
          <table:table-row table:style-name="ro3" table:visibility="collapse">
            <table:table-cell table:style-name="ce48"/>
            <table:table-cell table:style-name="ce55" office:value-type="string" calcext:value-type="string">
              <text:p>35 uA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SUM([.M185:.M192])" office:value-type="float" office:value="25307" calcext:value-type="float">
              <text:p>25307</text:p>
            </table:table-cell>
            <table:table-cell table:style-name="ce59" office:value-type="string" calcext:value-type="string">
              <text:p>Total elasped time (runs)</text:p>
            </table:table-cell>
            <table:table-cell table:style-name="ce48" table:formula="of:=([.L187]-[.K185])" office:value-type="float" office:value="9689" calcext:value-type="float">
              <text:p>9689</text:p>
            </table:table-cell>
            <table:table-cell table:style-name="ce59" office:value-type="string" calcext:value-type="string">
              <text:p>Total dummy</text:p>
            </table:table-cell>
            <table:table-cell table:style-name="ce48" table:formula="of:=([.L192]-[.K188])" office:value-type="float" office:value="19260" calcext:value-type="float">
              <text:p>19260</text:p>
            </table:table-cell>
            <table:table-cell table:style-name="ce59"/>
            <table:table-cell table:style-name="ce48"/>
            <table:table-cell table:style-name="ce63" table:number-columns-repeated="3"/>
            <table:table-cell table:number-columns-repeated="1011"/>
          </table:table-row>
        </table:table-row-group>
        <table:table-row table:style-name="ro3" table:number-rows-repeated="673">
          <table:table-cell table:number-columns-repeated="1024"/>
        </table:table-row>
        <table:table-row table:style-name="ro4" table:number-rows-repeated="10477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49" table:style-name="ta6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3" office:value-type="float" office:value="8.86" calcext:value-type="float">
            <text:p>8.86</text:p>
          </table:table-cell>
          <table:table-cell table:style-name="ce44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4"/>
            <table:table-cell table:style-name="ce49" office:value-type="float" office:value="4865" calcext:value-type="float">
              <text:p>4865</text:p>
            </table:table-cell>
            <table:table-cell table:style-name="ce44"/>
            <table:table-cell table:style-name="ce60" office:value-type="float" office:value="11" calcext:value-type="float">
              <text:p>11</text:p>
            </table:table-cell>
            <table:table-cell table:style-name="ce60" office:value-type="float" office:value="35" calcext:value-type="float">
              <text:p>35</text:p>
            </table:table-cell>
            <table:table-cell table:style-name="ce60" office:value-type="float" office:value="21" calcext:value-type="float">
              <text:p>21</text:p>
            </table:table-cell>
            <table:table-cell table:style-name="ce44"/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27" calcext:value-type="float">
              <text:p>27</text:p>
            </table:table-cell>
            <table:table-cell table:style-name="ce60" office:value-type="float" office:value="38" calcext:value-type="float">
              <text:p>38</text:p>
            </table:table-cell>
            <table:table-cell table:style-name="ce60" table:formula="of:=(([.D4]*60*60)+([.E4]*60)+[.F4])" office:value-type="float" office:value="41721" calcext:value-type="float">
              <text:p>41721</text:p>
            </table:table-cell>
            <table:table-cell table:style-name="ce60" table:formula="of:=(([.H4]*60*60)+([.I4]*60)+[.J4])" office:value-type="float" office:value="44858" calcext:value-type="float">
              <text:p>44858</text:p>
            </table:table-cell>
            <table:table-cell table:style-name="ce60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4866" calcext:value-type="float">
              <text:p>4866</text:p>
            </table:table-cell>
            <table:table-cell table:style-name="ce44"/>
            <table:table-cell table:style-name="ce60" office:value-type="float" office:value="12" calcext:value-type="float">
              <text:p>12</text:p>
            </table:table-cell>
            <table:table-cell table:style-name="ce60" office:value-type="float" office:value="28" calcext:value-type="float">
              <text:p>28</text:p>
            </table:table-cell>
            <table:table-cell table:style-name="ce60" office:value-type="float" office:value="41" calcext:value-type="float">
              <text:p>41</text:p>
            </table:table-cell>
            <table:table-cell table:style-name="ce44"/>
            <table:table-cell table:style-name="ce60" office:value-type="float" office:value="13" calcext:value-type="float">
              <text:p>13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office:value-type="float" office:value="50" calcext:value-type="float">
              <text:p>50</text:p>
            </table:table-cell>
            <table:table-cell table:style-name="ce60" table:formula="of:=(([.D5]*60*60)+([.E5]*60)+[.F5])" office:value-type="float" office:value="44921" calcext:value-type="float">
              <text:p>44921</text:p>
            </table:table-cell>
            <table:table-cell table:style-name="ce60" table:formula="of:=(([.H5]*60*60)+([.I5]*60)+[.J5])" office:value-type="float" office:value="48350" calcext:value-type="float">
              <text:p>48350</text:p>
            </table:table-cell>
            <table:table-cell table:style-name="ce60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4867" calcext:value-type="float">
              <text:p>4867</text:p>
            </table:table-cell>
            <table:table-cell table:style-name="ce44"/>
            <table:table-cell table:style-name="ce60" office:value-type="float" office:value="13" calcext:value-type="float">
              <text:p>13</text:p>
            </table:table-cell>
            <table:table-cell table:number-columns-repeated="2" table:style-name="ce60" office:value-type="float" office:value="26" calcext:value-type="float">
              <text:p>26</text:p>
            </table:table-cell>
            <table:table-cell table:style-name="ce44"/>
            <table:table-cell table:style-name="ce60" office:value-type="float" office:value="14" calcext:value-type="float">
              <text:p>14</text:p>
            </table:table-cell>
            <table:table-cell table:style-name="ce60" office:value-type="float" office:value="26" calcext:value-type="float">
              <text:p>26</text:p>
            </table:table-cell>
            <table:table-cell table:style-name="ce60" office:value-type="float" office:value="43" calcext:value-type="float">
              <text:p>43</text:p>
            </table:table-cell>
            <table:table-cell table:style-name="ce60" table:formula="of:=(([.D6]*60*60)+([.E6]*60)+[.F6])" office:value-type="float" office:value="48386" calcext:value-type="float">
              <text:p>48386</text:p>
            </table:table-cell>
            <table:table-cell table:style-name="ce60" table:formula="of:=(([.H6]*60*60)+([.I6]*60)+[.J6])" office:value-type="float" office:value="52003" calcext:value-type="float">
              <text:p>52003</text:p>
            </table:table-cell>
            <table:table-cell table:style-name="ce60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9" office:value-type="float" office:value="4868" calcext:value-type="float">
              <text:p>4868</text:p>
            </table:table-cell>
            <table:table-cell table:style-name="ce44"/>
            <table:table-cell table:style-name="ce60" office:value-type="float" office:value="14" calcext:value-type="float">
              <text:p>14</text:p>
            </table:table-cell>
            <table:table-cell table:style-name="ce60" office:value-type="float" office:value="29" calcext:value-type="float">
              <text:p>29</text:p>
            </table:table-cell>
            <table:table-cell table:style-name="ce60" office:value-type="float" office:value="14" calcext:value-type="float">
              <text:p>14</text:p>
            </table:table-cell>
            <table:table-cell table:style-name="ce44"/>
            <table:table-cell table:style-name="ce60" office:value-type="float" office:value="15" calcext:value-type="float">
              <text:p>15</text:p>
            </table:table-cell>
            <table:table-cell table:style-name="ce60" office:value-type="float" office:value="27" calcext:value-type="float">
              <text:p>27</text:p>
            </table:table-cell>
            <table:table-cell table:style-name="ce60" office:value-type="float" office:value="56" calcext:value-type="float">
              <text:p>56</text:p>
            </table:table-cell>
            <table:table-cell table:style-name="ce60" table:formula="of:=(([.D7]*60*60)+([.E7]*60)+[.F7])" office:value-type="float" office:value="52154" calcext:value-type="float">
              <text:p>52154</text:p>
            </table:table-cell>
            <table:table-cell table:style-name="ce60" table:formula="of:=(([.H7]*60*60)+([.I7]*60)+[.J7])" office:value-type="float" office:value="55676" calcext:value-type="float">
              <text:p>55676</text:p>
            </table:table-cell>
            <table:table-cell table:style-name="ce60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 office:value-type="string" calcext:value-type="string">
              <text:p>*</text:p>
            </table:table-cell>
            <table:table-cell table:style-name="ce49" office:value-type="float" office:value="4870" calcext:value-type="float">
              <text:p>4870</text:p>
            </table:table-cell>
            <table:table-cell table:style-name="ce44"/>
            <table:table-cell table:style-name="ce60" office:value-type="float" office:value="16" calcext:value-type="float">
              <text:p>16</text:p>
            </table:table-cell>
            <table:table-cell table:style-name="ce60" office:value-type="float" office:value="5" calcext:value-type="float">
              <text:p>5</text:p>
            </table:table-cell>
            <table:table-cell table:style-name="ce60" office:value-type="float" office:value="4" calcext:value-type="float">
              <text:p>4</text:p>
            </table:table-cell>
            <table:table-cell table:style-name="ce44"/>
            <table:table-cell table:style-name="ce60" office:value-type="float" office:value="16" calcext:value-type="float">
              <text:p>16</text:p>
            </table:table-cell>
            <table:table-cell table:style-name="ce60" office:value-type="float" office:value="21" calcext:value-type="float">
              <text:p>21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60" table:formula="of:=(([.D8]*60*60)+([.E8]*60)+[.F8])" office:value-type="float" office:value="57904" calcext:value-type="float">
              <text:p>57904</text:p>
            </table:table-cell>
            <table:table-cell table:style-name="ce60" table:formula="of:=(([.H8]*60*60)+([.I8]*60)+[.J8])" office:value-type="float" office:value="58860" calcext:value-type="float">
              <text:p>58860</text:p>
            </table:table-cell>
            <table:table-cell table:style-name="ce60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4" office:value-type="string" calcext:value-type="string">
              <text:p>Setup</text:p>
            </table:table-cell>
            <table:table-cell table:style-name="ce44"/>
            <table:table-cell table:style-name="ce60" office:value-type="float" office:value="10" calcext:value-type="float">
              <text:p>10</text:p>
            </table:table-cell>
            <table:table-cell table:style-name="ce64" office:value-type="float" office:value="22" calcext:value-type="float">
              <text:p>22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44" table:number-columns-repeated="4"/>
            <table:table-cell table:style-name="ce60" table:formula="of:=(([.D9]*60*60)+([.E9]*60)+[.F9])" office:value-type="float" office:value="37320" calcext:value-type="float">
              <text:p>37320</text:p>
            </table:table-cell>
            <table:table-cell table:style-name="ce44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4" office:value-type="string" calcext:value-type="string">
              <text:p>Target change</text:p>
            </table:table-cell>
            <table:table-cell table:style-name="ce44"/>
            <table:table-cell table:style-name="ce60" office:value-type="float" office:value="15" calcext:value-type="float">
              <text:p>15</text:p>
            </table:table-cell>
            <table:table-cell table:style-name="ce64" office:value-type="float" office:value="42" calcext:value-type="float">
              <text:p>42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44" table:number-columns-repeated="4"/>
            <table:table-cell table:style-name="ce60" table:formula="of:=(([.D10]*60*60)+([.E10]*60)+[.F10])" office:value-type="float" office:value="56520" calcext:value-type="float">
              <text:p>56520</text:p>
            </table:table-cell>
            <table:table-cell table:style-name="ce60" table:formula="of:=[.K8]" office:value-type="float" office:value="57904" calcext:value-type="float">
              <text:p>57904</text:p>
            </table:table-cell>
            <table:table-cell table:style-name="ce44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4"/>
            <table:table-cell table:style-name="ce44" office:value-type="string" calcext:value-type="string">
              <text:p>Magnets</text:p>
            </table:table-cell>
            <table:table-cell table:style-name="ce44"/>
            <table:table-cell table:style-name="ce60" office:value-type="float" office:value="10" calcext:value-type="float">
              <text:p>10</text:p>
            </table:table-cell>
            <table:table-cell table:style-name="ce64" office:value-type="float" office:value="22" calcext:value-type="float">
              <text:p>22</text:p>
            </table:table-cell>
            <table:table-cell table:style-name="ce60" office:value-type="float" office:value="0" calcext:value-type="float">
              <text:p>0</text:p>
            </table:table-cell>
            <table:table-cell table:style-name="ce44" table:number-columns-repeated="4"/>
            <table:table-cell table:style-name="ce60" table:formula="of:=(([.D11]*60*60)+([.E11]*60)+[.F11])" office:value-type="float" office:value="37320" calcext:value-type="float">
              <text:p>37320</text:p>
            </table:table-cell>
            <table:table-cell table:style-name="ce60" table:formula="of:=[.K4]" office:value-type="float" office:value="41721" calcext:value-type="float">
              <text:p>41721</text:p>
            </table:table-cell>
            <table:table-cell table:style-name="ce60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float" office:value="6.79" calcext:value-type="float">
              <text:p>6.79</text:p>
            </table:table-cell>
            <table:table-cell table:style-name="ce50" office:value-type="string" calcext:value-type="string">
              <text:p>4865-4870</text:p>
            </table:table-cell>
            <table:table-cell table:style-name="ce56" office:value-type="string" calcext:value-type="string">
              <text:p>Total Time of runs</text:p>
            </table:table-cell>
            <table:table-cell table:style-name="ce43" table:formula="of:=([.L8]-[.K4])" office:value-type="float" office:value="17139" calcext:value-type="float">
              <text:p>17139</text:p>
            </table:table-cell>
            <table:table-cell table:style-name="ce56" office:value-type="string" calcext:value-type="string">
              <text:p>Total elasped time</text:p>
            </table:table-cell>
            <table:table-cell table:style-name="ce43" table:formula="of:=([.L8]-[.K9])+[.M11]" office:value-type="float" office:value="25941" calcext:value-type="float">
              <text:p>25941</text:p>
            </table:table-cell>
            <table:table-cell table:style-name="ce56" office:value-type="string" calcext:value-type="string">
              <text:p>Total dummy</text:p>
            </table:table-cell>
            <table:table-cell table:style-name="ce43" table:formula="of:=([.L10]-[.K10])+[.M8]" office:value-type="float" office:value="2340" calcext:value-type="float">
              <text:p>2340</text:p>
            </table:table-cell>
            <table:table-cell table:style-name="ce56" office:value-type="string" calcext:value-type="string">
              <text:p>Total elasped minus dummy</text:p>
            </table:table-cell>
            <table:table-cell table:style-name="ce43" table:formula="of:=([.F12]-[.H12])" office:value-type="float" office:value="23601" calcext:value-type="float">
              <text:p>23601</text:p>
            </table:table-cell>
            <table:table-cell table:style-name="ce4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5" office:value-type="float" office:value="11.86" calcext:value-type="float">
            <text:p>11.86</text:p>
          </table:table-cell>
          <table:table-cell table:style-name="ce46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6"/>
            <table:table-cell table:style-name="ce51" office:value-type="float" office:value="4871" calcext:value-type="float">
              <text:p>4871</text:p>
            </table:table-cell>
            <table:table-cell table:style-name="ce46"/>
            <table:table-cell table:style-name="ce53" office:value-type="float" office:value="16" calcext:value-type="float">
              <text:p>16</text:p>
            </table:table-cell>
            <table:table-cell table:style-name="ce53" office:value-type="float" office:value="36" calcext:value-type="float">
              <text:p>36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46"/>
            <table:table-cell table:style-name="ce53" office:value-type="float" office:value="17" calcext:value-type="float">
              <text:p>17</text:p>
            </table:table-cell>
            <table:table-cell table:number-columns-repeated="2" table:style-name="ce53" office:value-type="float" office:value="20" calcext:value-type="float">
              <text:p>20</text:p>
            </table:table-cell>
            <table:table-cell table:style-name="ce53" table:formula="of:=(([.D14]*60*60)+([.E14]*60)+[.F14])" office:value-type="float" office:value="59760" calcext:value-type="float">
              <text:p>59760</text:p>
            </table:table-cell>
            <table:table-cell table:style-name="ce53" table:formula="of:=(([.H14]*60*60)+([.I14]*60)+[.J14])" office:value-type="float" office:value="62420" calcext:value-type="float">
              <text:p>62420</text:p>
            </table:table-cell>
            <table:table-cell table:style-name="ce53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/>
            <table:table-cell table:style-name="ce51" office:value-type="float" office:value="4873" calcext:value-type="float">
              <text:p>4873</text:p>
            </table:table-cell>
            <table:table-cell table:style-name="ce46"/>
            <table:table-cell table:style-name="ce53" office:value-type="float" office:value="18" calcext:value-type="float">
              <text:p>18</text:p>
            </table:table-cell>
            <table:table-cell table:style-name="ce53" office:value-type="float" office:value="12" calcext:value-type="float">
              <text:p>12</text:p>
            </table:table-cell>
            <table:table-cell table:style-name="ce53" office:value-type="float" office:value="14" calcext:value-type="float">
              <text:p>14</text:p>
            </table:table-cell>
            <table:table-cell table:style-name="ce46"/>
            <table:table-cell table:style-name="ce53" office:value-type="float" office:value="19" calcext:value-type="float">
              <text:p>19</text:p>
            </table:table-cell>
            <table:table-cell table:style-name="ce53" office:value-type="float" office:value="4" calcext:value-type="float">
              <text:p>4</text:p>
            </table:table-cell>
            <table:table-cell table:style-name="ce53" office:value-type="float" office:value="39" calcext:value-type="float">
              <text:p>39</text:p>
            </table:table-cell>
            <table:table-cell table:style-name="ce53" table:formula="of:=(([.D15]*60*60)+([.E15]*60)+[.F15])" office:value-type="float" office:value="65534" calcext:value-type="float">
              <text:p>65534</text:p>
            </table:table-cell>
            <table:table-cell table:style-name="ce53" table:formula="of:=(([.H15]*60*60)+([.I15]*60)+[.J15])" office:value-type="float" office:value="68679" calcext:value-type="float">
              <text:p>68679</text:p>
            </table:table-cell>
            <table:table-cell table:style-name="ce53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 office:value-type="string" calcext:value-type="string">
              <text:p>*</text:p>
            </table:table-cell>
            <table:table-cell table:style-name="ce51" office:value-type="float" office:value="4874" calcext:value-type="float">
              <text:p>4874</text:p>
            </table:table-cell>
            <table:table-cell table:style-name="ce46"/>
            <table:table-cell table:style-name="ce53" office:value-type="float" office:value="19" calcext:value-type="float">
              <text:p>19</text:p>
            </table:table-cell>
            <table:table-cell table:style-name="ce53" office:value-type="float" office:value="5" calcext:value-type="float">
              <text:p>5</text:p>
            </table:table-cell>
            <table:table-cell table:style-name="ce53" office:value-type="float" office:value="18" calcext:value-type="float">
              <text:p>18</text:p>
            </table:table-cell>
            <table:table-cell table:style-name="ce46"/>
            <table:table-cell table:style-name="ce53" office:value-type="float" office:value="19" calcext:value-type="float">
              <text:p>19</text:p>
            </table:table-cell>
            <table:table-cell table:style-name="ce53" office:value-type="float" office:value="30" calcext:value-type="float">
              <text:p>30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53" table:formula="of:=(([.D16]*60*60)+([.E16]*60)+[.F16])" office:value-type="float" office:value="68718" calcext:value-type="float">
              <text:p>68718</text:p>
            </table:table-cell>
            <table:table-cell table:style-name="ce53" table:formula="of:=(([.H16]*60*60)+([.I16]*60)+[.J16])" office:value-type="float" office:value="70200" calcext:value-type="float">
              <text:p>70200</text:p>
            </table:table-cell>
            <table:table-cell table:style-name="ce53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/>
            <table:table-cell table:style-name="ce51" office:value-type="float" office:value="4875" calcext:value-type="float">
              <text:p>4875</text:p>
            </table:table-cell>
            <table:table-cell table:style-name="ce46"/>
            <table:table-cell table:style-name="ce53" office:value-type="float" office:value="19" calcext:value-type="float">
              <text:p>19</text:p>
            </table:table-cell>
            <table:table-cell table:style-name="ce53" office:value-type="float" office:value="31" calcext:value-type="float">
              <text:p>31</text:p>
            </table:table-cell>
            <table:table-cell table:style-name="ce53" office:value-type="float" office:value="29" calcext:value-type="float">
              <text:p>29</text:p>
            </table:table-cell>
            <table:table-cell table:style-name="ce46"/>
            <table:table-cell table:style-name="ce53" office:value-type="float" office:value="20" calcext:value-type="float">
              <text:p>20</text:p>
            </table:table-cell>
            <table:table-cell table:style-name="ce53" office:value-type="float" office:value="33" calcext:value-type="float">
              <text:p>33</text:p>
            </table:table-cell>
            <table:table-cell table:style-name="ce53" office:value-type="float" office:value="31" calcext:value-type="float">
              <text:p>31</text:p>
            </table:table-cell>
            <table:table-cell table:style-name="ce53" table:formula="of:=(([.D17]*60*60)+([.E17]*60)+[.F17])" office:value-type="float" office:value="70289" calcext:value-type="float">
              <text:p>70289</text:p>
            </table:table-cell>
            <table:table-cell table:style-name="ce53" table:formula="of:=(([.H17]*60*60)+([.I17]*60)+[.J17])" office:value-type="float" office:value="74011" calcext:value-type="float">
              <text:p>74011</text:p>
            </table:table-cell>
            <table:table-cell table:style-name="ce53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/>
            <table:table-cell table:style-name="ce51" office:value-type="float" office:value="4876" calcext:value-type="float">
              <text:p>4876</text:p>
            </table:table-cell>
            <table:table-cell table:style-name="ce46"/>
            <table:table-cell table:style-name="ce53" office:value-type="float" office:value="20" calcext:value-type="float">
              <text:p>20</text:p>
            </table:table-cell>
            <table:table-cell table:style-name="ce53" office:value-type="float" office:value="34" calcext:value-type="float">
              <text:p>34</text:p>
            </table:table-cell>
            <table:table-cell table:style-name="ce53" office:value-type="float" office:value="59" calcext:value-type="float">
              <text:p>59</text:p>
            </table:table-cell>
            <table:table-cell table:style-name="ce46"/>
            <table:table-cell table:style-name="ce53" office:value-type="float" office:value="21" calcext:value-type="float">
              <text:p>21</text:p>
            </table:table-cell>
            <table:table-cell table:style-name="ce53" office:value-type="float" office:value="34" calcext:value-type="float">
              <text:p>34</text:p>
            </table:table-cell>
            <table:table-cell table:style-name="ce53" office:value-type="float" office:value="16" calcext:value-type="float">
              <text:p>16</text:p>
            </table:table-cell>
            <table:table-cell table:style-name="ce53" table:formula="of:=(([.D18]*60*60)+([.E18]*60)+[.F18])" office:value-type="float" office:value="74099" calcext:value-type="float">
              <text:p>74099</text:p>
            </table:table-cell>
            <table:table-cell table:style-name="ce53" table:formula="of:=(([.H18]*60*60)+([.I18]*60)+[.J18])" office:value-type="float" office:value="77656" calcext:value-type="float">
              <text:p>77656</text:p>
            </table:table-cell>
            <table:table-cell table:style-name="ce53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/>
            <table:table-cell table:style-name="ce51" office:value-type="float" office:value="4877" calcext:value-type="float">
              <text:p>4877</text:p>
            </table:table-cell>
            <table:table-cell table:style-name="ce46"/>
            <table:table-cell table:style-name="ce53" office:value-type="float" office:value="21" calcext:value-type="float">
              <text:p>21</text:p>
            </table:table-cell>
            <table:table-cell table:style-name="ce53" office:value-type="float" office:value="35" calcext:value-type="float">
              <text:p>35</text:p>
            </table:table-cell>
            <table:table-cell table:style-name="ce53" office:value-type="float" office:value="19" calcext:value-type="float">
              <text:p>19</text:p>
            </table:table-cell>
            <table:table-cell table:style-name="ce46"/>
            <table:table-cell table:style-name="ce53" office:value-type="float" office:value="22" calcext:value-type="float">
              <text:p>22</text:p>
            </table:table-cell>
            <table:table-cell table:style-name="ce53" office:value-type="float" office:value="34" calcext:value-type="float">
              <text:p>34</text:p>
            </table:table-cell>
            <table:table-cell table:style-name="ce53" office:value-type="float" office:value="5" calcext:value-type="float">
              <text:p>5</text:p>
            </table:table-cell>
            <table:table-cell table:style-name="ce53" table:formula="of:=(([.D19]*60*60)+([.E19]*60)+[.F19])" office:value-type="float" office:value="77719" calcext:value-type="float">
              <text:p>77719</text:p>
            </table:table-cell>
            <table:table-cell table:style-name="ce53" table:formula="of:=(([.H19]*60*60)+([.I19]*60)+[.J19])" office:value-type="float" office:value="81245" calcext:value-type="float">
              <text:p>81245</text:p>
            </table:table-cell>
            <table:table-cell table:style-name="ce53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6"/>
            <table:table-cell table:style-name="ce51" office:value-type="float" office:value="4878" calcext:value-type="float">
              <text:p>4878</text:p>
            </table:table-cell>
            <table:table-cell table:style-name="ce46"/>
            <table:table-cell table:style-name="ce53" office:value-type="float" office:value="22" calcext:value-type="float">
              <text:p>22</text:p>
            </table:table-cell>
            <table:table-cell table:style-name="ce53" office:value-type="float" office:value="34" calcext:value-type="float">
              <text:p>34</text:p>
            </table:table-cell>
            <table:table-cell table:style-name="ce53" office:value-type="float" office:value="53" calcext:value-type="float">
              <text:p>53</text:p>
            </table:table-cell>
            <table:table-cell table:style-name="ce46"/>
            <table:table-cell table:style-name="ce53" office:value-type="float" office:value="22" calcext:value-type="float">
              <text:p>22</text:p>
            </table:table-cell>
            <table:table-cell table:style-name="ce53" office:value-type="float" office:value="37" calcext:value-type="float">
              <text:p>37</text:p>
            </table:table-cell>
            <table:table-cell table:style-name="ce53" office:value-type="float" office:value="18" calcext:value-type="float">
              <text:p>18</text:p>
            </table:table-cell>
            <table:table-cell table:style-name="ce53" table:formula="of:=(([.D20]*60*60)+([.E20]*60)+[.F20])" office:value-type="float" office:value="81293" calcext:value-type="float">
              <text:p>81293</text:p>
            </table:table-cell>
            <table:table-cell table:style-name="ce53" table:formula="of:=(([.H20]*60*60)+([.I20]*60)+[.J20])" office:value-type="float" office:value="81438" calcext:value-type="float">
              <text:p>81438</text:p>
            </table:table-cell>
            <table:table-cell table:style-name="ce53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1" office:value-type="float" office:value="4879" calcext:value-type="float">
              <text:p>4879</text:p>
            </table:table-cell>
            <table:table-cell table:style-name="ce46"/>
            <table:table-cell table:style-name="ce53" office:value-type="float" office:value="23" calcext:value-type="float">
              <text:p>23</text:p>
            </table:table-cell>
            <table:table-cell table:style-name="ce53" office:value-type="float" office:value="38" calcext:value-type="float">
              <text:p>38</text:p>
            </table:table-cell>
            <table:table-cell table:style-name="ce53" office:value-type="float" office:value="47" calcext:value-type="float">
              <text:p>47</text:p>
            </table:table-cell>
            <table:table-cell table:style-name="ce46"/>
            <table:table-cell table:style-name="ce53" office:value-type="float" office:value="24" calcext:value-type="float">
              <text:p>24</text:p>
            </table:table-cell>
            <table:table-cell table:style-name="ce53" office:value-type="float" office:value="42" calcext:value-type="float">
              <text:p>42</text:p>
            </table:table-cell>
            <table:table-cell table:style-name="ce53" office:value-type="float" office:value="34" calcext:value-type="float">
              <text:p>34</text:p>
            </table:table-cell>
            <table:table-cell table:style-name="ce53" table:formula="of:=(([.D21]*60*60)+([.E21]*60)+[.F21])" office:value-type="float" office:value="85127" calcext:value-type="float">
              <text:p>85127</text:p>
            </table:table-cell>
            <table:table-cell table:style-name="ce53" table:formula="of:=(([.H21]*60*60)+([.I21]*60)+[.J21])" office:value-type="float" office:value="88954" calcext:value-type="float">
              <text:p>88954</text:p>
            </table:table-cell>
            <table:table-cell table:style-name="ce53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1" office:value-type="float" office:value="4880" calcext:value-type="float">
              <text:p>4880</text:p>
            </table:table-cell>
            <table:table-cell table:style-name="ce46"/>
            <table:table-cell table:style-name="ce53" office:value-type="float" office:value="24" calcext:value-type="float">
              <text:p>24</text:p>
            </table:table-cell>
            <table:table-cell table:style-name="ce53" office:value-type="float" office:value="54" calcext:value-type="float">
              <text:p>54</text:p>
            </table:table-cell>
            <table:table-cell table:style-name="ce53" office:value-type="float" office:value="44" calcext:value-type="float">
              <text:p>44</text:p>
            </table:table-cell>
            <table:table-cell table:style-name="ce46"/>
            <table:table-cell table:style-name="ce53" office:value-type="float" office:value="25" calcext:value-type="float">
              <text:p>25</text:p>
            </table:table-cell>
            <table:table-cell table:style-name="ce53" office:value-type="float" office:value="13" calcext:value-type="float">
              <text:p>13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53" table:formula="of:=(([.D22]*60*60)+([.E22]*60)+[.F22])" office:value-type="float" office:value="89684" calcext:value-type="float">
              <text:p>89684</text:p>
            </table:table-cell>
            <table:table-cell table:style-name="ce53" table:formula="of:=(([.H22]*60*60)+([.I22]*60)+[.J22])" office:value-type="float" office:value="90780" calcext:value-type="float">
              <text:p>90780</text:p>
            </table:table-cell>
            <table:table-cell table:style-name="ce53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1" office:value-type="string" calcext:value-type="string">
              <text:p>Setup</text:p>
            </table:table-cell>
            <table:table-cell table:style-name="ce46"/>
            <table:table-cell table:style-name="ce53" office:value-type="float" office:value="16" calcext:value-type="float">
              <text:p>16</text:p>
            </table:table-cell>
            <table:table-cell table:style-name="ce53" office:value-type="float" office:value="26" calcext:value-type="float">
              <text:p>26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46" table:number-columns-repeated="4"/>
            <table:table-cell table:style-name="ce53" table:formula="of:=(([.D23]*60*60)+([.E23]*60)+[.F23])" office:value-type="float" office:value="59160" calcext:value-type="float">
              <text:p>59160</text:p>
            </table:table-cell>
            <table:table-cell table:style-name="ce46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1" office:value-type="string" calcext:value-type="string">
              <text:p>Target change</text:p>
            </table:table-cell>
            <table:table-cell table:style-name="ce46"/>
            <table:table-cell table:style-name="ce53" office:value-type="float" office:value="24" calcext:value-type="float">
              <text:p>24</text:p>
            </table:table-cell>
            <table:table-cell table:style-name="ce53" office:value-type="float" office:value="53" calcext:value-type="float">
              <text:p>53</text:p>
            </table:table-cell>
            <table:table-cell table:style-name="ce53" office:value-type="float" office:value="0" calcext:value-type="float">
              <text:p>0</text:p>
            </table:table-cell>
            <table:table-cell table:style-name="ce46" table:number-columns-repeated="4"/>
            <table:table-cell table:style-name="ce53" table:formula="of:=(([.D24]*60*60)+([.E24]*60)+[.F24])" office:value-type="float" office:value="89580" calcext:value-type="float">
              <text:p>89580</text:p>
            </table:table-cell>
            <table:table-cell table:style-name="ce53" table:formula="of:=[.K22]" office:value-type="float" office:value="89684" calcext:value-type="float">
              <text:p>89684</text:p>
            </table:table-cell>
            <table:table-cell table:style-name="ce46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 office:value-type="float" office:value="9.79" calcext:value-type="float">
              <text:p>9.79</text:p>
            </table:table-cell>
            <table:table-cell table:style-name="ce52" office:value-type="string" calcext:value-type="string">
              <text:p>4871-4880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5" table:formula="of:=([.L22]-[.K14])" office:value-type="float" office:value="31020" calcext:value-type="float">
              <text:p>31020</text:p>
            </table:table-cell>
            <table:table-cell table:style-name="ce65" office:value-type="string" calcext:value-type="string">
              <text:p>Total elasped time</text:p>
            </table:table-cell>
            <table:table-cell table:style-name="ce45" table:formula="of:=([.L22]-[.K23])" office:value-type="float" office:value="31620" calcext:value-type="float">
              <text:p>31620</text:p>
            </table:table-cell>
            <table:table-cell table:style-name="ce58" office:value-type="string" calcext:value-type="string">
              <text:p>Total dummy</text:p>
            </table:table-cell>
            <table:table-cell table:style-name="ce45" table:formula="of:=([.L24]-[.K24])+[.M22]" office:value-type="float" office:value="1200" calcext:value-type="float">
              <text:p>1200</text:p>
            </table:table-cell>
            <table:table-cell table:style-name="ce58" office:value-type="string" calcext:value-type="string">
              <text:p>Total elasped minus dummy</text:p>
            </table:table-cell>
            <table:table-cell table:style-name="ce45" table:formula="of:=([.F25]-[.H25])" office:value-type="float" office:value="30420" calcext:value-type="float">
              <text:p>30420</text:p>
            </table:table-cell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8" office:value-type="float" office:value="6" calcext:value-type="float">
            <text:p>6</text:p>
          </table:table-cell>
          <table:table-cell table:style-name="ce4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7"/>
            <table:table-cell table:style-name="ce54" office:value-type="float" office:value="4881" calcext:value-type="float">
              <text:p>4881</text:p>
            </table:table-cell>
            <table:table-cell table:style-name="ce47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47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(([.D27]*60*60)+([.E27]*60)+[.F27])" office:value-type="float" office:value="4855" calcext:value-type="float">
              <text:p>4855</text:p>
            </table:table-cell>
            <table:table-cell table:style-name="ce63" table:formula="of:=(([.H27]*60*60)+([.I27]*60)+[.J27])" office:value-type="float" office:value="5896" calcext:value-type="float">
              <text:p>5896</text:p>
            </table:table-cell>
            <table:table-cell table:style-name="ce63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float" office:value="4882" calcext:value-type="float">
              <text:p>4882</text:p>
            </table:table-cell>
            <table:table-cell table:style-name="ce47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49" calcext:value-type="float">
              <text:p>49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47"/>
            <table:table-cell table:style-name="ce63" office:value-type="float" office:value="2" calcext:value-type="float">
              <text:p>2</text:p>
            </table:table-cell>
            <table:table-cell table:style-name="ce63" office:value-type="float" office:value="33" calcext:value-type="float">
              <text:p>33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 table:formula="of:=(([.D28]*60*60)+([.E28]*60)+[.F28])" office:value-type="float" office:value="6554" calcext:value-type="float">
              <text:p>6554</text:p>
            </table:table-cell>
            <table:table-cell table:style-name="ce63" table:formula="of:=(([.H28]*60*60)+([.I28]*60)+[.J28])" office:value-type="float" office:value="9197" calcext:value-type="float">
              <text:p>9197</text:p>
            </table:table-cell>
            <table:table-cell table:style-name="ce63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84" calcext:value-type="float">
              <text:p>4884</text:p>
            </table:table-cell>
            <table:table-cell table:style-name="ce47"/>
            <table:table-cell table:style-name="ce63" office:value-type="float" office:value="2" calcext:value-type="float">
              <text:p>2</text:p>
            </table:table-cell>
            <table:table-cell table:style-name="ce63" office:value-type="float" office:value="39" calcext:value-type="float">
              <text:p>39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47"/>
            <table:table-cell table:style-name="ce63" office:value-type="float" office:value="3" calcext:value-type="float">
              <text:p>3</text:p>
            </table:table-cell>
            <table:table-cell table:number-columns-repeated="2" table:style-name="ce63" office:value-type="float" office:value="0" calcext:value-type="float">
              <text:p>0</text:p>
            </table:table-cell>
            <table:table-cell table:style-name="ce63" table:formula="of:=(([.D29]*60*60)+([.E29]*60)+[.F29])" office:value-type="float" office:value="9591" calcext:value-type="float">
              <text:p>9591</text:p>
            </table:table-cell>
            <table:table-cell table:style-name="ce63" table:formula="of:=(([.H29]*60*60)+([.I29]*60)+[.J29])" office:value-type="float" office:value="10800" calcext:value-type="float">
              <text:p>10800</text:p>
            </table:table-cell>
            <table:table-cell table:style-name="ce63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85" calcext:value-type="float">
              <text:p>4885</text:p>
            </table:table-cell>
            <table:table-cell table:style-name="ce47"/>
            <table:table-cell table:style-name="ce63" office:value-type="float" office:value="3" calcext:value-type="float">
              <text:p>3</text:p>
            </table:table-cell>
            <table:table-cell table:style-name="ce63" office:value-type="float" office:value="4" calcext:value-type="float">
              <text:p>4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47"/>
            <table:table-cell table:style-name="ce63" office:value-type="float" office:value="3" calcext:value-type="float">
              <text:p>3</text:p>
            </table:table-cell>
            <table:table-cell table:style-name="ce63" office:value-type="float" office:value="43" calcext:value-type="float">
              <text:p>43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30]*60*60)+([.E30]*60)+[.F30])" office:value-type="float" office:value="11071" calcext:value-type="float">
              <text:p>11071</text:p>
            </table:table-cell>
            <table:table-cell table:style-name="ce63" table:formula="of:=(([.H30]*60*60)+([.I30]*60)+[.J30])" office:value-type="float" office:value="13380" calcext:value-type="float">
              <text:p>13380</text:p>
            </table:table-cell>
            <table:table-cell table:style-name="ce63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87" calcext:value-type="float">
              <text:p>4887</text:p>
            </table:table-cell>
            <table:table-cell table:style-name="ce47"/>
            <table:table-cell table:style-name="ce63" office:value-type="float" office:value="4" calcext:value-type="float">
              <text:p>4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47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31]*60*60)+([.E31]*60)+[.F31])" office:value-type="float" office:value="15880" calcext:value-type="float">
              <text:p>15880</text:p>
            </table:table-cell>
            <table:table-cell table:style-name="ce63" table:formula="of:=(([.H31]*60*60)+([.I31]*60)+[.J31])" office:value-type="float" office:value="18540" calcext:value-type="float">
              <text:p>18540</text:p>
            </table:table-cell>
            <table:table-cell table:style-name="ce63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88" calcext:value-type="float">
              <text:p>4888</text:p>
            </table:table-cell>
            <table:table-cell table:style-name="ce47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10" calcext:value-type="float">
              <text:p>10</text:p>
            </table:table-cell>
            <table:table-cell table:style-name="ce63" office:value-type="float" office:value="41" calcext:value-type="float">
              <text:p>41</text:p>
            </table:table-cell>
            <table:table-cell table:style-name="ce47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48" calcext:value-type="float">
              <text:p>48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32]*60*60)+([.E32]*60)+[.F32])" office:value-type="float" office:value="18641" calcext:value-type="float">
              <text:p>18641</text:p>
            </table:table-cell>
            <table:table-cell table:style-name="ce63" table:formula="of:=(([.H32]*60*60)+([.I32]*60)+[.J32])" office:value-type="float" office:value="20880" calcext:value-type="float">
              <text:p>20880</text:p>
            </table:table-cell>
            <table:table-cell table:style-name="ce63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89" calcext:value-type="float">
              <text:p>4889</text:p>
            </table:table-cell>
            <table:table-cell table:style-name="ce47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53" calcext:value-type="float">
              <text:p>53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47"/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25" calcext:value-type="float">
              <text:p>25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33]*60*60)+([.E33]*60)+[.F33])" office:value-type="float" office:value="21220" calcext:value-type="float">
              <text:p>21220</text:p>
            </table:table-cell>
            <table:table-cell table:style-name="ce63" table:formula="of:=(([.H33]*60*60)+([.I33]*60)+[.J33])" office:value-type="float" office:value="23100" calcext:value-type="float">
              <text:p>23100</text:p>
            </table:table-cell>
            <table:table-cell table:style-name="ce63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string" calcext:value-type="string">
              <text:p>*</text:p>
            </table:table-cell>
            <table:table-cell table:style-name="ce54" office:value-type="float" office:value="4890" calcext:value-type="float">
              <text:p>4890</text:p>
            </table:table-cell>
            <table:table-cell table:style-name="ce47"/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27" calcext:value-type="float">
              <text:p>27</text:p>
            </table:table-cell>
            <table:table-cell table:style-name="ce63" office:value-type="float" office:value="10" calcext:value-type="float">
              <text:p>10</text:p>
            </table:table-cell>
            <table:table-cell table:style-name="ce47"/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58" calcext:value-type="float">
              <text:p>58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(([.D34]*60*60)+([.E34]*60)+[.F34])" office:value-type="float" office:value="23230" calcext:value-type="float">
              <text:p>23230</text:p>
            </table:table-cell>
            <table:table-cell table:style-name="ce63" table:formula="of:=(([.H34]*60*60)+([.I34]*60)+[.J34])" office:value-type="float" office:value="25080" calcext:value-type="float">
              <text:p>25080</text:p>
            </table:table-cell>
            <table:table-cell table:style-name="ce63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Setup</text:p>
            </table:table-cell>
            <table:table-cell table:style-name="ce47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19" calcext:value-type="float">
              <text:p>19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47" table:number-columns-repeated="4"/>
            <table:table-cell table:style-name="ce63" table:formula="of:=(([.D35]*60*60)+([.E35]*60)+[.F35])" office:value-type="float" office:value="4740" calcext:value-type="float">
              <text:p>4740</text:p>
            </table:table-cell>
            <table:table-cell table:style-name="ce4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Target change</text:p>
            </table:table-cell>
            <table:table-cell table:style-name="ce47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office:value-type="float" office:value="55" calcext:value-type="float">
              <text:p>55</text:p>
            </table:table-cell>
            <table:table-cell table:style-name="ce47" table:number-columns-repeated="4"/>
            <table:table-cell table:style-name="ce63" table:formula="of:=(([.D36]*60*60)+([.E36]*60)+[.F36])" office:value-type="float" office:value="4855" calcext:value-type="float">
              <text:p>4855</text:p>
            </table:table-cell>
            <table:table-cell table:style-name="ce63" table:formula="of:=[.K27]" office:value-type="float" office:value="4855" calcext:value-type="float">
              <text:p>4855</text:p>
            </table:table-cell>
            <table:table-cell table:style-name="ce4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8" office:value-type="float" office:value="21.18" calcext:value-type="float">
              <text:p>21.18</text:p>
            </table:table-cell>
            <table:table-cell table:style-name="ce55" office:value-type="string" calcext:value-type="string">
              <text:p>4881-4890</text:p>
            </table:table-cell>
            <table:table-cell table:style-name="ce59" office:value-type="string" calcext:value-type="string">
              <text:p>Total Time of runs</text:p>
            </table:table-cell>
            <table:table-cell table:style-name="ce48" table:formula="of:=([.L34]-[.K27])" office:value-type="float" office:value="20225" calcext:value-type="float">
              <text:p>20225</text:p>
            </table:table-cell>
            <table:table-cell table:style-name="ce66" office:value-type="string" calcext:value-type="string">
              <text:p>Total elasped time</text:p>
            </table:table-cell>
            <table:table-cell table:style-name="ce48" table:formula="of:=([.L34]-[.K35])" office:value-type="float" office:value="20340" calcext:value-type="float">
              <text:p>20340</text:p>
            </table:table-cell>
            <table:table-cell table:style-name="ce59" office:value-type="string" calcext:value-type="string">
              <text:p>Total dummy</text:p>
            </table:table-cell>
            <table:table-cell table:style-name="ce48" table:formula="of:=([.L36]-[.K36])+[.M27]" office:value-type="float" office:value="1041" calcext:value-type="float">
              <text:p>1041</text:p>
            </table:table-cell>
            <table:table-cell table:style-name="ce59" office:value-type="string" calcext:value-type="string">
              <text:p>Total elasped minus dummy</text:p>
            </table:table-cell>
            <table:table-cell table:style-name="ce48" table:formula="of:=([.F37]-[.H37])" office:value-type="float" office:value="19299" calcext:value-type="float">
              <text:p>19299</text:p>
            </table:table-cell>
            <table:table-cell table:style-name="ce4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8_20_GeV_20_Summary" style:display-name="PageStyle_3.8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3p8" style:display-name="PageStyle_0p5_3p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.9_20_GeV_20_Summary" style:display-name="PageStyle_4.9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4p9" style:display-name="PageStyle_0p5_4p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_20_3p8" style:display-name="PageStyle_Time of runs 3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_20_of_20_runs_20_49" style:display-name="PageStyle_Time of runs 4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708" meta:object-count="0"/>
    <meta:generator>LibreOfficeDev/6.0.5.2$Linux_X86_64 LibreOffice_project/</meta:generator>
  </office:meta>
</office:document-meta>
</file>